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deA.senderBCDE.publisherE.network" table:style-name="ta1">
        <table:shapes>
          <draw:frame draw:z-index="0" draw:style-name="gr1" draw:text-style-name="P1" svg:width="1061.18pt" svg:height="622.69pt" svg:x="304.07pt" svg:y="3pt">
            <draw:object draw:notify-on-update-of-ranges="'NodeA.senderBCDE.publisherE.network'.D2:'NodeA.senderBCDE.publisherE.network'.D627 'NodeA.senderBCDE.publisherE.network'.E2:'NodeA.senderBCDE.publisherE.network'.E6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472038.6884" calcext:value-type="float">
            <text:p>1455472038.6884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472038.76805" calcext:value-type="float">
            <text:p>1455472038.76805</text:p>
          </table:table-cell>
          <table:table-cell office:value-type="float" office:value="424" calcext:value-type="float">
            <text:p>424</text:p>
          </table:table-cell>
          <table:table-cell table:formula="of:=[.B3]-[.B$2]" office:value-type="float" office:value="0.0796470642089844" calcext:value-type="float">
            <text:p>0.0796470642</text:p>
          </table:table-cell>
          <table:table-cell table:formula="of:=[.C2]/([.D3]-[.D2])" office:value-type="float" office:value="5423.92873221898" calcext:value-type="float">
            <text:p>5423.928732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472038.84853" calcext:value-type="float">
            <text:p>1455472038.84853</text:p>
          </table:table-cell>
          <table:table-cell office:value-type="float" office:value="416" calcext:value-type="float">
            <text:p>416</text:p>
          </table:table-cell>
          <table:table-cell table:formula="of:=[.B4]-[.B$2]" office:value-type="float" office:value="0.160130977630615" calcext:value-type="float">
            <text:p>0.1601309776</text:p>
          </table:table-cell>
          <table:table-cell table:formula="of:=[.C3]/([.D4]-[.D3])" office:value-type="float" office:value="5268.13349369323" calcext:value-type="float">
            <text:p>5268.1334936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472038.92759" calcext:value-type="float">
            <text:p>1455472038.92759</text:p>
          </table:table-cell>
          <table:table-cell office:value-type="float" office:value="408" calcext:value-type="float">
            <text:p>408</text:p>
          </table:table-cell>
          <table:table-cell table:formula="of:=[.B5]-[.B$2]" office:value-type="float" office:value="0.239190816879272" calcext:value-type="float">
            <text:p>0.2391908169</text:p>
          </table:table-cell>
          <table:table-cell table:formula="of:=[.C4]/([.D5]-[.D4])" office:value-type="float" office:value="5261.83715971906" calcext:value-type="float">
            <text:p>5261.8371597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472039.00912" calcext:value-type="float">
            <text:p>1455472039.00912</text:p>
          </table:table-cell>
          <table:table-cell office:value-type="float" office:value="400" calcext:value-type="float">
            <text:p>400</text:p>
          </table:table-cell>
          <table:table-cell table:formula="of:=[.B6]-[.B$2]" office:value-type="float" office:value="0.320718050003052" calcext:value-type="float">
            <text:p>0.32071805</text:p>
          </table:table-cell>
          <table:table-cell table:formula="of:=[.C5]/([.D6]-[.D5])" office:value-type="float" office:value="5004.46273431788" calcext:value-type="float">
            <text:p>5004.462734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472039.08896" calcext:value-type="float">
            <text:p>1455472039.08896</text:p>
          </table:table-cell>
          <table:table-cell office:value-type="float" office:value="392" calcext:value-type="float">
            <text:p>392</text:p>
          </table:table-cell>
          <table:table-cell table:formula="of:=[.B7]-[.B$2]" office:value-type="float" office:value="0.400561332702637" calcext:value-type="float">
            <text:p>0.4005613327</text:p>
          </table:table-cell>
          <table:table-cell table:formula="of:=[.C6]/([.D7]-[.D6])" office:value-type="float" office:value="5009.81405668181" calcext:value-type="float">
            <text:p>5009.8140566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472039.1685" calcext:value-type="float">
            <text:p>1455472039.1685</text:p>
          </table:table-cell>
          <table:table-cell office:value-type="float" office:value="392" calcext:value-type="float">
            <text:p>392</text:p>
          </table:table-cell>
          <table:table-cell table:formula="of:=[.B8]-[.B$2]" office:value-type="float" office:value="0.480099439620972" calcext:value-type="float">
            <text:p>0.4800994396</text:p>
          </table:table-cell>
          <table:table-cell table:formula="of:=[.C7]/([.D8]-[.D7])" office:value-type="float" office:value="4928.45524224612" calcext:value-type="float">
            <text:p>4928.45524224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472039.24811" calcext:value-type="float">
            <text:p>1455472039.24811</text:p>
          </table:table-cell>
          <table:table-cell office:value-type="float" office:value="384" calcext:value-type="float">
            <text:p>384</text:p>
          </table:table-cell>
          <table:table-cell table:formula="of:=[.B9]-[.B$2]" office:value-type="float" office:value="0.559713840484619" calcext:value-type="float">
            <text:p>0.5597138405</text:p>
          </table:table-cell>
          <table:table-cell table:formula="of:=[.C8]/([.D9]-[.D8])" office:value-type="float" office:value="4923.73233670832" calcext:value-type="float">
            <text:p>4923.7323367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472039.32885" calcext:value-type="float">
            <text:p>1455472039.32885</text:p>
          </table:table-cell>
          <table:table-cell office:value-type="float" office:value="384" calcext:value-type="float">
            <text:p>384</text:p>
          </table:table-cell>
          <table:table-cell table:formula="of:=[.B10]-[.B$2]" office:value-type="float" office:value="0.640453338623047" calcext:value-type="float">
            <text:p>0.6404533386</text:p>
          </table:table-cell>
          <table:table-cell table:formula="of:=[.C9]/([.D10]-[.D9])" office:value-type="float" office:value="4756.03649829025" calcext:value-type="float">
            <text:p>4756.0364982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472039.40997" calcext:value-type="float">
            <text:p>1455472039.40997</text:p>
          </table:table-cell>
          <table:table-cell office:value-type="float" office:value="376" calcext:value-type="float">
            <text:p>376</text:p>
          </table:table-cell>
          <table:table-cell table:formula="of:=[.B11]-[.B$2]" office:value-type="float" office:value="0.721572399139404" calcext:value-type="float">
            <text:p>0.7215723991</text:p>
          </table:table-cell>
          <table:table-cell table:formula="of:=[.C10]/([.D11]-[.D10])" office:value-type="float" office:value="4733.78263450879" calcext:value-type="float">
            <text:p>4733.7826345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472039.4888" calcext:value-type="float">
            <text:p>1455472039.4888</text:p>
          </table:table-cell>
          <table:table-cell office:value-type="float" office:value="376" calcext:value-type="float">
            <text:p>376</text:p>
          </table:table-cell>
          <table:table-cell table:formula="of:=[.B12]-[.B$2]" office:value-type="float" office:value="0.800400733947754" calcext:value-type="float">
            <text:p>0.8004007339</text:p>
          </table:table-cell>
          <table:table-cell table:formula="of:=[.C11]/([.D12]-[.D11])" office:value-type="float" office:value="4769.85846414421" calcext:value-type="float">
            <text:p>4769.85846414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472039.56959" calcext:value-type="float">
            <text:p>1455472039.56959</text:p>
          </table:table-cell>
          <table:table-cell office:value-type="float" office:value="376" calcext:value-type="float">
            <text:p>376</text:p>
          </table:table-cell>
          <table:table-cell table:formula="of:=[.B13]-[.B$2]" office:value-type="float" office:value="0.881186246871948" calcext:value-type="float">
            <text:p>0.8811862469</text:p>
          </table:table-cell>
          <table:table-cell table:formula="of:=[.C12]/([.D13]-[.D12])" office:value-type="float" office:value="4654.29984151765" calcext:value-type="float">
            <text:p>4654.2998415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472039.64834" calcext:value-type="float">
            <text:p>1455472039.64834</text:p>
          </table:table-cell>
          <table:table-cell office:value-type="float" office:value="376" calcext:value-type="float">
            <text:p>376</text:p>
          </table:table-cell>
          <table:table-cell table:formula="of:=[.B14]-[.B$2]" office:value-type="float" office:value="0.959945917129517" calcext:value-type="float">
            <text:p>0.9599459171</text:p>
          </table:table-cell>
          <table:table-cell table:formula="of:=[.C13]/([.D14]-[.D13])" office:value-type="float" office:value="4774.01694001974" calcext:value-type="float">
            <text:p>4774.0169400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472039.72927" calcext:value-type="float">
            <text:p>1455472039.72927</text:p>
          </table:table-cell>
          <table:table-cell office:value-type="float" office:value="376" calcext:value-type="float">
            <text:p>376</text:p>
          </table:table-cell>
          <table:table-cell table:formula="of:=[.B15]-[.B$2]" office:value-type="float" office:value="1.04086661338806" calcext:value-type="float">
            <text:p>1.0408666134</text:p>
          </table:table-cell>
          <table:table-cell table:formula="of:=[.C14]/([.D15]-[.D14])" office:value-type="float" office:value="4646.52452814623" calcext:value-type="float">
            <text:p>4646.5245281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472039.80951" calcext:value-type="float">
            <text:p>1455472039.80951</text:p>
          </table:table-cell>
          <table:table-cell office:value-type="float" office:value="376" calcext:value-type="float">
            <text:p>376</text:p>
          </table:table-cell>
          <table:table-cell table:formula="of:=[.B16]-[.B$2]" office:value-type="float" office:value="1.12110877037048" calcext:value-type="float">
            <text:p>1.1211087704</text:p>
          </table:table-cell>
          <table:table-cell table:formula="of:=[.C15]/([.D16]-[.D15])" office:value-type="float" office:value="4685.81621107678" calcext:value-type="float">
            <text:p>4685.8162110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472039.8883" calcext:value-type="float">
            <text:p>1455472039.8883</text:p>
          </table:table-cell>
          <table:table-cell office:value-type="float" office:value="376" calcext:value-type="float">
            <text:p>376</text:p>
          </table:table-cell>
          <table:table-cell table:formula="of:=[.B17]-[.B$2]" office:value-type="float" office:value="1.1998975276947" calcext:value-type="float">
            <text:p>1.1998975277</text:p>
          </table:table-cell>
          <table:table-cell table:formula="of:=[.C16]/([.D17]-[.D16])" office:value-type="float" office:value="4772.25447855137" calcext:value-type="float">
            <text:p>4772.2544785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472039.96801" calcext:value-type="float">
            <text:p>1455472039.96801</text:p>
          </table:table-cell>
          <table:table-cell office:value-type="float" office:value="376" calcext:value-type="float">
            <text:p>376</text:p>
          </table:table-cell>
          <table:table-cell table:formula="of:=[.B18]-[.B$2]" office:value-type="float" office:value="1.27961301803589" calcext:value-type="float">
            <text:p>1.279613018</text:p>
          </table:table-cell>
          <table:table-cell table:formula="of:=[.C17]/([.D18]-[.D17])" office:value-type="float" office:value="4716.7745991488" calcext:value-type="float">
            <text:p>4716.7745991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472040.04991" calcext:value-type="float">
            <text:p>1455472040.04991</text:p>
          </table:table-cell>
          <table:table-cell office:value-type="float" office:value="376" calcext:value-type="float">
            <text:p>376</text:p>
          </table:table-cell>
          <table:table-cell table:formula="of:=[.B19]-[.B$2]" office:value-type="float" office:value="1.36151432991028" calcext:value-type="float">
            <text:p>1.3615143299</text:p>
          </table:table-cell>
          <table:table-cell table:formula="of:=[.C18]/([.D19]-[.D18])" office:value-type="float" office:value="4590.89105406106" calcext:value-type="float">
            <text:p>4590.8910540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472040.1284" calcext:value-type="float">
            <text:p>1455472040.1284</text:p>
          </table:table-cell>
          <table:table-cell office:value-type="float" office:value="384" calcext:value-type="float">
            <text:p>384</text:p>
          </table:table-cell>
          <table:table-cell table:formula="of:=[.B20]-[.B$2]" office:value-type="float" office:value="1.4400053024292" calcext:value-type="float">
            <text:p>1.4400053024</text:p>
          </table:table-cell>
          <table:table-cell table:formula="of:=[.C19]/([.D20]-[.D19])" office:value-type="float" office:value="4790.35980742068" calcext:value-type="float">
            <text:p>4790.3598074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472040.20944" calcext:value-type="float">
            <text:p>1455472040.20944</text:p>
          </table:table-cell>
          <table:table-cell office:value-type="float" office:value="384" calcext:value-type="float">
            <text:p>384</text:p>
          </table:table-cell>
          <table:table-cell table:formula="of:=[.B21]-[.B$2]" office:value-type="float" office:value="1.52104091644287" calcext:value-type="float">
            <text:p>1.5210409164</text:p>
          </table:table-cell>
          <table:table-cell table:formula="of:=[.C20]/([.D21]-[.D20])" office:value-type="float" office:value="4738.65725180059" calcext:value-type="float">
            <text:p>4738.6572518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472040.28911" calcext:value-type="float">
            <text:p>1455472040.28911</text:p>
          </table:table-cell>
          <table:table-cell office:value-type="float" office:value="392" calcext:value-type="float">
            <text:p>392</text:p>
          </table:table-cell>
          <table:table-cell table:formula="of:=[.B22]-[.B$2]" office:value-type="float" office:value="1.60071182250977" calcext:value-type="float">
            <text:p>1.6007118225</text:p>
          </table:table-cell>
          <table:table-cell table:formula="of:=[.C21]/([.D22]-[.D21])" office:value-type="float" office:value="4819.82719862104" calcext:value-type="float">
            <text:p>4819.8271986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472040.36837" calcext:value-type="float">
            <text:p>1455472040.36837</text:p>
          </table:table-cell>
          <table:table-cell office:value-type="float" office:value="400" calcext:value-type="float">
            <text:p>400</text:p>
          </table:table-cell>
          <table:table-cell table:formula="of:=[.B23]-[.B$2]" office:value-type="float" office:value="1.67996764183044" calcext:value-type="float">
            <text:p>1.6799676418</text:p>
          </table:table-cell>
          <table:table-cell table:formula="of:=[.C22]/([.D23]-[.D22])" office:value-type="float" office:value="4946.00905472846" calcext:value-type="float">
            <text:p>4946.00905472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472040.44737" calcext:value-type="float">
            <text:p>1455472040.44737</text:p>
          </table:table-cell>
          <table:table-cell office:value-type="float" office:value="400" calcext:value-type="float">
            <text:p>400</text:p>
          </table:table-cell>
          <table:table-cell table:formula="of:=[.B24]-[.B$2]" office:value-type="float" office:value="1.75897121429443" calcext:value-type="float">
            <text:p>1.7589712143</text:p>
          </table:table-cell>
          <table:table-cell table:formula="of:=[.C23]/([.D24]-[.D23])" office:value-type="float" office:value="5063.06218218581" calcext:value-type="float">
            <text:p>5063.06218218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472040.52818" calcext:value-type="float">
            <text:p>1455472040.52818</text:p>
          </table:table-cell>
          <table:table-cell office:value-type="float" office:value="408" calcext:value-type="float">
            <text:p>408</text:p>
          </table:table-cell>
          <table:table-cell table:formula="of:=[.B25]-[.B$2]" office:value-type="float" office:value="1.83978581428528" calcext:value-type="float">
            <text:p>1.8397858143</text:p>
          </table:table-cell>
          <table:table-cell table:formula="of:=[.C24]/([.D25]-[.D24])" office:value-type="float" office:value="4949.60069152498" calcext:value-type="float">
            <text:p>4949.6006915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472040.6084" calcext:value-type="float">
            <text:p>1455472040.6084</text:p>
          </table:table-cell>
          <table:table-cell office:value-type="float" office:value="416" calcext:value-type="float">
            <text:p>416</text:p>
          </table:table-cell>
          <table:table-cell table:formula="of:=[.B26]-[.B$2]" office:value-type="float" office:value="1.92000317573547" calcext:value-type="float">
            <text:p>1.9200031757</text:p>
          </table:table-cell>
          <table:table-cell table:formula="of:=[.C25]/([.D26]-[.D25])" office:value-type="float" office:value="5086.18075469006" calcext:value-type="float">
            <text:p>5086.18075469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472040.68831" calcext:value-type="float">
            <text:p>1455472040.68831</text:p>
          </table:table-cell>
          <table:table-cell office:value-type="float" office:value="424" calcext:value-type="float">
            <text:p>424</text:p>
          </table:table-cell>
          <table:table-cell table:formula="of:=[.B27]-[.B$2]" office:value-type="float" office:value="1.99991607666016" calcext:value-type="float">
            <text:p>1.9999160767</text:p>
          </table:table-cell>
          <table:table-cell table:formula="of:=[.C26]/([.D27]-[.D26])" office:value-type="float" office:value="5205.66761044099" calcext:value-type="float">
            <text:p>5205.667610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472040.76871" calcext:value-type="float">
            <text:p>1455472040.76871</text:p>
          </table:table-cell>
          <table:table-cell office:value-type="float" office:value="432" calcext:value-type="float">
            <text:p>432</text:p>
          </table:table-cell>
          <table:table-cell table:formula="of:=[.B28]-[.B$2]" office:value-type="float" office:value="2.08031225204468" calcext:value-type="float">
            <text:p>2.080312252</text:p>
          </table:table-cell>
          <table:table-cell table:formula="of:=[.C27]/([.D28]-[.D27])" office:value-type="float" office:value="5273.88271857559" calcext:value-type="float">
            <text:p>5273.8827185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472040.84915" calcext:value-type="float">
            <text:p>1455472040.84915</text:p>
          </table:table-cell>
          <table:table-cell office:value-type="float" office:value="440" calcext:value-type="float">
            <text:p>440</text:p>
          </table:table-cell>
          <table:table-cell table:formula="of:=[.B29]-[.B$2]" office:value-type="float" office:value="2.16075587272644" calcext:value-type="float">
            <text:p>2.1607558727</text:p>
          </table:table-cell>
          <table:table-cell table:formula="of:=[.C28]/([.D29]-[.D28])" office:value-type="float" office:value="5370.22073768913" calcext:value-type="float">
            <text:p>5370.22073768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472040.92815" calcext:value-type="float">
            <text:p>1455472040.92815</text:p>
          </table:table-cell>
          <table:table-cell office:value-type="float" office:value="448" calcext:value-type="float">
            <text:p>448</text:p>
          </table:table-cell>
          <table:table-cell table:formula="of:=[.B30]-[.B$2]" office:value-type="float" office:value="2.23974871635437" calcext:value-type="float">
            <text:p>2.2397487164</text:p>
          </table:table-cell>
          <table:table-cell table:formula="of:=[.C29]/([.D30]-[.D29])" office:value-type="float" office:value="5570.12483399734" calcext:value-type="float">
            <text:p>5570.1248339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472041.00981" calcext:value-type="float">
            <text:p>1455472041.00981</text:p>
          </table:table-cell>
          <table:table-cell office:value-type="float" office:value="456" calcext:value-type="float">
            <text:p>456</text:p>
          </table:table-cell>
          <table:table-cell table:formula="of:=[.B31]-[.B$2]" office:value-type="float" office:value="2.32141590118408" calcext:value-type="float">
            <text:p>2.3214159012</text:p>
          </table:table-cell>
          <table:table-cell table:formula="of:=[.C30]/([.D31]-[.D30])" office:value-type="float" office:value="5485.67947988101" calcext:value-type="float">
            <text:p>5485.6794798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472041.08814" calcext:value-type="float">
            <text:p>1455472041.08814</text:p>
          </table:table-cell>
          <table:table-cell office:value-type="float" office:value="472" calcext:value-type="float">
            <text:p>472</text:p>
          </table:table-cell>
          <table:table-cell table:formula="of:=[.B32]-[.B$2]" office:value-type="float" office:value="2.39974308013916" calcext:value-type="float">
            <text:p>2.3997430801</text:p>
          </table:table-cell>
          <table:table-cell table:formula="of:=[.C31]/([.D32]-[.D31])" office:value-type="float" office:value="5821.73398918814" calcext:value-type="float">
            <text:p>5821.73398918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472041.16763" calcext:value-type="float">
            <text:p>1455472041.16763</text:p>
          </table:table-cell>
          <table:table-cell office:value-type="float" office:value="480" calcext:value-type="float">
            <text:p>480</text:p>
          </table:table-cell>
          <table:table-cell table:formula="of:=[.B33]-[.B$2]" office:value-type="float" office:value="2.47923398017883" calcext:value-type="float">
            <text:p>2.4792339802</text:p>
          </table:table-cell>
          <table:table-cell table:formula="of:=[.C32]/([.D33]-[.D32])" office:value-type="float" office:value="5937.78658644488" calcext:value-type="float">
            <text:p>5937.78658644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472041.24896" calcext:value-type="float">
            <text:p>1455472041.24896</text:p>
          </table:table-cell>
          <table:table-cell office:value-type="float" office:value="488" calcext:value-type="float">
            <text:p>488</text:p>
          </table:table-cell>
          <table:table-cell table:formula="of:=[.B34]-[.B$2]" office:value-type="float" office:value="2.56055903434753" calcext:value-type="float">
            <text:p>2.5605590343</text:p>
          </table:table-cell>
          <table:table-cell table:formula="of:=[.C33]/([.D34]-[.D33])" office:value-type="float" office:value="5902.24015103987" calcext:value-type="float">
            <text:p>5902.2401510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472041.32742" calcext:value-type="float">
            <text:p>1455472041.32742</text:p>
          </table:table-cell>
          <table:table-cell office:value-type="float" office:value="496" calcext:value-type="float">
            <text:p>496</text:p>
          </table:table-cell>
          <table:table-cell table:formula="of:=[.B35]-[.B$2]" office:value-type="float" office:value="2.63901710510254" calcext:value-type="float">
            <text:p>2.6390171051</text:p>
          </table:table-cell>
          <table:table-cell table:formula="of:=[.C34]/([.D35]-[.D34])" office:value-type="float" office:value="6219.88273869034" calcext:value-type="float">
            <text:p>6219.88273869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472041.41068" calcext:value-type="float">
            <text:p>1455472041.41068</text:p>
          </table:table-cell>
          <table:table-cell office:value-type="float" office:value="504" calcext:value-type="float">
            <text:p>504</text:p>
          </table:table-cell>
          <table:table-cell table:formula="of:=[.B36]-[.B$2]" office:value-type="float" office:value="2.72228360176086" calcext:value-type="float">
            <text:p>2.7222836018</text:p>
          </table:table-cell>
          <table:table-cell table:formula="of:=[.C35]/([.D36]-[.D35])" office:value-type="float" office:value="5956.7775744821" calcext:value-type="float">
            <text:p>5956.77757448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472041.48913" calcext:value-type="float">
            <text:p>1455472041.48913</text:p>
          </table:table-cell>
          <table:table-cell office:value-type="float" office:value="520" calcext:value-type="float">
            <text:p>520</text:p>
          </table:table-cell>
          <table:table-cell table:formula="of:=[.B37]-[.B$2]" office:value-type="float" office:value="2.80072784423828" calcext:value-type="float">
            <text:p>2.8007278442</text:p>
          </table:table-cell>
          <table:table-cell table:formula="of:=[.C36]/([.D37]-[.D36])" office:value-type="float" office:value="6424.94572045991" calcext:value-type="float">
            <text:p>6424.94572045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472041.56954" calcext:value-type="float">
            <text:p>1455472041.56954</text:p>
          </table:table-cell>
          <table:table-cell office:value-type="float" office:value="528" calcext:value-type="float">
            <text:p>528</text:p>
          </table:table-cell>
          <table:table-cell table:formula="of:=[.B38]-[.B$2]" office:value-type="float" office:value="2.88114309310913" calcext:value-type="float">
            <text:p>2.8811430931</text:p>
          </table:table-cell>
          <table:table-cell table:formula="of:=[.C37]/([.D38]-[.D37])" office:value-type="float" office:value="6466.43525079606" calcext:value-type="float">
            <text:p>6466.43525079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472041.64817" calcext:value-type="float">
            <text:p>1455472041.64817</text:p>
          </table:table-cell>
          <table:table-cell office:value-type="float" office:value="536" calcext:value-type="float">
            <text:p>536</text:p>
          </table:table-cell>
          <table:table-cell table:formula="of:=[.B39]-[.B$2]" office:value-type="float" office:value="2.95976734161377" calcext:value-type="float">
            <text:p>2.9597673416</text:p>
          </table:table-cell>
          <table:table-cell table:formula="of:=[.C38]/([.D39]-[.D38])" office:value-type="float" office:value="6715.48549006289" calcext:value-type="float">
            <text:p>6715.48549006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472041.72886" calcext:value-type="float">
            <text:p>1455472041.72886</text:p>
          </table:table-cell>
          <table:table-cell office:value-type="float" office:value="544" calcext:value-type="float">
            <text:p>544</text:p>
          </table:table-cell>
          <table:table-cell table:formula="of:=[.B40]-[.B$2]" office:value-type="float" office:value="3.0404646396637" calcext:value-type="float">
            <text:p>3.0404646397</text:p>
          </table:table-cell>
          <table:table-cell table:formula="of:=[.C39]/([.D40]-[.D39])" office:value-type="float" office:value="6642.10590630161" calcext:value-type="float">
            <text:p>6642.1059063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472041.80843" calcext:value-type="float">
            <text:p>1455472041.80843</text:p>
          </table:table-cell>
          <table:table-cell office:value-type="float" office:value="552" calcext:value-type="float">
            <text:p>552</text:p>
          </table:table-cell>
          <table:table-cell table:formula="of:=[.B41]-[.B$2]" office:value-type="float" office:value="3.1200315952301" calcext:value-type="float">
            <text:p>3.1200315952</text:p>
          </table:table-cell>
          <table:table-cell table:formula="of:=[.C40]/([.D41]-[.D40])" office:value-type="float" office:value="6837.00910921469" calcext:value-type="float">
            <text:p>6837.0091092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472041.88786" calcext:value-type="float">
            <text:p>1455472041.88786</text:p>
          </table:table-cell>
          <table:table-cell office:value-type="float" office:value="560" calcext:value-type="float">
            <text:p>560</text:p>
          </table:table-cell>
          <table:table-cell table:formula="of:=[.B42]-[.B$2]" office:value-type="float" office:value="3.19946575164795" calcext:value-type="float">
            <text:p>3.1994657516</text:p>
          </table:table-cell>
          <table:table-cell table:formula="of:=[.C41]/([.D42]-[.D41])" office:value-type="float" office:value="6949.15166085884" calcext:value-type="float">
            <text:p>6949.1516608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472041.96944" calcext:value-type="float">
            <text:p>1455472041.96944</text:p>
          </table:table-cell>
          <table:table-cell office:value-type="float" office:value="568" calcext:value-type="float">
            <text:p>568</text:p>
          </table:table-cell>
          <table:table-cell table:formula="of:=[.B43]-[.B$2]" office:value-type="float" office:value="3.28104209899902" calcext:value-type="float">
            <text:p>3.281042099</text:p>
          </table:table-cell>
          <table:table-cell table:formula="of:=[.C42]/([.D43]-[.D42])" office:value-type="float" office:value="6864.73491623704" calcext:value-type="float">
            <text:p>6864.7349162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472042.04784" calcext:value-type="float">
            <text:p>1455472042.04784</text:p>
          </table:table-cell>
          <table:table-cell office:value-type="float" office:value="576" calcext:value-type="float">
            <text:p>576</text:p>
          </table:table-cell>
          <table:table-cell table:formula="of:=[.B44]-[.B$2]" office:value-type="float" office:value="3.35943794250488" calcext:value-type="float">
            <text:p>3.3594379425</text:p>
          </table:table-cell>
          <table:table-cell table:formula="of:=[.C43]/([.D44]-[.D43])" office:value-type="float" office:value="7245.28207873096" calcext:value-type="float">
            <text:p>7245.2820787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472042.12785" calcext:value-type="float">
            <text:p>1455472042.12785</text:p>
          </table:table-cell>
          <table:table-cell office:value-type="float" office:value="584" calcext:value-type="float">
            <text:p>584</text:p>
          </table:table-cell>
          <table:table-cell table:formula="of:=[.B45]-[.B$2]" office:value-type="float" office:value="3.43945121765137" calcext:value-type="float">
            <text:p>3.4394512177</text:p>
          </table:table-cell>
          <table:table-cell table:formula="of:=[.C44]/([.D45]-[.D44])" office:value-type="float" office:value="7198.80543504172" calcext:value-type="float">
            <text:p>7198.80543504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472042.20932" calcext:value-type="float">
            <text:p>1455472042.20932</text:p>
          </table:table-cell>
          <table:table-cell office:value-type="float" office:value="584" calcext:value-type="float">
            <text:p>584</text:p>
          </table:table-cell>
          <table:table-cell table:formula="of:=[.B46]-[.B$2]" office:value-type="float" office:value="3.52092504501343" calcext:value-type="float">
            <text:p>3.520925045</text:p>
          </table:table-cell>
          <table:table-cell table:formula="of:=[.C45]/([.D46]-[.D45])" office:value-type="float" office:value="7167.94606204971" calcext:value-type="float">
            <text:p>7167.94606204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472042.28816" calcext:value-type="float">
            <text:p>1455472042.28816</text:p>
          </table:table-cell>
          <table:table-cell office:value-type="float" office:value="592" calcext:value-type="float">
            <text:p>592</text:p>
          </table:table-cell>
          <table:table-cell table:formula="of:=[.B47]-[.B$2]" office:value-type="float" office:value="3.59976148605347" calcext:value-type="float">
            <text:p>3.5997614861</text:p>
          </table:table-cell>
          <table:table-cell table:formula="of:=[.C46]/([.D47]-[.D46])" office:value-type="float" office:value="7407.74180436939" calcext:value-type="float">
            <text:p>7407.74180436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472042.36815" calcext:value-type="float">
            <text:p>1455472042.36815</text:p>
          </table:table-cell>
          <table:table-cell office:value-type="float" office:value="600" calcext:value-type="float">
            <text:p>600</text:p>
          </table:table-cell>
          <table:table-cell table:formula="of:=[.B48]-[.B$2]" office:value-type="float" office:value="3.67974853515625" calcext:value-type="float">
            <text:p>3.6797485352</text:p>
          </table:table-cell>
          <table:table-cell table:formula="of:=[.C47]/([.D48]-[.D47])" office:value-type="float" office:value="7401.19815195684" calcext:value-type="float">
            <text:p>7401.19815195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472042.44823" calcext:value-type="float">
            <text:p>1455472042.44823</text:p>
          </table:table-cell>
          <table:table-cell office:value-type="float" office:value="600" calcext:value-type="float">
            <text:p>600</text:p>
          </table:table-cell>
          <table:table-cell table:formula="of:=[.B49]-[.B$2]" office:value-type="float" office:value="3.75982928276062" calcext:value-type="float">
            <text:p>3.7598292828</text:p>
          </table:table-cell>
          <table:table-cell table:formula="of:=[.C48]/([.D49]-[.D48])" office:value-type="float" office:value="7492.43754521664" calcext:value-type="float">
            <text:p>7492.43754521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472042.52877" calcext:value-type="float">
            <text:p>1455472042.52877</text:p>
          </table:table-cell>
          <table:table-cell office:value-type="float" office:value="608" calcext:value-type="float">
            <text:p>608</text:p>
          </table:table-cell>
          <table:table-cell table:formula="of:=[.B50]-[.B$2]" office:value-type="float" office:value="3.84036755561829" calcext:value-type="float">
            <text:p>3.8403675556</text:p>
          </table:table-cell>
          <table:table-cell table:formula="of:=[.C49]/([.D50]-[.D49])" office:value-type="float" office:value="7449.87418665372" calcext:value-type="float">
            <text:p>7449.87418665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472042.60938" calcext:value-type="float">
            <text:p>1455472042.60938</text:p>
          </table:table-cell>
          <table:table-cell office:value-type="float" office:value="608" calcext:value-type="float">
            <text:p>608</text:p>
          </table:table-cell>
          <table:table-cell table:formula="of:=[.B51]-[.B$2]" office:value-type="float" office:value="3.92097854614258" calcext:value-type="float">
            <text:p>3.9209785461</text:p>
          </table:table-cell>
          <table:table-cell table:formula="of:=[.C50]/([.D51]-[.D50])" office:value-type="float" office:value="7542.39584510229" calcext:value-type="float">
            <text:p>7542.3958451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472042.68843" calcext:value-type="float">
            <text:p>1455472042.68843</text:p>
          </table:table-cell>
          <table:table-cell office:value-type="float" office:value="608" calcext:value-type="float">
            <text:p>608</text:p>
          </table:table-cell>
          <table:table-cell table:formula="of:=[.B52]-[.B$2]" office:value-type="float" office:value="4.0000262260437" calcext:value-type="float">
            <text:p>4.000026226</text:p>
          </table:table-cell>
          <table:table-cell table:formula="of:=[.C51]/([.D52]-[.D51])" office:value-type="float" office:value="7691.56034383954" calcext:value-type="float">
            <text:p>7691.56034383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472042.76767" calcext:value-type="float">
            <text:p>1455472042.76767</text:p>
          </table:table-cell>
          <table:table-cell office:value-type="float" office:value="608" calcext:value-type="float">
            <text:p>608</text:p>
          </table:table-cell>
          <table:table-cell table:formula="of:=[.B53]-[.B$2]" office:value-type="float" office:value="4.07927107810974" calcext:value-type="float">
            <text:p>4.0792710781</text:p>
          </table:table-cell>
          <table:table-cell table:formula="of:=[.C52]/([.D53]-[.D52])" office:value-type="float" office:value="7672.42267665934" calcext:value-type="float">
            <text:p>7672.42267665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472042.84786" calcext:value-type="float">
            <text:p>1455472042.84786</text:p>
          </table:table-cell>
          <table:table-cell office:value-type="float" office:value="608" calcext:value-type="float">
            <text:p>608</text:p>
          </table:table-cell>
          <table:table-cell table:formula="of:=[.B54]-[.B$2]" office:value-type="float" office:value="4.15946054458618" calcext:value-type="float">
            <text:p>4.1594605446</text:p>
          </table:table-cell>
          <table:table-cell table:formula="of:=[.C53]/([.D54]-[.D53])" office:value-type="float" office:value="7582.0432123542" calcext:value-type="float">
            <text:p>7582.04321235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472042.92894" calcext:value-type="float">
            <text:p>1455472042.92894</text:p>
          </table:table-cell>
          <table:table-cell office:value-type="float" office:value="608" calcext:value-type="float">
            <text:p>608</text:p>
          </table:table-cell>
          <table:table-cell table:formula="of:=[.B55]-[.B$2]" office:value-type="float" office:value="4.24054431915283" calcext:value-type="float">
            <text:p>4.2405443192</text:p>
          </table:table-cell>
          <table:table-cell table:formula="of:=[.C54]/([.D55]-[.D54])" office:value-type="float" office:value="7498.41757181923" calcext:value-type="float">
            <text:p>7498.41757181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472043.01057" calcext:value-type="float">
            <text:p>1455472043.01057</text:p>
          </table:table-cell>
          <table:table-cell office:value-type="float" office:value="608" calcext:value-type="float">
            <text:p>608</text:p>
          </table:table-cell>
          <table:table-cell table:formula="of:=[.B56]-[.B$2]" office:value-type="float" office:value="4.32216787338257" calcext:value-type="float">
            <text:p>4.3221678734</text:p>
          </table:table-cell>
          <table:table-cell table:formula="of:=[.C55]/([.D56]-[.D55])" office:value-type="float" office:value="7448.83025172774" calcext:value-type="float">
            <text:p>7448.83025172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472043.08975" calcext:value-type="float">
            <text:p>1455472043.08975</text:p>
          </table:table-cell>
          <table:table-cell office:value-type="float" office:value="608" calcext:value-type="float">
            <text:p>608</text:p>
          </table:table-cell>
          <table:table-cell table:formula="of:=[.B57]-[.B$2]" office:value-type="float" office:value="4.40135169029236" calcext:value-type="float">
            <text:p>4.4013516903</text:p>
          </table:table-cell>
          <table:table-cell table:formula="of:=[.C56]/([.D57]-[.D56])" office:value-type="float" office:value="7678.33660623688" calcext:value-type="float">
            <text:p>7678.33660623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472043.16888" calcext:value-type="float">
            <text:p>1455472043.16888</text:p>
          </table:table-cell>
          <table:table-cell office:value-type="float" office:value="608" calcext:value-type="float">
            <text:p>608</text:p>
          </table:table-cell>
          <table:table-cell table:formula="of:=[.B58]-[.B$2]" office:value-type="float" office:value="4.4804835319519" calcext:value-type="float">
            <text:p>4.480483532</text:p>
          </table:table-cell>
          <table:table-cell table:formula="of:=[.C57]/([.D58]-[.D57])" office:value-type="float" office:value="7683.37987906105" calcext:value-type="float">
            <text:p>7683.3798790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472043.24813" calcext:value-type="float">
            <text:p>1455472043.24813</text:p>
          </table:table-cell>
          <table:table-cell office:value-type="float" office:value="600" calcext:value-type="float">
            <text:p>600</text:p>
          </table:table-cell>
          <table:table-cell table:formula="of:=[.B59]-[.B$2]" office:value-type="float" office:value="4.55972862243652" calcext:value-type="float">
            <text:p>4.5597286224</text:p>
          </table:table-cell>
          <table:table-cell table:formula="of:=[.C58]/([.D59]-[.D58])" office:value-type="float" office:value="7672.39959323421" calcext:value-type="float">
            <text:p>7672.39959323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472043.3282" calcext:value-type="float">
            <text:p>1455472043.3282</text:p>
          </table:table-cell>
          <table:table-cell office:value-type="float" office:value="600" calcext:value-type="float">
            <text:p>600</text:p>
          </table:table-cell>
          <table:table-cell table:formula="of:=[.B60]-[.B$2]" office:value-type="float" office:value="4.63979721069336" calcext:value-type="float">
            <text:p>4.6397972107</text:p>
          </table:table-cell>
          <table:table-cell table:formula="of:=[.C59]/([.D60]-[.D59])" office:value-type="float" office:value="7493.57535910813" calcext:value-type="float">
            <text:p>7493.57535910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472043.40926" calcext:value-type="float">
            <text:p>1455472043.40926</text:p>
          </table:table-cell>
          <table:table-cell office:value-type="float" office:value="592" calcext:value-type="float">
            <text:p>592</text:p>
          </table:table-cell>
          <table:table-cell table:formula="of:=[.B61]-[.B$2]" office:value-type="float" office:value="4.72085952758789" calcext:value-type="float">
            <text:p>4.7208595276</text:p>
          </table:table-cell>
          <table:table-cell table:formula="of:=[.C60]/([.D61]-[.D60])" office:value-type="float" office:value="7401.71294117647" calcext:value-type="float">
            <text:p>7401.71294117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472043.48826" calcext:value-type="float">
            <text:p>1455472043.48826</text:p>
          </table:table-cell>
          <table:table-cell office:value-type="float" office:value="592" calcext:value-type="float">
            <text:p>592</text:p>
          </table:table-cell>
          <table:table-cell table:formula="of:=[.B62]-[.B$2]" office:value-type="float" office:value="4.79985952377319" calcext:value-type="float">
            <text:p>4.7998595238</text:p>
          </table:table-cell>
          <table:table-cell table:formula="of:=[.C61]/([.D62]-[.D61])" office:value-type="float" office:value="7493.67124792516" calcext:value-type="float">
            <text:p>7493.67124792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472043.56786" calcext:value-type="float">
            <text:p>1455472043.56786</text:p>
          </table:table-cell>
          <table:table-cell office:value-type="float" office:value="584" calcext:value-type="float">
            <text:p>584</text:p>
          </table:table-cell>
          <table:table-cell table:formula="of:=[.B63]-[.B$2]" office:value-type="float" office:value="4.87946343421936" calcext:value-type="float">
            <text:p>4.8794634342</text:p>
          </table:table-cell>
          <table:table-cell table:formula="of:=[.C62]/([.D63]-[.D62])" office:value-type="float" office:value="7436.82058685228" calcext:value-type="float">
            <text:p>7436.82058685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472043.64912" calcext:value-type="float">
            <text:p>1455472043.64912</text:p>
          </table:table-cell>
          <table:table-cell office:value-type="float" office:value="576" calcext:value-type="float">
            <text:p>576</text:p>
          </table:table-cell>
          <table:table-cell table:formula="of:=[.B64]-[.B$2]" office:value-type="float" office:value="4.96072220802307" calcext:value-type="float">
            <text:p>4.960722208</text:p>
          </table:table-cell>
          <table:table-cell table:formula="of:=[.C63]/([.D64]-[.D63])" office:value-type="float" office:value="7186.91622655682" calcext:value-type="float">
            <text:p>7186.91622655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472043.72826" calcext:value-type="float">
            <text:p>1455472043.72826</text:p>
          </table:table-cell>
          <table:table-cell office:value-type="float" office:value="568" calcext:value-type="float">
            <text:p>568</text:p>
          </table:table-cell>
          <table:table-cell table:formula="of:=[.B65]-[.B$2]" office:value-type="float" office:value="5.03986120223999" calcext:value-type="float">
            <text:p>5.0398612022</text:p>
          </table:table-cell>
          <table:table-cell table:formula="of:=[.C64]/([.D65]-[.D64])" office:value-type="float" office:value="7278.33359141755" calcext:value-type="float">
            <text:p>7278.3335914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472043.81064" calcext:value-type="float">
            <text:p>1455472043.81064</text:p>
          </table:table-cell>
          <table:table-cell office:value-type="float" office:value="560" calcext:value-type="float">
            <text:p>560</text:p>
          </table:table-cell>
          <table:table-cell table:formula="of:=[.B66]-[.B$2]" office:value-type="float" office:value="5.12224578857422" calcext:value-type="float">
            <text:p>5.1222457886</text:p>
          </table:table-cell>
          <table:table-cell table:formula="of:=[.C65]/([.D66]-[.D65])" office:value-type="float" office:value="6894.49356091519" calcext:value-type="float">
            <text:p>6894.4935609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472043.88884" calcext:value-type="float">
            <text:p>1455472043.88884</text:p>
          </table:table-cell>
          <table:table-cell office:value-type="float" office:value="552" calcext:value-type="float">
            <text:p>552</text:p>
          </table:table-cell>
          <table:table-cell table:formula="of:=[.B67]-[.B$2]" office:value-type="float" office:value="5.20044088363647" calcext:value-type="float">
            <text:p>5.2004408836</text:p>
          </table:table-cell>
          <table:table-cell table:formula="of:=[.C66]/([.D67]-[.D66])" office:value-type="float" office:value="7161.57451505302" calcext:value-type="float">
            <text:p>7161.5745150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472043.96853" calcext:value-type="float">
            <text:p>1455472043.96853</text:p>
          </table:table-cell>
          <table:table-cell office:value-type="float" office:value="544" calcext:value-type="float">
            <text:p>544</text:p>
          </table:table-cell>
          <table:table-cell table:formula="of:=[.B68]-[.B$2]" office:value-type="float" office:value="5.28013300895691" calcext:value-type="float">
            <text:p>5.280133009</text:p>
          </table:table-cell>
          <table:table-cell table:formula="of:=[.C67]/([.D68]-[.D67])" office:value-type="float" office:value="6926.65677794964" calcext:value-type="float">
            <text:p>6926.65677794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472044.04783" calcext:value-type="float">
            <text:p>1455472044.04783</text:p>
          </table:table-cell>
          <table:table-cell office:value-type="float" office:value="496" calcext:value-type="float">
            <text:p>496</text:p>
          </table:table-cell>
          <table:table-cell table:formula="of:=[.B69]-[.B$2]" office:value-type="float" office:value="5.35942721366882" calcext:value-type="float">
            <text:p>5.3594272137</text:p>
          </table:table-cell>
          <table:table-cell table:formula="of:=[.C68]/([.D69]-[.D68])" office:value-type="float" office:value="6860.52659177832" calcext:value-type="float">
            <text:p>6860.5265917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472044.12921" calcext:value-type="float">
            <text:p>1455472044.12921</text:p>
          </table:table-cell>
          <table:table-cell office:value-type="float" office:value="504" calcext:value-type="float">
            <text:p>504</text:p>
          </table:table-cell>
          <table:table-cell table:formula="of:=[.B70]-[.B$2]" office:value-type="float" office:value="5.44080710411072" calcext:value-type="float">
            <text:p>5.4408071041</text:p>
          </table:table-cell>
          <table:table-cell table:formula="of:=[.C69]/([.D70]-[.D69])" office:value-type="float" office:value="6094.871808093" calcext:value-type="float">
            <text:p>6094.8718080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472044.21094" calcext:value-type="float">
            <text:p>1455472044.21094</text:p>
          </table:table-cell>
          <table:table-cell office:value-type="float" office:value="520" calcext:value-type="float">
            <text:p>520</text:p>
          </table:table-cell>
          <table:table-cell table:formula="of:=[.B71]-[.B$2]" office:value-type="float" office:value="5.52254295349121" calcext:value-type="float">
            <text:p>5.5225429535</text:p>
          </table:table-cell>
          <table:table-cell table:formula="of:=[.C70]/([.D71]-[.D70])" office:value-type="float" office:value="6166.20496171516" calcext:value-type="float">
            <text:p>6166.20496171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472044.28748" calcext:value-type="float">
            <text:p>1455472044.28748</text:p>
          </table:table-cell>
          <table:table-cell office:value-type="float" office:value="528" calcext:value-type="float">
            <text:p>528</text:p>
          </table:table-cell>
          <table:table-cell table:formula="of:=[.B72]-[.B$2]" office:value-type="float" office:value="5.59908270835876" calcext:value-type="float">
            <text:p>5.5990827084</text:p>
          </table:table-cell>
          <table:table-cell table:formula="of:=[.C71]/([.D72]-[.D71])" office:value-type="float" office:value="6793.85504826637" calcext:value-type="float">
            <text:p>6793.85504826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472044.36839" calcext:value-type="float">
            <text:p>1455472044.36839</text:p>
          </table:table-cell>
          <table:table-cell office:value-type="float" office:value="536" calcext:value-type="float">
            <text:p>536</text:p>
          </table:table-cell>
          <table:table-cell table:formula="of:=[.B73]-[.B$2]" office:value-type="float" office:value="5.67998957633972" calcext:value-type="float">
            <text:p>5.6799895763</text:p>
          </table:table-cell>
          <table:table-cell table:formula="of:=[.C72]/([.D73]-[.D72])" office:value-type="float" office:value="6526.02199512005" calcext:value-type="float">
            <text:p>6526.02199512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472044.44799" calcext:value-type="float">
            <text:p>1455472044.44799</text:p>
          </table:table-cell>
          <table:table-cell office:value-type="float" office:value="544" calcext:value-type="float">
            <text:p>544</text:p>
          </table:table-cell>
          <table:table-cell table:formula="of:=[.B74]-[.B$2]" office:value-type="float" office:value="5.75959587097168" calcext:value-type="float">
            <text:p>5.759595871</text:p>
          </table:table-cell>
          <table:table-cell table:formula="of:=[.C73]/([.D74]-[.D73])" office:value-type="float" office:value="6733.13589682922" calcext:value-type="float">
            <text:p>6733.13589682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472044.52863" calcext:value-type="float">
            <text:p>1455472044.52863</text:p>
          </table:table-cell>
          <table:table-cell office:value-type="float" office:value="552" calcext:value-type="float">
            <text:p>552</text:p>
          </table:table-cell>
          <table:table-cell table:formula="of:=[.B75]-[.B$2]" office:value-type="float" office:value="5.84022951126099" calcext:value-type="float">
            <text:p>5.8402295113</text:p>
          </table:table-cell>
          <table:table-cell table:formula="of:=[.C74]/([.D75]-[.D74])" office:value-type="float" office:value="6746.5638168905" calcext:value-type="float">
            <text:p>6746.56381689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472044.60939" calcext:value-type="float">
            <text:p>1455472044.60939</text:p>
          </table:table-cell>
          <table:table-cell office:value-type="float" office:value="560" calcext:value-type="float">
            <text:p>560</text:p>
          </table:table-cell>
          <table:table-cell table:formula="of:=[.B76]-[.B$2]" office:value-type="float" office:value="5.92099165916443" calcext:value-type="float">
            <text:p>5.9209916592</text:p>
          </table:table-cell>
          <table:table-cell table:formula="of:=[.C75]/([.D76]-[.D75])" office:value-type="float" office:value="6834.88508329373" calcext:value-type="float">
            <text:p>6834.88508329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472044.6882" calcext:value-type="float">
            <text:p>1455472044.6882</text:p>
          </table:table-cell>
          <table:table-cell office:value-type="float" office:value="568" calcext:value-type="float">
            <text:p>568</text:p>
          </table:table-cell>
          <table:table-cell table:formula="of:=[.B77]-[.B$2]" office:value-type="float" office:value="5.99979615211487" calcext:value-type="float">
            <text:p>5.9997961521</text:p>
          </table:table-cell>
          <table:table-cell table:formula="of:=[.C76]/([.D77]-[.D76])" office:value-type="float" office:value="7106.19380994161" calcext:value-type="float">
            <text:p>7106.19380994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472044.76907" calcext:value-type="float">
            <text:p>1455472044.76907</text:p>
          </table:table-cell>
          <table:table-cell office:value-type="float" office:value="576" calcext:value-type="float">
            <text:p>576</text:p>
          </table:table-cell>
          <table:table-cell table:formula="of:=[.B78]-[.B$2]" office:value-type="float" office:value="6.08067345619202" calcext:value-type="float">
            <text:p>6.0806734562</text:p>
          </table:table-cell>
          <table:table-cell table:formula="of:=[.C77]/([.D78]-[.D77])" office:value-type="float" office:value="7022.98384548263" calcext:value-type="float">
            <text:p>7022.98384548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472044.8492" calcext:value-type="float">
            <text:p>1455472044.8492</text:p>
          </table:table-cell>
          <table:table-cell office:value-type="float" office:value="584" calcext:value-type="float">
            <text:p>584</text:p>
          </table:table-cell>
          <table:table-cell table:formula="of:=[.B79]-[.B$2]" office:value-type="float" office:value="6.16080212593079" calcext:value-type="float">
            <text:p>6.1608021259</text:p>
          </table:table-cell>
          <table:table-cell table:formula="of:=[.C78]/([.D79]-[.D78])" office:value-type="float" office:value="7188.43831899168" calcext:value-type="float">
            <text:p>7188.43831899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472044.92832" calcext:value-type="float">
            <text:p>1455472044.92832</text:p>
          </table:table-cell>
          <table:table-cell office:value-type="float" office:value="592" calcext:value-type="float">
            <text:p>592</text:p>
          </table:table-cell>
          <table:table-cell table:formula="of:=[.B80]-[.B$2]" office:value-type="float" office:value="6.23991775512695" calcext:value-type="float">
            <text:p>6.2399177551</text:p>
          </table:table-cell>
          <table:table-cell table:formula="of:=[.C79]/([.D80]-[.D79])" office:value-type="float" office:value="7381.60090406377" calcext:value-type="float">
            <text:p>7381.6009040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472045.01025" calcext:value-type="float">
            <text:p>1455472045.01025</text:p>
          </table:table-cell>
          <table:table-cell office:value-type="float" office:value="592" calcext:value-type="float">
            <text:p>592</text:p>
          </table:table-cell>
          <table:table-cell table:formula="of:=[.B81]-[.B$2]" office:value-type="float" office:value="6.32185316085815" calcext:value-type="float">
            <text:p>6.3218531609</text:p>
          </table:table-cell>
          <table:table-cell table:formula="of:=[.C80]/([.D81]-[.D80])" office:value-type="float" office:value="7225.20374088494" calcext:value-type="float">
            <text:p>7225.20374088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472045.08851" calcext:value-type="float">
            <text:p>1455472045.08851</text:p>
          </table:table-cell>
          <table:table-cell office:value-type="float" office:value="600" calcext:value-type="float">
            <text:p>600</text:p>
          </table:table-cell>
          <table:table-cell table:formula="of:=[.B82]-[.B$2]" office:value-type="float" office:value="6.40011596679688" calcext:value-type="float">
            <text:p>6.4001159668</text:p>
          </table:table-cell>
          <table:table-cell table:formula="of:=[.C81]/([.D82]-[.D81])" office:value-type="float" office:value="7564.25728542793" calcext:value-type="float">
            <text:p>7564.25728542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472045.16751" calcext:value-type="float">
            <text:p>1455472045.16751</text:p>
          </table:table-cell>
          <table:table-cell office:value-type="float" office:value="600" calcext:value-type="float">
            <text:p>600</text:p>
          </table:table-cell>
          <table:table-cell table:formula="of:=[.B83]-[.B$2]" office:value-type="float" office:value="6.47910642623901" calcext:value-type="float">
            <text:p>6.4791064262</text:p>
          </table:table-cell>
          <table:table-cell table:formula="of:=[.C82]/([.D83]-[.D82])" office:value-type="float" office:value="7595.8540339863" calcext:value-type="float">
            <text:p>7595.85403398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472045.24782" calcext:value-type="float">
            <text:p>1455472045.24782</text:p>
          </table:table-cell>
          <table:table-cell office:value-type="float" office:value="608" calcext:value-type="float">
            <text:p>608</text:p>
          </table:table-cell>
          <table:table-cell table:formula="of:=[.B84]-[.B$2]" office:value-type="float" office:value="6.55942416191101" calcext:value-type="float">
            <text:p>6.5594241619</text:p>
          </table:table-cell>
          <table:table-cell table:formula="of:=[.C83]/([.D84]-[.D83])" office:value-type="float" office:value="7470.33012048908" calcext:value-type="float">
            <text:p>7470.33012048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472045.33092" calcext:value-type="float">
            <text:p>1455472045.33092</text:p>
          </table:table-cell>
          <table:table-cell office:value-type="float" office:value="608" calcext:value-type="float">
            <text:p>608</text:p>
          </table:table-cell>
          <table:table-cell table:formula="of:=[.B85]-[.B$2]" office:value-type="float" office:value="6.64252042770386" calcext:value-type="float">
            <text:p>6.6425204277</text:p>
          </table:table-cell>
          <table:table-cell table:formula="of:=[.C84]/([.D85]-[.D84])" office:value-type="float" office:value="7316.81495189811" calcext:value-type="float">
            <text:p>7316.81495189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472045.40916" calcext:value-type="float">
            <text:p>1455472045.40916</text:p>
          </table:table-cell>
          <table:table-cell office:value-type="float" office:value="608" calcext:value-type="float">
            <text:p>608</text:p>
          </table:table-cell>
          <table:table-cell table:formula="of:=[.B86]-[.B$2]" office:value-type="float" office:value="6.72076177597046" calcext:value-type="float">
            <text:p>6.720761776</text:p>
          </table:table-cell>
          <table:table-cell table:formula="of:=[.C85]/([.D86]-[.D85])" office:value-type="float" office:value="7770.82723483094" calcext:value-type="float">
            <text:p>7770.82723483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472045.48778" calcext:value-type="float">
            <text:p>1455472045.48778</text:p>
          </table:table-cell>
          <table:table-cell office:value-type="float" office:value="608" calcext:value-type="float">
            <text:p>608</text:p>
          </table:table-cell>
          <table:table-cell table:formula="of:=[.B87]-[.B$2]" office:value-type="float" office:value="6.79937934875488" calcext:value-type="float">
            <text:p>6.7993793488</text:p>
          </table:table-cell>
          <table:table-cell table:formula="of:=[.C86]/([.D87]-[.D86])" office:value-type="float" office:value="7733.63992891498" calcext:value-type="float">
            <text:p>7733.6399289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472045.56913" calcext:value-type="float">
            <text:p>1455472045.56913</text:p>
          </table:table-cell>
          <table:table-cell office:value-type="float" office:value="608" calcext:value-type="float">
            <text:p>608</text:p>
          </table:table-cell>
          <table:table-cell table:formula="of:=[.B88]-[.B$2]" office:value-type="float" office:value="6.8807327747345" calcext:value-type="float">
            <text:p>6.8807327747</text:p>
          </table:table-cell>
          <table:table-cell table:formula="of:=[.C87]/([.D88]-[.D87])" office:value-type="float" office:value="7473.56356144552" calcext:value-type="float">
            <text:p>7473.56356144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472045.64993" calcext:value-type="float">
            <text:p>1455472045.64993</text:p>
          </table:table-cell>
          <table:table-cell office:value-type="float" office:value="608" calcext:value-type="float">
            <text:p>608</text:p>
          </table:table-cell>
          <table:table-cell table:formula="of:=[.B89]-[.B$2]" office:value-type="float" office:value="6.96153259277344" calcext:value-type="float">
            <text:p>6.9615325928</text:p>
          </table:table-cell>
          <table:table-cell table:formula="of:=[.C88]/([.D89]-[.D88])" office:value-type="float" office:value="7524.76942097793" calcext:value-type="float">
            <text:p>7524.76942097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472045.72838" calcext:value-type="float">
            <text:p>1455472045.72838</text:p>
          </table:table-cell>
          <table:table-cell office:value-type="float" office:value="608" calcext:value-type="float">
            <text:p>608</text:p>
          </table:table-cell>
          <table:table-cell table:formula="of:=[.B90]-[.B$2]" office:value-type="float" office:value="7.0399808883667" calcext:value-type="float">
            <text:p>7.0399808884</text:p>
          </table:table-cell>
          <table:table-cell table:formula="of:=[.C89]/([.D90]-[.D89])" office:value-type="float" office:value="7750.32772097886" calcext:value-type="float">
            <text:p>7750.32772097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472045.80928" calcext:value-type="float">
            <text:p>1455472045.80928</text:p>
          </table:table-cell>
          <table:table-cell office:value-type="float" office:value="608" calcext:value-type="float">
            <text:p>608</text:p>
          </table:table-cell>
          <table:table-cell table:formula="of:=[.B91]-[.B$2]" office:value-type="float" office:value="7.1208827495575" calcext:value-type="float">
            <text:p>7.1208827496</text:p>
          </table:table-cell>
          <table:table-cell table:formula="of:=[.C90]/([.D91]-[.D90])" office:value-type="float" office:value="7515.27827729594" calcext:value-type="float">
            <text:p>7515.2782772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472045.89101" calcext:value-type="float">
            <text:p>1455472045.89101</text:p>
          </table:table-cell>
          <table:table-cell office:value-type="float" office:value="608" calcext:value-type="float">
            <text:p>608</text:p>
          </table:table-cell>
          <table:table-cell table:formula="of:=[.B92]-[.B$2]" office:value-type="float" office:value="7.20260763168335" calcext:value-type="float">
            <text:p>7.2026076317</text:p>
          </table:table-cell>
          <table:table-cell table:formula="of:=[.C91]/([.D92]-[.D91])" office:value-type="float" office:value="7439.59470095893" calcext:value-type="float">
            <text:p>7439.59470095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472045.96785" calcext:value-type="float">
            <text:p>1455472045.96785</text:p>
          </table:table-cell>
          <table:table-cell office:value-type="float" office:value="600" calcext:value-type="float">
            <text:p>600</text:p>
          </table:table-cell>
          <table:table-cell table:formula="of:=[.B93]-[.B$2]" office:value-type="float" office:value="7.27945184707642" calcext:value-type="float">
            <text:p>7.2794518471</text:p>
          </table:table-cell>
          <table:table-cell table:formula="of:=[.C92]/([.D93]-[.D92])" office:value-type="float" office:value="7912.11149583628" calcext:value-type="float">
            <text:p>7912.11149583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472046.04928" calcext:value-type="float">
            <text:p>1455472046.04928</text:p>
          </table:table-cell>
          <table:table-cell office:value-type="float" office:value="600" calcext:value-type="float">
            <text:p>600</text:p>
          </table:table-cell>
          <table:table-cell table:formula="of:=[.B94]-[.B$2]" office:value-type="float" office:value="7.36088109016418" calcext:value-type="float">
            <text:p>7.3608810902</text:p>
          </table:table-cell>
          <table:table-cell table:formula="of:=[.C93]/([.D94]-[.D93])" office:value-type="float" office:value="7368.36027510767" calcext:value-type="float">
            <text:p>7368.36027510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472046.12986" calcext:value-type="float">
            <text:p>1455472046.12986</text:p>
          </table:table-cell>
          <table:table-cell office:value-type="float" office:value="592" calcext:value-type="float">
            <text:p>592</text:p>
          </table:table-cell>
          <table:table-cell table:formula="of:=[.B95]-[.B$2]" office:value-type="float" office:value="7.44145846366882" calcext:value-type="float">
            <text:p>7.4414584637</text:p>
          </table:table-cell>
          <table:table-cell table:formula="of:=[.C94]/([.D95]-[.D94])" office:value-type="float" office:value="7446.25909115118" calcext:value-type="float">
            <text:p>7446.25909115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472046.20891" calcext:value-type="float">
            <text:p>1455472046.20891</text:p>
          </table:table-cell>
          <table:table-cell office:value-type="float" office:value="592" calcext:value-type="float">
            <text:p>592</text:p>
          </table:table-cell>
          <table:table-cell table:formula="of:=[.B96]-[.B$2]" office:value-type="float" office:value="7.52050852775574" calcext:value-type="float">
            <text:p>7.5205085278</text:p>
          </table:table-cell>
          <table:table-cell table:formula="of:=[.C95]/([.D96]-[.D95])" office:value-type="float" office:value="7488.92498491977" calcext:value-type="float">
            <text:p>7488.92498491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472046.29064" calcext:value-type="float">
            <text:p>1455472046.29064</text:p>
          </table:table-cell>
          <table:table-cell office:value-type="float" office:value="584" calcext:value-type="float">
            <text:p>584</text:p>
          </table:table-cell>
          <table:table-cell table:formula="of:=[.B97]-[.B$2]" office:value-type="float" office:value="7.60223746299744" calcext:value-type="float">
            <text:p>7.602237463</text:p>
          </table:table-cell>
          <table:table-cell table:formula="of:=[.C96]/([.D97]-[.D96])" office:value-type="float" office:value="7243.45665643706" calcext:value-type="float">
            <text:p>7243.45665643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472046.36829" calcext:value-type="float">
            <text:p>1455472046.36829</text:p>
          </table:table-cell>
          <table:table-cell office:value-type="float" office:value="576" calcext:value-type="float">
            <text:p>576</text:p>
          </table:table-cell>
          <table:table-cell table:formula="of:=[.B98]-[.B$2]" office:value-type="float" office:value="7.67989587783814" calcext:value-type="float">
            <text:p>7.6798958778</text:p>
          </table:table-cell>
          <table:table-cell table:formula="of:=[.C97]/([.D98]-[.D97])" office:value-type="float" office:value="7520.11229173255" calcext:value-type="float">
            <text:p>7520.11229173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472046.44941" calcext:value-type="float">
            <text:p>1455472046.44941</text:p>
          </table:table-cell>
          <table:table-cell office:value-type="float" office:value="568" calcext:value-type="float">
            <text:p>568</text:p>
          </table:table-cell>
          <table:table-cell table:formula="of:=[.B99]-[.B$2]" office:value-type="float" office:value="7.76100730895996" calcext:value-type="float">
            <text:p>7.761007309</text:p>
          </table:table-cell>
          <table:table-cell table:formula="of:=[.C98]/([.D99]-[.D98])" office:value-type="float" office:value="7101.34184582283" calcext:value-type="float">
            <text:p>7101.3418458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472046.52844" calcext:value-type="float">
            <text:p>1455472046.52844</text:p>
          </table:table-cell>
          <table:table-cell office:value-type="float" office:value="560" calcext:value-type="float">
            <text:p>560</text:p>
          </table:table-cell>
          <table:table-cell table:formula="of:=[.B100]-[.B$2]" office:value-type="float" office:value="7.84004211425781" calcext:value-type="float">
            <text:p>7.8400421143</text:p>
          </table:table-cell>
          <table:table-cell table:formula="of:=[.C99]/([.D100]-[.D99])" office:value-type="float" office:value="7186.70714578758" calcext:value-type="float">
            <text:p>7186.70714578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472046.60838" calcext:value-type="float">
            <text:p>1455472046.60838</text:p>
          </table:table-cell>
          <table:table-cell office:value-type="float" office:value="552" calcext:value-type="float">
            <text:p>552</text:p>
          </table:table-cell>
          <table:table-cell table:formula="of:=[.B101]-[.B$2]" office:value-type="float" office:value="7.91998553276062" calcext:value-type="float">
            <text:p>7.9199855328</text:p>
          </table:table-cell>
          <table:table-cell table:formula="of:=[.C100]/([.D101]-[.D100])" office:value-type="float" office:value="7004.95438508591" calcext:value-type="float">
            <text:p>7004.95438508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472046.68801" calcext:value-type="float">
            <text:p>1455472046.68801</text:p>
          </table:table-cell>
          <table:table-cell office:value-type="float" office:value="544" calcext:value-type="float">
            <text:p>544</text:p>
          </table:table-cell>
          <table:table-cell table:formula="of:=[.B102]-[.B$2]" office:value-type="float" office:value="7.99961137771606" calcext:value-type="float">
            <text:p>7.9996113777</text:p>
          </table:table-cell>
          <table:table-cell table:formula="of:=[.C101]/([.D102]-[.D101])" office:value-type="float" office:value="6932.42251066697" calcext:value-type="float">
            <text:p>6932.422510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472046.7689" calcext:value-type="float">
            <text:p>1455472046.7689</text:p>
          </table:table-cell>
          <table:table-cell office:value-type="float" office:value="536" calcext:value-type="float">
            <text:p>536</text:p>
          </table:table-cell>
          <table:table-cell table:formula="of:=[.B103]-[.B$2]" office:value-type="float" office:value="8.0805025100708" calcext:value-type="float">
            <text:p>8.0805025101</text:p>
          </table:table-cell>
          <table:table-cell table:formula="of:=[.C102]/([.D103]-[.D102])" office:value-type="float" office:value="6725.08820391297" calcext:value-type="float">
            <text:p>6725.0882039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472046.84819" calcext:value-type="float">
            <text:p>1455472046.84819</text:p>
          </table:table-cell>
          <table:table-cell office:value-type="float" office:value="528" calcext:value-type="float">
            <text:p>528</text:p>
          </table:table-cell>
          <table:table-cell table:formula="of:=[.B104]-[.B$2]" office:value-type="float" office:value="8.15979480743408" calcext:value-type="float">
            <text:p>8.1597948074</text:p>
          </table:table-cell>
          <table:table-cell table:formula="of:=[.C103]/([.D104]-[.D103])" office:value-type="float" office:value="6759.79909554508" calcext:value-type="float">
            <text:p>6759.79909554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472046.9279" calcext:value-type="float">
            <text:p>1455472046.9279</text:p>
          </table:table-cell>
          <table:table-cell office:value-type="float" office:value="520" calcext:value-type="float">
            <text:p>520</text:p>
          </table:table-cell>
          <table:table-cell table:formula="of:=[.B105]-[.B$2]" office:value-type="float" office:value="8.23949885368347" calcext:value-type="float">
            <text:p>8.2394988537</text:p>
          </table:table-cell>
          <table:table-cell table:formula="of:=[.C104]/([.D105]-[.D104])" office:value-type="float" office:value="6624.50684558619" calcext:value-type="float">
            <text:p>6624.50684558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472047.01062" calcext:value-type="float">
            <text:p>1455472047.01062</text:p>
          </table:table-cell>
          <table:table-cell office:value-type="float" office:value="504" calcext:value-type="float">
            <text:p>504</text:p>
          </table:table-cell>
          <table:table-cell table:formula="of:=[.B106]-[.B$2]" office:value-type="float" office:value="8.32222127914429" calcext:value-type="float">
            <text:p>8.3222212791</text:p>
          </table:table-cell>
          <table:table-cell table:formula="of:=[.C105]/([.D106]-[.D105])" office:value-type="float" office:value="6286.082608232" calcext:value-type="float">
            <text:p>6286.0826082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472047.08839" calcext:value-type="float">
            <text:p>1455472047.08839</text:p>
          </table:table-cell>
          <table:table-cell office:value-type="float" office:value="496" calcext:value-type="float">
            <text:p>496</text:p>
          </table:table-cell>
          <table:table-cell table:formula="of:=[.B107]-[.B$2]" office:value-type="float" office:value="8.3999936580658" calcext:value-type="float">
            <text:p>8.3999936581</text:p>
          </table:table-cell>
          <table:table-cell table:formula="of:=[.C106]/([.D107]-[.D106])" office:value-type="float" office:value="6480.44983307838" calcext:value-type="float">
            <text:p>6480.44983307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472047.16849" calcext:value-type="float">
            <text:p>1455472047.16849</text:p>
          </table:table-cell>
          <table:table-cell office:value-type="float" office:value="488" calcext:value-type="float">
            <text:p>488</text:p>
          </table:table-cell>
          <table:table-cell table:formula="of:=[.B108]-[.B$2]" office:value-type="float" office:value="8.48009181022644" calcext:value-type="float">
            <text:p>8.4800918102</text:p>
          </table:table-cell>
          <table:table-cell table:formula="of:=[.C107]/([.D108]-[.D107])" office:value-type="float" office:value="6192.40252890259" calcext:value-type="float">
            <text:p>6192.40252890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472047.24874" calcext:value-type="float">
            <text:p>1455472047.24874</text:p>
          </table:table-cell>
          <table:table-cell office:value-type="float" office:value="480" calcext:value-type="float">
            <text:p>480</text:p>
          </table:table-cell>
          <table:table-cell table:formula="of:=[.B109]-[.B$2]" office:value-type="float" office:value="8.56034207344055" calcext:value-type="float">
            <text:p>8.5603420734</text:p>
          </table:table-cell>
          <table:table-cell table:formula="of:=[.C108]/([.D109]-[.D108])" office:value-type="float" office:value="6080.97693957706" calcext:value-type="float">
            <text:p>6080.9769395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472047.32781" calcext:value-type="float">
            <text:p>1455472047.32781</text:p>
          </table:table-cell>
          <table:table-cell office:value-type="float" office:value="472" calcext:value-type="float">
            <text:p>472</text:p>
          </table:table-cell>
          <table:table-cell table:formula="of:=[.B110]-[.B$2]" office:value-type="float" office:value="8.63941073417664" calcext:value-type="float">
            <text:p>8.6394107342</text:p>
          </table:table-cell>
          <table:table-cell table:formula="of:=[.C109]/([.D110]-[.D109])" office:value-type="float" office:value="6070.67320391511" calcext:value-type="float">
            <text:p>6070.67320391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472047.41072" calcext:value-type="float">
            <text:p>1455472047.41072</text:p>
          </table:table-cell>
          <table:table-cell office:value-type="float" office:value="464" calcext:value-type="float">
            <text:p>464</text:p>
          </table:table-cell>
          <table:table-cell table:formula="of:=[.B111]-[.B$2]" office:value-type="float" office:value="8.72231817245483" calcext:value-type="float">
            <text:p>8.7223181725</text:p>
          </table:table-cell>
          <table:table-cell table:formula="of:=[.C110]/([.D111]-[.D110])" office:value-type="float" office:value="5693.0959368952" calcext:value-type="float">
            <text:p>5693.09593689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472047.4888" calcext:value-type="float">
            <text:p>1455472047.4888</text:p>
          </table:table-cell>
          <table:table-cell office:value-type="float" office:value="448" calcext:value-type="float">
            <text:p>448</text:p>
          </table:table-cell>
          <table:table-cell table:formula="of:=[.B112]-[.B$2]" office:value-type="float" office:value="8.8004002571106" calcext:value-type="float">
            <text:p>8.8004002571</text:p>
          </table:table-cell>
          <table:table-cell table:formula="of:=[.C111]/([.D112]-[.D111])" office:value-type="float" office:value="5942.46429312977" calcext:value-type="float">
            <text:p>5942.46429312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472047.56904" calcext:value-type="float">
            <text:p>1455472047.56904</text:p>
          </table:table-cell>
          <table:table-cell office:value-type="float" office:value="440" calcext:value-type="float">
            <text:p>440</text:p>
          </table:table-cell>
          <table:table-cell table:formula="of:=[.B113]-[.B$2]" office:value-type="float" office:value="8.88064050674439" calcext:value-type="float">
            <text:p>8.8806405067</text:p>
          </table:table-cell>
          <table:table-cell table:formula="of:=[.C112]/([.D113]-[.D112])" office:value-type="float" office:value="5583.23287931731" calcext:value-type="float">
            <text:p>5583.23287931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472047.64863" calcext:value-type="float">
            <text:p>1455472047.64863</text:p>
          </table:table-cell>
          <table:table-cell office:value-type="float" office:value="432" calcext:value-type="float">
            <text:p>432</text:p>
          </table:table-cell>
          <table:table-cell table:formula="of:=[.B114]-[.B$2]" office:value-type="float" office:value="8.96022653579712" calcext:value-type="float">
            <text:p>8.9602265358</text:p>
          </table:table-cell>
          <table:table-cell table:formula="of:=[.C113]/([.D114]-[.D113])" office:value-type="float" office:value="5528.60854143699" calcext:value-type="float">
            <text:p>5528.6085414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472047.72874" calcext:value-type="float">
            <text:p>1455472047.72874</text:p>
          </table:table-cell>
          <table:table-cell office:value-type="float" office:value="424" calcext:value-type="float">
            <text:p>424</text:p>
          </table:table-cell>
          <table:table-cell table:formula="of:=[.B115]-[.B$2]" office:value-type="float" office:value="9.04034042358398" calcext:value-type="float">
            <text:p>9.0403404236</text:p>
          </table:table-cell>
          <table:table-cell table:formula="of:=[.C114]/([.D115]-[.D114])" office:value-type="float" office:value="5392.3235026278" calcext:value-type="float">
            <text:p>5392.32350262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472047.80869" calcext:value-type="float">
            <text:p>1455472047.80869</text:p>
          </table:table-cell>
          <table:table-cell office:value-type="float" office:value="416" calcext:value-type="float">
            <text:p>416</text:p>
          </table:table-cell>
          <table:table-cell table:formula="of:=[.B116]-[.B$2]" office:value-type="float" office:value="9.12028670310974" calcext:value-type="float">
            <text:p>9.1202867031</text:p>
          </table:table-cell>
          <table:table-cell table:formula="of:=[.C115]/([.D116]-[.D115])" office:value-type="float" office:value="5303.56137290163" calcext:value-type="float">
            <text:p>5303.56137290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472047.8876" calcext:value-type="float">
            <text:p>1455472047.8876</text:p>
          </table:table-cell>
          <table:table-cell office:value-type="float" office:value="408" calcext:value-type="float">
            <text:p>408</text:p>
          </table:table-cell>
          <table:table-cell table:formula="of:=[.B117]-[.B$2]" office:value-type="float" office:value="9.19920039176941" calcext:value-type="float">
            <text:p>9.1992003918</text:p>
          </table:table-cell>
          <table:table-cell table:formula="of:=[.C116]/([.D117]-[.D116])" office:value-type="float" office:value="5271.58224467352" calcext:value-type="float">
            <text:p>5271.58224467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472047.96915" calcext:value-type="float">
            <text:p>1455472047.96915</text:p>
          </table:table-cell>
          <table:table-cell office:value-type="float" office:value="400" calcext:value-type="float">
            <text:p>400</text:p>
          </table:table-cell>
          <table:table-cell table:formula="of:=[.B118]-[.B$2]" office:value-type="float" office:value="9.28074622154236" calcext:value-type="float">
            <text:p>9.2807462215</text:p>
          </table:table-cell>
          <table:table-cell table:formula="of:=[.C117]/([.D118]-[.D117])" office:value-type="float" office:value="5003.32145906183" calcext:value-type="float">
            <text:p>5003.32145906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472048.04751" calcext:value-type="float">
            <text:p>1455472048.04751</text:p>
          </table:table-cell>
          <table:table-cell office:value-type="float" office:value="400" calcext:value-type="float">
            <text:p>400</text:p>
          </table:table-cell>
          <table:table-cell table:formula="of:=[.B119]-[.B$2]" office:value-type="float" office:value="9.35911107063293" calcext:value-type="float">
            <text:p>9.3591110706</text:p>
          </table:table-cell>
          <table:table-cell table:formula="of:=[.C118]/([.D119]-[.D118])" office:value-type="float" office:value="5104.32935993623" calcext:value-type="float">
            <text:p>5104.32935993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472048.12935" calcext:value-type="float">
            <text:p>1455472048.12935</text:p>
          </table:table-cell>
          <table:table-cell office:value-type="float" office:value="392" calcext:value-type="float">
            <text:p>392</text:p>
          </table:table-cell>
          <table:table-cell table:formula="of:=[.B120]-[.B$2]" office:value-type="float" office:value="9.44095325469971" calcext:value-type="float">
            <text:p>9.4409532547</text:p>
          </table:table-cell>
          <table:table-cell table:formula="of:=[.C119]/([.D120]-[.D119])" office:value-type="float" office:value="4887.45510107175" calcext:value-type="float">
            <text:p>4887.45510107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472048.20934" calcext:value-type="float">
            <text:p>1455472048.20934</text:p>
          </table:table-cell>
          <table:table-cell office:value-type="float" office:value="384" calcext:value-type="float">
            <text:p>384</text:p>
          </table:table-cell>
          <table:table-cell table:formula="of:=[.B121]-[.B$2]" office:value-type="float" office:value="9.52094030380249" calcext:value-type="float">
            <text:p>9.5209403038</text:p>
          </table:table-cell>
          <table:table-cell table:formula="of:=[.C120]/([.D121]-[.D120])" office:value-type="float" office:value="4900.79337089034" calcext:value-type="float">
            <text:p>4900.79337089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472048.28839" calcext:value-type="float">
            <text:p>1455472048.28839</text:p>
          </table:table-cell>
          <table:table-cell office:value-type="float" office:value="384" calcext:value-type="float">
            <text:p>384</text:p>
          </table:table-cell>
          <table:table-cell table:formula="of:=[.B122]-[.B$2]" office:value-type="float" office:value="9.59998679161072" calcext:value-type="float">
            <text:p>9.5999867916</text:p>
          </table:table-cell>
          <table:table-cell table:formula="of:=[.C121]/([.D122]-[.D121])" office:value-type="float" office:value="4857.900846039" calcext:value-type="float">
            <text:p>4857.9008460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472048.36825" calcext:value-type="float">
            <text:p>1455472048.36825</text:p>
          </table:table-cell>
          <table:table-cell office:value-type="float" office:value="376" calcext:value-type="float">
            <text:p>376</text:p>
          </table:table-cell>
          <table:table-cell table:formula="of:=[.B123]-[.B$2]" office:value-type="float" office:value="9.67984867095947" calcext:value-type="float">
            <text:p>9.679848671</text:p>
          </table:table-cell>
          <table:table-cell table:formula="of:=[.C122]/([.D123]-[.D122])" office:value-type="float" office:value="4808.30157180601" calcext:value-type="float">
            <text:p>4808.3015718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472048.44859" calcext:value-type="float">
            <text:p>1455472048.44859</text:p>
          </table:table-cell>
          <table:table-cell office:value-type="float" office:value="376" calcext:value-type="float">
            <text:p>376</text:p>
          </table:table-cell>
          <table:table-cell table:formula="of:=[.B124]-[.B$2]" office:value-type="float" office:value="9.76018834114075" calcext:value-type="float">
            <text:p>9.7601883411</text:p>
          </table:table-cell>
          <table:table-cell table:formula="of:=[.C123]/([.D124]-[.D123])" office:value-type="float" office:value="4680.12874774831" calcext:value-type="float">
            <text:p>4680.12874774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472048.5285" calcext:value-type="float">
            <text:p>1455472048.5285</text:p>
          </table:table-cell>
          <table:table-cell office:value-type="float" office:value="376" calcext:value-type="float">
            <text:p>376</text:p>
          </table:table-cell>
          <table:table-cell table:formula="of:=[.B125]-[.B$2]" office:value-type="float" office:value="9.8401050567627" calcext:value-type="float">
            <text:p>9.8401050568</text:p>
          </table:table-cell>
          <table:table-cell table:formula="of:=[.C124]/([.D125]-[.D124])" office:value-type="float" office:value="4704.89805635526" calcext:value-type="float">
            <text:p>4704.89805635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472048.61061" calcext:value-type="float">
            <text:p>1455472048.61061</text:p>
          </table:table-cell>
          <table:table-cell office:value-type="float" office:value="376" calcext:value-type="float">
            <text:p>376</text:p>
          </table:table-cell>
          <table:table-cell table:formula="of:=[.B126]-[.B$2]" office:value-type="float" office:value="9.92221593856812" calcext:value-type="float">
            <text:p>9.9222159386</text:p>
          </table:table-cell>
          <table:table-cell table:formula="of:=[.C125]/([.D126]-[.D125])" office:value-type="float" office:value="4579.1738163404" calcext:value-type="float">
            <text:p>4579.17381634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472048.69001" calcext:value-type="float">
            <text:p>1455472048.69001</text:p>
          </table:table-cell>
          <table:table-cell office:value-type="float" office:value="376" calcext:value-type="float">
            <text:p>376</text:p>
          </table:table-cell>
          <table:table-cell table:formula="of:=[.B127]-[.B$2]" office:value-type="float" office:value="10.001608133316" calcext:value-type="float">
            <text:p>10.0016081333</text:p>
          </table:table-cell>
          <table:table-cell table:formula="of:=[.C126]/([.D127]-[.D126])" office:value-type="float" office:value="4735.98193366267" calcext:value-type="float">
            <text:p>4735.98193366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472048.76769" calcext:value-type="float">
            <text:p>1455472048.76769</text:p>
          </table:table-cell>
          <table:table-cell office:value-type="float" office:value="376" calcext:value-type="float">
            <text:p>376</text:p>
          </table:table-cell>
          <table:table-cell table:formula="of:=[.B128]-[.B$2]" office:value-type="float" office:value="10.079286813736" calcext:value-type="float">
            <text:p>10.0792868137</text:p>
          </table:table-cell>
          <table:table-cell table:formula="of:=[.C127]/([.D128]-[.D127])" office:value-type="float" office:value="4840.45297844129" calcext:value-type="float">
            <text:p>4840.45297844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472048.84792" calcext:value-type="float">
            <text:p>1455472048.84792</text:p>
          </table:table-cell>
          <table:table-cell office:value-type="float" office:value="376" calcext:value-type="float">
            <text:p>376</text:p>
          </table:table-cell>
          <table:table-cell table:formula="of:=[.B129]-[.B$2]" office:value-type="float" office:value="10.1595232486725" calcext:value-type="float">
            <text:p>10.1595232487</text:p>
          </table:table-cell>
          <table:table-cell table:formula="of:=[.C128]/([.D129]-[.D128])" office:value-type="float" office:value="4686.15037915706" calcext:value-type="float">
            <text:p>4686.15037915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472048.92908" calcext:value-type="float">
            <text:p>1455472048.92908</text:p>
          </table:table-cell>
          <table:table-cell office:value-type="float" office:value="376" calcext:value-type="float">
            <text:p>376</text:p>
          </table:table-cell>
          <table:table-cell table:formula="of:=[.B130]-[.B$2]" office:value-type="float" office:value="10.2406842708588" calcext:value-type="float">
            <text:p>10.2406842709</text:p>
          </table:table-cell>
          <table:table-cell table:formula="of:=[.C129]/([.D130]-[.D129])" office:value-type="float" office:value="4632.76570293819" calcext:value-type="float">
            <text:p>4632.7657029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472049.00988" calcext:value-type="float">
            <text:p>1455472049.00988</text:p>
          </table:table-cell>
          <table:table-cell office:value-type="float" office:value="376" calcext:value-type="float">
            <text:p>376</text:p>
          </table:table-cell>
          <table:table-cell table:formula="of:=[.B131]-[.B$2]" office:value-type="float" office:value="10.3214807510376" calcext:value-type="float">
            <text:p>10.321480751</text:p>
          </table:table-cell>
          <table:table-cell table:formula="of:=[.C130]/([.D131]-[.D130])" office:value-type="float" office:value="4653.66807028933" calcext:value-type="float">
            <text:p>4653.66807028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472049.0876" calcext:value-type="float">
            <text:p>1455472049.0876</text:p>
          </table:table-cell>
          <table:table-cell office:value-type="float" office:value="384" calcext:value-type="float">
            <text:p>384</text:p>
          </table:table-cell>
          <table:table-cell table:formula="of:=[.B132]-[.B$2]" office:value-type="float" office:value="10.3992009162903" calcext:value-type="float">
            <text:p>10.3992009163</text:p>
          </table:table-cell>
          <table:table-cell table:formula="of:=[.C131]/([.D132]-[.D131])" office:value-type="float" office:value="4837.86928112595" calcext:value-type="float">
            <text:p>4837.869281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472049.1694" calcext:value-type="float">
            <text:p>1455472049.1694</text:p>
          </table:table-cell>
          <table:table-cell office:value-type="float" office:value="384" calcext:value-type="float">
            <text:p>384</text:p>
          </table:table-cell>
          <table:table-cell table:formula="of:=[.B133]-[.B$2]" office:value-type="float" office:value="10.4809980392456" calcext:value-type="float">
            <text:p>10.4809980392</text:p>
          </table:table-cell>
          <table:table-cell table:formula="of:=[.C132]/([.D133]-[.D132])" office:value-type="float" office:value="4694.54164310573" calcext:value-type="float">
            <text:p>4694.5416431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472049.24878" calcext:value-type="float">
            <text:p>1455472049.24878</text:p>
          </table:table-cell>
          <table:table-cell office:value-type="float" office:value="392" calcext:value-type="float">
            <text:p>392</text:p>
          </table:table-cell>
          <table:table-cell table:formula="of:=[.B134]-[.B$2]" office:value-type="float" office:value="10.5603785514832" calcext:value-type="float">
            <text:p>10.5603785515</text:p>
          </table:table-cell>
          <table:table-cell table:formula="of:=[.C133]/([.D134]-[.D133])" office:value-type="float" office:value="4837.45933574814" calcext:value-type="float">
            <text:p>4837.45933574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472049.32794" calcext:value-type="float">
            <text:p>1455472049.32794</text:p>
          </table:table-cell>
          <table:table-cell office:value-type="float" office:value="392" calcext:value-type="float">
            <text:p>392</text:p>
          </table:table-cell>
          <table:table-cell table:formula="of:=[.B135]-[.B$2]" office:value-type="float" office:value="10.6395435333252" calcext:value-type="float">
            <text:p>10.6395435333</text:p>
          </table:table-cell>
          <table:table-cell table:formula="of:=[.C134]/([.D135]-[.D134])" office:value-type="float" office:value="4951.6843290909" calcext:value-type="float">
            <text:p>4951.68432909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472049.40916" calcext:value-type="float">
            <text:p>1455472049.40916</text:p>
          </table:table-cell>
          <table:table-cell office:value-type="float" office:value="400" calcext:value-type="float">
            <text:p>400</text:p>
          </table:table-cell>
          <table:table-cell table:formula="of:=[.B136]-[.B$2]" office:value-type="float" office:value="10.7207593917847" calcext:value-type="float">
            <text:p>10.7207593918</text:p>
          </table:table-cell>
          <table:table-cell table:formula="of:=[.C135]/([.D136]-[.D135])" office:value-type="float" office:value="4826.64355749698" calcext:value-type="float">
            <text:p>4826.6435574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472049.48837" calcext:value-type="float">
            <text:p>1455472049.48837</text:p>
          </table:table-cell>
          <table:table-cell office:value-type="float" office:value="408" calcext:value-type="float">
            <text:p>408</text:p>
          </table:table-cell>
          <table:table-cell table:formula="of:=[.B137]-[.B$2]" office:value-type="float" office:value="10.7999730110168" calcext:value-type="float">
            <text:p>10.799973011</text:p>
          </table:table-cell>
          <table:table-cell table:formula="of:=[.C136]/([.D137]-[.D136])" office:value-type="float" office:value="5049.63671496421" calcext:value-type="float">
            <text:p>5049.63671496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472049.56845" calcext:value-type="float">
            <text:p>1455472049.56845</text:p>
          </table:table-cell>
          <table:table-cell office:value-type="float" office:value="416" calcext:value-type="float">
            <text:p>416</text:p>
          </table:table-cell>
          <table:table-cell table:formula="of:=[.B138]-[.B$2]" office:value-type="float" office:value="10.8800487518311" calcext:value-type="float">
            <text:p>10.8800487518</text:p>
          </table:table-cell>
          <table:table-cell table:formula="of:=[.C137]/([.D138]-[.D137])" office:value-type="float" office:value="5095.1760901799" calcext:value-type="float">
            <text:p>5095.17609017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472049.64928" calcext:value-type="float">
            <text:p>1455472049.64928</text:p>
          </table:table-cell>
          <table:table-cell office:value-type="float" office:value="424" calcext:value-type="float">
            <text:p>424</text:p>
          </table:table-cell>
          <table:table-cell table:formula="of:=[.B139]-[.B$2]" office:value-type="float" office:value="10.9608857631683" calcext:value-type="float">
            <text:p>10.9608857632</text:p>
          </table:table-cell>
          <table:table-cell table:formula="of:=[.C138]/([.D139]-[.D138])" office:value-type="float" office:value="5146.15759685007" calcext:value-type="float">
            <text:p>5146.15759685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472049.72824" calcext:value-type="float">
            <text:p>1455472049.72824</text:p>
          </table:table-cell>
          <table:table-cell office:value-type="float" office:value="432" calcext:value-type="float">
            <text:p>432</text:p>
          </table:table-cell>
          <table:table-cell table:formula="of:=[.B140]-[.B$2]" office:value-type="float" office:value="11.0398397445679" calcext:value-type="float">
            <text:p>11.0398397446</text:p>
          </table:table-cell>
          <table:table-cell table:formula="of:=[.C139]/([.D140]-[.D139])" office:value-type="float" office:value="5370.21683370727" calcext:value-type="float">
            <text:p>5370.21683370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472049.81128" calcext:value-type="float">
            <text:p>1455472049.81128</text:p>
          </table:table-cell>
          <table:table-cell office:value-type="float" office:value="440" calcext:value-type="float">
            <text:p>440</text:p>
          </table:table-cell>
          <table:table-cell table:formula="of:=[.B141]-[.B$2]" office:value-type="float" office:value="11.1228799819946" calcext:value-type="float">
            <text:p>11.122879982</text:p>
          </table:table-cell>
          <table:table-cell table:formula="of:=[.C140]/([.D141]-[.D140])" office:value-type="float" office:value="5202.2972643958" calcext:value-type="float">
            <text:p>5202.29726439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472049.88926" calcext:value-type="float">
            <text:p>1455472049.88926</text:p>
          </table:table-cell>
          <table:table-cell office:value-type="float" office:value="448" calcext:value-type="float">
            <text:p>448</text:p>
          </table:table-cell>
          <table:table-cell table:formula="of:=[.B142]-[.B$2]" office:value-type="float" office:value="11.2008628845215" calcext:value-type="float">
            <text:p>11.2008628845</text:p>
          </table:table-cell>
          <table:table-cell table:formula="of:=[.C141]/([.D142]-[.D141])" office:value-type="float" office:value="5642.26241577087" calcext:value-type="float">
            <text:p>5642.26241577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472049.96858" calcext:value-type="float">
            <text:p>1455472049.96858</text:p>
          </table:table-cell>
          <table:table-cell office:value-type="float" office:value="456" calcext:value-type="float">
            <text:p>456</text:p>
          </table:table-cell>
          <table:table-cell table:formula="of:=[.B143]-[.B$2]" office:value-type="float" office:value="11.2801802158356" calcext:value-type="float">
            <text:p>11.2801802158</text:p>
          </table:table-cell>
          <table:table-cell table:formula="of:=[.C142]/([.D143]-[.D142])" office:value-type="float" office:value="5648.19809968108" calcext:value-type="float">
            <text:p>5648.19809968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472050.0477" calcext:value-type="float">
            <text:p>1455472050.0477</text:p>
          </table:table-cell>
          <table:table-cell office:value-type="float" office:value="464" calcext:value-type="float">
            <text:p>464</text:p>
          </table:table-cell>
          <table:table-cell table:formula="of:=[.B144]-[.B$2]" office:value-type="float" office:value="11.3593032360077" calcext:value-type="float">
            <text:p>11.359303236</text:p>
          </table:table-cell>
          <table:table-cell table:formula="of:=[.C143]/([.D144]-[.D143])" office:value-type="float" office:value="5763.17737882157" calcext:value-type="float">
            <text:p>5763.17737882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472050.12931" calcext:value-type="float">
            <text:p>1455472050.12931</text:p>
          </table:table-cell>
          <table:table-cell office:value-type="float" office:value="472" calcext:value-type="float">
            <text:p>472</text:p>
          </table:table-cell>
          <table:table-cell table:formula="of:=[.B145]-[.B$2]" office:value-type="float" office:value="11.440913438797" calcext:value-type="float">
            <text:p>11.4409134388</text:p>
          </table:table-cell>
          <table:table-cell table:formula="of:=[.C144]/([.D145]-[.D144])" office:value-type="float" office:value="5685.56362000362" calcext:value-type="float">
            <text:p>5685.56362000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472050.20898" calcext:value-type="float">
            <text:p>1455472050.20898</text:p>
          </table:table-cell>
          <table:table-cell office:value-type="float" office:value="480" calcext:value-type="float">
            <text:p>480</text:p>
          </table:table-cell>
          <table:table-cell table:formula="of:=[.B146]-[.B$2]" office:value-type="float" office:value="11.5205793380737" calcext:value-type="float">
            <text:p>11.5205793381</text:p>
          </table:table-cell>
          <table:table-cell table:formula="of:=[.C145]/([.D146]-[.D145])" office:value-type="float" office:value="5924.74326261511" calcext:value-type="float">
            <text:p>5924.7432626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472050.28837" calcext:value-type="float">
            <text:p>1455472050.28837</text:p>
          </table:table-cell>
          <table:table-cell office:value-type="float" office:value="496" calcext:value-type="float">
            <text:p>496</text:p>
          </table:table-cell>
          <table:table-cell table:formula="of:=[.B147]-[.B$2]" office:value-type="float" office:value="11.5999686717987" calcext:value-type="float">
            <text:p>11.5999686718</text:p>
          </table:table-cell>
          <table:table-cell table:formula="of:=[.C146]/([.D147]-[.D146])" office:value-type="float" office:value="6046.1522660316" calcext:value-type="float">
            <text:p>6046.15226603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472050.36986" calcext:value-type="float">
            <text:p>1455472050.36986</text:p>
          </table:table-cell>
          <table:table-cell office:value-type="float" office:value="504" calcext:value-type="float">
            <text:p>504</text:p>
          </table:table-cell>
          <table:table-cell table:formula="of:=[.B148]-[.B$2]" office:value-type="float" office:value="11.6814591884613" calcext:value-type="float">
            <text:p>11.6814591885</text:p>
          </table:table-cell>
          <table:table-cell table:formula="of:=[.C147]/([.D148]-[.D147])" office:value-type="float" office:value="6086.59780687896" calcext:value-type="float">
            <text:p>6086.5978068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472050.44795" calcext:value-type="float">
            <text:p>1455472050.44795</text:p>
          </table:table-cell>
          <table:table-cell office:value-type="float" office:value="512" calcext:value-type="float">
            <text:p>512</text:p>
          </table:table-cell>
          <table:table-cell table:formula="of:=[.B149]-[.B$2]" office:value-type="float" office:value="11.7595467567444" calcext:value-type="float">
            <text:p>11.7595467567</text:p>
          </table:table-cell>
          <table:table-cell table:formula="of:=[.C148]/([.D149]-[.D148])" office:value-type="float" office:value="6454.29241915835" calcext:value-type="float">
            <text:p>6454.29241915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472050.52794" calcext:value-type="float">
            <text:p>1455472050.52794</text:p>
          </table:table-cell>
          <table:table-cell office:value-type="float" office:value="520" calcext:value-type="float">
            <text:p>520</text:p>
          </table:table-cell>
          <table:table-cell table:formula="of:=[.B150]-[.B$2]" office:value-type="float" office:value="11.8395397663116" calcext:value-type="float">
            <text:p>11.8395397663</text:p>
          </table:table-cell>
          <table:table-cell table:formula="of:=[.C149]/([.D150]-[.D149])" office:value-type="float" office:value="6400.55928348956" calcext:value-type="float">
            <text:p>6400.55928348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472050.61141" calcext:value-type="float">
            <text:p>1455472050.61141</text:p>
          </table:table-cell>
          <table:table-cell office:value-type="float" office:value="528" calcext:value-type="float">
            <text:p>528</text:p>
          </table:table-cell>
          <table:table-cell table:formula="of:=[.B151]-[.B$2]" office:value-type="float" office:value="11.9230132102966" calcext:value-type="float">
            <text:p>11.9230132103</text:p>
          </table:table-cell>
          <table:table-cell table:formula="of:=[.C150]/([.D151]-[.D150])" office:value-type="float" office:value="6229.52612442269" calcext:value-type="float">
            <text:p>6229.5261244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472050.68816" calcext:value-type="float">
            <text:p>1455472050.68816</text:p>
          </table:table-cell>
          <table:table-cell office:value-type="float" office:value="536" calcext:value-type="float">
            <text:p>536</text:p>
          </table:table-cell>
          <table:table-cell table:formula="of:=[.B152]-[.B$2]" office:value-type="float" office:value="11.9997618198395" calcext:value-type="float">
            <text:p>11.9997618198</text:p>
          </table:table-cell>
          <table:table-cell table:formula="of:=[.C151]/([.D152]-[.D151])" office:value-type="float" office:value="6879.60346311202" calcext:value-type="float">
            <text:p>6879.6034631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472050.76841" calcext:value-type="float">
            <text:p>1455472050.76841</text:p>
          </table:table-cell>
          <table:table-cell office:value-type="float" office:value="544" calcext:value-type="float">
            <text:p>544</text:p>
          </table:table-cell>
          <table:table-cell table:formula="of:=[.B153]-[.B$2]" office:value-type="float" office:value="12.0800125598907" calcext:value-type="float">
            <text:p>12.0800125599</text:p>
          </table:table-cell>
          <table:table-cell table:formula="of:=[.C152]/([.D153]-[.D152])" office:value-type="float" office:value="6679.0661326932" calcext:value-type="float">
            <text:p>6679.06613269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472050.8491" calcext:value-type="float">
            <text:p>1455472050.8491</text:p>
          </table:table-cell>
          <table:table-cell office:value-type="float" office:value="560" calcext:value-type="float">
            <text:p>560</text:p>
          </table:table-cell>
          <table:table-cell table:formula="of:=[.B154]-[.B$2]" office:value-type="float" office:value="12.1607048511505" calcext:value-type="float">
            <text:p>12.1607048512</text:p>
          </table:table-cell>
          <table:table-cell table:formula="of:=[.C153]/([.D154]-[.D153])" office:value-type="float" office:value="6741.66009549473" calcext:value-type="float">
            <text:p>6741.66009549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472050.92863" calcext:value-type="float">
            <text:p>1455472050.92863</text:p>
          </table:table-cell>
          <table:table-cell office:value-type="float" office:value="568" calcext:value-type="float">
            <text:p>568</text:p>
          </table:table-cell>
          <table:table-cell table:formula="of:=[.B155]-[.B$2]" office:value-type="float" office:value="12.2402265071869" calcext:value-type="float">
            <text:p>12.2402265072</text:p>
          </table:table-cell>
          <table:table-cell table:formula="of:=[.C154]/([.D155]-[.D154])" office:value-type="float" office:value="7042.10686638404" calcext:value-type="float">
            <text:p>7042.1068663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472051.00834" calcext:value-type="float">
            <text:p>1455472051.00834</text:p>
          </table:table-cell>
          <table:table-cell office:value-type="float" office:value="568" calcext:value-type="float">
            <text:p>568</text:p>
          </table:table-cell>
          <table:table-cell table:formula="of:=[.B156]-[.B$2]" office:value-type="float" office:value="12.3199391365051" calcext:value-type="float">
            <text:p>12.3199391365</text:p>
          </table:table-cell>
          <table:table-cell table:formula="of:=[.C155]/([.D156]-[.D155])" office:value-type="float" office:value="7125.59609258866" calcext:value-type="float">
            <text:p>7125.59609258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472051.08932" calcext:value-type="float">
            <text:p>1455472051.08932</text:p>
          </table:table-cell>
          <table:table-cell office:value-type="float" office:value="576" calcext:value-type="float">
            <text:p>576</text:p>
          </table:table-cell>
          <table:table-cell table:formula="of:=[.B157]-[.B$2]" office:value-type="float" office:value="12.4009187221527" calcext:value-type="float">
            <text:p>12.4009187222</text:p>
          </table:table-cell>
          <table:table-cell table:formula="of:=[.C156]/([.D157]-[.D156])" office:value-type="float" office:value="7014.11343930423" calcext:value-type="float">
            <text:p>7014.11343930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472051.16835" calcext:value-type="float">
            <text:p>1455472051.16835</text:p>
          </table:table-cell>
          <table:table-cell office:value-type="float" office:value="584" calcext:value-type="float">
            <text:p>584</text:p>
          </table:table-cell>
          <table:table-cell table:formula="of:=[.B158]-[.B$2]" office:value-type="float" office:value="12.4799554347992" calcext:value-type="float">
            <text:p>12.4799554348</text:p>
          </table:table-cell>
          <table:table-cell table:formula="of:=[.C157]/([.D158]-[.D157])" office:value-type="float" office:value="7287.75249770742" calcext:value-type="float">
            <text:p>7287.75249770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472051.24765" calcext:value-type="float">
            <text:p>1455472051.24765</text:p>
          </table:table-cell>
          <table:table-cell office:value-type="float" office:value="592" calcext:value-type="float">
            <text:p>592</text:p>
          </table:table-cell>
          <table:table-cell table:formula="of:=[.B159]-[.B$2]" office:value-type="float" office:value="12.5592503547668" calcext:value-type="float">
            <text:p>12.5592503548</text:p>
          </table:table-cell>
          <table:table-cell table:formula="of:=[.C158]/([.D159]-[.D158])" office:value-type="float" office:value="7364.91064292952" calcext:value-type="float">
            <text:p>7364.91064292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472051.32898" calcext:value-type="float">
            <text:p>1455472051.32898</text:p>
          </table:table-cell>
          <table:table-cell office:value-type="float" office:value="592" calcext:value-type="float">
            <text:p>592</text:p>
          </table:table-cell>
          <table:table-cell table:formula="of:=[.B160]-[.B$2]" office:value-type="float" office:value="12.6405813694" calcext:value-type="float">
            <text:p>12.6405813694</text:p>
          </table:table-cell>
          <table:table-cell table:formula="of:=[.C159]/([.D160]-[.D159])" office:value-type="float" office:value="7278.89603578726" calcext:value-type="float">
            <text:p>7278.89603578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472051.41089" calcext:value-type="float">
            <text:p>1455472051.41089</text:p>
          </table:table-cell>
          <table:table-cell office:value-type="float" office:value="600" calcext:value-type="float">
            <text:p>600</text:p>
          </table:table-cell>
          <table:table-cell table:formula="of:=[.B161]-[.B$2]" office:value-type="float" office:value="12.7224867343903" calcext:value-type="float">
            <text:p>12.7224867344</text:p>
          </table:table-cell>
          <table:table-cell table:formula="of:=[.C160]/([.D161]-[.D160])" office:value-type="float" office:value="7227.85375622933" calcext:value-type="float">
            <text:p>7227.85375622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472051.48906" calcext:value-type="float">
            <text:p>1455472051.48906</text:p>
          </table:table-cell>
          <table:table-cell office:value-type="float" office:value="608" calcext:value-type="float">
            <text:p>608</text:p>
          </table:table-cell>
          <table:table-cell table:formula="of:=[.B162]-[.B$2]" office:value-type="float" office:value="12.8006601333618" calcext:value-type="float">
            <text:p>12.8006601334</text:p>
          </table:table-cell>
          <table:table-cell table:formula="of:=[.C161]/([.D162]-[.D161])" office:value-type="float" office:value="7675.2451331725" calcext:value-type="float">
            <text:p>7675.24513317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472051.56839" calcext:value-type="float">
            <text:p>1455472051.56839</text:p>
          </table:table-cell>
          <table:table-cell office:value-type="float" office:value="608" calcext:value-type="float">
            <text:p>608</text:p>
          </table:table-cell>
          <table:table-cell table:formula="of:=[.B163]-[.B$2]" office:value-type="float" office:value="12.8799958229065" calcext:value-type="float">
            <text:p>12.8799958229</text:p>
          </table:table-cell>
          <table:table-cell table:formula="of:=[.C162]/([.D163]-[.D162])" office:value-type="float" office:value="7663.63793507594" calcext:value-type="float">
            <text:p>7663.63793507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472051.64792" calcext:value-type="float">
            <text:p>1455472051.64792</text:p>
          </table:table-cell>
          <table:table-cell office:value-type="float" office:value="608" calcext:value-type="float">
            <text:p>608</text:p>
          </table:table-cell>
          <table:table-cell table:formula="of:=[.B164]-[.B$2]" office:value-type="float" office:value="12.9595241546631" calcext:value-type="float">
            <text:p>12.9595241547</text:p>
          </table:table-cell>
          <table:table-cell table:formula="of:=[.C163]/([.D164]-[.D163])" office:value-type="float" office:value="7645.07423418454" calcext:value-type="float">
            <text:p>7645.07423418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472051.72778" calcext:value-type="float">
            <text:p>1455472051.72778</text:p>
          </table:table-cell>
          <table:table-cell office:value-type="float" office:value="608" calcext:value-type="float">
            <text:p>608</text:p>
          </table:table-cell>
          <table:table-cell table:formula="of:=[.B165]-[.B$2]" office:value-type="float" office:value="13.0393762588501" calcext:value-type="float">
            <text:p>13.0393762589</text:p>
          </table:table-cell>
          <table:table-cell table:formula="of:=[.C164]/([.D165]-[.D164])" office:value-type="float" office:value="7614.07612473278" calcext:value-type="float">
            <text:p>7614.07612473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472051.80916" calcext:value-type="float">
            <text:p>1455472051.80916</text:p>
          </table:table-cell>
          <table:table-cell office:value-type="float" office:value="608" calcext:value-type="float">
            <text:p>608</text:p>
          </table:table-cell>
          <table:table-cell table:formula="of:=[.B166]-[.B$2]" office:value-type="float" office:value="13.1207585334778" calcext:value-type="float">
            <text:p>13.1207585335</text:p>
          </table:table-cell>
          <table:table-cell table:formula="of:=[.C165]/([.D166]-[.D165])" office:value-type="float" office:value="7470.91430881638" calcext:value-type="float">
            <text:p>7470.9143088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472051.88814" calcext:value-type="float">
            <text:p>1455472051.88814</text:p>
          </table:table-cell>
          <table:table-cell office:value-type="float" office:value="608" calcext:value-type="float">
            <text:p>608</text:p>
          </table:table-cell>
          <table:table-cell table:formula="of:=[.B167]-[.B$2]" office:value-type="float" office:value="13.1997373104095" calcext:value-type="float">
            <text:p>13.1997373104</text:p>
          </table:table-cell>
          <table:table-cell table:formula="of:=[.C166]/([.D167]-[.D166])" office:value-type="float" office:value="7698.27064459746" calcext:value-type="float">
            <text:p>7698.27064459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472051.96822" calcext:value-type="float">
            <text:p>1455472051.96822</text:p>
          </table:table-cell>
          <table:table-cell office:value-type="float" office:value="608" calcext:value-type="float">
            <text:p>608</text:p>
          </table:table-cell>
          <table:table-cell table:formula="of:=[.B168]-[.B$2]" office:value-type="float" office:value="13.2798182964325" calcext:value-type="float">
            <text:p>13.2798182964</text:p>
          </table:table-cell>
          <table:table-cell table:formula="of:=[.C167]/([.D168]-[.D167])" office:value-type="float" office:value="7592.3141084422" calcext:value-type="float">
            <text:p>7592.31410844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472052.04977" calcext:value-type="float">
            <text:p>1455472052.04977</text:p>
          </table:table-cell>
          <table:table-cell office:value-type="float" office:value="608" calcext:value-type="float">
            <text:p>608</text:p>
          </table:table-cell>
          <table:table-cell table:formula="of:=[.B169]-[.B$2]" office:value-type="float" office:value="13.3613665103912" calcext:value-type="float">
            <text:p>13.3613665104</text:p>
          </table:table-cell>
          <table:table-cell table:formula="of:=[.C168]/([.D169]-[.D168])" office:value-type="float" office:value="7455.71203199645" calcext:value-type="float">
            <text:p>7455.71203199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472052.12828" calcext:value-type="float">
            <text:p>1455472052.12828</text:p>
          </table:table-cell>
          <table:table-cell office:value-type="float" office:value="608" calcext:value-type="float">
            <text:p>608</text:p>
          </table:table-cell>
          <table:table-cell table:formula="of:=[.B170]-[.B$2]" office:value-type="float" office:value="13.4398818016052" calcext:value-type="float">
            <text:p>13.4398818016</text:p>
          </table:table-cell>
          <table:table-cell table:formula="of:=[.C169]/([.D170]-[.D169])" office:value-type="float" office:value="7743.71451215698" calcext:value-type="float">
            <text:p>7743.7145121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472052.2096" calcext:value-type="float">
            <text:p>1455472052.2096</text:p>
          </table:table-cell>
          <table:table-cell office:value-type="float" office:value="608" calcext:value-type="float">
            <text:p>608</text:p>
          </table:table-cell>
          <table:table-cell table:formula="of:=[.B171]-[.B$2]" office:value-type="float" office:value="13.5211999416351" calcext:value-type="float">
            <text:p>13.5211999416</text:p>
          </table:table-cell>
          <table:table-cell table:formula="of:=[.C170]/([.D171]-[.D170])" office:value-type="float" office:value="7476.80652528931" calcext:value-type="float">
            <text:p>7476.80652528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472052.28928" calcext:value-type="float">
            <text:p>1455472052.28928</text:p>
          </table:table-cell>
          <table:table-cell office:value-type="float" office:value="600" calcext:value-type="float">
            <text:p>600</text:p>
          </table:table-cell>
          <table:table-cell table:formula="of:=[.B172]-[.B$2]" office:value-type="float" office:value="13.6008853912354" calcext:value-type="float">
            <text:p>13.6008853912</text:p>
          </table:table-cell>
          <table:table-cell table:formula="of:=[.C171]/([.D172]-[.D171])" office:value-type="float" office:value="7630.00024534371" calcext:value-type="float">
            <text:p>7630.00024534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472052.36781" calcext:value-type="float">
            <text:p>1455472052.36781</text:p>
          </table:table-cell>
          <table:table-cell office:value-type="float" office:value="600" calcext:value-type="float">
            <text:p>600</text:p>
          </table:table-cell>
          <table:table-cell table:formula="of:=[.B173]-[.B$2]" office:value-type="float" office:value="13.6794145107269" calcext:value-type="float">
            <text:p>13.6794145107</text:p>
          </table:table-cell>
          <table:table-cell table:formula="of:=[.C172]/([.D173]-[.D172])" office:value-type="float" office:value="7640.47787476281" calcext:value-type="float">
            <text:p>7640.47787476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472052.44796" calcext:value-type="float">
            <text:p>1455472052.44796</text:p>
          </table:table-cell>
          <table:table-cell office:value-type="float" office:value="592" calcext:value-type="float">
            <text:p>592</text:p>
          </table:table-cell>
          <table:table-cell table:formula="of:=[.B174]-[.B$2]" office:value-type="float" office:value="13.7595584392548" calcext:value-type="float">
            <text:p>13.7595584393</text:p>
          </table:table-cell>
          <table:table-cell table:formula="of:=[.C173]/([.D174]-[.D173])" office:value-type="float" office:value="7486.53093280341" calcext:value-type="float">
            <text:p>7486.53093280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472052.52903" calcext:value-type="float">
            <text:p>1455472052.52903</text:p>
          </table:table-cell>
          <table:table-cell office:value-type="float" office:value="584" calcext:value-type="float">
            <text:p>584</text:p>
          </table:table-cell>
          <table:table-cell table:formula="of:=[.B175]-[.B$2]" office:value-type="float" office:value="13.8406300544739" calcext:value-type="float">
            <text:p>13.8406300545</text:p>
          </table:table-cell>
          <table:table-cell table:formula="of:=[.C174]/([.D175]-[.D174])" office:value-type="float" office:value="7302.1858316252" calcext:value-type="float">
            <text:p>7302.18583162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472052.61029" calcext:value-type="float">
            <text:p>1455472052.61029</text:p>
          </table:table-cell>
          <table:table-cell office:value-type="float" office:value="576" calcext:value-type="float">
            <text:p>576</text:p>
          </table:table-cell>
          <table:table-cell table:formula="of:=[.B176]-[.B$2]" office:value-type="float" office:value="13.9218955039978" calcext:value-type="float">
            <text:p>13.921895504</text:p>
          </table:table-cell>
          <table:table-cell table:formula="of:=[.C175]/([.D176]-[.D175])" office:value-type="float" office:value="7186.32584230106" calcext:value-type="float">
            <text:p>7186.32584230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472052.68778" calcext:value-type="float">
            <text:p>1455472052.68778</text:p>
          </table:table-cell>
          <table:table-cell office:value-type="float" office:value="576" calcext:value-type="float">
            <text:p>576</text:p>
          </table:table-cell>
          <table:table-cell table:formula="of:=[.B177]-[.B$2]" office:value-type="float" office:value="13.9993817806244" calcext:value-type="float">
            <text:p>13.9993817806</text:p>
          </table:table-cell>
          <table:table-cell table:formula="of:=[.C176]/([.D177]-[.D176])" office:value-type="float" office:value="7433.5743705404" calcext:value-type="float">
            <text:p>7433.57437054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472052.76943" calcext:value-type="float">
            <text:p>1455472052.76943</text:p>
          </table:table-cell>
          <table:table-cell office:value-type="float" office:value="568" calcext:value-type="float">
            <text:p>568</text:p>
          </table:table-cell>
          <table:table-cell table:formula="of:=[.B178]-[.B$2]" office:value-type="float" office:value="14.0810306072235" calcext:value-type="float">
            <text:p>14.0810306072</text:p>
          </table:table-cell>
          <table:table-cell table:formula="of:=[.C177]/([.D178]-[.D177])" office:value-type="float" office:value="7054.60230099866" calcext:value-type="float">
            <text:p>7054.60230099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472052.84789" calcext:value-type="float">
            <text:p>1455472052.84789</text:p>
          </table:table-cell>
          <table:table-cell office:value-type="float" office:value="560" calcext:value-type="float">
            <text:p>560</text:p>
          </table:table-cell>
          <table:table-cell table:formula="of:=[.B179]-[.B$2]" office:value-type="float" office:value="14.1594903469086" calcext:value-type="float">
            <text:p>14.1594903469</text:p>
          </table:table-cell>
          <table:table-cell table:formula="of:=[.C178]/([.D179]-[.D178])" office:value-type="float" office:value="7239.38165331648" calcext:value-type="float">
            <text:p>7239.38165331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472052.92791" calcext:value-type="float">
            <text:p>1455472052.92791</text:p>
          </table:table-cell>
          <table:table-cell office:value-type="float" office:value="552" calcext:value-type="float">
            <text:p>552</text:p>
          </table:table-cell>
          <table:table-cell table:formula="of:=[.B180]-[.B$2]" office:value-type="float" office:value="14.2395124435425" calcext:value-type="float">
            <text:p>14.2395124435</text:p>
          </table:table-cell>
          <table:table-cell table:formula="of:=[.C179]/([.D180]-[.D179])" office:value-type="float" office:value="6998.06707842103" calcext:value-type="float">
            <text:p>6998.0670784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472053.01103" calcext:value-type="float">
            <text:p>1455472053.01103</text:p>
          </table:table-cell>
          <table:table-cell office:value-type="float" office:value="496" calcext:value-type="float">
            <text:p>496</text:p>
          </table:table-cell>
          <table:table-cell table:formula="of:=[.B181]-[.B$2]" office:value-type="float" office:value="14.3226318359375" calcext:value-type="float">
            <text:p>14.3226318359</text:p>
          </table:table-cell>
          <table:table-cell table:formula="of:=[.C180]/([.D181]-[.D180])" office:value-type="float" office:value="6641.04950835848" calcext:value-type="float">
            <text:p>6641.0495083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472053.08779" calcext:value-type="float">
            <text:p>1455472053.08779</text:p>
          </table:table-cell>
          <table:table-cell office:value-type="float" office:value="504" calcext:value-type="float">
            <text:p>504</text:p>
          </table:table-cell>
          <table:table-cell table:formula="of:=[.B182]-[.B$2]" office:value-type="float" office:value="14.3993897438049" calcext:value-type="float">
            <text:p>14.3993897438</text:p>
          </table:table-cell>
          <table:table-cell table:formula="of:=[.C181]/([.D182]-[.D181])" office:value-type="float" office:value="6461.87492312375" calcext:value-type="float">
            <text:p>6461.87492312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472053.16931" calcext:value-type="float">
            <text:p>1455472053.16931</text:p>
          </table:table-cell>
          <table:table-cell office:value-type="float" office:value="512" calcext:value-type="float">
            <text:p>512</text:p>
          </table:table-cell>
          <table:table-cell table:formula="of:=[.B183]-[.B$2]" office:value-type="float" office:value="14.4809126853943" calcext:value-type="float">
            <text:p>14.4809126854</text:p>
          </table:table-cell>
          <table:table-cell table:formula="of:=[.C182]/([.D183]-[.D182])" office:value-type="float" office:value="6182.30880993882" calcext:value-type="float">
            <text:p>6182.30880993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472053.24893" calcext:value-type="float">
            <text:p>1455472053.24893</text:p>
          </table:table-cell>
          <table:table-cell office:value-type="float" office:value="520" calcext:value-type="float">
            <text:p>520</text:p>
          </table:table-cell>
          <table:table-cell table:formula="of:=[.B184]-[.B$2]" office:value-type="float" office:value="14.560528755188" calcext:value-type="float">
            <text:p>14.5605287552</text:p>
          </table:table-cell>
          <table:table-cell table:formula="of:=[.C183]/([.D184]-[.D183])" office:value-type="float" office:value="6430.86252972144" calcext:value-type="float">
            <text:p>6430.86252972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472053.3281" calcext:value-type="float">
            <text:p>1455472053.3281</text:p>
          </table:table-cell>
          <table:table-cell office:value-type="float" office:value="528" calcext:value-type="float">
            <text:p>528</text:p>
          </table:table-cell>
          <table:table-cell table:formula="of:=[.B185]-[.B$2]" office:value-type="float" office:value="14.6396996974945" calcext:value-type="float">
            <text:p>14.6396996975</text:p>
          </table:table-cell>
          <table:table-cell table:formula="of:=[.C184]/([.D185]-[.D184])" office:value-type="float" office:value="6568.06632396474" calcext:value-type="float">
            <text:p>6568.06632396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472053.41022" calcext:value-type="float">
            <text:p>1455472053.41022</text:p>
          </table:table-cell>
          <table:table-cell office:value-type="float" office:value="536" calcext:value-type="float">
            <text:p>536</text:p>
          </table:table-cell>
          <table:table-cell table:formula="of:=[.B186]-[.B$2]" office:value-type="float" office:value="14.7218172550201" calcext:value-type="float">
            <text:p>14.721817255</text:p>
          </table:table-cell>
          <table:table-cell table:formula="of:=[.C185]/([.D186]-[.D185])" office:value-type="float" office:value="6429.80643737697" calcext:value-type="float">
            <text:p>6429.8064373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472053.489" calcext:value-type="float">
            <text:p>1455472053.489</text:p>
          </table:table-cell>
          <table:table-cell office:value-type="float" office:value="552" calcext:value-type="float">
            <text:p>552</text:p>
          </table:table-cell>
          <table:table-cell table:formula="of:=[.B187]-[.B$2]" office:value-type="float" office:value="14.8006021976471" calcext:value-type="float">
            <text:p>14.8006021976</text:p>
          </table:table-cell>
          <table:table-cell table:formula="of:=[.C186]/([.D187]-[.D186])" office:value-type="float" office:value="6803.33046046579" calcext:value-type="float">
            <text:p>6803.33046046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472053.56789" calcext:value-type="float">
            <text:p>1455472053.56789</text:p>
          </table:table-cell>
          <table:table-cell office:value-type="float" office:value="560" calcext:value-type="float">
            <text:p>560</text:p>
          </table:table-cell>
          <table:table-cell table:formula="of:=[.B188]-[.B$2]" office:value-type="float" office:value="14.8794877529144" calcext:value-type="float">
            <text:p>14.8794877529</text:p>
          </table:table-cell>
          <table:table-cell table:formula="of:=[.C187]/([.D188]-[.D187])" office:value-type="float" office:value="6997.47879227491" calcext:value-type="float">
            <text:p>6997.47879227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472053.64767" calcext:value-type="float">
            <text:p>1455472053.64767</text:p>
          </table:table-cell>
          <table:table-cell office:value-type="float" office:value="568" calcext:value-type="float">
            <text:p>568</text:p>
          </table:table-cell>
          <table:table-cell table:formula="of:=[.B189]-[.B$2]" office:value-type="float" office:value="14.9592709541321" calcext:value-type="float">
            <text:p>14.9592709541</text:p>
          </table:table-cell>
          <table:table-cell table:formula="of:=[.C188]/([.D189]-[.D188])" office:value-type="float" office:value="7019.02144127183" calcext:value-type="float">
            <text:p>7019.02144127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472053.73005" calcext:value-type="float">
            <text:p>1455472053.73005</text:p>
          </table:table-cell>
          <table:table-cell office:value-type="float" office:value="576" calcext:value-type="float">
            <text:p>576</text:p>
          </table:table-cell>
          <table:table-cell table:formula="of:=[.B190]-[.B$2]" office:value-type="float" office:value="15.0416507720947" calcext:value-type="float">
            <text:p>15.0416507721</text:p>
          </table:table-cell>
          <table:table-cell table:formula="of:=[.C189]/([.D190]-[.D189])" office:value-type="float" office:value="6894.89263326059" calcext:value-type="float">
            <text:p>6894.89263326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472053.80832" calcext:value-type="float">
            <text:p>1455472053.80832</text:p>
          </table:table-cell>
          <table:table-cell office:value-type="float" office:value="576" calcext:value-type="float">
            <text:p>576</text:p>
          </table:table-cell>
          <table:table-cell table:formula="of:=[.B191]-[.B$2]" office:value-type="float" office:value="15.1199190616608" calcext:value-type="float">
            <text:p>15.1199190617</text:p>
          </table:table-cell>
          <table:table-cell table:formula="of:=[.C190]/([.D191]-[.D190])" office:value-type="float" office:value="7359.30225629872" calcext:value-type="float">
            <text:p>7359.3022562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472053.88834" calcext:value-type="float">
            <text:p>1455472053.88834</text:p>
          </table:table-cell>
          <table:table-cell office:value-type="float" office:value="584" calcext:value-type="float">
            <text:p>584</text:p>
          </table:table-cell>
          <table:table-cell table:formula="of:=[.B192]-[.B$2]" office:value-type="float" office:value="15.1999385356903" calcext:value-type="float">
            <text:p>15.1999385357</text:p>
          </table:table-cell>
          <table:table-cell table:formula="of:=[.C191]/([.D192]-[.D191])" office:value-type="float" office:value="7198.24776388003" calcext:value-type="float">
            <text:p>7198.247763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472053.96851" calcext:value-type="float">
            <text:p>1455472053.96851</text:p>
          </table:table-cell>
          <table:table-cell office:value-type="float" office:value="592" calcext:value-type="float">
            <text:p>592</text:p>
          </table:table-cell>
          <table:table-cell table:formula="of:=[.B193]-[.B$2]" office:value-type="float" office:value="15.2801110744476" calcext:value-type="float">
            <text:p>15.2801110744</text:p>
          </table:table-cell>
          <table:table-cell table:formula="of:=[.C192]/([.D193]-[.D192])" office:value-type="float" office:value="7284.28972129373" calcext:value-type="float">
            <text:p>7284.28972129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472054.04807" calcext:value-type="float">
            <text:p>1455472054.04807</text:p>
          </table:table-cell>
          <table:table-cell office:value-type="float" office:value="592" calcext:value-type="float">
            <text:p>592</text:p>
          </table:table-cell>
          <table:table-cell table:formula="of:=[.B194]-[.B$2]" office:value-type="float" office:value="15.3596661090851" calcext:value-type="float">
            <text:p>15.3596661091</text:p>
          </table:table-cell>
          <table:table-cell table:formula="of:=[.C193]/([.D194]-[.D193])" office:value-type="float" office:value="7441.3895072495" calcext:value-type="float">
            <text:p>7441.38950724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472054.12852" calcext:value-type="float">
            <text:p>1455472054.12852</text:p>
          </table:table-cell>
          <table:table-cell office:value-type="float" office:value="600" calcext:value-type="float">
            <text:p>600</text:p>
          </table:table-cell>
          <table:table-cell table:formula="of:=[.B195]-[.B$2]" office:value-type="float" office:value="15.4401166439056" calcext:value-type="float">
            <text:p>15.4401166439</text:p>
          </table:table-cell>
          <table:table-cell table:formula="of:=[.C194]/([.D195]-[.D194])" office:value-type="float" office:value="7358.55891226136" calcext:value-type="float">
            <text:p>7358.55891226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472054.20955" calcext:value-type="float">
            <text:p>1455472054.20955</text:p>
          </table:table-cell>
          <table:table-cell office:value-type="float" office:value="608" calcext:value-type="float">
            <text:p>608</text:p>
          </table:table-cell>
          <table:table-cell table:formula="of:=[.B196]-[.B$2]" office:value-type="float" office:value="15.5211462974548" calcext:value-type="float">
            <text:p>15.5211462975</text:p>
          </table:table-cell>
          <table:table-cell table:formula="of:=[.C195]/([.D196]-[.D195])" office:value-type="float" office:value="7404.69659833521" calcext:value-type="float">
            <text:p>7404.69659833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472054.28957" calcext:value-type="float">
            <text:p>1455472054.28957</text:p>
          </table:table-cell>
          <table:table-cell office:value-type="float" office:value="608" calcext:value-type="float">
            <text:p>608</text:p>
          </table:table-cell>
          <table:table-cell table:formula="of:=[.B197]-[.B$2]" office:value-type="float" office:value="15.6011667251587" calcext:value-type="float">
            <text:p>15.6011667252</text:p>
          </table:table-cell>
          <table:table-cell table:formula="of:=[.C196]/([.D197]-[.D196])" office:value-type="float" office:value="7598.05986354021" calcext:value-type="float">
            <text:p>7598.05986354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472054.36828" calcext:value-type="float">
            <text:p>1455472054.36828</text:p>
          </table:table-cell>
          <table:table-cell office:value-type="float" office:value="608" calcext:value-type="float">
            <text:p>608</text:p>
          </table:table-cell>
          <table:table-cell table:formula="of:=[.B198]-[.B$2]" office:value-type="float" office:value="15.6798810958862" calcext:value-type="float">
            <text:p>15.6798810959</text:p>
          </table:table-cell>
          <table:table-cell table:formula="of:=[.C197]/([.D198]-[.D197])" office:value-type="float" office:value="7724.12958879546" calcext:value-type="float">
            <text:p>7724.12958879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472054.4486" calcext:value-type="float">
            <text:p>1455472054.4486</text:p>
          </table:table-cell>
          <table:table-cell office:value-type="float" office:value="608" calcext:value-type="float">
            <text:p>608</text:p>
          </table:table-cell>
          <table:table-cell table:formula="of:=[.B199]-[.B$2]" office:value-type="float" office:value="15.7601976394653" calcext:value-type="float">
            <text:p>15.7601976395</text:p>
          </table:table-cell>
          <table:table-cell table:formula="of:=[.C198]/([.D199]-[.D198])" office:value-type="float" office:value="7570.04687833955" calcext:value-type="float">
            <text:p>7570.04687833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472054.52785" calcext:value-type="float">
            <text:p>1455472054.52785</text:p>
          </table:table-cell>
          <table:table-cell office:value-type="float" office:value="608" calcext:value-type="float">
            <text:p>608</text:p>
          </table:table-cell>
          <table:table-cell table:formula="of:=[.B200]-[.B$2]" office:value-type="float" office:value="15.8394494056702" calcext:value-type="float">
            <text:p>15.8394494057</text:p>
          </table:table-cell>
          <table:table-cell table:formula="of:=[.C199]/([.D200]-[.D199])" office:value-type="float" office:value="7671.75331371877" calcext:value-type="float">
            <text:p>7671.75331371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472054.60877" calcext:value-type="float">
            <text:p>1455472054.60877</text:p>
          </table:table-cell>
          <table:table-cell office:value-type="float" office:value="608" calcext:value-type="float">
            <text:p>608</text:p>
          </table:table-cell>
          <table:table-cell table:formula="of:=[.B201]-[.B$2]" office:value-type="float" office:value="15.9203667640686" calcext:value-type="float">
            <text:p>15.9203667641</text:p>
          </table:table-cell>
          <table:table-cell table:formula="of:=[.C200]/([.D201]-[.D200])" office:value-type="float" office:value="7513.83895907977" calcext:value-type="float">
            <text:p>7513.83895907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472054.68831" calcext:value-type="float">
            <text:p>1455472054.68831</text:p>
          </table:table-cell>
          <table:table-cell office:value-type="float" office:value="608" calcext:value-type="float">
            <text:p>608</text:p>
          </table:table-cell>
          <table:table-cell table:formula="of:=[.B202]-[.B$2]" office:value-type="float" office:value="15.9999072551727" calcext:value-type="float">
            <text:p>15.9999072552</text:p>
          </table:table-cell>
          <table:table-cell table:formula="of:=[.C201]/([.D202]-[.D201])" office:value-type="float" office:value="7643.90553239193" calcext:value-type="float">
            <text:p>7643.90553239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472054.76764" calcext:value-type="float">
            <text:p>1455472054.76764</text:p>
          </table:table-cell>
          <table:table-cell office:value-type="float" office:value="608" calcext:value-type="float">
            <text:p>608</text:p>
          </table:table-cell>
          <table:table-cell table:formula="of:=[.B203]-[.B$2]" office:value-type="float" office:value="16.0792367458344" calcext:value-type="float">
            <text:p>16.0792367458</text:p>
          </table:table-cell>
          <table:table-cell table:formula="of:=[.C202]/([.D203]-[.D202])" office:value-type="float" office:value="7664.23677914959" calcext:value-type="float">
            <text:p>7664.23677914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472054.8489" calcext:value-type="float">
            <text:p>1455472054.8489</text:p>
          </table:table-cell>
          <table:table-cell office:value-type="float" office:value="608" calcext:value-type="float">
            <text:p>608</text:p>
          </table:table-cell>
          <table:table-cell table:formula="of:=[.B204]-[.B$2]" office:value-type="float" office:value="16.1604974269867" calcext:value-type="float">
            <text:p>16.160497427</text:p>
          </table:table-cell>
          <table:table-cell table:formula="of:=[.C203]/([.D204]-[.D203])" office:value-type="float" office:value="7482.09332457046" calcext:value-type="float">
            <text:p>7482.09332457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472054.92896" calcext:value-type="float">
            <text:p>1455472054.92896</text:p>
          </table:table-cell>
          <table:table-cell office:value-type="float" office:value="608" calcext:value-type="float">
            <text:p>608</text:p>
          </table:table-cell>
          <table:table-cell table:formula="of:=[.B205]-[.B$2]" office:value-type="float" office:value="16.2405581474304" calcext:value-type="float">
            <text:p>16.2405581474</text:p>
          </table:table-cell>
          <table:table-cell table:formula="of:=[.C204]/([.D205]-[.D204])" office:value-type="float" office:value="7594.23593280504" calcext:value-type="float">
            <text:p>7594.23593280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472055.00975" calcext:value-type="float">
            <text:p>1455472055.00975</text:p>
          </table:table-cell>
          <table:table-cell office:value-type="float" office:value="600" calcext:value-type="float">
            <text:p>600</text:p>
          </table:table-cell>
          <table:table-cell table:formula="of:=[.B206]-[.B$2]" office:value-type="float" office:value="16.3213546276093" calcext:value-type="float">
            <text:p>16.3213546276</text:p>
          </table:table-cell>
          <table:table-cell table:formula="of:=[.C205]/([.D206]-[.D205])" office:value-type="float" office:value="7525.08028387211" calcext:value-type="float">
            <text:p>7525.08028387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472055.08819" calcext:value-type="float">
            <text:p>1455472055.08819</text:p>
          </table:table-cell>
          <table:table-cell office:value-type="float" office:value="600" calcext:value-type="float">
            <text:p>600</text:p>
          </table:table-cell>
          <table:table-cell table:formula="of:=[.B207]-[.B$2]" office:value-type="float" office:value="16.3997948169708" calcext:value-type="float">
            <text:p>16.399794817</text:p>
          </table:table-cell>
          <table:table-cell table:formula="of:=[.C206]/([.D207]-[.D206])" office:value-type="float" office:value="7649.14012680774" calcext:value-type="float">
            <text:p>7649.14012680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472055.16882" calcext:value-type="float">
            <text:p>1455472055.16882</text:p>
          </table:table-cell>
          <table:table-cell office:value-type="float" office:value="592" calcext:value-type="float">
            <text:p>592</text:p>
          </table:table-cell>
          <table:table-cell table:formula="of:=[.B208]-[.B$2]" office:value-type="float" office:value="16.48042345047" calcext:value-type="float">
            <text:p>16.4804234505</text:p>
          </table:table-cell>
          <table:table-cell table:formula="of:=[.C207]/([.D208]-[.D207])" office:value-type="float" office:value="7441.52510046395" calcext:value-type="float">
            <text:p>7441.5251004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472055.24793" calcext:value-type="float">
            <text:p>1455472055.24793</text:p>
          </table:table-cell>
          <table:table-cell office:value-type="float" office:value="584" calcext:value-type="float">
            <text:p>584</text:p>
          </table:table-cell>
          <table:table-cell table:formula="of:=[.B209]-[.B$2]" office:value-type="float" office:value="16.5595324039459" calcext:value-type="float">
            <text:p>16.5595324039</text:p>
          </table:table-cell>
          <table:table-cell table:formula="of:=[.C208]/([.D209]-[.D208])" office:value-type="float" office:value="7483.3501644028" calcext:value-type="float">
            <text:p>7483.35016440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472055.32837" calcext:value-type="float">
            <text:p>1455472055.32837</text:p>
          </table:table-cell>
          <table:table-cell office:value-type="float" office:value="576" calcext:value-type="float">
            <text:p>576</text:p>
          </table:table-cell>
          <table:table-cell table:formula="of:=[.B210]-[.B$2]" office:value-type="float" office:value="16.6399743556976" calcext:value-type="float">
            <text:p>16.6399743557</text:p>
          </table:table-cell>
          <table:table-cell table:formula="of:=[.C209]/([.D210]-[.D209])" office:value-type="float" office:value="7259.89346706264" calcext:value-type="float">
            <text:p>7259.89346706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472055.41045" calcext:value-type="float">
            <text:p>1455472055.41045</text:p>
          </table:table-cell>
          <table:table-cell office:value-type="float" office:value="576" calcext:value-type="float">
            <text:p>576</text:p>
          </table:table-cell>
          <table:table-cell table:formula="of:=[.B211]-[.B$2]" office:value-type="float" office:value="16.7220485210419" calcext:value-type="float">
            <text:p>16.722048521</text:p>
          </table:table-cell>
          <table:table-cell table:formula="of:=[.C210]/([.D211]-[.D210])" office:value-type="float" office:value="7018.04273712832" calcext:value-type="float">
            <text:p>7018.04273712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472055.48812" calcext:value-type="float">
            <text:p>1455472055.48812</text:p>
          </table:table-cell>
          <table:table-cell office:value-type="float" office:value="568" calcext:value-type="float">
            <text:p>568</text:p>
          </table:table-cell>
          <table:table-cell table:formula="of:=[.B212]-[.B$2]" office:value-type="float" office:value="16.7997188568115" calcext:value-type="float">
            <text:p>16.7997188568</text:p>
          </table:table-cell>
          <table:table-cell table:formula="of:=[.C211]/([.D212]-[.D211])" office:value-type="float" office:value="7415.95867060806" calcext:value-type="float">
            <text:p>7415.95867060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472055.56759" calcext:value-type="float">
            <text:p>1455472055.56759</text:p>
          </table:table-cell>
          <table:table-cell office:value-type="float" office:value="560" calcext:value-type="float">
            <text:p>560</text:p>
          </table:table-cell>
          <table:table-cell table:formula="of:=[.B213]-[.B$2]" office:value-type="float" office:value="16.8791923522949" calcext:value-type="float">
            <text:p>16.8791923523</text:p>
          </table:table-cell>
          <table:table-cell table:formula="of:=[.C212]/([.D213]-[.D212])" office:value-type="float" office:value="7147.03683970528" calcext:value-type="float">
            <text:p>7147.03683970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472055.64916" calcext:value-type="float">
            <text:p>1455472055.64916</text:p>
          </table:table-cell>
          <table:table-cell office:value-type="float" office:value="552" calcext:value-type="float">
            <text:p>552</text:p>
          </table:table-cell>
          <table:table-cell table:formula="of:=[.B214]-[.B$2]" office:value-type="float" office:value="16.9607625007629" calcext:value-type="float">
            <text:p>16.9607625008</text:p>
          </table:table-cell>
          <table:table-cell table:formula="of:=[.C213]/([.D214]-[.D213])" office:value-type="float" office:value="6865.25659836904" calcext:value-type="float">
            <text:p>6865.2565983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472055.72923" calcext:value-type="float">
            <text:p>1455472055.72923</text:p>
          </table:table-cell>
          <table:table-cell office:value-type="float" office:value="544" calcext:value-type="float">
            <text:p>544</text:p>
          </table:table-cell>
          <table:table-cell table:formula="of:=[.B215]-[.B$2]" office:value-type="float" office:value="17.0408358573914" calcext:value-type="float">
            <text:p>17.0408358574</text:p>
          </table:table-cell>
          <table:table-cell table:formula="of:=[.C214]/([.D215]-[.D214])" office:value-type="float" office:value="6893.67878708479" calcext:value-type="float">
            <text:p>6893.67878708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472055.80886" calcext:value-type="float">
            <text:p>1455472055.80886</text:p>
          </table:table-cell>
          <table:table-cell office:value-type="float" office:value="528" calcext:value-type="float">
            <text:p>528</text:p>
          </table:table-cell>
          <table:table-cell table:formula="of:=[.B216]-[.B$2]" office:value-type="float" office:value="17.1204562187195" calcext:value-type="float">
            <text:p>17.1204562187</text:p>
          </table:table-cell>
          <table:table-cell table:formula="of:=[.C215]/([.D216]-[.D215])" office:value-type="float" office:value="6832.42315063243" calcext:value-type="float">
            <text:p>6832.42315063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472055.88894" calcext:value-type="float">
            <text:p>1455472055.88894</text:p>
          </table:table-cell>
          <table:table-cell office:value-type="float" office:value="520" calcext:value-type="float">
            <text:p>520</text:p>
          </table:table-cell>
          <table:table-cell table:formula="of:=[.B217]-[.B$2]" office:value-type="float" office:value="17.2005360126495" calcext:value-type="float">
            <text:p>17.2005360126</text:p>
          </table:table-cell>
          <table:table-cell table:formula="of:=[.C216]/([.D217]-[.D216])" office:value-type="float" office:value="6593.42356027022" calcext:value-type="float">
            <text:p>6593.42356027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472055.9689" calcext:value-type="float">
            <text:p>1455472055.9689</text:p>
          </table:table-cell>
          <table:table-cell office:value-type="float" office:value="512" calcext:value-type="float">
            <text:p>512</text:p>
          </table:table-cell>
          <table:table-cell table:formula="of:=[.B218]-[.B$2]" office:value-type="float" office:value="17.2804977893829" calcext:value-type="float">
            <text:p>17.2804977894</text:p>
          </table:table-cell>
          <table:table-cell table:formula="of:=[.C217]/([.D218]-[.D217])" office:value-type="float" office:value="6503.1071249672" calcext:value-type="float">
            <text:p>6503.10712496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472056.04748" calcext:value-type="float">
            <text:p>1455472056.04748</text:p>
          </table:table-cell>
          <table:table-cell office:value-type="float" office:value="504" calcext:value-type="float">
            <text:p>504</text:p>
          </table:table-cell>
          <table:table-cell table:formula="of:=[.B219]-[.B$2]" office:value-type="float" office:value="17.3590846061707" calcext:value-type="float">
            <text:p>17.3590846062</text:p>
          </table:table-cell>
          <table:table-cell table:formula="of:=[.C218]/([.D219]-[.D218])" office:value-type="float" office:value="6515.08765627986" calcext:value-type="float">
            <text:p>6515.08765627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472056.12859" calcext:value-type="float">
            <text:p>1455472056.12859</text:p>
          </table:table-cell>
          <table:table-cell office:value-type="float" office:value="496" calcext:value-type="float">
            <text:p>496</text:p>
          </table:table-cell>
          <table:table-cell table:formula="of:=[.B220]-[.B$2]" office:value-type="float" office:value="17.4401862621307" calcext:value-type="float">
            <text:p>17.4401862621</text:p>
          </table:table-cell>
          <table:table-cell table:formula="of:=[.C219]/([.D220]-[.D219])" office:value-type="float" office:value="6214.42304763865" calcext:value-type="float">
            <text:p>6214.42304763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472056.20888" calcext:value-type="float">
            <text:p>1455472056.20888</text:p>
          </table:table-cell>
          <table:table-cell office:value-type="float" office:value="480" calcext:value-type="float">
            <text:p>480</text:p>
          </table:table-cell>
          <table:table-cell table:formula="of:=[.B221]-[.B$2]" office:value-type="float" office:value="17.5204854011536" calcext:value-type="float">
            <text:p>17.5204854012</text:p>
          </table:table-cell>
          <table:table-cell table:formula="of:=[.C220]/([.D221]-[.D220])" office:value-type="float" office:value="6176.90309056737" calcext:value-type="float">
            <text:p>6176.90309056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472056.28876" calcext:value-type="float">
            <text:p>1455472056.28876</text:p>
          </table:table-cell>
          <table:table-cell office:value-type="float" office:value="472" calcext:value-type="float">
            <text:p>472</text:p>
          </table:table-cell>
          <table:table-cell table:formula="of:=[.B222]-[.B$2]" office:value-type="float" office:value="17.6003601551056" calcext:value-type="float">
            <text:p>17.6003601551</text:p>
          </table:table-cell>
          <table:table-cell table:formula="of:=[.C221]/([.D222]-[.D221])" office:value-type="float" office:value="6009.40818281948" calcext:value-type="float">
            <text:p>6009.40818281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472056.36943" calcext:value-type="float">
            <text:p>1455472056.36943</text:p>
          </table:table-cell>
          <table:table-cell office:value-type="float" office:value="464" calcext:value-type="float">
            <text:p>464</text:p>
          </table:table-cell>
          <table:table-cell table:formula="of:=[.B223]-[.B$2]" office:value-type="float" office:value="17.6810293197632" calcext:value-type="float">
            <text:p>17.6810293198</text:p>
          </table:table-cell>
          <table:table-cell table:formula="of:=[.C222]/([.D223]-[.D222])" office:value-type="float" office:value="5851.05848069017" calcext:value-type="float">
            <text:p>5851.05848069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472056.44749" calcext:value-type="float">
            <text:p>1455472056.44749</text:p>
          </table:table-cell>
          <table:table-cell office:value-type="float" office:value="456" calcext:value-type="float">
            <text:p>456</text:p>
          </table:table-cell>
          <table:table-cell table:formula="of:=[.B224]-[.B$2]" office:value-type="float" office:value="17.7590954303741" calcext:value-type="float">
            <text:p>17.7590954304</text:p>
          </table:table-cell>
          <table:table-cell table:formula="of:=[.C223]/([.D224]-[.D223])" office:value-type="float" office:value="5943.68025214319" calcext:value-type="float">
            <text:p>5943.68025214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472056.52869" calcext:value-type="float">
            <text:p>1455472056.52869</text:p>
          </table:table-cell>
          <table:table-cell office:value-type="float" office:value="448" calcext:value-type="float">
            <text:p>448</text:p>
          </table:table-cell>
          <table:table-cell table:formula="of:=[.B225]-[.B$2]" office:value-type="float" office:value="17.8402869701386" calcext:value-type="float">
            <text:p>17.8402869701</text:p>
          </table:table-cell>
          <table:table-cell table:formula="of:=[.C224]/([.D225]-[.D224])" office:value-type="float" office:value="5616.34871469598" calcext:value-type="float">
            <text:p>5616.3487146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472056.6106" calcext:value-type="float">
            <text:p>1455472056.6106</text:p>
          </table:table-cell>
          <table:table-cell office:value-type="float" office:value="440" calcext:value-type="float">
            <text:p>440</text:p>
          </table:table-cell>
          <table:table-cell table:formula="of:=[.B226]-[.B$2]" office:value-type="float" office:value="17.9222056865692" calcext:value-type="float">
            <text:p>17.9222056866</text:p>
          </table:table-cell>
          <table:table-cell table:formula="of:=[.C225]/([.D226]-[.D225])" office:value-type="float" office:value="5468.83568884025" calcext:value-type="float">
            <text:p>5468.83568884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472056.68774" calcext:value-type="float">
            <text:p>1455472056.68774</text:p>
          </table:table-cell>
          <table:table-cell office:value-type="float" office:value="432" calcext:value-type="float">
            <text:p>432</text:p>
          </table:table-cell>
          <table:table-cell table:formula="of:=[.B227]-[.B$2]" office:value-type="float" office:value="17.999342918396" calcext:value-type="float">
            <text:p>17.9993429184</text:p>
          </table:table-cell>
          <table:table-cell table:formula="of:=[.C226]/([.D227]-[.D226])" office:value-type="float" office:value="5704.11965246633" calcext:value-type="float">
            <text:p>5704.119652466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472056.76789" calcext:value-type="float">
            <text:p>1455472056.76789</text:p>
          </table:table-cell>
          <table:table-cell office:value-type="float" office:value="424" calcext:value-type="float">
            <text:p>424</text:p>
          </table:table-cell>
          <table:table-cell table:formula="of:=[.B228]-[.B$2]" office:value-type="float" office:value="18.0794882774353" calcext:value-type="float">
            <text:p>18.0794882774</text:p>
          </table:table-cell>
          <table:table-cell table:formula="of:=[.C227]/([.D228]-[.D227])" office:value-type="float" office:value="5390.20606031759" calcext:value-type="float">
            <text:p>5390.20606031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472056.84918" calcext:value-type="float">
            <text:p>1455472056.84918</text:p>
          </table:table-cell>
          <table:table-cell office:value-type="float" office:value="416" calcext:value-type="float">
            <text:p>416</text:p>
          </table:table-cell>
          <table:table-cell table:formula="of:=[.B229]-[.B$2]" office:value-type="float" office:value="18.1607799530029" calcext:value-type="float">
            <text:p>18.160779953</text:p>
          </table:table-cell>
          <table:table-cell table:formula="of:=[.C228]/([.D229]-[.D228])" office:value-type="float" office:value="5215.78620491433" calcext:value-type="float">
            <text:p>5215.78620491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472056.92852" calcext:value-type="float">
            <text:p>1455472056.92852</text:p>
          </table:table-cell>
          <table:table-cell office:value-type="float" office:value="408" calcext:value-type="float">
            <text:p>408</text:p>
          </table:table-cell>
          <table:table-cell table:formula="of:=[.B230]-[.B$2]" office:value-type="float" office:value="18.2401258945465" calcext:value-type="float">
            <text:p>18.2401258945</text:p>
          </table:table-cell>
          <table:table-cell table:formula="of:=[.C229]/([.D230]-[.D229])" office:value-type="float" office:value="5242.86424620118" calcext:value-type="float">
            <text:p>5242.86424620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472057.00893" calcext:value-type="float">
            <text:p>1455472057.00893</text:p>
          </table:table-cell>
          <table:table-cell office:value-type="float" office:value="400" calcext:value-type="float">
            <text:p>400</text:p>
          </table:table-cell>
          <table:table-cell table:formula="of:=[.B231]-[.B$2]" office:value-type="float" office:value="18.3205337524414" calcext:value-type="float">
            <text:p>18.3205337524</text:p>
          </table:table-cell>
          <table:table-cell table:formula="of:=[.C230]/([.D231]-[.D230])" office:value-type="float" office:value="5074.13094542705" calcext:value-type="float">
            <text:p>5074.13094542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472057.0892" calcext:value-type="float">
            <text:p>1455472057.0892</text:p>
          </table:table-cell>
          <table:table-cell office:value-type="float" office:value="392" calcext:value-type="float">
            <text:p>392</text:p>
          </table:table-cell>
          <table:table-cell table:formula="of:=[.B232]-[.B$2]" office:value-type="float" office:value="18.4007978439331" calcext:value-type="float">
            <text:p>18.4007978439</text:p>
          </table:table-cell>
          <table:table-cell table:formula="of:=[.C231]/([.D232]-[.D231])" office:value-type="float" office:value="4983.54859023561" calcext:value-type="float">
            <text:p>4983.54859023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472057.16801" calcext:value-type="float">
            <text:p>1455472057.16801</text:p>
          </table:table-cell>
          <table:table-cell office:value-type="float" office:value="392" calcext:value-type="float">
            <text:p>392</text:p>
          </table:table-cell>
          <table:table-cell table:formula="of:=[.B233]-[.B$2]" office:value-type="float" office:value="18.4796097278595" calcext:value-type="float">
            <text:p>18.4796097279</text:p>
          </table:table-cell>
          <table:table-cell table:formula="of:=[.C232]/([.D233]-[.D232])" office:value-type="float" office:value="4973.86917391949" calcext:value-type="float">
            <text:p>4973.86917391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472057.24832" calcext:value-type="float">
            <text:p>1455472057.24832</text:p>
          </table:table-cell>
          <table:table-cell office:value-type="float" office:value="384" calcext:value-type="float">
            <text:p>384</text:p>
          </table:table-cell>
          <table:table-cell table:formula="of:=[.B234]-[.B$2]" office:value-type="float" office:value="18.5599222183228" calcext:value-type="float">
            <text:p>18.5599222183</text:p>
          </table:table-cell>
          <table:table-cell table:formula="of:=[.C233]/([.D234]-[.D233])" office:value-type="float" office:value="4880.93443172879" calcext:value-type="float">
            <text:p>4880.93443172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472057.32927" calcext:value-type="float">
            <text:p>1455472057.32927</text:p>
          </table:table-cell>
          <table:table-cell office:value-type="float" office:value="384" calcext:value-type="float">
            <text:p>384</text:p>
          </table:table-cell>
          <table:table-cell table:formula="of:=[.B235]-[.B$2]" office:value-type="float" office:value="18.6408684253693" calcext:value-type="float">
            <text:p>18.6408684254</text:p>
          </table:table-cell>
          <table:table-cell table:formula="of:=[.C234]/([.D235]-[.D234])" office:value-type="float" office:value="4743.8912088786" calcext:value-type="float">
            <text:p>4743.89120887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472057.40859" calcext:value-type="float">
            <text:p>1455472057.40859</text:p>
          </table:table-cell>
          <table:table-cell office:value-type="float" office:value="376" calcext:value-type="float">
            <text:p>376</text:p>
          </table:table-cell>
          <table:table-cell table:formula="of:=[.B236]-[.B$2]" office:value-type="float" office:value="18.7201931476593" calcext:value-type="float">
            <text:p>18.7201931477</text:p>
          </table:table-cell>
          <table:table-cell table:formula="of:=[.C235]/([.D236]-[.D235])" office:value-type="float" office:value="4840.86157397389" calcext:value-type="float">
            <text:p>4840.86157397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472057.48818" calcext:value-type="float">
            <text:p>1455472057.48818</text:p>
          </table:table-cell>
          <table:table-cell office:value-type="float" office:value="376" calcext:value-type="float">
            <text:p>376</text:p>
          </table:table-cell>
          <table:table-cell table:formula="of:=[.B237]-[.B$2]" office:value-type="float" office:value="18.7997846603394" calcext:value-type="float">
            <text:p>18.7997846603</text:p>
          </table:table-cell>
          <table:table-cell table:formula="of:=[.C236]/([.D237]-[.D236])" office:value-type="float" office:value="4724.12179815535" calcext:value-type="float">
            <text:p>4724.12179815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472057.56957" calcext:value-type="float">
            <text:p>1455472057.56957</text:p>
          </table:table-cell>
          <table:table-cell office:value-type="float" office:value="376" calcext:value-type="float">
            <text:p>376</text:p>
          </table:table-cell>
          <table:table-cell table:formula="of:=[.B238]-[.B$2]" office:value-type="float" office:value="18.8811702728271" calcext:value-type="float">
            <text:p>18.8811702728</text:p>
          </table:table-cell>
          <table:table-cell table:formula="of:=[.C237]/([.D238]-[.D237])" office:value-type="float" office:value="4619.98120437315" calcext:value-type="float">
            <text:p>4619.98120437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472057.64843" calcext:value-type="float">
            <text:p>1455472057.64843</text:p>
          </table:table-cell>
          <table:table-cell office:value-type="float" office:value="376" calcext:value-type="float">
            <text:p>376</text:p>
          </table:table-cell>
          <table:table-cell table:formula="of:=[.B239]-[.B$2]" office:value-type="float" office:value="18.9600305557251" calcext:value-type="float">
            <text:p>18.9600305557</text:p>
          </table:table-cell>
          <table:table-cell table:formula="of:=[.C238]/([.D239]-[.D238])" office:value-type="float" office:value="4767.92608627299" calcext:value-type="float">
            <text:p>4767.92608627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472057.72845" calcext:value-type="float">
            <text:p>1455472057.72845</text:p>
          </table:table-cell>
          <table:table-cell office:value-type="float" office:value="376" calcext:value-type="float">
            <text:p>376</text:p>
          </table:table-cell>
          <table:table-cell table:formula="of:=[.B240]-[.B$2]" office:value-type="float" office:value="19.0400524139404" calcext:value-type="float">
            <text:p>19.0400524139</text:p>
          </table:table-cell>
          <table:table-cell table:formula="of:=[.C239]/([.D240]-[.D239])" office:value-type="float" office:value="4698.71618062425" calcext:value-type="float">
            <text:p>4698.71618062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472057.8095" calcext:value-type="float">
            <text:p>1455472057.8095</text:p>
          </table:table-cell>
          <table:table-cell office:value-type="float" office:value="376" calcext:value-type="float">
            <text:p>376</text:p>
          </table:table-cell>
          <table:table-cell table:formula="of:=[.B241]-[.B$2]" office:value-type="float" office:value="19.1210970878601" calcext:value-type="float">
            <text:p>19.1210970879</text:p>
          </table:table-cell>
          <table:table-cell table:formula="of:=[.C240]/([.D241]-[.D240])" office:value-type="float" office:value="4639.4165318334" calcext:value-type="float">
            <text:p>4639.41653183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472057.88816" calcext:value-type="float">
            <text:p>1455472057.88816</text:p>
          </table:table-cell>
          <table:table-cell office:value-type="float" office:value="376" calcext:value-type="float">
            <text:p>376</text:p>
          </table:table-cell>
          <table:table-cell table:formula="of:=[.B242]-[.B$2]" office:value-type="float" office:value="19.1997654438019" calcext:value-type="float">
            <text:p>19.1997654438</text:p>
          </table:table-cell>
          <table:table-cell table:formula="of:=[.C241]/([.D242]-[.D241])" office:value-type="float" office:value="4779.55838149588" calcext:value-type="float">
            <text:p>4779.55838149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472057.96906" calcext:value-type="float">
            <text:p>1455472057.96906</text:p>
          </table:table-cell>
          <table:table-cell office:value-type="float" office:value="376" calcext:value-type="float">
            <text:p>376</text:p>
          </table:table-cell>
          <table:table-cell table:formula="of:=[.B243]-[.B$2]" office:value-type="float" office:value="19.2806596755981" calcext:value-type="float">
            <text:p>19.2806596756</text:p>
          </table:table-cell>
          <table:table-cell table:formula="of:=[.C242]/([.D243]-[.D242])" office:value-type="float" office:value="4648.04463372581" calcext:value-type="float">
            <text:p>4648.04463372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472058.04906" calcext:value-type="float">
            <text:p>1455472058.04906</text:p>
          </table:table-cell>
          <table:table-cell office:value-type="float" office:value="376" calcext:value-type="float">
            <text:p>376</text:p>
          </table:table-cell>
          <table:table-cell table:formula="of:=[.B244]-[.B$2]" office:value-type="float" office:value="19.3606641292572" calcext:value-type="float">
            <text:p>19.3606641293</text:p>
          </table:table-cell>
          <table:table-cell table:formula="of:=[.C243]/([.D244]-[.D243])" office:value-type="float" office:value="4699.73836209594" calcext:value-type="float">
            <text:p>4699.73836209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472058.12758" calcext:value-type="float">
            <text:p>1455472058.12758</text:p>
          </table:table-cell>
          <table:table-cell office:value-type="float" office:value="384" calcext:value-type="float">
            <text:p>384</text:p>
          </table:table-cell>
          <table:table-cell table:formula="of:=[.B245]-[.B$2]" office:value-type="float" office:value="19.4391841888428" calcext:value-type="float">
            <text:p>19.4391841888</text:p>
          </table:table-cell>
          <table:table-cell table:formula="of:=[.C244]/([.D245]-[.D244])" office:value-type="float" office:value="4788.58526069042" calcext:value-type="float">
            <text:p>4788.58526069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472058.21042" calcext:value-type="float">
            <text:p>1455472058.21042</text:p>
          </table:table-cell>
          <table:table-cell office:value-type="float" office:value="384" calcext:value-type="float">
            <text:p>384</text:p>
          </table:table-cell>
          <table:table-cell table:formula="of:=[.B246]-[.B$2]" office:value-type="float" office:value="19.522022485733" calcext:value-type="float">
            <text:p>19.5220224857</text:p>
          </table:table-cell>
          <table:table-cell table:formula="of:=[.C245]/([.D246]-[.D245])" office:value-type="float" office:value="4635.5371176777" calcext:value-type="float">
            <text:p>4635.53711767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472058.28919" calcext:value-type="float">
            <text:p>1455472058.28919</text:p>
          </table:table-cell>
          <table:table-cell office:value-type="float" office:value="392" calcext:value-type="float">
            <text:p>392</text:p>
          </table:table-cell>
          <table:table-cell table:formula="of:=[.B247]-[.B$2]" office:value-type="float" office:value="19.6007902622223" calcext:value-type="float">
            <text:p>19.6007902622</text:p>
          </table:table-cell>
          <table:table-cell table:formula="of:=[.C246]/([.D247]-[.D246])" office:value-type="float" office:value="4875.09000653801" calcext:value-type="float">
            <text:p>4875.0900065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472058.36802" calcext:value-type="float">
            <text:p>1455472058.36802</text:p>
          </table:table-cell>
          <table:table-cell office:value-type="float" office:value="400" calcext:value-type="float">
            <text:p>400</text:p>
          </table:table-cell>
          <table:table-cell table:formula="of:=[.B248]-[.B$2]" office:value-type="float" office:value="19.6796259880066" calcext:value-type="float">
            <text:p>19.679625988</text:p>
          </table:table-cell>
          <table:table-cell table:formula="of:=[.C247]/([.D248]-[.D247])" office:value-type="float" office:value="4972.36495383489" calcext:value-type="float">
            <text:p>4972.36495383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472058.44781" calcext:value-type="float">
            <text:p>1455472058.44781</text:p>
          </table:table-cell>
          <table:table-cell office:value-type="float" office:value="400" calcext:value-type="float">
            <text:p>400</text:p>
          </table:table-cell>
          <table:table-cell table:formula="of:=[.B249]-[.B$2]" office:value-type="float" office:value="19.7594087123871" calcext:value-type="float">
            <text:p>19.7594087124</text:p>
          </table:table-cell>
          <table:table-cell table:formula="of:=[.C248]/([.D249]-[.D248])" office:value-type="float" office:value="5013.61670845374" calcext:value-type="float">
            <text:p>5013.61670845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472058.52859" calcext:value-type="float">
            <text:p>1455472058.52859</text:p>
          </table:table-cell>
          <table:table-cell office:value-type="float" office:value="408" calcext:value-type="float">
            <text:p>408</text:p>
          </table:table-cell>
          <table:table-cell table:formula="of:=[.B250]-[.B$2]" office:value-type="float" office:value="19.8401894569397" calcext:value-type="float">
            <text:p>19.8401894569</text:p>
          </table:table-cell>
          <table:table-cell table:formula="of:=[.C249]/([.D250]-[.D249])" office:value-type="float" office:value="4951.67508315649" calcext:value-type="float">
            <text:p>4951.67508315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472058.60995" calcext:value-type="float">
            <text:p>1455472058.60995</text:p>
          </table:table-cell>
          <table:table-cell office:value-type="float" office:value="416" calcext:value-type="float">
            <text:p>416</text:p>
          </table:table-cell>
          <table:table-cell table:formula="of:=[.B251]-[.B$2]" office:value-type="float" office:value="19.9215466976166" calcext:value-type="float">
            <text:p>19.9215466976</text:p>
          </table:table-cell>
          <table:table-cell table:formula="of:=[.C250]/([.D251]-[.D250])" office:value-type="float" office:value="5014.91934344752" calcext:value-type="float">
            <text:p>5014.91934344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472058.68771" calcext:value-type="float">
            <text:p>1455472058.68771</text:p>
          </table:table-cell>
          <table:table-cell office:value-type="float" office:value="424" calcext:value-type="float">
            <text:p>424</text:p>
          </table:table-cell>
          <table:table-cell table:formula="of:=[.B252]-[.B$2]" office:value-type="float" office:value="19.9993119239807" calcext:value-type="float">
            <text:p>19.999311924</text:p>
          </table:table-cell>
          <table:table-cell table:formula="of:=[.C251]/([.D252]-[.D251])" office:value-type="float" office:value="5349.43469529787" calcext:value-type="float">
            <text:p>5349.43469529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472058.76968" calcext:value-type="float">
            <text:p>1455472058.76968</text:p>
          </table:table-cell>
          <table:table-cell office:value-type="float" office:value="432" calcext:value-type="float">
            <text:p>432</text:p>
          </table:table-cell>
          <table:table-cell table:formula="of:=[.B253]-[.B$2]" office:value-type="float" office:value="20.0812764167786" calcext:value-type="float">
            <text:p>20.0812764168</text:p>
          </table:table-cell>
          <table:table-cell table:formula="of:=[.C252]/([.D253]-[.D252])" office:value-type="float" office:value="5172.97167989203" calcext:value-type="float">
            <text:p>5172.9716798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472058.84799" calcext:value-type="float">
            <text:p>1455472058.84799</text:p>
          </table:table-cell>
          <table:table-cell office:value-type="float" office:value="440" calcext:value-type="float">
            <text:p>440</text:p>
          </table:table-cell>
          <table:table-cell table:formula="of:=[.B254]-[.B$2]" office:value-type="float" office:value="20.1595911979675" calcext:value-type="float">
            <text:p>20.159591198</text:p>
          </table:table-cell>
          <table:table-cell table:formula="of:=[.C253]/([.D254]-[.D253])" office:value-type="float" office:value="5516.20005114529" calcext:value-type="float">
            <text:p>5516.20005114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472058.92753" calcext:value-type="float">
            <text:p>1455472058.92753</text:p>
          </table:table-cell>
          <table:table-cell office:value-type="float" office:value="448" calcext:value-type="float">
            <text:p>448</text:p>
          </table:table-cell>
          <table:table-cell table:formula="of:=[.B255]-[.B$2]" office:value-type="float" office:value="20.2391302585602" calcext:value-type="float">
            <text:p>20.2391302586</text:p>
          </table:table-cell>
          <table:table-cell table:formula="of:=[.C254]/([.D255]-[.D254])" office:value-type="float" office:value="5531.87322959974" calcext:value-type="float">
            <text:p>5531.87322959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472059.00922" calcext:value-type="float">
            <text:p>1455472059.00922</text:p>
          </table:table-cell>
          <table:table-cell office:value-type="float" office:value="456" calcext:value-type="float">
            <text:p>456</text:p>
          </table:table-cell>
          <table:table-cell table:formula="of:=[.B256]-[.B$2]" office:value-type="float" office:value="20.3208208084106" calcext:value-type="float">
            <text:p>20.3208208084</text:p>
          </table:table-cell>
          <table:table-cell table:formula="of:=[.C255]/([.D256]-[.D255])" office:value-type="float" office:value="5484.11047324412" calcext:value-type="float">
            <text:p>5484.11047324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472059.08769" calcext:value-type="float">
            <text:p>1455472059.08769</text:p>
          </table:table-cell>
          <table:table-cell office:value-type="float" office:value="472" calcext:value-type="float">
            <text:p>472</text:p>
          </table:table-cell>
          <table:table-cell table:formula="of:=[.B257]-[.B$2]" office:value-type="float" office:value="20.3992898464203" calcext:value-type="float">
            <text:p>20.3992898464</text:p>
          </table:table-cell>
          <table:table-cell table:formula="of:=[.C256]/([.D257]-[.D256])" office:value-type="float" office:value="5811.20925611398" calcext:value-type="float">
            <text:p>5811.2092561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472059.1676" calcext:value-type="float">
            <text:p>1455472059.1676</text:p>
          </table:table-cell>
          <table:table-cell office:value-type="float" office:value="480" calcext:value-type="float">
            <text:p>480</text:p>
          </table:table-cell>
          <table:table-cell table:formula="of:=[.B258]-[.B$2]" office:value-type="float" office:value="20.4791963100433" calcext:value-type="float">
            <text:p>20.47919631</text:p>
          </table:table-cell>
          <table:table-cell table:formula="of:=[.C257]/([.D258]-[.D257])" office:value-type="float" office:value="5906.90638277558" calcext:value-type="float">
            <text:p>5906.90638277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472059.24852" calcext:value-type="float">
            <text:p>1455472059.24852</text:p>
          </table:table-cell>
          <table:table-cell office:value-type="float" office:value="488" calcext:value-type="float">
            <text:p>488</text:p>
          </table:table-cell>
          <table:table-cell table:formula="of:=[.B259]-[.B$2]" office:value-type="float" office:value="20.5601258277893" calcext:value-type="float">
            <text:p>20.5601258278</text:p>
          </table:table-cell>
          <table:table-cell table:formula="of:=[.C258]/([.D259]-[.D258])" office:value-type="float" office:value="5931.08686878209" calcext:value-type="float">
            <text:p>5931.08686878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472059.32871" calcext:value-type="float">
            <text:p>1455472059.32871</text:p>
          </table:table-cell>
          <table:table-cell office:value-type="float" office:value="496" calcext:value-type="float">
            <text:p>496</text:p>
          </table:table-cell>
          <table:table-cell table:formula="of:=[.B260]-[.B$2]" office:value-type="float" office:value="20.6403074264526" calcext:value-type="float">
            <text:p>20.6403074265</text:p>
          </table:table-cell>
          <table:table-cell table:formula="of:=[.C259]/([.D260]-[.D259])" office:value-type="float" office:value="6086.18446295933" calcext:value-type="float">
            <text:p>6086.184462959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472059.41192" calcext:value-type="float">
            <text:p>1455472059.41192</text:p>
          </table:table-cell>
          <table:table-cell office:value-type="float" office:value="504" calcext:value-type="float">
            <text:p>504</text:p>
          </table:table-cell>
          <table:table-cell table:formula="of:=[.B261]-[.B$2]" office:value-type="float" office:value="20.723521232605" calcext:value-type="float">
            <text:p>20.7235212326</text:p>
          </table:table-cell>
          <table:table-cell table:formula="of:=[.C260]/([.D261]-[.D260])" office:value-type="float" office:value="5960.54937196296" calcext:value-type="float">
            <text:p>5960.5493719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472059.48896" calcext:value-type="float">
            <text:p>1455472059.48896</text:p>
          </table:table-cell>
          <table:table-cell office:value-type="float" office:value="520" calcext:value-type="float">
            <text:p>520</text:p>
          </table:table-cell>
          <table:table-cell table:formula="of:=[.B262]-[.B$2]" office:value-type="float" office:value="20.8005599975586" calcext:value-type="float">
            <text:p>20.8005599976</text:p>
          </table:table-cell>
          <table:table-cell table:formula="of:=[.C261]/([.D262]-[.D261])" office:value-type="float" office:value="6542.1609536896" calcext:value-type="float">
            <text:p>6542.16095368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472059.56822" calcext:value-type="float">
            <text:p>1455472059.56822</text:p>
          </table:table-cell>
          <table:table-cell office:value-type="float" office:value="528" calcext:value-type="float">
            <text:p>528</text:p>
          </table:table-cell>
          <table:table-cell table:formula="of:=[.B263]-[.B$2]" office:value-type="float" office:value="20.8798208236694" calcext:value-type="float">
            <text:p>20.8798208237</text:p>
          </table:table-cell>
          <table:table-cell table:formula="of:=[.C262]/([.D263]-[.D262])" office:value-type="float" office:value="6560.6179687406" calcext:value-type="float">
            <text:p>6560.61796874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472059.64842" calcext:value-type="float">
            <text:p>1455472059.64842</text:p>
          </table:table-cell>
          <table:table-cell office:value-type="float" office:value="536" calcext:value-type="float">
            <text:p>536</text:p>
          </table:table-cell>
          <table:table-cell table:formula="of:=[.B264]-[.B$2]" office:value-type="float" office:value="20.9600222110748" calcext:value-type="float">
            <text:p>20.9600222111</text:p>
          </table:table-cell>
          <table:table-cell table:formula="of:=[.C263]/([.D264]-[.D263])" office:value-type="float" office:value="6583.42725832295" calcext:value-type="float">
            <text:p>6583.4272583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472059.7291" calcext:value-type="float">
            <text:p>1455472059.7291</text:p>
          </table:table-cell>
          <table:table-cell office:value-type="float" office:value="544" calcext:value-type="float">
            <text:p>544</text:p>
          </table:table-cell>
          <table:table-cell table:formula="of:=[.B265]-[.B$2]" office:value-type="float" office:value="21.0406980514526" calcext:value-type="float">
            <text:p>21.0406980515</text:p>
          </table:table-cell>
          <table:table-cell table:formula="of:=[.C264]/([.D265]-[.D264])" office:value-type="float" office:value="6643.872533461" calcext:value-type="float">
            <text:p>6643.8725334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472059.8102" calcext:value-type="float">
            <text:p>1455472059.8102</text:p>
          </table:table-cell>
          <table:table-cell office:value-type="float" office:value="552" calcext:value-type="float">
            <text:p>552</text:p>
          </table:table-cell>
          <table:table-cell table:formula="of:=[.B266]-[.B$2]" office:value-type="float" office:value="21.1217975616455" calcext:value-type="float">
            <text:p>21.1217975616</text:p>
          </table:table-cell>
          <table:table-cell table:formula="of:=[.C265]/([.D266]-[.D265])" office:value-type="float" office:value="6707.80869953786" calcext:value-type="float">
            <text:p>6707.808699537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472059.88837" calcext:value-type="float">
            <text:p>1455472059.88837</text:p>
          </table:table-cell>
          <table:table-cell office:value-type="float" office:value="560" calcext:value-type="float">
            <text:p>560</text:p>
          </table:table-cell>
          <table:table-cell table:formula="of:=[.B267]-[.B$2]" office:value-type="float" office:value="21.1999680995941" calcext:value-type="float">
            <text:p>21.1999680996</text:p>
          </table:table-cell>
          <table:table-cell table:formula="of:=[.C266]/([.D267]-[.D266])" office:value-type="float" office:value="7061.48396168005" calcext:value-type="float">
            <text:p>7061.48396168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472059.96847" calcext:value-type="float">
            <text:p>1455472059.96847</text:p>
          </table:table-cell>
          <table:table-cell office:value-type="float" office:value="568" calcext:value-type="float">
            <text:p>568</text:p>
          </table:table-cell>
          <table:table-cell table:formula="of:=[.B268]-[.B$2]" office:value-type="float" office:value="21.2800748348236" calcext:value-type="float">
            <text:p>21.2800748348</text:p>
          </table:table-cell>
          <table:table-cell table:formula="of:=[.C267]/([.D268]-[.D267])" office:value-type="float" office:value="6990.67311126455" calcext:value-type="float">
            <text:p>6990.67311126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472060.04784" calcext:value-type="float">
            <text:p>1455472060.04784</text:p>
          </table:table-cell>
          <table:table-cell office:value-type="float" office:value="576" calcext:value-type="float">
            <text:p>576</text:p>
          </table:table-cell>
          <table:table-cell table:formula="of:=[.B269]-[.B$2]" office:value-type="float" office:value="21.3594450950623" calcext:value-type="float">
            <text:p>21.3594450951</text:p>
          </table:table-cell>
          <table:table-cell table:formula="of:=[.C268]/([.D269]-[.D268])" office:value-type="float" office:value="7156.33284169863" calcext:value-type="float">
            <text:p>7156.33284169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472060.12827" calcext:value-type="float">
            <text:p>1455472060.12827</text:p>
          </table:table-cell>
          <table:table-cell office:value-type="float" office:value="584" calcext:value-type="float">
            <text:p>584</text:p>
          </table:table-cell>
          <table:table-cell table:formula="of:=[.B270]-[.B$2]" office:value-type="float" office:value="21.4398703575134" calcext:value-type="float">
            <text:p>21.4398703575</text:p>
          </table:table-cell>
          <table:table-cell table:formula="of:=[.C269]/([.D270]-[.D269])" office:value-type="float" office:value="7161.92875776692" calcext:value-type="float">
            <text:p>7161.92875776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472060.20959" calcext:value-type="float">
            <text:p>1455472060.20959</text:p>
          </table:table-cell>
          <table:table-cell office:value-type="float" office:value="584" calcext:value-type="float">
            <text:p>584</text:p>
          </table:table-cell>
          <table:table-cell table:formula="of:=[.B271]-[.B$2]" office:value-type="float" office:value="21.5211865901947" calcext:value-type="float">
            <text:p>21.5211865902</text:p>
          </table:table-cell>
          <table:table-cell table:formula="of:=[.C270]/([.D271]-[.D270])" office:value-type="float" office:value="7181.83787841027" calcext:value-type="float">
            <text:p>7181.83787841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472060.28755" calcext:value-type="float">
            <text:p>1455472060.28755</text:p>
          </table:table-cell>
          <table:table-cell office:value-type="float" office:value="592" calcext:value-type="float">
            <text:p>592</text:p>
          </table:table-cell>
          <table:table-cell table:formula="of:=[.B272]-[.B$2]" office:value-type="float" office:value="21.599146604538" calcext:value-type="float">
            <text:p>21.5991466045</text:p>
          </table:table-cell>
          <table:table-cell table:formula="of:=[.C271]/([.D272]-[.D271])" office:value-type="float" office:value="7491.01965821376" calcext:value-type="float">
            <text:p>7491.01965821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472060.36794" calcext:value-type="float">
            <text:p>1455472060.36794</text:p>
          </table:table-cell>
          <table:table-cell office:value-type="float" office:value="600" calcext:value-type="float">
            <text:p>600</text:p>
          </table:table-cell>
          <table:table-cell table:formula="of:=[.B273]-[.B$2]" office:value-type="float" office:value="21.6795439720154" calcext:value-type="float">
            <text:p>21.679543972</text:p>
          </table:table-cell>
          <table:table-cell table:formula="of:=[.C272]/([.D273]-[.D272])" office:value-type="float" office:value="7363.42517889393" calcext:value-type="float">
            <text:p>7363.42517889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472060.44951" calcext:value-type="float">
            <text:p>1455472060.44951</text:p>
          </table:table-cell>
          <table:table-cell office:value-type="float" office:value="600" calcext:value-type="float">
            <text:p>600</text:p>
          </table:table-cell>
          <table:table-cell table:formula="of:=[.B274]-[.B$2]" office:value-type="float" office:value="21.7611072063446" calcext:value-type="float">
            <text:p>21.7611072063</text:p>
          </table:table-cell>
          <table:table-cell table:formula="of:=[.C273]/([.D274]-[.D273])" office:value-type="float" office:value="7356.25560872374" calcext:value-type="float">
            <text:p>7356.25560872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472060.52832" calcext:value-type="float">
            <text:p>1455472060.52832</text:p>
          </table:table-cell>
          <table:table-cell office:value-type="float" office:value="608" calcext:value-type="float">
            <text:p>608</text:p>
          </table:table-cell>
          <table:table-cell table:formula="of:=[.B275]-[.B$2]" office:value-type="float" office:value="21.8399183750153" calcext:value-type="float">
            <text:p>21.839918375</text:p>
          </table:table-cell>
          <table:table-cell table:formula="of:=[.C274]/([.D275]-[.D274])" office:value-type="float" office:value="7613.13415497432" calcext:value-type="float">
            <text:p>7613.13415497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472060.60859" calcext:value-type="float">
            <text:p>1455472060.60859</text:p>
          </table:table-cell>
          <table:table-cell office:value-type="float" office:value="608" calcext:value-type="float">
            <text:p>608</text:p>
          </table:table-cell>
          <table:table-cell table:formula="of:=[.B276]-[.B$2]" office:value-type="float" office:value="21.9201924800873" calcext:value-type="float">
            <text:p>21.9201924801</text:p>
          </table:table-cell>
          <table:table-cell table:formula="of:=[.C275]/([.D276]-[.D275])" office:value-type="float" office:value="7574.04893464095" calcext:value-type="float">
            <text:p>7574.0489346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472060.68915" calcext:value-type="float">
            <text:p>1455472060.68915</text:p>
          </table:table-cell>
          <table:table-cell office:value-type="float" office:value="608" calcext:value-type="float">
            <text:p>608</text:p>
          </table:table-cell>
          <table:table-cell table:formula="of:=[.B277]-[.B$2]" office:value-type="float" office:value="22.0007491111755" calcext:value-type="float">
            <text:p>22.0007491112</text:p>
          </table:table-cell>
          <table:table-cell table:formula="of:=[.C276]/([.D277]-[.D276])" office:value-type="float" office:value="7547.48543709434" calcext:value-type="float">
            <text:p>7547.48543709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472060.76807" calcext:value-type="float">
            <text:p>1455472060.76807</text:p>
          </table:table-cell>
          <table:table-cell office:value-type="float" office:value="608" calcext:value-type="float">
            <text:p>608</text:p>
          </table:table-cell>
          <table:table-cell table:formula="of:=[.B278]-[.B$2]" office:value-type="float" office:value="22.0796759128571" calcext:value-type="float">
            <text:p>22.0796759129</text:p>
          </table:table-cell>
          <table:table-cell table:formula="of:=[.C277]/([.D278]-[.D277])" office:value-type="float" office:value="7703.34014614416" calcext:value-type="float">
            <text:p>7703.34014614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472060.84815" calcext:value-type="float">
            <text:p>1455472060.84815</text:p>
          </table:table-cell>
          <table:table-cell office:value-type="float" office:value="608" calcext:value-type="float">
            <text:p>608</text:p>
          </table:table-cell>
          <table:table-cell table:formula="of:=[.B279]-[.B$2]" office:value-type="float" office:value="22.1597540378571" calcext:value-type="float">
            <text:p>22.1597540379</text:p>
          </table:table-cell>
          <table:table-cell table:formula="of:=[.C278]/([.D279]-[.D278])" office:value-type="float" office:value="7592.58536585366" calcext:value-type="float">
            <text:p>7592.58536585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472060.92884" calcext:value-type="float">
            <text:p>1455472060.92884</text:p>
          </table:table-cell>
          <table:table-cell office:value-type="float" office:value="608" calcext:value-type="float">
            <text:p>608</text:p>
          </table:table-cell>
          <table:table-cell table:formula="of:=[.B280]-[.B$2]" office:value-type="float" office:value="22.2404458522797" calcext:value-type="float">
            <text:p>22.2404458523</text:p>
          </table:table-cell>
          <table:table-cell table:formula="of:=[.C279]/([.D280]-[.D279])" office:value-type="float" office:value="7534.84110315974" calcext:value-type="float">
            <text:p>7534.84110315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472061.00922" calcext:value-type="float">
            <text:p>1455472061.00922</text:p>
          </table:table-cell>
          <table:table-cell office:value-type="float" office:value="608" calcext:value-type="float">
            <text:p>608</text:p>
          </table:table-cell>
          <table:table-cell table:formula="of:=[.B281]-[.B$2]" office:value-type="float" office:value="22.3208222389221" calcext:value-type="float">
            <text:p>22.3208222389</text:p>
          </table:table-cell>
          <table:table-cell table:formula="of:=[.C280]/([.D281]-[.D280])" office:value-type="float" office:value="7564.41071063084" calcext:value-type="float">
            <text:p>7564.41071063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472061.08775" calcext:value-type="float">
            <text:p>1455472061.08775</text:p>
          </table:table-cell>
          <table:table-cell office:value-type="float" office:value="608" calcext:value-type="float">
            <text:p>608</text:p>
          </table:table-cell>
          <table:table-cell table:formula="of:=[.B282]-[.B$2]" office:value-type="float" office:value="22.3993513584137" calcext:value-type="float">
            <text:p>22.3993513584</text:p>
          </table:table-cell>
          <table:table-cell table:formula="of:=[.C281]/([.D282]-[.D281])" office:value-type="float" office:value="7742.35091309298" calcext:value-type="float">
            <text:p>7742.3509130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472061.16932" calcext:value-type="float">
            <text:p>1455472061.16932</text:p>
          </table:table-cell>
          <table:table-cell office:value-type="float" office:value="608" calcext:value-type="float">
            <text:p>608</text:p>
          </table:table-cell>
          <table:table-cell table:formula="of:=[.B283]-[.B$2]" office:value-type="float" office:value="22.4809205532074" calcext:value-type="float">
            <text:p>22.4809205532</text:p>
          </table:table-cell>
          <table:table-cell table:formula="of:=[.C282]/([.D283]-[.D282])" office:value-type="float" office:value="7453.79430969877" calcext:value-type="float">
            <text:p>7453.79430969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472061.24835" calcext:value-type="float">
            <text:p>1455472061.24835</text:p>
          </table:table-cell>
          <table:table-cell office:value-type="float" office:value="600" calcext:value-type="float">
            <text:p>600</text:p>
          </table:table-cell>
          <table:table-cell table:formula="of:=[.B284]-[.B$2]" office:value-type="float" office:value="22.5599524974823" calcext:value-type="float">
            <text:p>22.5599524975</text:p>
          </table:table-cell>
          <table:table-cell table:formula="of:=[.C283]/([.D284]-[.D283])" office:value-type="float" office:value="7693.09176913516" calcext:value-type="float">
            <text:p>7693.09176913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472061.32794" calcext:value-type="float">
            <text:p>1455472061.32794</text:p>
          </table:table-cell>
          <table:table-cell office:value-type="float" office:value="600" calcext:value-type="float">
            <text:p>600</text:p>
          </table:table-cell>
          <table:table-cell table:formula="of:=[.B285]-[.B$2]" office:value-type="float" office:value="22.6395456790924" calcext:value-type="float">
            <text:p>22.6395456791</text:p>
          </table:table-cell>
          <table:table-cell table:formula="of:=[.C284]/([.D285]-[.D284])" office:value-type="float" office:value="7538.33416207861" calcext:value-type="float">
            <text:p>7538.33416207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472061.4093" calcext:value-type="float">
            <text:p>1455472061.4093</text:p>
          </table:table-cell>
          <table:table-cell office:value-type="float" office:value="592" calcext:value-type="float">
            <text:p>592</text:p>
          </table:table-cell>
          <table:table-cell table:formula="of:=[.B286]-[.B$2]" office:value-type="float" office:value="22.720901966095" calcext:value-type="float">
            <text:p>22.7209019661</text:p>
          </table:table-cell>
          <table:table-cell table:formula="of:=[.C285]/([.D286]-[.D285])" office:value-type="float" office:value="7374.96783722559" calcext:value-type="float">
            <text:p>7374.96783722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472061.48849" calcext:value-type="float">
            <text:p>1455472061.48849</text:p>
          </table:table-cell>
          <table:table-cell office:value-type="float" office:value="592" calcext:value-type="float">
            <text:p>592</text:p>
          </table:table-cell>
          <table:table-cell table:formula="of:=[.B287]-[.B$2]" office:value-type="float" office:value="22.8000893592834" calcext:value-type="float">
            <text:p>22.8000893593</text:p>
          </table:table-cell>
          <table:table-cell table:formula="of:=[.C286]/([.D287]-[.D286])" office:value-type="float" office:value="7475.93747139726" calcext:value-type="float">
            <text:p>7475.93747139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472061.56944" calcext:value-type="float">
            <text:p>1455472061.56944</text:p>
          </table:table-cell>
          <table:table-cell office:value-type="float" office:value="584" calcext:value-type="float">
            <text:p>584</text:p>
          </table:table-cell>
          <table:table-cell table:formula="of:=[.B288]-[.B$2]" office:value-type="float" office:value="22.8810427188873" calcext:value-type="float">
            <text:p>22.8810427189</text:p>
          </table:table-cell>
          <table:table-cell table:formula="of:=[.C287]/([.D288]-[.D287])" office:value-type="float" office:value="7312.85276975229" calcext:value-type="float">
            <text:p>7312.85276975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472061.64923" calcext:value-type="float">
            <text:p>1455472061.64923</text:p>
          </table:table-cell>
          <table:table-cell office:value-type="float" office:value="576" calcext:value-type="float">
            <text:p>576</text:p>
          </table:table-cell>
          <table:table-cell table:formula="of:=[.B289]-[.B$2]" office:value-type="float" office:value="22.9608325958252" calcext:value-type="float">
            <text:p>22.9608325958</text:p>
          </table:table-cell>
          <table:table-cell table:formula="of:=[.C288]/([.D289]-[.D288])" office:value-type="float" office:value="7319.22422257614" calcext:value-type="float">
            <text:p>7319.22422257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472061.72783" calcext:value-type="float">
            <text:p>1455472061.72783</text:p>
          </table:table-cell>
          <table:table-cell office:value-type="float" office:value="568" calcext:value-type="float">
            <text:p>568</text:p>
          </table:table-cell>
          <table:table-cell table:formula="of:=[.B290]-[.B$2]" office:value-type="float" office:value="23.0394320487976" calcext:value-type="float">
            <text:p>23.0394320488</text:p>
          </table:table-cell>
          <table:table-cell table:formula="of:=[.C289]/([.D290]-[.D289])" office:value-type="float" office:value="7328.29527709528" calcext:value-type="float">
            <text:p>7328.29527709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472061.80953" calcext:value-type="float">
            <text:p>1455472061.80953</text:p>
          </table:table-cell>
          <table:table-cell office:value-type="float" office:value="560" calcext:value-type="float">
            <text:p>560</text:p>
          </table:table-cell>
          <table:table-cell table:formula="of:=[.B291]-[.B$2]" office:value-type="float" office:value="23.1211340427399" calcext:value-type="float">
            <text:p>23.1211340427</text:p>
          </table:table-cell>
          <table:table-cell table:formula="of:=[.C290]/([.D291]-[.D290])" office:value-type="float" office:value="6952.09471143885" calcext:value-type="float">
            <text:p>6952.09471143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472061.88929" calcext:value-type="float">
            <text:p>1455472061.88929</text:p>
          </table:table-cell>
          <table:table-cell office:value-type="float" office:value="552" calcext:value-type="float">
            <text:p>552</text:p>
          </table:table-cell>
          <table:table-cell table:formula="of:=[.B292]-[.B$2]" office:value-type="float" office:value="23.2008903026581" calcext:value-type="float">
            <text:p>23.2008903027</text:p>
          </table:table-cell>
          <table:table-cell table:formula="of:=[.C291]/([.D292]-[.D291])" office:value-type="float" office:value="7021.39243457829" calcext:value-type="float">
            <text:p>7021.392434578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472061.96808" calcext:value-type="float">
            <text:p>1455472061.96808</text:p>
          </table:table-cell>
          <table:table-cell office:value-type="float" office:value="544" calcext:value-type="float">
            <text:p>544</text:p>
          </table:table-cell>
          <table:table-cell table:formula="of:=[.B293]-[.B$2]" office:value-type="float" office:value="23.2796857357025" calcext:value-type="float">
            <text:p>23.2796857357</text:p>
          </table:table-cell>
          <table:table-cell table:formula="of:=[.C292]/([.D293]-[.D292])" office:value-type="float" office:value="7005.48215387967" calcext:value-type="float">
            <text:p>7005.48215387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472062.04813" calcext:value-type="float">
            <text:p>1455472062.04813</text:p>
          </table:table-cell>
          <table:table-cell office:value-type="float" office:value="496" calcext:value-type="float">
            <text:p>496</text:p>
          </table:table-cell>
          <table:table-cell table:formula="of:=[.B294]-[.B$2]" office:value-type="float" office:value="23.3597314357758" calcext:value-type="float">
            <text:p>23.3597314358</text:p>
          </table:table-cell>
          <table:table-cell table:formula="of:=[.C293]/([.D294]-[.D293])" office:value-type="float" office:value="6796.11771153525" calcext:value-type="float">
            <text:p>6796.117711535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472062.1292" calcext:value-type="float">
            <text:p>1455472062.1292</text:p>
          </table:table-cell>
          <table:table-cell office:value-type="float" office:value="504" calcext:value-type="float">
            <text:p>504</text:p>
          </table:table-cell>
          <table:table-cell table:formula="of:=[.B295]-[.B$2]" office:value-type="float" office:value="23.4408056735992" calcext:value-type="float">
            <text:p>23.4408056736</text:p>
          </table:table-cell>
          <table:table-cell table:formula="of:=[.C294]/([.D295]-[.D294])" office:value-type="float" office:value="6117.84968092927" calcext:value-type="float">
            <text:p>6117.8496809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472062.21088" calcext:value-type="float">
            <text:p>1455472062.21088</text:p>
          </table:table-cell>
          <table:table-cell office:value-type="float" office:value="520" calcext:value-type="float">
            <text:p>520</text:p>
          </table:table-cell>
          <table:table-cell table:formula="of:=[.B296]-[.B$2]" office:value-type="float" office:value="23.5224769115448" calcext:value-type="float">
            <text:p>23.5224769115</text:p>
          </table:table-cell>
          <table:table-cell table:formula="of:=[.C295]/([.D296]-[.D295])" office:value-type="float" office:value="6171.08314601494" calcext:value-type="float">
            <text:p>6171.08314601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472062.28849" calcext:value-type="float">
            <text:p>1455472062.28849</text:p>
          </table:table-cell>
          <table:table-cell office:value-type="float" office:value="528" calcext:value-type="float">
            <text:p>528</text:p>
          </table:table-cell>
          <table:table-cell table:formula="of:=[.B297]-[.B$2]" office:value-type="float" office:value="23.6000924110413" calcext:value-type="float">
            <text:p>23.600092411</text:p>
          </table:table-cell>
          <table:table-cell table:formula="of:=[.C296]/([.D297]-[.D296])" office:value-type="float" office:value="6699.69275948185" calcext:value-type="float">
            <text:p>6699.69275948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472062.36885" calcext:value-type="float">
            <text:p>1455472062.36885</text:p>
          </table:table-cell>
          <table:table-cell office:value-type="float" office:value="536" calcext:value-type="float">
            <text:p>536</text:p>
          </table:table-cell>
          <table:table-cell table:formula="of:=[.B298]-[.B$2]" office:value-type="float" office:value="23.6804525852203" calcext:value-type="float">
            <text:p>23.6804525852</text:p>
          </table:table-cell>
          <table:table-cell table:formula="of:=[.C297]/([.D298]-[.D297])" office:value-type="float" office:value="6570.4188099865" calcext:value-type="float">
            <text:p>6570.41880998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472062.44765" calcext:value-type="float">
            <text:p>1455472062.44765</text:p>
          </table:table-cell>
          <table:table-cell office:value-type="float" office:value="544" calcext:value-type="float">
            <text:p>544</text:p>
          </table:table-cell>
          <table:table-cell table:formula="of:=[.B299]-[.B$2]" office:value-type="float" office:value="23.7592492103577" calcext:value-type="float">
            <text:p>23.7592492104</text:p>
          </table:table-cell>
          <table:table-cell table:formula="of:=[.C298]/([.D299]-[.D298])" office:value-type="float" office:value="6802.3217880949" calcext:value-type="float">
            <text:p>6802.32178809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472062.52755" calcext:value-type="float">
            <text:p>1455472062.52755</text:p>
          </table:table-cell>
          <table:table-cell office:value-type="float" office:value="552" calcext:value-type="float">
            <text:p>552</text:p>
          </table:table-cell>
          <table:table-cell table:formula="of:=[.B300]-[.B$2]" office:value-type="float" office:value="23.8391544818878" calcext:value-type="float">
            <text:p>23.8391544819</text:p>
          </table:table-cell>
          <table:table-cell table:formula="of:=[.C299]/([.D300]-[.D299])" office:value-type="float" office:value="6808.06146556586" calcext:value-type="float">
            <text:p>6808.06146556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472062.61083" calcext:value-type="float">
            <text:p>1455472062.61083</text:p>
          </table:table-cell>
          <table:table-cell office:value-type="float" office:value="560" calcext:value-type="float">
            <text:p>560</text:p>
          </table:table-cell>
          <table:table-cell table:formula="of:=[.B301]-[.B$2]" office:value-type="float" office:value="23.9224278926849" calcext:value-type="float">
            <text:p>23.9224278927</text:p>
          </table:table-cell>
          <table:table-cell table:formula="of:=[.C300]/([.D301]-[.D300])" office:value-type="float" office:value="6628.76655004381" calcext:value-type="float">
            <text:p>6628.76655004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472062.68918" calcext:value-type="float">
            <text:p>1455472062.68918</text:p>
          </table:table-cell>
          <table:table-cell office:value-type="float" office:value="568" calcext:value-type="float">
            <text:p>568</text:p>
          </table:table-cell>
          <table:table-cell table:formula="of:=[.B302]-[.B$2]" office:value-type="float" office:value="24.000782251358" calcext:value-type="float">
            <text:p>24.0007822514</text:p>
          </table:table-cell>
          <table:table-cell table:formula="of:=[.C301]/([.D302]-[.D301])" office:value-type="float" office:value="7147.01784920978" calcext:value-type="float">
            <text:p>7147.01784920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472062.76792" calcext:value-type="float">
            <text:p>1455472062.76792</text:p>
          </table:table-cell>
          <table:table-cell office:value-type="float" office:value="576" calcext:value-type="float">
            <text:p>576</text:p>
          </table:table-cell>
          <table:table-cell table:formula="of:=[.B303]-[.B$2]" office:value-type="float" office:value="24.0795245170593" calcext:value-type="float">
            <text:p>24.0795245171</text:p>
          </table:table-cell>
          <table:table-cell table:formula="of:=[.C302]/([.D303]-[.D302])" office:value-type="float" office:value="7213.40686531282" calcext:value-type="float">
            <text:p>7213.40686531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472062.8489" calcext:value-type="float">
            <text:p>1455472062.8489</text:p>
          </table:table-cell>
          <table:table-cell office:value-type="float" office:value="584" calcext:value-type="float">
            <text:p>584</text:p>
          </table:table-cell>
          <table:table-cell table:formula="of:=[.B304]-[.B$2]" office:value-type="float" office:value="24.1605019569397" calcext:value-type="float">
            <text:p>24.1605019569</text:p>
          </table:table-cell>
          <table:table-cell table:formula="of:=[.C303]/([.D304]-[.D303])" office:value-type="float" office:value="7113.09224953186" calcext:value-type="float">
            <text:p>7113.09224953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472062.92955" calcext:value-type="float">
            <text:p>1455472062.92955</text:p>
          </table:table-cell>
          <table:table-cell office:value-type="float" office:value="592" calcext:value-type="float">
            <text:p>592</text:p>
          </table:table-cell>
          <table:table-cell table:formula="of:=[.B305]-[.B$2]" office:value-type="float" office:value="24.2411470413208" calcext:value-type="float">
            <text:p>24.2411470413</text:p>
          </table:table-cell>
          <table:table-cell table:formula="of:=[.C304]/([.D305]-[.D304])" office:value-type="float" office:value="7241.60690613452" calcext:value-type="float">
            <text:p>7241.60690613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472063.00899" calcext:value-type="float">
            <text:p>1455472063.00899</text:p>
          </table:table-cell>
          <table:table-cell office:value-type="float" office:value="592" calcext:value-type="float">
            <text:p>592</text:p>
          </table:table-cell>
          <table:table-cell table:formula="of:=[.B306]-[.B$2]" office:value-type="float" office:value="24.320586681366" calcext:value-type="float">
            <text:p>24.3205866814</text:p>
          </table:table-cell>
          <table:table-cell table:formula="of:=[.C305]/([.D306]-[.D305])" office:value-type="float" office:value="7452.19892314988" calcext:value-type="float">
            <text:p>7452.19892314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472063.08846" calcext:value-type="float">
            <text:p>1455472063.08846</text:p>
          </table:table-cell>
          <table:table-cell office:value-type="float" office:value="600" calcext:value-type="float">
            <text:p>600</text:p>
          </table:table-cell>
          <table:table-cell table:formula="of:=[.B307]-[.B$2]" office:value-type="float" office:value="24.4000649452209" calcext:value-type="float">
            <text:p>24.4000649452</text:p>
          </table:table-cell>
          <table:table-cell table:formula="of:=[.C306]/([.D307]-[.D306])" office:value-type="float" office:value="7448.57740073675" calcext:value-type="float">
            <text:p>7448.57740073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472063.16768" calcext:value-type="float">
            <text:p>1455472063.16768</text:p>
          </table:table-cell>
          <table:table-cell office:value-type="float" office:value="600" calcext:value-type="float">
            <text:p>600</text:p>
          </table:table-cell>
          <table:table-cell table:formula="of:=[.B308]-[.B$2]" office:value-type="float" office:value="24.4792850017548" calcext:value-type="float">
            <text:p>24.4792850018</text:p>
          </table:table-cell>
          <table:table-cell table:formula="of:=[.C307]/([.D308]-[.D307])" office:value-type="float" office:value="7573.8395837158" calcext:value-type="float">
            <text:p>7573.83958371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472063.24878" calcext:value-type="float">
            <text:p>1455472063.24878</text:p>
          </table:table-cell>
          <table:table-cell office:value-type="float" office:value="608" calcext:value-type="float">
            <text:p>608</text:p>
          </table:table-cell>
          <table:table-cell table:formula="of:=[.B309]-[.B$2]" office:value-type="float" office:value="24.5603818893433" calcext:value-type="float">
            <text:p>24.5603818893</text:p>
          </table:table-cell>
          <table:table-cell table:formula="of:=[.C308]/([.D309]-[.D308])" office:value-type="float" office:value="7398.55767393318" calcext:value-type="float">
            <text:p>7398.55767393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472063.33028" calcext:value-type="float">
            <text:p>1455472063.33028</text:p>
          </table:table-cell>
          <table:table-cell office:value-type="float" office:value="608" calcext:value-type="float">
            <text:p>608</text:p>
          </table:table-cell>
          <table:table-cell table:formula="of:=[.B310]-[.B$2]" office:value-type="float" office:value="24.6418838500977" calcext:value-type="float">
            <text:p>24.6418838501</text:p>
          </table:table-cell>
          <table:table-cell table:formula="of:=[.C309]/([.D310]-[.D309])" office:value-type="float" office:value="7459.94322556488" calcext:value-type="float">
            <text:p>7459.94322556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472063.40851" calcext:value-type="float">
            <text:p>1455472063.40851</text:p>
          </table:table-cell>
          <table:table-cell office:value-type="float" office:value="608" calcext:value-type="float">
            <text:p>608</text:p>
          </table:table-cell>
          <table:table-cell table:formula="of:=[.B311]-[.B$2]" office:value-type="float" office:value="24.7201092243195" calcext:value-type="float">
            <text:p>24.7201092243</text:p>
          </table:table-cell>
          <table:table-cell table:formula="of:=[.C310]/([.D311]-[.D310])" office:value-type="float" office:value="7772.41407981079" calcext:value-type="float">
            <text:p>7772.41407981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472063.48786" calcext:value-type="float">
            <text:p>1455472063.48786</text:p>
          </table:table-cell>
          <table:table-cell office:value-type="float" office:value="608" calcext:value-type="float">
            <text:p>608</text:p>
          </table:table-cell>
          <table:table-cell table:formula="of:=[.B312]-[.B$2]" office:value-type="float" office:value="24.7994635105133" calcext:value-type="float">
            <text:p>24.7994635105</text:p>
          </table:table-cell>
          <table:table-cell table:formula="of:=[.C311]/([.D312]-[.D311])" office:value-type="float" office:value="7661.8419642106" calcext:value-type="float">
            <text:p>7661.84196421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472063.56988" calcext:value-type="float">
            <text:p>1455472063.56988</text:p>
          </table:table-cell>
          <table:table-cell office:value-type="float" office:value="608" calcext:value-type="float">
            <text:p>608</text:p>
          </table:table-cell>
          <table:table-cell table:formula="of:=[.B313]-[.B$2]" office:value-type="float" office:value="24.8814783096313" calcext:value-type="float">
            <text:p>24.8814783096</text:p>
          </table:table-cell>
          <table:table-cell table:formula="of:=[.C312]/([.D313]-[.D312])" office:value-type="float" office:value="7413.29621651478" calcext:value-type="float">
            <text:p>7413.29621651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472063.64818" calcext:value-type="float">
            <text:p>1455472063.64818</text:p>
          </table:table-cell>
          <table:table-cell office:value-type="float" office:value="608" calcext:value-type="float">
            <text:p>608</text:p>
          </table:table-cell>
          <table:table-cell table:formula="of:=[.B314]-[.B$2]" office:value-type="float" office:value="24.9597821235657" calcext:value-type="float">
            <text:p>24.9597821236</text:p>
          </table:table-cell>
          <table:table-cell table:formula="of:=[.C313]/([.D314]-[.D313])" office:value-type="float" office:value="7764.62817647596" calcext:value-type="float">
            <text:p>7764.6281764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472063.72738" calcext:value-type="float">
            <text:p>1455472063.72738</text:p>
          </table:table-cell>
          <table:table-cell office:value-type="float" office:value="608" calcext:value-type="float">
            <text:p>608</text:p>
          </table:table-cell>
          <table:table-cell table:formula="of:=[.B315]-[.B$2]" office:value-type="float" office:value="25.0389802455902" calcext:value-type="float">
            <text:p>25.0389802456</text:p>
          </table:table-cell>
          <table:table-cell table:formula="of:=[.C314]/([.D315]-[.D314])" office:value-type="float" office:value="7676.94971115145" calcext:value-type="float">
            <text:p>7676.94971115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472063.81128" calcext:value-type="float">
            <text:p>1455472063.81128</text:p>
          </table:table-cell>
          <table:table-cell office:value-type="float" office:value="608" calcext:value-type="float">
            <text:p>608</text:p>
          </table:table-cell>
          <table:table-cell table:formula="of:=[.B316]-[.B$2]" office:value-type="float" office:value="25.1228852272034" calcext:value-type="float">
            <text:p>25.1228852272</text:p>
          </table:table-cell>
          <table:table-cell table:formula="of:=[.C315]/([.D316]-[.D315])" office:value-type="float" office:value="7246.29203547367" calcext:value-type="float">
            <text:p>7246.29203547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472063.88787" calcext:value-type="float">
            <text:p>1455472063.88787</text:p>
          </table:table-cell>
          <table:table-cell office:value-type="float" office:value="608" calcext:value-type="float">
            <text:p>608</text:p>
          </table:table-cell>
          <table:table-cell table:formula="of:=[.B317]-[.B$2]" office:value-type="float" office:value="25.1994698047638" calcext:value-type="float">
            <text:p>25.1994698048</text:p>
          </table:table-cell>
          <table:table-cell table:formula="of:=[.C316]/([.D317]-[.D316])" office:value-type="float" office:value="7938.93521865145" calcext:value-type="float">
            <text:p>7938.93521865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472063.96737" calcext:value-type="float">
            <text:p>1455472063.96737</text:p>
          </table:table-cell>
          <table:table-cell office:value-type="float" office:value="600" calcext:value-type="float">
            <text:p>600</text:p>
          </table:table-cell>
          <table:table-cell table:formula="of:=[.B318]-[.B$2]" office:value-type="float" office:value="25.2789695262909" calcext:value-type="float">
            <text:p>25.2789695263</text:p>
          </table:table-cell>
          <table:table-cell table:formula="of:=[.C317]/([.D318]-[.D317])" office:value-type="float" office:value="7647.82553097053" calcext:value-type="float">
            <text:p>7647.82553097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472064.04903" calcext:value-type="float">
            <text:p>1455472064.04903</text:p>
          </table:table-cell>
          <table:table-cell office:value-type="float" office:value="600" calcext:value-type="float">
            <text:p>600</text:p>
          </table:table-cell>
          <table:table-cell table:formula="of:=[.B319]-[.B$2]" office:value-type="float" office:value="25.3606355190277" calcext:value-type="float">
            <text:p>25.360635519</text:p>
          </table:table-cell>
          <table:table-cell table:formula="of:=[.C318]/([.D319]-[.D318])" office:value-type="float" office:value="7346.99940443521" calcext:value-type="float">
            <text:p>7346.99940443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472064.12763" calcext:value-type="float">
            <text:p>1455472064.12763</text:p>
          </table:table-cell>
          <table:table-cell office:value-type="float" office:value="592" calcext:value-type="float">
            <text:p>592</text:p>
          </table:table-cell>
          <table:table-cell table:formula="of:=[.B320]-[.B$2]" office:value-type="float" office:value="25.4392328262329" calcext:value-type="float">
            <text:p>25.4392328262</text:p>
          </table:table-cell>
          <table:table-cell table:formula="of:=[.C319]/([.D320]-[.D319])" office:value-type="float" office:value="7633.8493179357" calcext:value-type="float">
            <text:p>7633.849317935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472064.20876" calcext:value-type="float">
            <text:p>1455472064.20876</text:p>
          </table:table-cell>
          <table:table-cell office:value-type="float" office:value="592" calcext:value-type="float">
            <text:p>592</text:p>
          </table:table-cell>
          <table:table-cell table:formula="of:=[.B321]-[.B$2]" office:value-type="float" office:value="25.5203640460968" calcext:value-type="float">
            <text:p>25.5203640461</text:p>
          </table:table-cell>
          <table:table-cell table:formula="of:=[.C320]/([.D321]-[.D320])" office:value-type="float" office:value="7296.82113732739" calcext:value-type="float">
            <text:p>7296.82113732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472064.28926" calcext:value-type="float">
            <text:p>1455472064.28926</text:p>
          </table:table-cell>
          <table:table-cell office:value-type="float" office:value="584" calcext:value-type="float">
            <text:p>584</text:p>
          </table:table-cell>
          <table:table-cell table:formula="of:=[.B322]-[.B$2]" office:value-type="float" office:value="25.6008605957031" calcext:value-type="float">
            <text:p>25.6008605957</text:p>
          </table:table-cell>
          <table:table-cell table:formula="of:=[.C321]/([.D322]-[.D321])" office:value-type="float" office:value="7354.3524895817" calcext:value-type="float">
            <text:p>7354.35248958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472064.36875" calcext:value-type="float">
            <text:p>1455472064.36875</text:p>
          </table:table-cell>
          <table:table-cell office:value-type="float" office:value="576" calcext:value-type="float">
            <text:p>576</text:p>
          </table:table-cell>
          <table:table-cell table:formula="of:=[.B323]-[.B$2]" office:value-type="float" office:value="25.6803467273712" calcext:value-type="float">
            <text:p>25.6803467274</text:p>
          </table:table-cell>
          <table:table-cell table:formula="of:=[.C322]/([.D323]-[.D322])" office:value-type="float" office:value="7347.19362666435" calcext:value-type="float">
            <text:p>7347.19362666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472064.4481" calcext:value-type="float">
            <text:p>1455472064.4481</text:p>
          </table:table-cell>
          <table:table-cell office:value-type="float" office:value="568" calcext:value-type="float">
            <text:p>568</text:p>
          </table:table-cell>
          <table:table-cell table:formula="of:=[.B324]-[.B$2]" office:value-type="float" office:value="25.7597005367279" calcext:value-type="float">
            <text:p>25.7597005367</text:p>
          </table:table-cell>
          <table:table-cell table:formula="of:=[.C323]/([.D324]-[.D323])" office:value-type="float" office:value="7258.63074084979" calcext:value-type="float">
            <text:p>7258.63074084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472064.52882" calcext:value-type="float">
            <text:p>1455472064.52882</text:p>
          </table:table-cell>
          <table:table-cell office:value-type="float" office:value="560" calcext:value-type="float">
            <text:p>560</text:p>
          </table:table-cell>
          <table:table-cell table:formula="of:=[.B325]-[.B$2]" office:value-type="float" office:value="25.8404169082642" calcext:value-type="float">
            <text:p>25.8404169083</text:p>
          </table:table-cell>
          <table:table-cell table:formula="of:=[.C324]/([.D325]-[.D324])" office:value-type="float" office:value="7036.98629149695" calcext:value-type="float">
            <text:p>7036.9862914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472064.60905" calcext:value-type="float">
            <text:p>1455472064.60905</text:p>
          </table:table-cell>
          <table:table-cell office:value-type="float" office:value="552" calcext:value-type="float">
            <text:p>552</text:p>
          </table:table-cell>
          <table:table-cell table:formula="of:=[.B326]-[.B$2]" office:value-type="float" office:value="25.920654296875" calcext:value-type="float">
            <text:p>25.9206542969</text:p>
          </table:table-cell>
          <table:table-cell table:formula="of:=[.C325]/([.D326]-[.D325])" office:value-type="float" office:value="6979.28995067451" calcext:value-type="float">
            <text:p>6979.28995067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472064.68803" calcext:value-type="float">
            <text:p>1455472064.68803</text:p>
          </table:table-cell>
          <table:table-cell office:value-type="float" office:value="544" calcext:value-type="float">
            <text:p>544</text:p>
          </table:table-cell>
          <table:table-cell table:formula="of:=[.B327]-[.B$2]" office:value-type="float" office:value="25.9996311664581" calcext:value-type="float">
            <text:p>25.9996311665</text:p>
          </table:table-cell>
          <table:table-cell table:formula="of:=[.C326]/([.D327]-[.D326])" office:value-type="float" office:value="6989.38819572955" calcext:value-type="float">
            <text:p>6989.38819572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472064.76855" calcext:value-type="float">
            <text:p>1455472064.76855</text:p>
          </table:table-cell>
          <table:table-cell office:value-type="float" office:value="536" calcext:value-type="float">
            <text:p>536</text:p>
          </table:table-cell>
          <table:table-cell table:formula="of:=[.B328]-[.B$2]" office:value-type="float" office:value="26.0801472663879" calcext:value-type="float">
            <text:p>26.0801472664</text:p>
          </table:table-cell>
          <table:table-cell table:formula="of:=[.C327]/([.D328]-[.D327])" office:value-type="float" office:value="6756.4126985067" calcext:value-type="float">
            <text:p>6756.412698506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472064.84753" calcext:value-type="float">
            <text:p>1455472064.84753</text:p>
          </table:table-cell>
          <table:table-cell office:value-type="float" office:value="528" calcext:value-type="float">
            <text:p>528</text:p>
          </table:table-cell>
          <table:table-cell table:formula="of:=[.B329]-[.B$2]" office:value-type="float" office:value="26.1591262817383" calcext:value-type="float">
            <text:p>26.1591262817</text:p>
          </table:table-cell>
          <table:table-cell table:formula="of:=[.C328]/([.D329]-[.D328])" office:value-type="float" office:value="6786.61284421395" calcext:value-type="float">
            <text:p>6786.6128442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472064.92929" calcext:value-type="float">
            <text:p>1455472064.92929</text:p>
          </table:table-cell>
          <table:table-cell office:value-type="float" office:value="520" calcext:value-type="float">
            <text:p>520</text:p>
          </table:table-cell>
          <table:table-cell table:formula="of:=[.B330]-[.B$2]" office:value-type="float" office:value="26.2408928871155" calcext:value-type="float">
            <text:p>26.2408928871</text:p>
          </table:table-cell>
          <table:table-cell table:formula="of:=[.C329]/([.D330]-[.D329])" office:value-type="float" office:value="6457.40394338599" calcext:value-type="float">
            <text:p>6457.4039433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472065.00987" calcext:value-type="float">
            <text:p>1455472065.00987</text:p>
          </table:table-cell>
          <table:table-cell office:value-type="float" office:value="504" calcext:value-type="float">
            <text:p>504</text:p>
          </table:table-cell>
          <table:table-cell table:formula="of:=[.B331]-[.B$2]" office:value-type="float" office:value="26.3214726448059" calcext:value-type="float">
            <text:p>26.3214726448</text:p>
          </table:table-cell>
          <table:table-cell table:formula="of:=[.C330]/([.D331]-[.D330])" office:value-type="float" office:value="6453.23360238597" calcext:value-type="float">
            <text:p>6453.2336023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472065.08775" calcext:value-type="float">
            <text:p>1455472065.08775</text:p>
          </table:table-cell>
          <table:table-cell office:value-type="float" office:value="496" calcext:value-type="float">
            <text:p>496</text:p>
          </table:table-cell>
          <table:table-cell table:formula="of:=[.B332]-[.B$2]" office:value-type="float" office:value="26.3993532657623" calcext:value-type="float">
            <text:p>26.3993532658</text:p>
          </table:table-cell>
          <table:table-cell table:formula="of:=[.C331]/([.D332]-[.D331])" office:value-type="float" office:value="6471.44300867888" calcext:value-type="float">
            <text:p>6471.443008678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472065.16741" calcext:value-type="float">
            <text:p>1455472065.16741</text:p>
          </table:table-cell>
          <table:table-cell office:value-type="float" office:value="488" calcext:value-type="float">
            <text:p>488</text:p>
          </table:table-cell>
          <table:table-cell table:formula="of:=[.B333]-[.B$2]" office:value-type="float" office:value="26.4790089130402" calcext:value-type="float">
            <text:p>26.479008913</text:p>
          </table:table-cell>
          <table:table-cell table:formula="of:=[.C332]/([.D333]-[.D332])" office:value-type="float" office:value="6226.80270577671" calcext:value-type="float">
            <text:p>6226.80270577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472065.24877" calcext:value-type="float">
            <text:p>1455472065.24877</text:p>
          </table:table-cell>
          <table:table-cell office:value-type="float" office:value="480" calcext:value-type="float">
            <text:p>480</text:p>
          </table:table-cell>
          <table:table-cell table:formula="of:=[.B334]-[.B$2]" office:value-type="float" office:value="26.5603740215302" calcext:value-type="float">
            <text:p>26.5603740215</text:p>
          </table:table-cell>
          <table:table-cell table:formula="of:=[.C333]/([.D334]-[.D333])" office:value-type="float" office:value="5997.65684648519" calcext:value-type="float">
            <text:p>5997.65684648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472065.3279" calcext:value-type="float">
            <text:p>1455472065.3279</text:p>
          </table:table-cell>
          <table:table-cell office:value-type="float" office:value="472" calcext:value-type="float">
            <text:p>472</text:p>
          </table:table-cell>
          <table:table-cell table:formula="of:=[.B335]-[.B$2]" office:value-type="float" office:value="26.6395015716553" calcext:value-type="float">
            <text:p>26.6395015717</text:p>
          </table:table-cell>
          <table:table-cell table:formula="of:=[.C334]/([.D335]-[.D334])" office:value-type="float" office:value="6066.15520436296" calcext:value-type="float">
            <text:p>6066.1552043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472065.4104" calcext:value-type="float">
            <text:p>1455472065.4104</text:p>
          </table:table-cell>
          <table:table-cell office:value-type="float" office:value="464" calcext:value-type="float">
            <text:p>464</text:p>
          </table:table-cell>
          <table:table-cell table:formula="of:=[.B336]-[.B$2]" office:value-type="float" office:value="26.7220032215118" calcext:value-type="float">
            <text:p>26.7220032215</text:p>
          </table:table-cell>
          <table:table-cell table:formula="of:=[.C335]/([.D336]-[.D335])" office:value-type="float" office:value="5721.09770920451" calcext:value-type="float">
            <text:p>5721.09770920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472065.48925" calcext:value-type="float">
            <text:p>1455472065.48925</text:p>
          </table:table-cell>
          <table:table-cell office:value-type="float" office:value="448" calcext:value-type="float">
            <text:p>448</text:p>
          </table:table-cell>
          <table:table-cell table:formula="of:=[.B337]-[.B$2]" office:value-type="float" office:value="26.8008532524109" calcext:value-type="float">
            <text:p>26.8008532524</text:p>
          </table:table-cell>
          <table:table-cell table:formula="of:=[.C336]/([.D337]-[.D336])" office:value-type="float" office:value="5884.58868956008" calcext:value-type="float">
            <text:p>5884.58868956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472065.56786" calcext:value-type="float">
            <text:p>1455472065.56786</text:p>
          </table:table-cell>
          <table:table-cell office:value-type="float" office:value="440" calcext:value-type="float">
            <text:p>440</text:p>
          </table:table-cell>
          <table:table-cell table:formula="of:=[.B338]-[.B$2]" office:value-type="float" office:value="26.8794629573822" calcext:value-type="float">
            <text:p>26.8794629574</text:p>
          </table:table-cell>
          <table:table-cell table:formula="of:=[.C337]/([.D338]-[.D337])" office:value-type="float" office:value="5699.04186974733" calcext:value-type="float">
            <text:p>5699.041869747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472065.64758" calcext:value-type="float">
            <text:p>1455472065.64758</text:p>
          </table:table-cell>
          <table:table-cell office:value-type="float" office:value="432" calcext:value-type="float">
            <text:p>432</text:p>
          </table:table-cell>
          <table:table-cell table:formula="of:=[.B339]-[.B$2]" office:value-type="float" office:value="26.9591770172119" calcext:value-type="float">
            <text:p>26.9591770172</text:p>
          </table:table-cell>
          <table:table-cell table:formula="of:=[.C338]/([.D339]-[.D338])" office:value-type="float" office:value="5519.72890278006" calcext:value-type="float">
            <text:p>5519.72890278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472065.72921" calcext:value-type="float">
            <text:p>1455472065.72921</text:p>
          </table:table-cell>
          <table:table-cell office:value-type="float" office:value="424" calcext:value-type="float">
            <text:p>424</text:p>
          </table:table-cell>
          <table:table-cell table:formula="of:=[.B340]-[.B$2]" office:value-type="float" office:value="27.0408101081848" calcext:value-type="float">
            <text:p>27.0408101082</text:p>
          </table:table-cell>
          <table:table-cell table:formula="of:=[.C339]/([.D340]-[.D339])" office:value-type="float" office:value="5291.97161165207" calcext:value-type="float">
            <text:p>5291.97161165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472065.80917" calcext:value-type="float">
            <text:p>1455472065.80917</text:p>
          </table:table-cell>
          <table:table-cell office:value-type="float" office:value="416" calcext:value-type="float">
            <text:p>416</text:p>
          </table:table-cell>
          <table:table-cell table:formula="of:=[.B341]-[.B$2]" office:value-type="float" office:value="27.1207683086395" calcext:value-type="float">
            <text:p>27.1207683086</text:p>
          </table:table-cell>
          <table:table-cell table:formula="of:=[.C340]/([.D341]-[.D340])" office:value-type="float" office:value="5302.77066753337" calcext:value-type="float">
            <text:p>5302.77066753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472065.88781" calcext:value-type="float">
            <text:p>1455472065.88781</text:p>
          </table:table-cell>
          <table:table-cell office:value-type="float" office:value="408" calcext:value-type="float">
            <text:p>408</text:p>
          </table:table-cell>
          <table:table-cell table:formula="of:=[.B342]-[.B$2]" office:value-type="float" office:value="27.1994094848633" calcext:value-type="float">
            <text:p>27.1994094849</text:p>
          </table:table-cell>
          <table:table-cell table:formula="of:=[.C341]/([.D342]-[.D341])" office:value-type="float" office:value="5289.84966878382" calcext:value-type="float">
            <text:p>5289.84966878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472065.96889" calcext:value-type="float">
            <text:p>1455472065.96889</text:p>
          </table:table-cell>
          <table:table-cell office:value-type="float" office:value="400" calcext:value-type="float">
            <text:p>400</text:p>
          </table:table-cell>
          <table:table-cell table:formula="of:=[.B343]-[.B$2]" office:value-type="float" office:value="27.2804956436157" calcext:value-type="float">
            <text:p>27.2804956436</text:p>
          </table:table-cell>
          <table:table-cell table:formula="of:=[.C342]/([.D343]-[.D342])" office:value-type="float" office:value="5031.68489267862" calcext:value-type="float">
            <text:p>5031.684892678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472066.04857" calcext:value-type="float">
            <text:p>1455472066.04857</text:p>
          </table:table-cell>
          <table:table-cell office:value-type="float" office:value="400" calcext:value-type="float">
            <text:p>400</text:p>
          </table:table-cell>
          <table:table-cell table:formula="of:=[.B344]-[.B$2]" office:value-type="float" office:value="27.3601677417755" calcext:value-type="float">
            <text:p>27.3601677418</text:p>
          </table:table-cell>
          <table:table-cell table:formula="of:=[.C343]/([.D344]-[.D343])" office:value-type="float" office:value="5020.57821042646" calcext:value-type="float">
            <text:p>5020.57821042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472066.12965" calcext:value-type="float">
            <text:p>1455472066.12965</text:p>
          </table:table-cell>
          <table:table-cell office:value-type="float" office:value="392" calcext:value-type="float">
            <text:p>392</text:p>
          </table:table-cell>
          <table:table-cell table:formula="of:=[.B345]-[.B$2]" office:value-type="float" office:value="27.4412517547607" calcext:value-type="float">
            <text:p>27.4412517548</text:p>
          </table:table-cell>
          <table:table-cell table:formula="of:=[.C344]/([.D345]-[.D344])" office:value-type="float" office:value="4933.15494970464" calcext:value-type="float">
            <text:p>4933.15494970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472066.20954" calcext:value-type="float">
            <text:p>1455472066.20954</text:p>
          </table:table-cell>
          <table:table-cell office:value-type="float" office:value="384" calcext:value-type="float">
            <text:p>384</text:p>
          </table:table-cell>
          <table:table-cell table:formula="of:=[.B346]-[.B$2]" office:value-type="float" office:value="27.521143913269" calcext:value-type="float">
            <text:p>27.5211439133</text:p>
          </table:table-cell>
          <table:table-cell table:formula="of:=[.C345]/([.D346]-[.D345])" office:value-type="float" office:value="4906.61420744154" calcext:value-type="float">
            <text:p>4906.61420744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472066.28833" calcext:value-type="float">
            <text:p>1455472066.28833</text:p>
          </table:table-cell>
          <table:table-cell office:value-type="float" office:value="384" calcext:value-type="float">
            <text:p>384</text:p>
          </table:table-cell>
          <table:table-cell table:formula="of:=[.B347]-[.B$2]" office:value-type="float" office:value="27.5999348163605" calcext:value-type="float">
            <text:p>27.5999348164</text:p>
          </table:table-cell>
          <table:table-cell table:formula="of:=[.C346]/([.D347]-[.D346])" office:value-type="float" office:value="4873.65907653575" calcext:value-type="float">
            <text:p>4873.65907653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472066.3679" calcext:value-type="float">
            <text:p>1455472066.3679</text:p>
          </table:table-cell>
          <table:table-cell office:value-type="float" office:value="376" calcext:value-type="float">
            <text:p>376</text:p>
          </table:table-cell>
          <table:table-cell table:formula="of:=[.B348]-[.B$2]" office:value-type="float" office:value="27.6795043945312" calcext:value-type="float">
            <text:p>27.6795043945</text:p>
          </table:table-cell>
          <table:table-cell table:formula="of:=[.C347]/([.D348]-[.D347])" office:value-type="float" office:value="4825.96500858455" calcext:value-type="float">
            <text:p>4825.96500858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472066.44906" calcext:value-type="float">
            <text:p>1455472066.44906</text:p>
          </table:table-cell>
          <table:table-cell office:value-type="float" office:value="376" calcext:value-type="float">
            <text:p>376</text:p>
          </table:table-cell>
          <table:table-cell table:formula="of:=[.B349]-[.B$2]" office:value-type="float" office:value="27.7606604099274" calcext:value-type="float">
            <text:p>27.7606604099</text:p>
          </table:table-cell>
          <table:table-cell table:formula="of:=[.C348]/([.D349]-[.D348])" office:value-type="float" office:value="4633.05151398531" calcext:value-type="float">
            <text:p>4633.05151398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472066.52779" calcext:value-type="float">
            <text:p>1455472066.52779</text:p>
          </table:table-cell>
          <table:table-cell office:value-type="float" office:value="376" calcext:value-type="float">
            <text:p>376</text:p>
          </table:table-cell>
          <table:table-cell table:formula="of:=[.B350]-[.B$2]" office:value-type="float" office:value="27.8393919467926" calcext:value-type="float">
            <text:p>27.8393919468</text:p>
          </table:table-cell>
          <table:table-cell table:formula="of:=[.C349]/([.D350]-[.D349])" office:value-type="float" office:value="4775.72285478948" calcext:value-type="float">
            <text:p>4775.72285478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472066.6117" calcext:value-type="float">
            <text:p>1455472066.6117</text:p>
          </table:table-cell>
          <table:table-cell office:value-type="float" office:value="376" calcext:value-type="float">
            <text:p>376</text:p>
          </table:table-cell>
          <table:table-cell table:formula="of:=[.B351]-[.B$2]" office:value-type="float" office:value="27.9232993125916" calcext:value-type="float">
            <text:p>27.9232993126</text:p>
          </table:table-cell>
          <table:table-cell table:formula="of:=[.C350]/([.D351]-[.D350])" office:value-type="float" office:value="4481.13221550693" calcext:value-type="float">
            <text:p>4481.13221550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472066.68857" calcext:value-type="float">
            <text:p>1455472066.68857</text:p>
          </table:table-cell>
          <table:table-cell office:value-type="float" office:value="376" calcext:value-type="float">
            <text:p>376</text:p>
          </table:table-cell>
          <table:table-cell table:formula="of:=[.B352]-[.B$2]" office:value-type="float" office:value="28.0001690387726" calcext:value-type="float">
            <text:p>28.0001690388</text:p>
          </table:table-cell>
          <table:table-cell table:formula="of:=[.C351]/([.D352]-[.D351])" office:value-type="float" office:value="4891.3924724346" calcext:value-type="float">
            <text:p>4891.39247243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472066.76767" calcext:value-type="float">
            <text:p>1455472066.76767</text:p>
          </table:table-cell>
          <table:table-cell office:value-type="float" office:value="376" calcext:value-type="float">
            <text:p>376</text:p>
          </table:table-cell>
          <table:table-cell table:formula="of:=[.B353]-[.B$2]" office:value-type="float" office:value="28.0792696475983" calcext:value-type="float">
            <text:p>28.0792696476</text:p>
          </table:table-cell>
          <table:table-cell table:formula="of:=[.C352]/([.D353]-[.D352])" office:value-type="float" office:value="4753.44002507746" calcext:value-type="float">
            <text:p>4753.44002507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472066.84783" calcext:value-type="float">
            <text:p>1455472066.84783</text:p>
          </table:table-cell>
          <table:table-cell office:value-type="float" office:value="376" calcext:value-type="float">
            <text:p>376</text:p>
          </table:table-cell>
          <table:table-cell table:formula="of:=[.B354]-[.B$2]" office:value-type="float" office:value="28.1594305038452" calcext:value-type="float">
            <text:p>28.1594305038</text:p>
          </table:table-cell>
          <table:table-cell table:formula="of:=[.C353]/([.D354]-[.D353])" office:value-type="float" office:value="4690.56865911802" calcext:value-type="float">
            <text:p>4690.5686591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472066.92864" calcext:value-type="float">
            <text:p>1455472066.92864</text:p>
          </table:table-cell>
          <table:table-cell office:value-type="float" office:value="376" calcext:value-type="float">
            <text:p>376</text:p>
          </table:table-cell>
          <table:table-cell table:formula="of:=[.B355]-[.B$2]" office:value-type="float" office:value="28.2402362823486" calcext:value-type="float">
            <text:p>28.2402362823</text:p>
          </table:table-cell>
          <table:table-cell table:formula="of:=[.C354]/([.D355]-[.D354])" office:value-type="float" office:value="4653.13257249413" calcext:value-type="float">
            <text:p>4653.13257249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472067.00945" calcext:value-type="float">
            <text:p>1455472067.00945</text:p>
          </table:table-cell>
          <table:table-cell office:value-type="float" office:value="376" calcext:value-type="float">
            <text:p>376</text:p>
          </table:table-cell>
          <table:table-cell table:formula="of:=[.B356]-[.B$2]" office:value-type="float" office:value="28.321053981781" calcext:value-type="float">
            <text:p>28.3210539818</text:p>
          </table:table-cell>
          <table:table-cell table:formula="of:=[.C355]/([.D356]-[.D355])" office:value-type="float" office:value="4652.446217114" calcext:value-type="float">
            <text:p>4652.4462171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472067.08774" calcext:value-type="float">
            <text:p>1455472067.08774</text:p>
          </table:table-cell>
          <table:table-cell office:value-type="float" office:value="384" calcext:value-type="float">
            <text:p>384</text:p>
          </table:table-cell>
          <table:table-cell table:formula="of:=[.B357]-[.B$2]" office:value-type="float" office:value="28.3993418216705" calcext:value-type="float">
            <text:p>28.3993418217</text:p>
          </table:table-cell>
          <table:table-cell table:formula="of:=[.C356]/([.D357]-[.D356])" office:value-type="float" office:value="4802.78930330153" calcext:value-type="float">
            <text:p>4802.78930330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472067.1694" calcext:value-type="float">
            <text:p>1455472067.1694</text:p>
          </table:table-cell>
          <table:table-cell office:value-type="float" office:value="384" calcext:value-type="float">
            <text:p>384</text:p>
          </table:table-cell>
          <table:table-cell table:formula="of:=[.B358]-[.B$2]" office:value-type="float" office:value="28.48100233078" calcext:value-type="float">
            <text:p>28.4810023308</text:p>
          </table:table-cell>
          <table:table-cell table:formula="of:=[.C357]/([.D358]-[.D357])" office:value-type="float" office:value="4702.3953706326" calcext:value-type="float">
            <text:p>4702.39537063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472067.24808" calcext:value-type="float">
            <text:p>1455472067.24808</text:p>
          </table:table-cell>
          <table:table-cell office:value-type="float" office:value="392" calcext:value-type="float">
            <text:p>392</text:p>
          </table:table-cell>
          <table:table-cell table:formula="of:=[.B359]-[.B$2]" office:value-type="float" office:value="28.5596821308136" calcext:value-type="float">
            <text:p>28.5596821308</text:p>
          </table:table-cell>
          <table:table-cell table:formula="of:=[.C358]/([.D359]-[.D358])" office:value-type="float" office:value="4880.54112791547" calcext:value-type="float">
            <text:p>4880.54112791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472067.32743" calcext:value-type="float">
            <text:p>1455472067.32743</text:p>
          </table:table-cell>
          <table:table-cell office:value-type="float" office:value="392" calcext:value-type="float">
            <text:p>392</text:p>
          </table:table-cell>
          <table:table-cell table:formula="of:=[.B360]-[.B$2]" office:value-type="float" office:value="28.6390330791473" calcext:value-type="float">
            <text:p>28.6390330791</text:p>
          </table:table-cell>
          <table:table-cell table:formula="of:=[.C359]/([.D360]-[.D359])" office:value-type="float" office:value="4940.07958608506" calcext:value-type="float">
            <text:p>4940.07958608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472067.40935" calcext:value-type="float">
            <text:p>1455472067.40935</text:p>
          </table:table-cell>
          <table:table-cell office:value-type="float" office:value="400" calcext:value-type="float">
            <text:p>400</text:p>
          </table:table-cell>
          <table:table-cell table:formula="of:=[.B361]-[.B$2]" office:value-type="float" office:value="28.7209482192993" calcext:value-type="float">
            <text:p>28.7209482193</text:p>
          </table:table-cell>
          <table:table-cell table:formula="of:=[.C360]/([.D361]-[.D360])" office:value-type="float" office:value="4785.4401429665" calcext:value-type="float">
            <text:p>4785.44014296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472067.48837" calcext:value-type="float">
            <text:p>1455472067.48837</text:p>
          </table:table-cell>
          <table:table-cell office:value-type="float" office:value="408" calcext:value-type="float">
            <text:p>408</text:p>
          </table:table-cell>
          <table:table-cell table:formula="of:=[.B362]-[.B$2]" office:value-type="float" office:value="28.7999701499939" calcext:value-type="float">
            <text:p>28.79997015</text:p>
          </table:table-cell>
          <table:table-cell table:formula="of:=[.C361]/([.D362]-[.D361])" office:value-type="float" office:value="5061.88594082826" calcext:value-type="float">
            <text:p>5061.88594082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472067.56828" calcext:value-type="float">
            <text:p>1455472067.56828</text:p>
          </table:table-cell>
          <table:table-cell office:value-type="float" office:value="416" calcext:value-type="float">
            <text:p>416</text:p>
          </table:table-cell>
          <table:table-cell table:formula="of:=[.B363]-[.B$2]" office:value-type="float" office:value="28.8798778057098" calcext:value-type="float">
            <text:p>28.8798778057</text:p>
          </table:table-cell>
          <table:table-cell table:formula="of:=[.C362]/([.D363]-[.D362])" office:value-type="float" office:value="5105.89375128671" calcext:value-type="float">
            <text:p>5105.893751286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472067.64873" calcext:value-type="float">
            <text:p>1455472067.64873</text:p>
          </table:table-cell>
          <table:table-cell office:value-type="float" office:value="424" calcext:value-type="float">
            <text:p>424</text:p>
          </table:table-cell>
          <table:table-cell table:formula="of:=[.B364]-[.B$2]" office:value-type="float" office:value="28.9603297710419" calcext:value-type="float">
            <text:p>28.960329771</text:p>
          </table:table-cell>
          <table:table-cell table:formula="of:=[.C363]/([.D364]-[.D363])" office:value-type="float" office:value="5170.78729255571" calcext:value-type="float">
            <text:p>5170.787292555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472067.72834" calcext:value-type="float">
            <text:p>1455472067.72834</text:p>
          </table:table-cell>
          <table:table-cell office:value-type="float" office:value="432" calcext:value-type="float">
            <text:p>432</text:p>
          </table:table-cell>
          <table:table-cell table:formula="of:=[.B365]-[.B$2]" office:value-type="float" office:value="29.0399458408356" calcext:value-type="float">
            <text:p>29.0399458408</text:p>
          </table:table-cell>
          <table:table-cell table:formula="of:=[.C364]/([.D365]-[.D364])" office:value-type="float" office:value="5325.55803242557" calcext:value-type="float">
            <text:p>5325.55803242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472067.81034" calcext:value-type="float">
            <text:p>1455472067.81034</text:p>
          </table:table-cell>
          <table:table-cell office:value-type="float" office:value="440" calcext:value-type="float">
            <text:p>440</text:p>
          </table:table-cell>
          <table:table-cell table:formula="of:=[.B366]-[.B$2]" office:value-type="float" office:value="29.121945142746" calcext:value-type="float">
            <text:p>29.1219451427</text:p>
          </table:table-cell>
          <table:table-cell table:formula="of:=[.C365]/([.D366]-[.D365])" office:value-type="float" office:value="5268.33753380048" calcext:value-type="float">
            <text:p>5268.33753380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472067.88886" calcext:value-type="float">
            <text:p>1455472067.88886</text:p>
          </table:table-cell>
          <table:table-cell office:value-type="float" office:value="448" calcext:value-type="float">
            <text:p>448</text:p>
          </table:table-cell>
          <table:table-cell table:formula="of:=[.B367]-[.B$2]" office:value-type="float" office:value="29.2004592418671" calcext:value-type="float">
            <text:p>29.2004592419</text:p>
          </table:table-cell>
          <table:table-cell table:formula="of:=[.C366]/([.D367]-[.D366])" office:value-type="float" office:value="5604.0890098144" calcext:value-type="float">
            <text:p>5604.089009814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472067.96817" calcext:value-type="float">
            <text:p>1455472067.96817</text:p>
          </table:table-cell>
          <table:table-cell office:value-type="float" office:value="456" calcext:value-type="float">
            <text:p>456</text:p>
          </table:table-cell>
          <table:table-cell table:formula="of:=[.B368]-[.B$2]" office:value-type="float" office:value="29.2797741889954" calcext:value-type="float">
            <text:p>29.279774189</text:p>
          </table:table-cell>
          <table:table-cell table:formula="of:=[.C367]/([.D368]-[.D367])" office:value-type="float" office:value="5648.36788298349" calcext:value-type="float">
            <text:p>5648.36788298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472068.04784" calcext:value-type="float">
            <text:p>1455472068.04784</text:p>
          </table:table-cell>
          <table:table-cell office:value-type="float" office:value="464" calcext:value-type="float">
            <text:p>464</text:p>
          </table:table-cell>
          <table:table-cell table:formula="of:=[.B369]-[.B$2]" office:value-type="float" office:value="29.3594379425049" calcext:value-type="float">
            <text:p>29.3594379425</text:p>
          </table:table-cell>
          <table:table-cell table:formula="of:=[.C368]/([.D369]-[.D368])" office:value-type="float" office:value="5724.05868304333" calcext:value-type="float">
            <text:p>5724.05868304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472068.12847" calcext:value-type="float">
            <text:p>1455472068.12847</text:p>
          </table:table-cell>
          <table:table-cell office:value-type="float" office:value="472" calcext:value-type="float">
            <text:p>472</text:p>
          </table:table-cell>
          <table:table-cell table:formula="of:=[.B370]-[.B$2]" office:value-type="float" office:value="29.4400699138641" calcext:value-type="float">
            <text:p>29.4400699139</text:p>
          </table:table-cell>
          <table:table-cell table:formula="of:=[.C369]/([.D370]-[.D369])" office:value-type="float" office:value="5754.54118481941" calcext:value-type="float">
            <text:p>5754.541184819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472068.21172" calcext:value-type="float">
            <text:p>1455472068.21172</text:p>
          </table:table-cell>
          <table:table-cell office:value-type="float" office:value="480" calcext:value-type="float">
            <text:p>480</text:p>
          </table:table-cell>
          <table:table-cell table:formula="of:=[.B371]-[.B$2]" office:value-type="float" office:value="29.5233211517334" calcext:value-type="float">
            <text:p>29.5233211517</text:p>
          </table:table-cell>
          <table:table-cell table:formula="of:=[.C370]/([.D371]-[.D370])" office:value-type="float" office:value="5669.58536690141" calcext:value-type="float">
            <text:p>5669.58536690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472068.28924" calcext:value-type="float">
            <text:p>1455472068.28924</text:p>
          </table:table-cell>
          <table:table-cell office:value-type="float" office:value="496" calcext:value-type="float">
            <text:p>496</text:p>
          </table:table-cell>
          <table:table-cell table:formula="of:=[.B372]-[.B$2]" office:value-type="float" office:value="29.6008379459381" calcext:value-type="float">
            <text:p>29.6008379459</text:p>
          </table:table-cell>
          <table:table-cell table:formula="of:=[.C371]/([.D372]-[.D371])" office:value-type="float" office:value="6192.20653955814" calcext:value-type="float">
            <text:p>6192.20653955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472068.369" calcext:value-type="float">
            <text:p>1455472068.369</text:p>
          </table:table-cell>
          <table:table-cell office:value-type="float" office:value="504" calcext:value-type="float">
            <text:p>504</text:p>
          </table:table-cell>
          <table:table-cell table:formula="of:=[.B373]-[.B$2]" office:value-type="float" office:value="29.6805975437164" calcext:value-type="float">
            <text:p>29.6805975437</text:p>
          </table:table-cell>
          <table:table-cell table:formula="of:=[.C372]/([.D373]-[.D372])" office:value-type="float" office:value="6218.68732812014" calcext:value-type="float">
            <text:p>6218.68732812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472068.44848" calcext:value-type="float">
            <text:p>1455472068.44848</text:p>
          </table:table-cell>
          <table:table-cell office:value-type="float" office:value="512" calcext:value-type="float">
            <text:p>512</text:p>
          </table:table-cell>
          <table:table-cell table:formula="of:=[.B374]-[.B$2]" office:value-type="float" office:value="29.7600834369659" calcext:value-type="float">
            <text:p>29.760083437</text:p>
          </table:table-cell>
          <table:table-cell table:formula="of:=[.C373]/([.D374]-[.D373])" office:value-type="float" office:value="6340.74776536648" calcext:value-type="float">
            <text:p>6340.74776536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472068.5274" calcext:value-type="float">
            <text:p>1455472068.5274</text:p>
          </table:table-cell>
          <table:table-cell office:value-type="float" office:value="520" calcext:value-type="float">
            <text:p>520</text:p>
          </table:table-cell>
          <table:table-cell table:formula="of:=[.B375]-[.B$2]" office:value-type="float" office:value="29.8389961719513" calcext:value-type="float">
            <text:p>29.838996172</text:p>
          </table:table-cell>
          <table:table-cell table:formula="of:=[.C374]/([.D375]-[.D374])" office:value-type="float" office:value="6488.17963406086" calcext:value-type="float">
            <text:p>6488.17963406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472068.60992" calcext:value-type="float">
            <text:p>1455472068.60992</text:p>
          </table:table-cell>
          <table:table-cell office:value-type="float" office:value="528" calcext:value-type="float">
            <text:p>528</text:p>
          </table:table-cell>
          <table:table-cell table:formula="of:=[.B376]-[.B$2]" office:value-type="float" office:value="29.9215235710144" calcext:value-type="float">
            <text:p>29.921523571</text:p>
          </table:table-cell>
          <table:table-cell table:formula="of:=[.C375]/([.D376]-[.D375])" office:value-type="float" office:value="6300.93769951899" calcext:value-type="float">
            <text:p>6300.9376995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472068.68831" calcext:value-type="float">
            <text:p>1455472068.68831</text:p>
          </table:table-cell>
          <table:table-cell office:value-type="float" office:value="536" calcext:value-type="float">
            <text:p>536</text:p>
          </table:table-cell>
          <table:table-cell table:formula="of:=[.B377]-[.B$2]" office:value-type="float" office:value="29.9999136924744" calcext:value-type="float">
            <text:p>29.9999136925</text:p>
          </table:table-cell>
          <table:table-cell table:formula="of:=[.C376]/([.D377]-[.D376])" office:value-type="float" office:value="6735.54256794569" calcext:value-type="float">
            <text:p>6735.542567945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472068.76804" calcext:value-type="float">
            <text:p>1455472068.76804</text:p>
          </table:table-cell>
          <table:table-cell office:value-type="float" office:value="544" calcext:value-type="float">
            <text:p>544</text:p>
          </table:table-cell>
          <table:table-cell table:formula="of:=[.B378]-[.B$2]" office:value-type="float" office:value="30.0796456336975" calcext:value-type="float">
            <text:p>30.0796456337</text:p>
          </table:table-cell>
          <table:table-cell table:formula="of:=[.C377]/([.D378]-[.D377])" office:value-type="float" office:value="6722.52539919861" calcext:value-type="float">
            <text:p>6722.525399198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472068.84981" calcext:value-type="float">
            <text:p>1455472068.84981</text:p>
          </table:table-cell>
          <table:table-cell office:value-type="float" office:value="560" calcext:value-type="float">
            <text:p>560</text:p>
          </table:table-cell>
          <table:table-cell table:formula="of:=[.B379]-[.B$2]" office:value-type="float" office:value="30.1614136695862" calcext:value-type="float">
            <text:p>30.1614136696</text:p>
          </table:table-cell>
          <table:table-cell table:formula="of:=[.C378]/([.D379]-[.D378])" office:value-type="float" office:value="6652.96645672965" calcext:value-type="float">
            <text:p>6652.96645672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472068.92771" calcext:value-type="float">
            <text:p>1455472068.92771</text:p>
          </table:table-cell>
          <table:table-cell office:value-type="float" office:value="568" calcext:value-type="float">
            <text:p>568</text:p>
          </table:table-cell>
          <table:table-cell table:formula="of:=[.B380]-[.B$2]" office:value-type="float" office:value="30.2393093109131" calcext:value-type="float">
            <text:p>30.2393093109</text:p>
          </table:table-cell>
          <table:table-cell table:formula="of:=[.C379]/([.D380]-[.D379])" office:value-type="float" office:value="7189.10571195955" calcext:value-type="float">
            <text:p>7189.10571195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472069.00994" calcext:value-type="float">
            <text:p>1455472069.00994</text:p>
          </table:table-cell>
          <table:table-cell office:value-type="float" office:value="568" calcext:value-type="float">
            <text:p>568</text:p>
          </table:table-cell>
          <table:table-cell table:formula="of:=[.B381]-[.B$2]" office:value-type="float" office:value="30.3215382099152" calcext:value-type="float">
            <text:p>30.3215382099</text:p>
          </table:table-cell>
          <table:table-cell table:formula="of:=[.C380]/([.D381]-[.D380])" office:value-type="float" office:value="6907.54718709861" calcext:value-type="float">
            <text:p>6907.54718709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472069.08849" calcext:value-type="float">
            <text:p>1455472069.08849</text:p>
          </table:table-cell>
          <table:table-cell office:value-type="float" office:value="576" calcext:value-type="float">
            <text:p>576</text:p>
          </table:table-cell>
          <table:table-cell table:formula="of:=[.B382]-[.B$2]" office:value-type="float" office:value="30.4000952243805" calcext:value-type="float">
            <text:p>30.4000952244</text:p>
          </table:table-cell>
          <table:table-cell table:formula="of:=[.C381]/([.D382]-[.D381])" office:value-type="float" office:value="7230.41734548942" calcext:value-type="float">
            <text:p>7230.417345489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472069.16755" calcext:value-type="float">
            <text:p>1455472069.16755</text:p>
          </table:table-cell>
          <table:table-cell office:value-type="float" office:value="584" calcext:value-type="float">
            <text:p>584</text:p>
          </table:table-cell>
          <table:table-cell table:formula="of:=[.B383]-[.B$2]" office:value-type="float" office:value="30.4791486263275" calcext:value-type="float">
            <text:p>30.4791486263</text:p>
          </table:table-cell>
          <table:table-cell table:formula="of:=[.C382]/([.D383]-[.D382])" office:value-type="float" office:value="7286.213949224" calcext:value-type="float">
            <text:p>7286.2139492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472069.24791" calcext:value-type="float">
            <text:p>1455472069.24791</text:p>
          </table:table-cell>
          <table:table-cell office:value-type="float" office:value="592" calcext:value-type="float">
            <text:p>592</text:p>
          </table:table-cell>
          <table:table-cell table:formula="of:=[.B384]-[.B$2]" office:value-type="float" office:value="30.5595116615295" calcext:value-type="float">
            <text:p>30.5595116615</text:p>
          </table:table-cell>
          <table:table-cell table:formula="of:=[.C383]/([.D384]-[.D383])" office:value-type="float" office:value="7267.02268688421" calcext:value-type="float">
            <text:p>7267.02268688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472069.32927" calcext:value-type="float">
            <text:p>1455472069.32927</text:p>
          </table:table-cell>
          <table:table-cell office:value-type="float" office:value="592" calcext:value-type="float">
            <text:p>592</text:p>
          </table:table-cell>
          <table:table-cell table:formula="of:=[.B385]-[.B$2]" office:value-type="float" office:value="30.6408715248108" calcext:value-type="float">
            <text:p>30.6408715248</text:p>
          </table:table-cell>
          <table:table-cell table:formula="of:=[.C384]/([.D385]-[.D384])" office:value-type="float" office:value="7276.31507876969" calcext:value-type="float">
            <text:p>7276.31507876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472069.41155" calcext:value-type="float">
            <text:p>1455472069.41155</text:p>
          </table:table-cell>
          <table:table-cell office:value-type="float" office:value="600" calcext:value-type="float">
            <text:p>600</text:p>
          </table:table-cell>
          <table:table-cell table:formula="of:=[.B386]-[.B$2]" office:value-type="float" office:value="30.7231547832489" calcext:value-type="float">
            <text:p>30.7231547832</text:p>
          </table:table-cell>
          <table:table-cell table:formula="of:=[.C385]/([.D386]-[.D385])" office:value-type="float" office:value="7194.65917171079" calcext:value-type="float">
            <text:p>7194.65917171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472069.4892" calcext:value-type="float">
            <text:p>1455472069.4892</text:p>
          </table:table-cell>
          <table:table-cell office:value-type="float" office:value="608" calcext:value-type="float">
            <text:p>608</text:p>
          </table:table-cell>
          <table:table-cell table:formula="of:=[.B387]-[.B$2]" office:value-type="float" office:value="30.800797700882" calcext:value-type="float">
            <text:p>30.8007977009</text:p>
          </table:table-cell>
          <table:table-cell table:formula="of:=[.C386]/([.D387]-[.D386])" office:value-type="float" office:value="7727.68487185944" calcext:value-type="float">
            <text:p>7727.68487185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472069.5685" calcext:value-type="float">
            <text:p>1455472069.5685</text:p>
          </table:table-cell>
          <table:table-cell office:value-type="float" office:value="608" calcext:value-type="float">
            <text:p>608</text:p>
          </table:table-cell>
          <table:table-cell table:formula="of:=[.B388]-[.B$2]" office:value-type="float" office:value="30.8800985813141" calcext:value-type="float">
            <text:p>30.8800985813</text:p>
          </table:table-cell>
          <table:table-cell table:formula="of:=[.C387]/([.D388]-[.D387])" office:value-type="float" office:value="7667.00188808582" calcext:value-type="float">
            <text:p>7667.00188808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472069.64793" calcext:value-type="float">
            <text:p>1455472069.64793</text:p>
          </table:table-cell>
          <table:table-cell office:value-type="float" office:value="608" calcext:value-type="float">
            <text:p>608</text:p>
          </table:table-cell>
          <table:table-cell table:formula="of:=[.B389]-[.B$2]" office:value-type="float" office:value="30.9595348834991" calcext:value-type="float">
            <text:p>30.9595348835</text:p>
          </table:table-cell>
          <table:table-cell table:formula="of:=[.C388]/([.D389]-[.D388])" office:value-type="float" office:value="7653.93130440002" calcext:value-type="float">
            <text:p>7653.931304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472069.72744" calcext:value-type="float">
            <text:p>1455472069.72744</text:p>
          </table:table-cell>
          <table:table-cell office:value-type="float" office:value="608" calcext:value-type="float">
            <text:p>608</text:p>
          </table:table-cell>
          <table:table-cell table:formula="of:=[.B390]-[.B$2]" office:value-type="float" office:value="31.0390453338623" calcext:value-type="float">
            <text:p>31.0390453339</text:p>
          </table:table-cell>
          <table:table-cell table:formula="of:=[.C389]/([.D390]-[.D389])" office:value-type="float" office:value="7646.79356264487" calcext:value-type="float">
            <text:p>7646.79356264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472069.81114" calcext:value-type="float">
            <text:p>1455472069.81114</text:p>
          </table:table-cell>
          <table:table-cell office:value-type="float" office:value="608" calcext:value-type="float">
            <text:p>608</text:p>
          </table:table-cell>
          <table:table-cell table:formula="of:=[.B391]-[.B$2]" office:value-type="float" office:value="31.1227414608002" calcext:value-type="float">
            <text:p>31.1227414608</text:p>
          </table:table-cell>
          <table:table-cell table:formula="of:=[.C390]/([.D391]-[.D390])" office:value-type="float" office:value="7264.37437722014" calcext:value-type="float">
            <text:p>7264.37437722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472069.88825" calcext:value-type="float">
            <text:p>1455472069.88825</text:p>
          </table:table-cell>
          <table:table-cell office:value-type="float" office:value="608" calcext:value-type="float">
            <text:p>608</text:p>
          </table:table-cell>
          <table:table-cell table:formula="of:=[.B392]-[.B$2]" office:value-type="float" office:value="31.1998481750488" calcext:value-type="float">
            <text:p>31.199848175</text:p>
          </table:table-cell>
          <table:table-cell table:formula="of:=[.C391]/([.D392]-[.D391])" office:value-type="float" office:value="7885.1758361703" calcext:value-type="float">
            <text:p>7885.17583617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472069.969" calcext:value-type="float">
            <text:p>1455472069.969</text:p>
          </table:table-cell>
          <table:table-cell office:value-type="float" office:value="608" calcext:value-type="float">
            <text:p>608</text:p>
          </table:table-cell>
          <table:table-cell table:formula="of:=[.B393]-[.B$2]" office:value-type="float" office:value="31.2805998325348" calcext:value-type="float">
            <text:p>31.2805998325</text:p>
          </table:table-cell>
          <table:table-cell table:formula="of:=[.C392]/([.D393]-[.D392])" office:value-type="float" office:value="7529.2572181035" calcext:value-type="float">
            <text:p>7529.25721810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472070.04862" calcext:value-type="float">
            <text:p>1455472070.04862</text:p>
          </table:table-cell>
          <table:table-cell office:value-type="float" office:value="608" calcext:value-type="float">
            <text:p>608</text:p>
          </table:table-cell>
          <table:table-cell table:formula="of:=[.B394]-[.B$2]" office:value-type="float" office:value="31.3602228164673" calcext:value-type="float">
            <text:p>31.3602228165</text:p>
          </table:table-cell>
          <table:table-cell table:formula="of:=[.C393]/([.D394]-[.D393])" office:value-type="float" office:value="7635.98611822268" calcext:value-type="float">
            <text:p>7635.9861182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472070.12811" calcext:value-type="float">
            <text:p>1455472070.12811</text:p>
          </table:table-cell>
          <table:table-cell office:value-type="float" office:value="608" calcext:value-type="float">
            <text:p>608</text:p>
          </table:table-cell>
          <table:table-cell table:formula="of:=[.B395]-[.B$2]" office:value-type="float" office:value="31.4397106170654" calcext:value-type="float">
            <text:p>31.4397106171</text:p>
          </table:table-cell>
          <table:table-cell table:formula="of:=[.C394]/([.D395]-[.D394])" office:value-type="float" office:value="7648.97248917204" calcext:value-type="float">
            <text:p>7648.9724891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472070.20848" calcext:value-type="float">
            <text:p>1455472070.20848</text:p>
          </table:table-cell>
          <table:table-cell office:value-type="float" office:value="608" calcext:value-type="float">
            <text:p>608</text:p>
          </table:table-cell>
          <table:table-cell table:formula="of:=[.B396]-[.B$2]" office:value-type="float" office:value="31.5200831890106" calcext:value-type="float">
            <text:p>31.520083189</text:p>
          </table:table-cell>
          <table:table-cell table:formula="of:=[.C395]/([.D396]-[.D395])" office:value-type="float" office:value="7564.76973779838" calcext:value-type="float">
            <text:p>7564.769737798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472070.29074" calcext:value-type="float">
            <text:p>1455472070.29074</text:p>
          </table:table-cell>
          <table:table-cell office:value-type="float" office:value="600" calcext:value-type="float">
            <text:p>600</text:p>
          </table:table-cell>
          <table:table-cell table:formula="of:=[.B397]-[.B$2]" office:value-type="float" office:value="31.6023373603821" calcext:value-type="float">
            <text:p>31.6023373604</text:p>
          </table:table-cell>
          <table:table-cell table:formula="of:=[.C396]/([.D397]-[.D396])" office:value-type="float" office:value="7391.72238760112" calcext:value-type="float">
            <text:p>7391.72238760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472070.36842" calcext:value-type="float">
            <text:p>1455472070.36842</text:p>
          </table:table-cell>
          <table:table-cell office:value-type="float" office:value="600" calcext:value-type="float">
            <text:p>600</text:p>
          </table:table-cell>
          <table:table-cell table:formula="of:=[.B398]-[.B$2]" office:value-type="float" office:value="31.6800196170807" calcext:value-type="float">
            <text:p>31.6800196171</text:p>
          </table:table-cell>
          <table:table-cell table:formula="of:=[.C397]/([.D398]-[.D397])" office:value-type="float" office:value="7723.77149556661" calcext:value-type="float">
            <text:p>7723.771495566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472070.44798" calcext:value-type="float">
            <text:p>1455472070.44798</text:p>
          </table:table-cell>
          <table:table-cell office:value-type="float" office:value="592" calcext:value-type="float">
            <text:p>592</text:p>
          </table:table-cell>
          <table:table-cell table:formula="of:=[.B399]-[.B$2]" office:value-type="float" office:value="31.7595767974854" calcext:value-type="float">
            <text:p>31.7595767975</text:p>
          </table:table-cell>
          <table:table-cell table:formula="of:=[.C398]/([.D399]-[.D398])" office:value-type="float" office:value="7541.74540812198" calcext:value-type="float">
            <text:p>7541.7454081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472070.52995" calcext:value-type="float">
            <text:p>1455472070.52995</text:p>
          </table:table-cell>
          <table:table-cell office:value-type="float" office:value="584" calcext:value-type="float">
            <text:p>584</text:p>
          </table:table-cell>
          <table:table-cell table:formula="of:=[.B400]-[.B$2]" office:value-type="float" office:value="31.8415474891663" calcext:value-type="float">
            <text:p>31.8415474892</text:p>
          </table:table-cell>
          <table:table-cell table:formula="of:=[.C399]/([.D400]-[.D399])" office:value-type="float" office:value="7222.09350513365" calcext:value-type="float">
            <text:p>7222.09350513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472070.60975" calcext:value-type="float">
            <text:p>1455472070.60975</text:p>
          </table:table-cell>
          <table:table-cell office:value-type="float" office:value="576" calcext:value-type="float">
            <text:p>576</text:p>
          </table:table-cell>
          <table:table-cell table:formula="of:=[.B401]-[.B$2]" office:value-type="float" office:value="31.9213552474976" calcext:value-type="float">
            <text:p>31.9213552475</text:p>
          </table:table-cell>
          <table:table-cell table:formula="of:=[.C400]/([.D401]-[.D400])" office:value-type="float" office:value="7317.58430772724" calcext:value-type="float">
            <text:p>7317.58430772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472070.68959" calcext:value-type="float">
            <text:p>1455472070.68959</text:p>
          </table:table-cell>
          <table:table-cell office:value-type="float" office:value="576" calcext:value-type="float">
            <text:p>576</text:p>
          </table:table-cell>
          <table:table-cell table:formula="of:=[.B402]-[.B$2]" office:value-type="float" office:value="32.0011942386627" calcext:value-type="float">
            <text:p>32.0011942387</text:p>
          </table:table-cell>
          <table:table-cell table:formula="of:=[.C401]/([.D402]-[.D401])" office:value-type="float" office:value="7214.5200182758" calcext:value-type="float">
            <text:p>7214.52001827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472070.7685" calcext:value-type="float">
            <text:p>1455472070.7685</text:p>
          </table:table-cell>
          <table:table-cell office:value-type="float" office:value="568" calcext:value-type="float">
            <text:p>568</text:p>
          </table:table-cell>
          <table:table-cell table:formula="of:=[.B403]-[.B$2]" office:value-type="float" office:value="32.0800988674164" calcext:value-type="float">
            <text:p>32.0800988674</text:p>
          </table:table-cell>
          <table:table-cell table:formula="of:=[.C402]/([.D403]-[.D402])" office:value-type="float" office:value="7299.95196857531" calcext:value-type="float">
            <text:p>7299.95196857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472070.93842" calcext:value-type="float">
            <text:p>1455472070.93842</text:p>
          </table:table-cell>
          <table:table-cell office:value-type="float" office:value="552" calcext:value-type="float">
            <text:p>552</text:p>
          </table:table-cell>
          <table:table-cell table:formula="of:=[.B404]-[.B$2]" office:value-type="float" office:value="32.2500216960907" calcext:value-type="float">
            <text:p>32.2500216961</text:p>
          </table:table-cell>
          <table:table-cell table:formula="of:=[.C403]/([.D404]-[.D403])" office:value-type="float" office:value="3342.69388304888" calcext:value-type="float">
            <text:p>3342.69388304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472070.9457" calcext:value-type="float">
            <text:p>1455472070.9457</text:p>
          </table:table-cell>
          <table:table-cell office:value-type="float" office:value="544" calcext:value-type="float">
            <text:p>544</text:p>
          </table:table-cell>
          <table:table-cell table:formula="of:=[.B405]-[.B$2]" office:value-type="float" office:value="32.2572994232178" calcext:value-type="float">
            <text:p>32.2572994232</text:p>
          </table:table-cell>
          <table:table-cell table:formula="of:=[.C404]/([.D405]-[.D404])" office:value-type="float" office:value="75847.8561179361" calcext:value-type="float">
            <text:p>75847.85611793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472071.00879" calcext:value-type="float">
            <text:p>1455472071.00879</text:p>
          </table:table-cell>
          <table:table-cell office:value-type="float" office:value="496" calcext:value-type="float">
            <text:p>496</text:p>
          </table:table-cell>
          <table:table-cell table:formula="of:=[.B406]-[.B$2]" office:value-type="float" office:value="32.3203949928284" calcext:value-type="float">
            <text:p>32.3203949928</text:p>
          </table:table-cell>
          <table:table-cell table:formula="of:=[.C405]/([.D406]-[.D405])" office:value-type="float" office:value="8621.8414915244" calcext:value-type="float">
            <text:p>8621.84149152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472071.09125" calcext:value-type="float">
            <text:p>1455472071.09125</text:p>
          </table:table-cell>
          <table:table-cell office:value-type="float" office:value="504" calcext:value-type="float">
            <text:p>504</text:p>
          </table:table-cell>
          <table:table-cell table:formula="of:=[.B407]-[.B$2]" office:value-type="float" office:value="32.4028494358063" calcext:value-type="float">
            <text:p>32.4028494358</text:p>
          </table:table-cell>
          <table:table-cell table:formula="of:=[.C406]/([.D407]-[.D406])" office:value-type="float" office:value="6015.44297780181" calcext:value-type="float">
            <text:p>6015.4429778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472071.16845" calcext:value-type="float">
            <text:p>1455472071.16845</text:p>
          </table:table-cell>
          <table:table-cell office:value-type="float" office:value="512" calcext:value-type="float">
            <text:p>512</text:p>
          </table:table-cell>
          <table:table-cell table:formula="of:=[.B408]-[.B$2]" office:value-type="float" office:value="32.480048418045" calcext:value-type="float">
            <text:p>32.480048418</text:p>
          </table:table-cell>
          <table:table-cell table:formula="of:=[.C407]/([.D408]-[.D407])" office:value-type="float" office:value="6528.58347848645" calcext:value-type="float">
            <text:p>6528.58347848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472071.24862" calcext:value-type="float">
            <text:p>1455472071.24862</text:p>
          </table:table-cell>
          <table:table-cell office:value-type="float" office:value="520" calcext:value-type="float">
            <text:p>520</text:p>
          </table:table-cell>
          <table:table-cell table:formula="of:=[.B409]-[.B$2]" office:value-type="float" office:value="32.5602185726166" calcext:value-type="float">
            <text:p>32.5602185726</text:p>
          </table:table-cell>
          <table:table-cell table:formula="of:=[.C408]/([.D409]-[.D408])" office:value-type="float" office:value="6386.41652540609" calcext:value-type="float">
            <text:p>6386.41652540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472071.32841" calcext:value-type="float">
            <text:p>1455472071.32841</text:p>
          </table:table-cell>
          <table:table-cell office:value-type="float" office:value="528" calcext:value-type="float">
            <text:p>528</text:p>
          </table:table-cell>
          <table:table-cell table:formula="of:=[.B410]-[.B$2]" office:value-type="float" office:value="32.6400158405304" calcext:value-type="float">
            <text:p>32.6400158405</text:p>
          </table:table-cell>
          <table:table-cell table:formula="of:=[.C409]/([.D410]-[.D409])" office:value-type="float" office:value="6516.51383054372" calcext:value-type="float">
            <text:p>6516.51383054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472071.40777" calcext:value-type="float">
            <text:p>1455472071.40777</text:p>
          </table:table-cell>
          <table:table-cell office:value-type="float" office:value="536" calcext:value-type="float">
            <text:p>536</text:p>
          </table:table-cell>
          <table:table-cell table:formula="of:=[.B411]-[.B$2]" office:value-type="float" office:value="32.7193677425385" calcext:value-type="float">
            <text:p>32.7193677425</text:p>
          </table:table-cell>
          <table:table-cell table:formula="of:=[.C410]/([.D411]-[.D410])" office:value-type="float" office:value="6653.90477907375" calcext:value-type="float">
            <text:p>6653.90477907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472071.4894" calcext:value-type="float">
            <text:p>1455472071.4894</text:p>
          </table:table-cell>
          <table:table-cell office:value-type="float" office:value="552" calcext:value-type="float">
            <text:p>552</text:p>
          </table:table-cell>
          <table:table-cell table:formula="of:=[.B412]-[.B$2]" office:value-type="float" office:value="32.8010048866272" calcext:value-type="float">
            <text:p>32.8010048866</text:p>
          </table:table-cell>
          <table:table-cell table:formula="of:=[.C411]/([.D412]-[.D411])" office:value-type="float" office:value="6565.63879080988" calcext:value-type="float">
            <text:p>6565.63879080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472071.5682" calcext:value-type="float">
            <text:p>1455472071.5682</text:p>
          </table:table-cell>
          <table:table-cell office:value-type="float" office:value="560" calcext:value-type="float">
            <text:p>560</text:p>
          </table:table-cell>
          <table:table-cell table:formula="of:=[.B413]-[.B$2]" office:value-type="float" office:value="32.8797965049744" calcext:value-type="float">
            <text:p>32.879796505</text:p>
          </table:table-cell>
          <table:table-cell table:formula="of:=[.C412]/([.D413]-[.D412])" office:value-type="float" office:value="7005.82132439269" calcext:value-type="float">
            <text:p>7005.82132439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472071.649" calcext:value-type="float">
            <text:p>1455472071.649</text:p>
          </table:table-cell>
          <table:table-cell office:value-type="float" office:value="568" calcext:value-type="float">
            <text:p>568</text:p>
          </table:table-cell>
          <table:table-cell table:formula="of:=[.B414]-[.B$2]" office:value-type="float" office:value="32.9605972766876" calcext:value-type="float">
            <text:p>32.9605972767</text:p>
          </table:table-cell>
          <table:table-cell table:formula="of:=[.C413]/([.D414]-[.D413])" office:value-type="float" office:value="6930.62687553666" calcext:value-type="float">
            <text:p>6930.626875536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472071.72994" calcext:value-type="float">
            <text:p>1455472071.72994</text:p>
          </table:table-cell>
          <table:table-cell office:value-type="float" office:value="576" calcext:value-type="float">
            <text:p>576</text:p>
          </table:table-cell>
          <table:table-cell table:formula="of:=[.B415]-[.B$2]" office:value-type="float" office:value="33.0415434837341" calcext:value-type="float">
            <text:p>33.0415434837</text:p>
          </table:table-cell>
          <table:table-cell table:formula="of:=[.C414]/([.D415]-[.D414])" office:value-type="float" office:value="7017.00574646626" calcext:value-type="float">
            <text:p>7017.00574646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472071.80898" calcext:value-type="float">
            <text:p>1455472071.80898</text:p>
          </table:table-cell>
          <table:table-cell office:value-type="float" office:value="576" calcext:value-type="float">
            <text:p>576</text:p>
          </table:table-cell>
          <table:table-cell table:formula="of:=[.B416]-[.B$2]" office:value-type="float" office:value="33.1205780506134" calcext:value-type="float">
            <text:p>33.1205780506</text:p>
          </table:table-cell>
          <table:table-cell table:formula="of:=[.C415]/([.D416]-[.D415])" office:value-type="float" office:value="7287.95035822561" calcext:value-type="float">
            <text:p>7287.950358225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472071.88854" calcext:value-type="float">
            <text:p>1455472071.88854</text:p>
          </table:table-cell>
          <table:table-cell office:value-type="float" office:value="584" calcext:value-type="float">
            <text:p>584</text:p>
          </table:table-cell>
          <table:table-cell table:formula="of:=[.B417]-[.B$2]" office:value-type="float" office:value="33.2001450061798" calcext:value-type="float">
            <text:p>33.2001450062</text:p>
          </table:table-cell>
          <table:table-cell table:formula="of:=[.C416]/([.D417]-[.D416])" office:value-type="float" office:value="7239.18611563908" calcext:value-type="float">
            <text:p>7239.18611563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472071.96927" calcext:value-type="float">
            <text:p>1455472071.96927</text:p>
          </table:table-cell>
          <table:table-cell office:value-type="float" office:value="592" calcext:value-type="float">
            <text:p>592</text:p>
          </table:table-cell>
          <table:table-cell table:formula="of:=[.B418]-[.B$2]" office:value-type="float" office:value="33.2808747291565" calcext:value-type="float">
            <text:p>33.2808747292</text:p>
          </table:table-cell>
          <table:table-cell table:formula="of:=[.C417]/([.D418]-[.D417])" office:value-type="float" office:value="7234.01466605632" calcext:value-type="float">
            <text:p>7234.014666056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472072.05065" calcext:value-type="float">
            <text:p>1455472072.05065</text:p>
          </table:table-cell>
          <table:table-cell office:value-type="float" office:value="600" calcext:value-type="float">
            <text:p>600</text:p>
          </table:table-cell>
          <table:table-cell table:formula="of:=[.B419]-[.B$2]" office:value-type="float" office:value="33.3622469902039" calcext:value-type="float">
            <text:p>33.3622469902</text:p>
          </table:table-cell>
          <table:table-cell table:formula="of:=[.C418]/([.D419]-[.D418])" office:value-type="float" office:value="7275.20646938178" calcext:value-type="float">
            <text:p>7275.20646938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472072.12826" calcext:value-type="float">
            <text:p>1455472072.12826</text:p>
          </table:table-cell>
          <table:table-cell office:value-type="float" office:value="600" calcext:value-type="float">
            <text:p>600</text:p>
          </table:table-cell>
          <table:table-cell table:formula="of:=[.B420]-[.B$2]" office:value-type="float" office:value="33.4398565292358" calcext:value-type="float">
            <text:p>33.4398565292</text:p>
          </table:table-cell>
          <table:table-cell table:formula="of:=[.C419]/([.D420]-[.D419])" office:value-type="float" office:value="7731.00842349732" calcext:value-type="float">
            <text:p>7731.008423497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472072.21013" calcext:value-type="float">
            <text:p>1455472072.21013</text:p>
          </table:table-cell>
          <table:table-cell office:value-type="float" office:value="608" calcext:value-type="float">
            <text:p>608</text:p>
          </table:table-cell>
          <table:table-cell table:formula="of:=[.B421]-[.B$2]" office:value-type="float" office:value="33.5217325687408" calcext:value-type="float">
            <text:p>33.5217325687</text:p>
          </table:table-cell>
          <table:table-cell table:formula="of:=[.C420]/([.D421]-[.D420])" office:value-type="float" office:value="7328.15123481056" calcext:value-type="float">
            <text:p>7328.15123481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472072.28911" calcext:value-type="float">
            <text:p>1455472072.28911</text:p>
          </table:table-cell>
          <table:table-cell office:value-type="float" office:value="608" calcext:value-type="float">
            <text:p>608</text:p>
          </table:table-cell>
          <table:table-cell table:formula="of:=[.B422]-[.B$2]" office:value-type="float" office:value="33.6007149219513" calcext:value-type="float">
            <text:p>33.600714922</text:p>
          </table:table-cell>
          <table:table-cell table:formula="of:=[.C421]/([.D422]-[.D421])" office:value-type="float" office:value="7697.92207102235" calcext:value-type="float">
            <text:p>7697.92207102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472072.36794" calcext:value-type="float">
            <text:p>1455472072.36794</text:p>
          </table:table-cell>
          <table:table-cell office:value-type="float" office:value="608" calcext:value-type="float">
            <text:p>608</text:p>
          </table:table-cell>
          <table:table-cell table:formula="of:=[.B423]-[.B$2]" office:value-type="float" office:value="33.6795456409454" calcext:value-type="float">
            <text:p>33.6795456409</text:p>
          </table:table-cell>
          <table:table-cell table:formula="of:=[.C422]/([.D423]-[.D422])" office:value-type="float" office:value="7712.72934914106" calcext:value-type="float">
            <text:p>7712.72934914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472072.44869" calcext:value-type="float">
            <text:p>1455472072.44869</text:p>
          </table:table-cell>
          <table:table-cell office:value-type="float" office:value="608" calcext:value-type="float">
            <text:p>608</text:p>
          </table:table-cell>
          <table:table-cell table:formula="of:=[.B424]-[.B$2]" office:value-type="float" office:value="33.7602906227112" calcext:value-type="float">
            <text:p>33.7602906227</text:p>
          </table:table-cell>
          <table:table-cell table:formula="of:=[.C423]/([.D424]-[.D423])" office:value-type="float" office:value="7529.87971145868" calcext:value-type="float">
            <text:p>7529.879711458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472072.52924" calcext:value-type="float">
            <text:p>1455472072.52924</text:p>
          </table:table-cell>
          <table:table-cell office:value-type="float" office:value="608" calcext:value-type="float">
            <text:p>608</text:p>
          </table:table-cell>
          <table:table-cell table:formula="of:=[.B425]-[.B$2]" office:value-type="float" office:value="33.840838432312" calcext:value-type="float">
            <text:p>33.8408384323</text:p>
          </table:table-cell>
          <table:table-cell table:formula="of:=[.C424]/([.D425]-[.D424])" office:value-type="float" office:value="7548.31202751582" calcext:value-type="float">
            <text:p>7548.31202751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472072.61021" calcext:value-type="float">
            <text:p>1455472072.61021</text:p>
          </table:table-cell>
          <table:table-cell office:value-type="float" office:value="608" calcext:value-type="float">
            <text:p>608</text:p>
          </table:table-cell>
          <table:table-cell table:formula="of:=[.B426]-[.B$2]" office:value-type="float" office:value="33.9218156337738" calcext:value-type="float">
            <text:p>33.9218156338</text:p>
          </table:table-cell>
          <table:table-cell table:formula="of:=[.C425]/([.D426]-[.D425])" office:value-type="float" office:value="7508.28614751371" calcext:value-type="float">
            <text:p>7508.28614751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472072.68928" calcext:value-type="float">
            <text:p>1455472072.68928</text:p>
          </table:table-cell>
          <table:table-cell office:value-type="float" office:value="608" calcext:value-type="float">
            <text:p>608</text:p>
          </table:table-cell>
          <table:table-cell table:formula="of:=[.B427]-[.B$2]" office:value-type="float" office:value="34.0008816719055" calcext:value-type="float">
            <text:p>34.0008816719</text:p>
          </table:table-cell>
          <table:table-cell table:formula="of:=[.C426]/([.D427]-[.D426])" office:value-type="float" office:value="7689.7744514168" calcext:value-type="float">
            <text:p>7689.774451416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472072.76898" calcext:value-type="float">
            <text:p>1455472072.76898</text:p>
          </table:table-cell>
          <table:table-cell office:value-type="float" office:value="608" calcext:value-type="float">
            <text:p>608</text:p>
          </table:table-cell>
          <table:table-cell table:formula="of:=[.B428]-[.B$2]" office:value-type="float" office:value="34.0805807113647" calcext:value-type="float">
            <text:p>34.0805807114</text:p>
          </table:table-cell>
          <table:table-cell table:formula="of:=[.C427]/([.D428]-[.D427])" office:value-type="float" office:value="7628.6992180255" calcext:value-type="float">
            <text:p>7628.69921802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472072.84805" calcext:value-type="float">
            <text:p>1455472072.84805</text:p>
          </table:table-cell>
          <table:table-cell office:value-type="float" office:value="608" calcext:value-type="float">
            <text:p>608</text:p>
          </table:table-cell>
          <table:table-cell table:formula="of:=[.B429]-[.B$2]" office:value-type="float" office:value="34.1596529483795" calcext:value-type="float">
            <text:p>34.1596529484</text:p>
          </table:table-cell>
          <table:table-cell table:formula="of:=[.C428]/([.D429]-[.D428])" office:value-type="float" office:value="7689.17161008645" calcext:value-type="float">
            <text:p>7689.171610086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472072.92907" calcext:value-type="float">
            <text:p>1455472072.92907</text:p>
          </table:table-cell>
          <table:table-cell office:value-type="float" office:value="608" calcext:value-type="float">
            <text:p>608</text:p>
          </table:table-cell>
          <table:table-cell table:formula="of:=[.B430]-[.B$2]" office:value-type="float" office:value="34.2406759262085" calcext:value-type="float">
            <text:p>34.2406759262</text:p>
          </table:table-cell>
          <table:table-cell table:formula="of:=[.C429]/([.D430]-[.D429])" office:value-type="float" office:value="7504.04411552665" calcext:value-type="float">
            <text:p>7504.04411552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472073.00934" calcext:value-type="float">
            <text:p>1455472073.00934</text:p>
          </table:table-cell>
          <table:table-cell office:value-type="float" office:value="600" calcext:value-type="float">
            <text:p>600</text:p>
          </table:table-cell>
          <table:table-cell table:formula="of:=[.B431]-[.B$2]" office:value-type="float" office:value="34.3209364414215" calcext:value-type="float">
            <text:p>34.3209364414</text:p>
          </table:table-cell>
          <table:table-cell table:formula="of:=[.C430]/([.D431]-[.D430])" office:value-type="float" office:value="7575.33138662714" calcext:value-type="float">
            <text:p>7575.331386627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472073.08842" calcext:value-type="float">
            <text:p>1455472073.08842</text:p>
          </table:table-cell>
          <table:table-cell office:value-type="float" office:value="600" calcext:value-type="float">
            <text:p>600</text:p>
          </table:table-cell>
          <table:table-cell table:formula="of:=[.B432]-[.B$2]" office:value-type="float" office:value="34.4000222682953" calcext:value-type="float">
            <text:p>34.4000222683</text:p>
          </table:table-cell>
          <table:table-cell table:formula="of:=[.C431]/([.D432]-[.D431])" office:value-type="float" office:value="7586.69440173646" calcext:value-type="float">
            <text:p>7586.69440173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472073.1696" calcext:value-type="float">
            <text:p>1455472073.1696</text:p>
          </table:table-cell>
          <table:table-cell office:value-type="float" office:value="592" calcext:value-type="float">
            <text:p>592</text:p>
          </table:table-cell>
          <table:table-cell table:formula="of:=[.B433]-[.B$2]" office:value-type="float" office:value="34.4812014102936" calcext:value-type="float">
            <text:p>34.4812014103</text:p>
          </table:table-cell>
          <table:table-cell table:formula="of:=[.C432]/([.D433]-[.D432])" office:value-type="float" office:value="7391.06111780082" calcext:value-type="float">
            <text:p>7391.061117800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472073.24777" calcext:value-type="float">
            <text:p>1455472073.24777</text:p>
          </table:table-cell>
          <table:table-cell office:value-type="float" office:value="584" calcext:value-type="float">
            <text:p>584</text:p>
          </table:table-cell>
          <table:table-cell table:formula="of:=[.B434]-[.B$2]" office:value-type="float" office:value="34.5593671798706" calcext:value-type="float">
            <text:p>34.5593671799</text:p>
          </table:table-cell>
          <table:table-cell table:formula="of:=[.C433]/([.D434]-[.D433])" office:value-type="float" office:value="7573.64768751659" calcext:value-type="float">
            <text:p>7573.64768751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472073.32861" calcext:value-type="float">
            <text:p>1455472073.32861</text:p>
          </table:table-cell>
          <table:table-cell office:value-type="float" office:value="576" calcext:value-type="float">
            <text:p>576</text:p>
          </table:table-cell>
          <table:table-cell table:formula="of:=[.B435]-[.B$2]" office:value-type="float" office:value="34.6402158737183" calcext:value-type="float">
            <text:p>34.6402158737</text:p>
          </table:table-cell>
          <table:table-cell table:formula="of:=[.C434]/([.D435]-[.D434])" office:value-type="float" office:value="7223.36963291498" calcext:value-type="float">
            <text:p>7223.3696329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472073.40942" calcext:value-type="float">
            <text:p>1455472073.40942</text:p>
          </table:table-cell>
          <table:table-cell office:value-type="float" office:value="576" calcext:value-type="float">
            <text:p>576</text:p>
          </table:table-cell>
          <table:table-cell table:formula="of:=[.B436]-[.B$2]" office:value-type="float" office:value="34.7210254669189" calcext:value-type="float">
            <text:p>34.7210254669</text:p>
          </table:table-cell>
          <table:table-cell table:formula="of:=[.C435]/([.D436]-[.D435])" office:value-type="float" office:value="7127.86659585767" calcext:value-type="float">
            <text:p>7127.866595857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472073.48884" calcext:value-type="float">
            <text:p>1455472073.48884</text:p>
          </table:table-cell>
          <table:table-cell office:value-type="float" office:value="568" calcext:value-type="float">
            <text:p>568</text:p>
          </table:table-cell>
          <table:table-cell table:formula="of:=[.B437]-[.B$2]" office:value-type="float" office:value="34.8004431724548" calcext:value-type="float">
            <text:p>34.8004431725</text:p>
          </table:table-cell>
          <table:table-cell table:formula="of:=[.C436]/([.D437]-[.D436])" office:value-type="float" office:value="7252.79074877965" calcext:value-type="float">
            <text:p>7252.790748779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472073.56781" calcext:value-type="float">
            <text:p>1455472073.56781</text:p>
          </table:table-cell>
          <table:table-cell office:value-type="float" office:value="560" calcext:value-type="float">
            <text:p>560</text:p>
          </table:table-cell>
          <table:table-cell table:formula="of:=[.B438]-[.B$2]" office:value-type="float" office:value="34.8794145584106" calcext:value-type="float">
            <text:p>34.8794145584</text:p>
          </table:table-cell>
          <table:table-cell table:formula="of:=[.C437]/([.D438]-[.D437])" office:value-type="float" office:value="7192.47855568638" calcext:value-type="float">
            <text:p>7192.47855568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472073.64957" calcext:value-type="float">
            <text:p>1455472073.64957</text:p>
          </table:table-cell>
          <table:table-cell office:value-type="float" office:value="552" calcext:value-type="float">
            <text:p>552</text:p>
          </table:table-cell>
          <table:table-cell table:formula="of:=[.B439]-[.B$2]" office:value-type="float" office:value="34.9611661434174" calcext:value-type="float">
            <text:p>34.9611661434</text:p>
          </table:table-cell>
          <table:table-cell table:formula="of:=[.C438]/([.D439]-[.D438])" office:value-type="float" office:value="6850.02009384907" calcext:value-type="float">
            <text:p>6850.02009384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472073.72839" calcext:value-type="float">
            <text:p>1455472073.72839</text:p>
          </table:table-cell>
          <table:table-cell office:value-type="float" office:value="544" calcext:value-type="float">
            <text:p>544</text:p>
          </table:table-cell>
          <table:table-cell table:formula="of:=[.B440]-[.B$2]" office:value-type="float" office:value="35.0399873256683" calcext:value-type="float">
            <text:p>35.0399873257</text:p>
          </table:table-cell>
          <table:table-cell table:formula="of:=[.C439]/([.D440]-[.D439])" office:value-type="float" office:value="7003.19361161524" calcext:value-type="float">
            <text:p>7003.19361161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472073.8075" calcext:value-type="float">
            <text:p>1455472073.8075</text:p>
          </table:table-cell>
          <table:table-cell office:value-type="float" office:value="528" calcext:value-type="float">
            <text:p>528</text:p>
          </table:table-cell>
          <table:table-cell table:formula="of:=[.B441]-[.B$2]" office:value-type="float" office:value="35.1190993785858" calcext:value-type="float">
            <text:p>35.1190993786</text:p>
          </table:table-cell>
          <table:table-cell table:formula="of:=[.C440]/([.D441]-[.D440])" office:value-type="float" office:value="6876.3226327527" calcext:value-type="float">
            <text:p>6876.32263275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472073.89014" calcext:value-type="float">
            <text:p>1455472073.89014</text:p>
          </table:table-cell>
          <table:table-cell office:value-type="float" office:value="520" calcext:value-type="float">
            <text:p>520</text:p>
          </table:table-cell>
          <table:table-cell table:formula="of:=[.B442]-[.B$2]" office:value-type="float" office:value="35.2017457485199" calcext:value-type="float">
            <text:p>35.2017457485</text:p>
          </table:table-cell>
          <table:table-cell table:formula="of:=[.C441]/([.D442]-[.D441])" office:value-type="float" office:value="6388.66535119604" calcext:value-type="float">
            <text:p>6388.66535119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472073.96823" calcext:value-type="float">
            <text:p>1455472073.96823</text:p>
          </table:table-cell>
          <table:table-cell office:value-type="float" office:value="512" calcext:value-type="float">
            <text:p>512</text:p>
          </table:table-cell>
          <table:table-cell table:formula="of:=[.B443]-[.B$2]" office:value-type="float" office:value="35.2798297405243" calcext:value-type="float">
            <text:p>35.2798297405</text:p>
          </table:table-cell>
          <table:table-cell table:formula="of:=[.C442]/([.D443]-[.D442])" office:value-type="float" office:value="6659.49558484068" calcext:value-type="float">
            <text:p>6659.49558484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472074.04839" calcext:value-type="float">
            <text:p>1455472074.04839</text:p>
          </table:table-cell>
          <table:table-cell office:value-type="float" office:value="504" calcext:value-type="float">
            <text:p>504</text:p>
          </table:table-cell>
          <table:table-cell table:formula="of:=[.B444]-[.B$2]" office:value-type="float" office:value="35.3599879741669" calcext:value-type="float">
            <text:p>35.3599879742</text:p>
          </table:table-cell>
          <table:table-cell table:formula="of:=[.C443]/([.D444]-[.D443])" office:value-type="float" office:value="6387.3662970542" calcext:value-type="float">
            <text:p>6387.36629705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472074.12869" calcext:value-type="float">
            <text:p>1455472074.12869</text:p>
          </table:table-cell>
          <table:table-cell office:value-type="float" office:value="496" calcext:value-type="float">
            <text:p>496</text:p>
          </table:table-cell>
          <table:table-cell table:formula="of:=[.B445]-[.B$2]" office:value-type="float" office:value="35.4402937889099" calcext:value-type="float">
            <text:p>35.4402937889</text:p>
          </table:table-cell>
          <table:table-cell table:formula="of:=[.C444]/([.D445]-[.D444])" office:value-type="float" office:value="6276.00879976962" calcext:value-type="float">
            <text:p>6276.00879976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472074.2077" calcext:value-type="float">
            <text:p>1455472074.2077</text:p>
          </table:table-cell>
          <table:table-cell office:value-type="float" office:value="488" calcext:value-type="float">
            <text:p>488</text:p>
          </table:table-cell>
          <table:table-cell table:formula="of:=[.B446]-[.B$2]" office:value-type="float" office:value="35.519303560257" calcext:value-type="float">
            <text:p>35.5193035603</text:p>
          </table:table-cell>
          <table:table-cell table:formula="of:=[.C445]/([.D446]-[.D445])" office:value-type="float" office:value="6277.70453633321" calcext:value-type="float">
            <text:p>6277.70453633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472074.28901" calcext:value-type="float">
            <text:p>1455472074.28901</text:p>
          </table:table-cell>
          <table:table-cell office:value-type="float" office:value="472" calcext:value-type="float">
            <text:p>472</text:p>
          </table:table-cell>
          <table:table-cell table:formula="of:=[.B447]-[.B$2]" office:value-type="float" office:value="35.6006145477295" calcext:value-type="float">
            <text:p>35.6006145477</text:p>
          </table:table-cell>
          <table:table-cell table:formula="of:=[.C446]/([.D447]-[.D446])" office:value-type="float" office:value="6001.64891817161" calcext:value-type="float">
            <text:p>6001.64891817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472074.36955" calcext:value-type="float">
            <text:p>1455472074.36955</text:p>
          </table:table-cell>
          <table:table-cell office:value-type="float" office:value="464" calcext:value-type="float">
            <text:p>464</text:p>
          </table:table-cell>
          <table:table-cell table:formula="of:=[.B448]-[.B$2]" office:value-type="float" office:value="35.6811470985413" calcext:value-type="float">
            <text:p>35.6811470985</text:p>
          </table:table-cell>
          <table:table-cell table:formula="of:=[.C447]/([.D448]-[.D447])" office:value-type="float" office:value="5860.98410198414" calcext:value-type="float">
            <text:p>5860.98410198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472074.44904" calcext:value-type="float">
            <text:p>1455472074.44904</text:p>
          </table:table-cell>
          <table:table-cell office:value-type="float" office:value="456" calcext:value-type="float">
            <text:p>456</text:p>
          </table:table-cell>
          <table:table-cell table:formula="of:=[.B449]-[.B$2]" office:value-type="float" office:value="35.7606418132782" calcext:value-type="float">
            <text:p>35.7606418133</text:p>
          </table:table-cell>
          <table:table-cell table:formula="of:=[.C448]/([.D449]-[.D448])" office:value-type="float" office:value="5836.86602984179" calcext:value-type="float">
            <text:p>5836.86602984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472074.52855" calcext:value-type="float">
            <text:p>1455472074.52855</text:p>
          </table:table-cell>
          <table:table-cell office:value-type="float" office:value="448" calcext:value-type="float">
            <text:p>448</text:p>
          </table:table-cell>
          <table:table-cell table:formula="of:=[.B450]-[.B$2]" office:value-type="float" office:value="35.8401525020599" calcext:value-type="float">
            <text:p>35.8401525021</text:p>
          </table:table-cell>
          <table:table-cell table:formula="of:=[.C449]/([.D450]-[.D449])" office:value-type="float" office:value="5735.07797488396" calcext:value-type="float">
            <text:p>5735.07797488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472074.60934" calcext:value-type="float">
            <text:p>1455472074.60934</text:p>
          </table:table-cell>
          <table:table-cell office:value-type="float" office:value="440" calcext:value-type="float">
            <text:p>440</text:p>
          </table:table-cell>
          <table:table-cell table:formula="of:=[.B451]-[.B$2]" office:value-type="float" office:value="35.9209396839142" calcext:value-type="float">
            <text:p>35.9209396839</text:p>
          </table:table-cell>
          <table:table-cell table:formula="of:=[.C450]/([.D451]-[.D450])" office:value-type="float" office:value="5545.43418544117" calcext:value-type="float">
            <text:p>5545.43418544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472074.69146" calcext:value-type="float">
            <text:p>1455472074.69146</text:p>
          </table:table-cell>
          <table:table-cell office:value-type="float" office:value="432" calcext:value-type="float">
            <text:p>432</text:p>
          </table:table-cell>
          <table:table-cell table:formula="of:=[.B452]-[.B$2]" office:value-type="float" office:value="36.0030617713928" calcext:value-type="float">
            <text:p>36.0030617714</text:p>
          </table:table-cell>
          <table:table-cell table:formula="of:=[.C451]/([.D452]-[.D451])" office:value-type="float" office:value="5357.87646794118" calcext:value-type="float">
            <text:p>5357.87646794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472074.76986" calcext:value-type="float">
            <text:p>1455472074.76986</text:p>
          </table:table-cell>
          <table:table-cell office:value-type="float" office:value="424" calcext:value-type="float">
            <text:p>424</text:p>
          </table:table-cell>
          <table:table-cell table:formula="of:=[.B453]-[.B$2]" office:value-type="float" office:value="36.0814590454102" calcext:value-type="float">
            <text:p>36.0814590454</text:p>
          </table:table-cell>
          <table:table-cell table:formula="of:=[.C452]/([.D453]-[.D452])" office:value-type="float" office:value="5510.39567912123" calcext:value-type="float">
            <text:p>5510.39567912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472074.85027" calcext:value-type="float">
            <text:p>1455472074.85027</text:p>
          </table:table-cell>
          <table:table-cell office:value-type="float" office:value="416" calcext:value-type="float">
            <text:p>416</text:p>
          </table:table-cell>
          <table:table-cell table:formula="of:=[.B454]-[.B$2]" office:value-type="float" office:value="36.1618731021881" calcext:value-type="float">
            <text:p>36.1618731022</text:p>
          </table:table-cell>
          <table:table-cell table:formula="of:=[.C453]/([.D454]-[.D453])" office:value-type="float" office:value="5272.70998366347" calcext:value-type="float">
            <text:p>5272.70998366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472074.92772" calcext:value-type="float">
            <text:p>1455472074.92772</text:p>
          </table:table-cell>
          <table:table-cell office:value-type="float" office:value="408" calcext:value-type="float">
            <text:p>408</text:p>
          </table:table-cell>
          <table:table-cell table:formula="of:=[.B455]-[.B$2]" office:value-type="float" office:value="36.2393231391907" calcext:value-type="float">
            <text:p>36.2393231392</text:p>
          </table:table-cell>
          <table:table-cell table:formula="of:=[.C454]/([.D455]-[.D454])" office:value-type="float" office:value="5371.20466432096" calcext:value-type="float">
            <text:p>5371.2046643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472075.00916" calcext:value-type="float">
            <text:p>1455472075.00916</text:p>
          </table:table-cell>
          <table:table-cell office:value-type="float" office:value="400" calcext:value-type="float">
            <text:p>400</text:p>
          </table:table-cell>
          <table:table-cell table:formula="of:=[.B456]-[.B$2]" office:value-type="float" office:value="36.3207597732544" calcext:value-type="float">
            <text:p>36.3207597733</text:p>
          </table:table-cell>
          <table:table-cell table:formula="of:=[.C455]/([.D456]-[.D455])" office:value-type="float" office:value="5010.03024855813" calcext:value-type="float">
            <text:p>5010.030248558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472075.08915" calcext:value-type="float">
            <text:p>1455472075.08915</text:p>
          </table:table-cell>
          <table:table-cell office:value-type="float" office:value="392" calcext:value-type="float">
            <text:p>392</text:p>
          </table:table-cell>
          <table:table-cell table:formula="of:=[.B457]-[.B$2]" office:value-type="float" office:value="36.4007558822632" calcext:value-type="float">
            <text:p>36.4007558823</text:p>
          </table:table-cell>
          <table:table-cell table:formula="of:=[.C456]/([.D457]-[.D456])" office:value-type="float" office:value="5000.24319877924" calcext:value-type="float">
            <text:p>5000.24319877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472075.16782" calcext:value-type="float">
            <text:p>1455472075.16782</text:p>
          </table:table-cell>
          <table:table-cell office:value-type="float" office:value="392" calcext:value-type="float">
            <text:p>392</text:p>
          </table:table-cell>
          <table:table-cell table:formula="of:=[.B458]-[.B$2]" office:value-type="float" office:value="36.4794206619263" calcext:value-type="float">
            <text:p>36.4794206619</text:p>
          </table:table-cell>
          <table:table-cell table:formula="of:=[.C457]/([.D458]-[.D457])" office:value-type="float" office:value="4983.17038042819" calcext:value-type="float">
            <text:p>4983.17038042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472075.24785" calcext:value-type="float">
            <text:p>1455472075.24785</text:p>
          </table:table-cell>
          <table:table-cell office:value-type="float" office:value="384" calcext:value-type="float">
            <text:p>384</text:p>
          </table:table-cell>
          <table:table-cell table:formula="of:=[.B459]-[.B$2]" office:value-type="float" office:value="36.5594487190247" calcext:value-type="float">
            <text:p>36.559448719</text:p>
          </table:table-cell>
          <table:table-cell table:formula="of:=[.C458]/([.D459]-[.D458])" office:value-type="float" office:value="4898.28210521298" calcext:value-type="float">
            <text:p>4898.2821052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472075.32966" calcext:value-type="float">
            <text:p>1455472075.32966</text:p>
          </table:table-cell>
          <table:table-cell office:value-type="float" office:value="384" calcext:value-type="float">
            <text:p>384</text:p>
          </table:table-cell>
          <table:table-cell table:formula="of:=[.B460]-[.B$2]" office:value-type="float" office:value="36.6412634849548" calcext:value-type="float">
            <text:p>36.641263485</text:p>
          </table:table-cell>
          <table:table-cell table:formula="of:=[.C459]/([.D460]-[.D459])" office:value-type="float" office:value="4693.52928697152" calcext:value-type="float">
            <text:p>4693.52928697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472075.40811" calcext:value-type="float">
            <text:p>1455472075.40811</text:p>
          </table:table-cell>
          <table:table-cell office:value-type="float" office:value="376" calcext:value-type="float">
            <text:p>376</text:p>
          </table:table-cell>
          <table:table-cell table:formula="of:=[.B461]-[.B$2]" office:value-type="float" office:value="36.7197103500366" calcext:value-type="float">
            <text:p>36.71971035</text:p>
          </table:table-cell>
          <table:table-cell table:formula="of:=[.C460]/([.D461]-[.D460])" office:value-type="float" office:value="4895.03308512902" calcext:value-type="float">
            <text:p>4895.0330851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472075.48919" calcext:value-type="float">
            <text:p>1455472075.48919</text:p>
          </table:table-cell>
          <table:table-cell office:value-type="float" office:value="376" calcext:value-type="float">
            <text:p>376</text:p>
          </table:table-cell>
          <table:table-cell table:formula="of:=[.B462]-[.B$2]" office:value-type="float" office:value="36.8007898330688" calcext:value-type="float">
            <text:p>36.8007898331</text:p>
          </table:table-cell>
          <table:table-cell table:formula="of:=[.C461]/([.D462]-[.D461])" office:value-type="float" office:value="4637.42473358583" calcext:value-type="float">
            <text:p>4637.42473358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472075.57007" calcext:value-type="float">
            <text:p>1455472075.57007</text:p>
          </table:table-cell>
          <table:table-cell office:value-type="float" office:value="376" calcext:value-type="float">
            <text:p>376</text:p>
          </table:table-cell>
          <table:table-cell table:formula="of:=[.B463]-[.B$2]" office:value-type="float" office:value="36.8816697597504" calcext:value-type="float">
            <text:p>36.8816697598</text:p>
          </table:table-cell>
          <table:table-cell table:formula="of:=[.C462]/([.D463]-[.D462])" office:value-type="float" office:value="4648.86672660545" calcext:value-type="float">
            <text:p>4648.86672660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472075.64798" calcext:value-type="float">
            <text:p>1455472075.64798</text:p>
          </table:table-cell>
          <table:table-cell office:value-type="float" office:value="376" calcext:value-type="float">
            <text:p>376</text:p>
          </table:table-cell>
          <table:table-cell table:formula="of:=[.B464]-[.B$2]" office:value-type="float" office:value="36.9595816135406" calcext:value-type="float">
            <text:p>36.9595816135</text:p>
          </table:table-cell>
          <table:table-cell table:formula="of:=[.C463]/([.D464]-[.D463])" office:value-type="float" office:value="4825.96654691449" calcext:value-type="float">
            <text:p>4825.966546914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472075.72815" calcext:value-type="float">
            <text:p>1455472075.72815</text:p>
          </table:table-cell>
          <table:table-cell office:value-type="float" office:value="376" calcext:value-type="float">
            <text:p>376</text:p>
          </table:table-cell>
          <table:table-cell table:formula="of:=[.B465]-[.B$2]" office:value-type="float" office:value="37.0397510528564" calcext:value-type="float">
            <text:p>37.0397510529</text:p>
          </table:table-cell>
          <table:table-cell table:formula="of:=[.C464]/([.D465]-[.D464])" office:value-type="float" office:value="4690.06647930886" calcext:value-type="float">
            <text:p>4690.066479308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472075.80906" calcext:value-type="float">
            <text:p>1455472075.80906</text:p>
          </table:table-cell>
          <table:table-cell office:value-type="float" office:value="376" calcext:value-type="float">
            <text:p>376</text:p>
          </table:table-cell>
          <table:table-cell table:formula="of:=[.B466]-[.B$2]" office:value-type="float" office:value="37.1206631660461" calcext:value-type="float">
            <text:p>37.120663166</text:p>
          </table:table-cell>
          <table:table-cell table:formula="of:=[.C465]/([.D466]-[.D465])" office:value-type="float" office:value="4647.01742640776" calcext:value-type="float">
            <text:p>4647.017426407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472075.88889" calcext:value-type="float">
            <text:p>1455472075.88889</text:p>
          </table:table-cell>
          <table:table-cell office:value-type="float" office:value="376" calcext:value-type="float">
            <text:p>376</text:p>
          </table:table-cell>
          <table:table-cell table:formula="of:=[.B467]-[.B$2]" office:value-type="float" office:value="37.2004909515381" calcext:value-type="float">
            <text:p>37.2004909515</text:p>
          </table:table-cell>
          <table:table-cell table:formula="of:=[.C466]/([.D467]-[.D466])" office:value-type="float" office:value="4710.13942930871" calcext:value-type="float">
            <text:p>4710.13942930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472075.96774" calcext:value-type="float">
            <text:p>1455472075.96774</text:p>
          </table:table-cell>
          <table:table-cell office:value-type="float" office:value="376" calcext:value-type="float">
            <text:p>376</text:p>
          </table:table-cell>
          <table:table-cell table:formula="of:=[.B468]-[.B$2]" office:value-type="float" office:value="37.2793397903442" calcext:value-type="float">
            <text:p>37.2793397903</text:p>
          </table:table-cell>
          <table:table-cell table:formula="of:=[.C467]/([.D468]-[.D467])" office:value-type="float" office:value="4768.61810133166" calcext:value-type="float">
            <text:p>4768.61810133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472076.04893" calcext:value-type="float">
            <text:p>1455472076.04893</text:p>
          </table:table-cell>
          <table:table-cell office:value-type="float" office:value="376" calcext:value-type="float">
            <text:p>376</text:p>
          </table:table-cell>
          <table:table-cell table:formula="of:=[.B469]-[.B$2]" office:value-type="float" office:value="37.3605310916901" calcext:value-type="float">
            <text:p>37.3605310917</text:p>
          </table:table-cell>
          <table:table-cell table:formula="of:=[.C468]/([.D469]-[.D468])" office:value-type="float" office:value="4631.0379778059" calcext:value-type="float">
            <text:p>4631.03797780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472076.12955" calcext:value-type="float">
            <text:p>1455472076.12955</text:p>
          </table:table-cell>
          <table:table-cell office:value-type="float" office:value="384" calcext:value-type="float">
            <text:p>384</text:p>
          </table:table-cell>
          <table:table-cell table:formula="of:=[.B470]-[.B$2]" office:value-type="float" office:value="37.4411511421204" calcext:value-type="float">
            <text:p>37.4411511421</text:p>
          </table:table-cell>
          <table:table-cell table:formula="of:=[.C469]/([.D470]-[.D469])" office:value-type="float" office:value="4663.85220541484" calcext:value-type="float">
            <text:p>4663.85220541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472076.20814" calcext:value-type="float">
            <text:p>1455472076.20814</text:p>
          </table:table-cell>
          <table:table-cell office:value-type="float" office:value="384" calcext:value-type="float">
            <text:p>384</text:p>
          </table:table-cell>
          <table:table-cell table:formula="of:=[.B471]-[.B$2]" office:value-type="float" office:value="37.5197424888611" calcext:value-type="float">
            <text:p>37.5197424889</text:p>
          </table:table-cell>
          <table:table-cell table:formula="of:=[.C470]/([.D471]-[.D470])" office:value-type="float" office:value="4886.03409821743" calcext:value-type="float">
            <text:p>4886.03409821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472076.28976" calcext:value-type="float">
            <text:p>1455472076.28976</text:p>
          </table:table-cell>
          <table:table-cell office:value-type="float" office:value="392" calcext:value-type="float">
            <text:p>392</text:p>
          </table:table-cell>
          <table:table-cell table:formula="of:=[.B472]-[.B$2]" office:value-type="float" office:value="37.601363658905" calcext:value-type="float">
            <text:p>37.6013636589</text:p>
          </table:table-cell>
          <table:table-cell table:formula="of:=[.C471]/([.D472]-[.D471])" office:value-type="float" office:value="4704.66179047975" calcext:value-type="float">
            <text:p>4704.66179047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472076.36747" calcext:value-type="float">
            <text:p>1455472076.36747</text:p>
          </table:table-cell>
          <table:table-cell office:value-type="float" office:value="400" calcext:value-type="float">
            <text:p>400</text:p>
          </table:table-cell>
          <table:table-cell table:formula="of:=[.B473]-[.B$2]" office:value-type="float" office:value="37.6790735721588" calcext:value-type="float">
            <text:p>37.6790735722</text:p>
          </table:table-cell>
          <table:table-cell table:formula="of:=[.C472]/([.D473]-[.D472])" office:value-type="float" office:value="5044.40146162319" calcext:value-type="float">
            <text:p>5044.401461623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472076.44797" calcext:value-type="float">
            <text:p>1455472076.44797</text:p>
          </table:table-cell>
          <table:table-cell office:value-type="float" office:value="400" calcext:value-type="float">
            <text:p>400</text:p>
          </table:table-cell>
          <table:table-cell table:formula="of:=[.B474]-[.B$2]" office:value-type="float" office:value="37.7595725059509" calcext:value-type="float">
            <text:p>37.759572506</text:p>
          </table:table-cell>
          <table:table-cell table:formula="of:=[.C473]/([.D474]-[.D473])" office:value-type="float" office:value="4969.00991301309" calcext:value-type="float">
            <text:p>4969.009913013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472076.52968" calcext:value-type="float">
            <text:p>1455472076.52968</text:p>
          </table:table-cell>
          <table:table-cell office:value-type="float" office:value="408" calcext:value-type="float">
            <text:p>408</text:p>
          </table:table-cell>
          <table:table-cell table:formula="of:=[.B475]-[.B$2]" office:value-type="float" office:value="37.8412818908691" calcext:value-type="float">
            <text:p>37.8412818909</text:p>
          </table:table-cell>
          <table:table-cell table:formula="of:=[.C474]/([.D475]-[.D474])" office:value-type="float" office:value="4895.39849553855" calcext:value-type="float">
            <text:p>4895.39849553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472076.60847" calcext:value-type="float">
            <text:p>1455472076.60847</text:p>
          </table:table-cell>
          <table:table-cell office:value-type="float" office:value="416" calcext:value-type="float">
            <text:p>416</text:p>
          </table:table-cell>
          <table:table-cell table:formula="of:=[.B476]-[.B$2]" office:value-type="float" office:value="37.9200701713562" calcext:value-type="float">
            <text:p>37.9200701714</text:p>
          </table:table-cell>
          <table:table-cell table:formula="of:=[.C475]/([.D476]-[.D475])" office:value-type="float" office:value="5178.43513626378" calcext:value-type="float">
            <text:p>5178.43513626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472076.68919" calcext:value-type="float">
            <text:p>1455472076.68919</text:p>
          </table:table-cell>
          <table:table-cell office:value-type="float" office:value="424" calcext:value-type="float">
            <text:p>424</text:p>
          </table:table-cell>
          <table:table-cell table:formula="of:=[.B477]-[.B$2]" office:value-type="float" office:value="38.0007956027985" calcext:value-type="float">
            <text:p>38.0007956028</text:p>
          </table:table-cell>
          <table:table-cell table:formula="of:=[.C476]/([.D477]-[.D476])" office:value-type="float" office:value="5153.27069261372" calcext:value-type="float">
            <text:p>5153.27069261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472076.76875" calcext:value-type="float">
            <text:p>1455472076.76875</text:p>
          </table:table-cell>
          <table:table-cell office:value-type="float" office:value="432" calcext:value-type="float">
            <text:p>432</text:p>
          </table:table-cell>
          <table:table-cell table:formula="of:=[.B478]-[.B$2]" office:value-type="float" office:value="38.0803472995758" calcext:value-type="float">
            <text:p>38.0803472996</text:p>
          </table:table-cell>
          <table:table-cell table:formula="of:=[.C477]/([.D478]-[.D477])" office:value-type="float" office:value="5329.8674594802" calcext:value-type="float">
            <text:p>5329.867459480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472076.84804" calcext:value-type="float">
            <text:p>1455472076.84804</text:p>
          </table:table-cell>
          <table:table-cell office:value-type="float" office:value="440" calcext:value-type="float">
            <text:p>440</text:p>
          </table:table-cell>
          <table:table-cell table:formula="of:=[.B479]-[.B$2]" office:value-type="float" office:value="38.1596360206604" calcext:value-type="float">
            <text:p>38.1596360207</text:p>
          </table:table-cell>
          <table:table-cell table:formula="of:=[.C478]/([.D479]-[.D478])" office:value-type="float" office:value="5448.44202417" calcext:value-type="float">
            <text:p>5448.442024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472076.92854" calcext:value-type="float">
            <text:p>1455472076.92854</text:p>
          </table:table-cell>
          <table:table-cell office:value-type="float" office:value="448" calcext:value-type="float">
            <text:p>448</text:p>
          </table:table-cell>
          <table:table-cell table:formula="of:=[.B480]-[.B$2]" office:value-type="float" office:value="38.2401361465454" calcext:value-type="float">
            <text:p>38.2401361465</text:p>
          </table:table-cell>
          <table:table-cell table:formula="of:=[.C479]/([.D480]-[.D479])" office:value-type="float" office:value="5465.82996191232" calcext:value-type="float">
            <text:p>5465.82996191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472077.00931" calcext:value-type="float">
            <text:p>1455472077.00931</text:p>
          </table:table-cell>
          <table:table-cell office:value-type="float" office:value="456" calcext:value-type="float">
            <text:p>456</text:p>
          </table:table-cell>
          <table:table-cell table:formula="of:=[.B481]-[.B$2]" office:value-type="float" office:value="38.3209156990051" calcext:value-type="float">
            <text:p>38.320915699</text:p>
          </table:table-cell>
          <table:table-cell table:formula="of:=[.C480]/([.D481]-[.D480])" office:value-type="float" office:value="5545.95793562249" calcext:value-type="float">
            <text:p>5545.95793562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472077.0898" calcext:value-type="float">
            <text:p>1455472077.0898</text:p>
          </table:table-cell>
          <table:table-cell office:value-type="float" office:value="472" calcext:value-type="float">
            <text:p>472</text:p>
          </table:table-cell>
          <table:table-cell table:formula="of:=[.B482]-[.B$2]" office:value-type="float" office:value="38.4014058113098" calcext:value-type="float">
            <text:p>38.4014058113</text:p>
          </table:table-cell>
          <table:table-cell table:formula="of:=[.C481]/([.D482]-[.D481])" office:value-type="float" office:value="5665.29213270142" calcext:value-type="float">
            <text:p>5665.29213270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472077.16781" calcext:value-type="float">
            <text:p>1455472077.16781</text:p>
          </table:table-cell>
          <table:table-cell office:value-type="float" office:value="480" calcext:value-type="float">
            <text:p>480</text:p>
          </table:table-cell>
          <table:table-cell table:formula="of:=[.B483]-[.B$2]" office:value-type="float" office:value="38.4794065952301" calcext:value-type="float">
            <text:p>38.4794065952</text:p>
          </table:table-cell>
          <table:table-cell table:formula="of:=[.C482]/([.D483]-[.D482])" office:value-type="float" office:value="6051.2212349347" calcext:value-type="float">
            <text:p>6051.22123493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472077.24925" calcext:value-type="float">
            <text:p>1455472077.24925</text:p>
          </table:table-cell>
          <table:table-cell office:value-type="float" office:value="488" calcext:value-type="float">
            <text:p>488</text:p>
          </table:table-cell>
          <table:table-cell table:formula="of:=[.B484]-[.B$2]" office:value-type="float" office:value="38.5608491897583" calcext:value-type="float">
            <text:p>38.5608491898</text:p>
          </table:table-cell>
          <table:table-cell table:formula="of:=[.C483]/([.D484]-[.D483])" office:value-type="float" office:value="5893.72186361042" calcext:value-type="float">
            <text:p>5893.72186361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472077.32805" calcext:value-type="float">
            <text:p>1455472077.32805</text:p>
          </table:table-cell>
          <table:table-cell office:value-type="float" office:value="496" calcext:value-type="float">
            <text:p>496</text:p>
          </table:table-cell>
          <table:table-cell table:formula="of:=[.B485]-[.B$2]" office:value-type="float" office:value="38.6396553516388" calcext:value-type="float">
            <text:p>38.6396553516</text:p>
          </table:table-cell>
          <table:table-cell table:formula="of:=[.C484]/([.D485]-[.D484])" office:value-type="float" office:value="6192.40917658235" calcext:value-type="float">
            <text:p>6192.40917658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472077.40845" calcext:value-type="float">
            <text:p>1455472077.40845</text:p>
          </table:table-cell>
          <table:table-cell office:value-type="float" office:value="504" calcext:value-type="float">
            <text:p>504</text:p>
          </table:table-cell>
          <table:table-cell table:formula="of:=[.B486]-[.B$2]" office:value-type="float" office:value="38.7200472354889" calcext:value-type="float">
            <text:p>38.7200472355</text:p>
          </table:table-cell>
          <table:table-cell table:formula="of:=[.C485]/([.D486]-[.D485])" office:value-type="float" office:value="6169.77705019159" calcext:value-type="float">
            <text:p>6169.77705019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472077.48906" calcext:value-type="float">
            <text:p>1455472077.48906</text:p>
          </table:table-cell>
          <table:table-cell office:value-type="float" office:value="520" calcext:value-type="float">
            <text:p>520</text:p>
          </table:table-cell>
          <table:table-cell table:formula="of:=[.B487]-[.B$2]" office:value-type="float" office:value="38.8006565570831" calcext:value-type="float">
            <text:p>38.8006565571</text:p>
          </table:table-cell>
          <table:table-cell table:formula="of:=[.C486]/([.D487]-[.D486])" office:value-type="float" office:value="6252.37863354037" calcext:value-type="float">
            <text:p>6252.37863354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472077.56846" calcext:value-type="float">
            <text:p>1455472077.56846</text:p>
          </table:table-cell>
          <table:table-cell office:value-type="float" office:value="528" calcext:value-type="float">
            <text:p>528</text:p>
          </table:table-cell>
          <table:table-cell table:formula="of:=[.B488]-[.B$2]" office:value-type="float" office:value="38.8800570964813" calcext:value-type="float">
            <text:p>38.8800570965</text:p>
          </table:table-cell>
          <table:table-cell table:formula="of:=[.C487]/([.D488]-[.D487])" office:value-type="float" office:value="6549.07389724649" calcext:value-type="float">
            <text:p>6549.073897246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472077.6478" calcext:value-type="float">
            <text:p>1455472077.6478</text:p>
          </table:table-cell>
          <table:table-cell office:value-type="float" office:value="536" calcext:value-type="float">
            <text:p>536</text:p>
          </table:table-cell>
          <table:table-cell table:formula="of:=[.B489]-[.B$2]" office:value-type="float" office:value="38.9593985080719" calcext:value-type="float">
            <text:p>38.9593985081</text:p>
          </table:table-cell>
          <table:table-cell table:formula="of:=[.C488]/([.D489]-[.D488])" office:value-type="float" office:value="6654.78454964511" calcext:value-type="float">
            <text:p>6654.78454964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472077.72941" calcext:value-type="float">
            <text:p>1455472077.72941</text:p>
          </table:table-cell>
          <table:table-cell office:value-type="float" office:value="544" calcext:value-type="float">
            <text:p>544</text:p>
          </table:table-cell>
          <table:table-cell table:formula="of:=[.B490]-[.B$2]" office:value-type="float" office:value="39.0410108566284" calcext:value-type="float">
            <text:p>39.0410108566</text:p>
          </table:table-cell>
          <table:table-cell table:formula="of:=[.C489]/([.D490]-[.D489])" office:value-type="float" office:value="6567.63356869711" calcext:value-type="float">
            <text:p>6567.63356869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472077.80929" calcext:value-type="float">
            <text:p>1455472077.80929</text:p>
          </table:table-cell>
          <table:table-cell office:value-type="float" office:value="552" calcext:value-type="float">
            <text:p>552</text:p>
          </table:table-cell>
          <table:table-cell table:formula="of:=[.B491]-[.B$2]" office:value-type="float" office:value="39.1208901405334" calcext:value-type="float">
            <text:p>39.1208901405</text:p>
          </table:table-cell>
          <table:table-cell table:formula="of:=[.C490]/([.D491]-[.D490])" office:value-type="float" office:value="6810.27637462019" calcext:value-type="float">
            <text:p>6810.27637462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472077.88867" calcext:value-type="float">
            <text:p>1455472077.88867</text:p>
          </table:table-cell>
          <table:table-cell office:value-type="float" office:value="560" calcext:value-type="float">
            <text:p>560</text:p>
          </table:table-cell>
          <table:table-cell table:formula="of:=[.B492]-[.B$2]" office:value-type="float" office:value="39.2002720832825" calcext:value-type="float">
            <text:p>39.2002720833</text:p>
          </table:table-cell>
          <table:table-cell table:formula="of:=[.C491]/([.D492]-[.D491])" office:value-type="float" office:value="6953.72248252" calcext:value-type="float">
            <text:p>6953.722482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472077.96942" calcext:value-type="float">
            <text:p>1455472077.96942</text:p>
          </table:table-cell>
          <table:table-cell office:value-type="float" office:value="568" calcext:value-type="float">
            <text:p>568</text:p>
          </table:table-cell>
          <table:table-cell table:formula="of:=[.B493]-[.B$2]" office:value-type="float" office:value="39.2810168266296" calcext:value-type="float">
            <text:p>39.2810168266</text:p>
          </table:table-cell>
          <table:table-cell table:formula="of:=[.C492]/([.D493]-[.D492])" office:value-type="float" office:value="6935.43600222046" calcext:value-type="float">
            <text:p>6935.436002220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472078.04764" calcext:value-type="float">
            <text:p>1455472078.04764</text:p>
          </table:table-cell>
          <table:table-cell office:value-type="float" office:value="576" calcext:value-type="float">
            <text:p>576</text:p>
          </table:table-cell>
          <table:table-cell table:formula="of:=[.B494]-[.B$2]" office:value-type="float" office:value="39.35924077034" calcext:value-type="float">
            <text:p>39.3592407703</text:p>
          </table:table-cell>
          <table:table-cell table:formula="of:=[.C493]/([.D494]-[.D493])" office:value-type="float" office:value="7261.20383425532" calcext:value-type="float">
            <text:p>7261.203834255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472078.1287" calcext:value-type="float">
            <text:p>1455472078.1287</text:p>
          </table:table-cell>
          <table:table-cell office:value-type="float" office:value="584" calcext:value-type="float">
            <text:p>584</text:p>
          </table:table-cell>
          <table:table-cell table:formula="of:=[.B495]-[.B$2]" office:value-type="float" office:value="39.4403035640717" calcext:value-type="float">
            <text:p>39.4403035641</text:p>
          </table:table-cell>
          <table:table-cell table:formula="of:=[.C494]/([.D495]-[.D494])" office:value-type="float" office:value="7105.60262586691" calcext:value-type="float">
            <text:p>7105.602625866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472078.20893" calcext:value-type="float">
            <text:p>1455472078.20893</text:p>
          </table:table-cell>
          <table:table-cell office:value-type="float" office:value="584" calcext:value-type="float">
            <text:p>584</text:p>
          </table:table-cell>
          <table:table-cell table:formula="of:=[.B496]-[.B$2]" office:value-type="float" office:value="39.5205357074738" calcext:value-type="float">
            <text:p>39.5205357075</text:p>
          </table:table-cell>
          <table:table-cell table:formula="of:=[.C495]/([.D496]-[.D495])" office:value-type="float" office:value="7278.87820562347" calcext:value-type="float">
            <text:p>7278.878205623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472078.29036" calcext:value-type="float">
            <text:p>1455472078.29036</text:p>
          </table:table-cell>
          <table:table-cell office:value-type="float" office:value="592" calcext:value-type="float">
            <text:p>592</text:p>
          </table:table-cell>
          <table:table-cell table:formula="of:=[.B497]-[.B$2]" office:value-type="float" office:value="39.601958990097" calcext:value-type="float">
            <text:p>39.6019589901</text:p>
          </table:table-cell>
          <table:table-cell table:formula="of:=[.C496]/([.D497]-[.D496])" office:value-type="float" office:value="7172.39567338381" calcext:value-type="float">
            <text:p>7172.395673383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472078.36862" calcext:value-type="float">
            <text:p>1455472078.36862</text:p>
          </table:table-cell>
          <table:table-cell office:value-type="float" office:value="600" calcext:value-type="float">
            <text:p>600</text:p>
          </table:table-cell>
          <table:table-cell table:formula="of:=[.B498]-[.B$2]" office:value-type="float" office:value="39.6802182197571" calcext:value-type="float">
            <text:p>39.6802182198</text:p>
          </table:table-cell>
          <table:table-cell table:formula="of:=[.C497]/([.D498]-[.D497])" office:value-type="float" office:value="7564.60295573706" calcext:value-type="float">
            <text:p>7564.60295573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472078.44908" calcext:value-type="float">
            <text:p>1455472078.44908</text:p>
          </table:table-cell>
          <table:table-cell office:value-type="float" office:value="600" calcext:value-type="float">
            <text:p>600</text:p>
          </table:table-cell>
          <table:table-cell table:formula="of:=[.B499]-[.B$2]" office:value-type="float" office:value="39.7606844902039" calcext:value-type="float">
            <text:p>39.7606844902</text:p>
          </table:table-cell>
          <table:table-cell table:formula="of:=[.C498]/([.D499]-[.D498])" office:value-type="float" office:value="7456.54044444445" calcext:value-type="float">
            <text:p>7456.540444444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472078.52774" calcext:value-type="float">
            <text:p>1455472078.52774</text:p>
          </table:table-cell>
          <table:table-cell office:value-type="float" office:value="608" calcext:value-type="float">
            <text:p>608</text:p>
          </table:table-cell>
          <table:table-cell table:formula="of:=[.B500]-[.B$2]" office:value-type="float" office:value="39.8393371105194" calcext:value-type="float">
            <text:p>39.8393371105</text:p>
          </table:table-cell>
          <table:table-cell table:formula="of:=[.C499]/([.D500]-[.D499])" office:value-type="float" office:value="7628.48074981888" calcext:value-type="float">
            <text:p>7628.480749818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472078.60815" calcext:value-type="float">
            <text:p>1455472078.60815</text:p>
          </table:table-cell>
          <table:table-cell office:value-type="float" office:value="608" calcext:value-type="float">
            <text:p>608</text:p>
          </table:table-cell>
          <table:table-cell table:formula="of:=[.B501]-[.B$2]" office:value-type="float" office:value="39.9197497367859" calcext:value-type="float">
            <text:p>39.9197497368</text:p>
          </table:table-cell>
          <table:table-cell table:formula="of:=[.C500]/([.D501]-[.D500])" office:value-type="float" office:value="7561.00165147135" calcext:value-type="float">
            <text:p>7561.0016514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472078.69071" calcext:value-type="float">
            <text:p>1455472078.69071</text:p>
          </table:table-cell>
          <table:table-cell office:value-type="float" office:value="608" calcext:value-type="float">
            <text:p>608</text:p>
          </table:table-cell>
          <table:table-cell table:formula="of:=[.B502]-[.B$2]" office:value-type="float" office:value="40.0023069381714" calcext:value-type="float">
            <text:p>40.0023069382</text:p>
          </table:table-cell>
          <table:table-cell table:formula="of:=[.C501]/([.D502]-[.D501])" office:value-type="float" office:value="7364.59072977734" calcext:value-type="float">
            <text:p>7364.590729777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472078.76832" calcext:value-type="float">
            <text:p>1455472078.76832</text:p>
          </table:table-cell>
          <table:table-cell office:value-type="float" office:value="608" calcext:value-type="float">
            <text:p>608</text:p>
          </table:table-cell>
          <table:table-cell table:formula="of:=[.B503]-[.B$2]" office:value-type="float" office:value="40.0799207687378" calcext:value-type="float">
            <text:p>40.0799207687</text:p>
          </table:table-cell>
          <table:table-cell table:formula="of:=[.C502]/([.D503]-[.D502])" office:value-type="float" office:value="7833.65536223336" calcext:value-type="float">
            <text:p>7833.65536223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472078.84745" calcext:value-type="float">
            <text:p>1455472078.84745</text:p>
          </table:table-cell>
          <table:table-cell office:value-type="float" office:value="608" calcext:value-type="float">
            <text:p>608</text:p>
          </table:table-cell>
          <table:table-cell table:formula="of:=[.B504]-[.B$2]" office:value-type="float" office:value="40.1590518951416" calcext:value-type="float">
            <text:p>40.1590518951</text:p>
          </table:table-cell>
          <table:table-cell table:formula="of:=[.C503]/([.D504]-[.D503])" office:value-type="float" office:value="7683.44932811088" calcext:value-type="float">
            <text:p>7683.449328110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472078.92993" calcext:value-type="float">
            <text:p>1455472078.92993</text:p>
          </table:table-cell>
          <table:table-cell office:value-type="float" office:value="608" calcext:value-type="float">
            <text:p>608</text:p>
          </table:table-cell>
          <table:table-cell table:formula="of:=[.B505]-[.B$2]" office:value-type="float" office:value="40.2415316104889" calcext:value-type="float">
            <text:p>40.2415316105</text:p>
          </table:table-cell>
          <table:table-cell table:formula="of:=[.C504]/([.D505]-[.D504])" office:value-type="float" office:value="7371.50943647112" calcext:value-type="float">
            <text:p>7371.50943647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472079.00775" calcext:value-type="float">
            <text:p>1455472079.00775</text:p>
          </table:table-cell>
          <table:table-cell office:value-type="float" office:value="608" calcext:value-type="float">
            <text:p>608</text:p>
          </table:table-cell>
          <table:table-cell table:formula="of:=[.B506]-[.B$2]" office:value-type="float" office:value="40.3193504810333" calcext:value-type="float">
            <text:p>40.319350481</text:p>
          </table:table-cell>
          <table:table-cell table:formula="of:=[.C505]/([.D506]-[.D505])" office:value-type="float" office:value="7813.01496341867" calcext:value-type="float">
            <text:p>7813.014963418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472079.089" calcext:value-type="float">
            <text:p>1455472079.089</text:p>
          </table:table-cell>
          <table:table-cell office:value-type="float" office:value="608" calcext:value-type="float">
            <text:p>608</text:p>
          </table:table-cell>
          <table:table-cell table:formula="of:=[.B507]-[.B$2]" office:value-type="float" office:value="40.4006028175354" calcext:value-type="float">
            <text:p>40.4006028175</text:p>
          </table:table-cell>
          <table:table-cell table:formula="of:=[.C506]/([.D507]-[.D506])" office:value-type="float" office:value="7482.86173880639" calcext:value-type="float">
            <text:p>7482.86173880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472079.16852" calcext:value-type="float">
            <text:p>1455472079.16852</text:p>
          </table:table-cell>
          <table:table-cell office:value-type="float" office:value="608" calcext:value-type="float">
            <text:p>608</text:p>
          </table:table-cell>
          <table:table-cell table:formula="of:=[.B508]-[.B$2]" office:value-type="float" office:value="40.4801244735718" calcext:value-type="float">
            <text:p>40.4801244736</text:p>
          </table:table-cell>
          <table:table-cell table:formula="of:=[.C507]/([.D508]-[.D507])" office:value-type="float" office:value="7645.71602635982" calcext:value-type="float">
            <text:p>7645.716026359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472079.24766" calcext:value-type="float">
            <text:p>1455472079.24766</text:p>
          </table:table-cell>
          <table:table-cell office:value-type="float" office:value="600" calcext:value-type="float">
            <text:p>600</text:p>
          </table:table-cell>
          <table:table-cell table:formula="of:=[.B509]-[.B$2]" office:value-type="float" office:value="40.5592570304871" calcext:value-type="float">
            <text:p>40.5592570305</text:p>
          </table:table-cell>
          <table:table-cell table:formula="of:=[.C508]/([.D509]-[.D508])" office:value-type="float" office:value="7683.31043126668" calcext:value-type="float">
            <text:p>7683.310431266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472079.32803" calcext:value-type="float">
            <text:p>1455472079.32803</text:p>
          </table:table-cell>
          <table:table-cell office:value-type="float" office:value="600" calcext:value-type="float">
            <text:p>600</text:p>
          </table:table-cell>
          <table:table-cell table:formula="of:=[.B510]-[.B$2]" office:value-type="float" office:value="40.6396265029907" calcext:value-type="float">
            <text:p>40.639626503</text:p>
          </table:table-cell>
          <table:table-cell table:formula="of:=[.C509]/([.D510]-[.D509])" office:value-type="float" office:value="7465.52118993515" calcext:value-type="float">
            <text:p>7465.521189935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472079.40938" calcext:value-type="float">
            <text:p>1455472079.40938</text:p>
          </table:table-cell>
          <table:table-cell office:value-type="float" office:value="592" calcext:value-type="float">
            <text:p>592</text:p>
          </table:table-cell>
          <table:table-cell table:formula="of:=[.B511]-[.B$2]" office:value-type="float" office:value="40.7209761142731" calcext:value-type="float">
            <text:p>40.7209761143</text:p>
          </table:table-cell>
          <table:table-cell table:formula="of:=[.C510]/([.D511]-[.D510])" office:value-type="float" office:value="7375.57304259902" calcext:value-type="float">
            <text:p>7375.5730425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472079.49118" calcext:value-type="float">
            <text:p>1455472079.49118</text:p>
          </table:table-cell>
          <table:table-cell office:value-type="float" office:value="592" calcext:value-type="float">
            <text:p>592</text:p>
          </table:table-cell>
          <table:table-cell table:formula="of:=[.B512]-[.B$2]" office:value-type="float" office:value="40.8027784824371" calcext:value-type="float">
            <text:p>40.8027784824</text:p>
          </table:table-cell>
          <table:table-cell table:formula="of:=[.C511]/([.D512]-[.D511])" office:value-type="float" office:value="7236.95429957098" calcext:value-type="float">
            <text:p>7236.95429957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472079.56756" calcext:value-type="float">
            <text:p>1455472079.56756</text:p>
          </table:table-cell>
          <table:table-cell office:value-type="float" office:value="584" calcext:value-type="float">
            <text:p>584</text:p>
          </table:table-cell>
          <table:table-cell table:formula="of:=[.B513]-[.B$2]" office:value-type="float" office:value="40.8791661262512" calcext:value-type="float">
            <text:p>40.8791661263</text:p>
          </table:table-cell>
          <table:table-cell table:formula="of:=[.C512]/([.D513]-[.D512])" office:value-type="float" office:value="7749.94449941166" calcext:value-type="float">
            <text:p>7749.94449941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472079.64891" calcext:value-type="float">
            <text:p>1455472079.64891</text:p>
          </table:table-cell>
          <table:table-cell office:value-type="float" office:value="576" calcext:value-type="float">
            <text:p>576</text:p>
          </table:table-cell>
          <table:table-cell table:formula="of:=[.B514]-[.B$2]" office:value-type="float" office:value="40.9605088233948" calcext:value-type="float">
            <text:p>40.9605088234</text:p>
          </table:table-cell>
          <table:table-cell table:formula="of:=[.C513]/([.D514]-[.D513])" office:value-type="float" office:value="7179.50130138111" calcext:value-type="float">
            <text:p>7179.50130138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472079.72822" calcext:value-type="float">
            <text:p>1455472079.72822</text:p>
          </table:table-cell>
          <table:table-cell office:value-type="float" office:value="568" calcext:value-type="float">
            <text:p>568</text:p>
          </table:table-cell>
          <table:table-cell table:formula="of:=[.B515]-[.B$2]" office:value-type="float" office:value="41.0398225784302" calcext:value-type="float">
            <text:p>41.0398225784</text:p>
          </table:table-cell>
          <table:table-cell table:formula="of:=[.C514]/([.D515]-[.D514])" office:value-type="float" office:value="7262.29642945176" calcext:value-type="float">
            <text:p>7262.29642945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472079.80832" calcext:value-type="float">
            <text:p>1455472079.80832</text:p>
          </table:table-cell>
          <table:table-cell office:value-type="float" office:value="560" calcext:value-type="float">
            <text:p>560</text:p>
          </table:table-cell>
          <table:table-cell table:formula="of:=[.B516]-[.B$2]" office:value-type="float" office:value="41.1199202537537" calcext:value-type="float">
            <text:p>41.1199202538</text:p>
          </table:table-cell>
          <table:table-cell table:formula="of:=[.C515]/([.D516]-[.D515])" office:value-type="float" office:value="7091.34188609155" calcext:value-type="float">
            <text:p>7091.34188609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472080.0232" calcext:value-type="float">
            <text:p>1455472080.0232</text:p>
          </table:table-cell>
          <table:table-cell office:value-type="float" office:value="496" calcext:value-type="float">
            <text:p>496</text:p>
          </table:table-cell>
          <table:table-cell table:formula="of:=[.B517]-[.B$2]" office:value-type="float" office:value="41.334799528122" calcext:value-type="float">
            <text:p>41.3347995281</text:p>
          </table:table-cell>
          <table:table-cell table:formula="of:=[.C516]/([.D517]-[.D516])" office:value-type="float" office:value="2606.11453406253" calcext:value-type="float">
            <text:p>2606.11453406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472080.10143" calcext:value-type="float">
            <text:p>1455472080.10143</text:p>
          </table:table-cell>
          <table:table-cell office:value-type="float" office:value="504" calcext:value-type="float">
            <text:p>504</text:p>
          </table:table-cell>
          <table:table-cell table:formula="of:=[.B518]-[.B$2]" office:value-type="float" office:value="41.4130289554596" calcext:value-type="float">
            <text:p>41.4130289555</text:p>
          </table:table-cell>
          <table:table-cell table:formula="of:=[.C517]/([.D518]-[.D517])" office:value-type="float" office:value="6340.3250781731" calcext:value-type="float">
            <text:p>6340.325078173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472080.11287" calcext:value-type="float">
            <text:p>1455472080.11287</text:p>
          </table:table-cell>
          <table:table-cell office:value-type="float" office:value="504" calcext:value-type="float">
            <text:p>504</text:p>
          </table:table-cell>
          <table:table-cell table:formula="of:=[.B519]-[.B$2]" office:value-type="float" office:value="41.4244697093964" calcext:value-type="float">
            <text:p>41.4244697094</text:p>
          </table:table-cell>
          <table:table-cell table:formula="of:=[.C518]/([.D519]-[.D518])" office:value-type="float" office:value="44053.0408035677" calcext:value-type="float">
            <text:p>44053.040803567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472080.12786" calcext:value-type="float">
            <text:p>1455472080.12786</text:p>
          </table:table-cell>
          <table:table-cell office:value-type="float" office:value="504" calcext:value-type="float">
            <text:p>504</text:p>
          </table:table-cell>
          <table:table-cell table:formula="of:=[.B520]-[.B$2]" office:value-type="float" office:value="41.439460515976" calcext:value-type="float">
            <text:p>41.439460516</text:p>
          </table:table-cell>
          <table:table-cell table:formula="of:=[.C519]/([.D520]-[.D519])" office:value-type="float" office:value="33620.60589096" calcext:value-type="float">
            <text:p>33620.6058909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472080.20816" calcext:value-type="float">
            <text:p>1455472080.20816</text:p>
          </table:table-cell>
          <table:table-cell office:value-type="float" office:value="520" calcext:value-type="float">
            <text:p>520</text:p>
          </table:table-cell>
          <table:table-cell table:formula="of:=[.B521]-[.B$2]" office:value-type="float" office:value="41.5197629928589" calcext:value-type="float">
            <text:p>41.5197629929</text:p>
          </table:table-cell>
          <table:table-cell table:formula="of:=[.C520]/([.D521]-[.D520])" office:value-type="float" office:value="6276.26966892608" calcext:value-type="float">
            <text:p>6276.269668926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472080.29069" calcext:value-type="float">
            <text:p>1455472080.29069</text:p>
          </table:table-cell>
          <table:table-cell office:value-type="float" office:value="528" calcext:value-type="float">
            <text:p>528</text:p>
          </table:table-cell>
          <table:table-cell table:formula="of:=[.B522]-[.B$2]" office:value-type="float" office:value="41.6022922992706" calcext:value-type="float">
            <text:p>41.6022922993</text:p>
          </table:table-cell>
          <table:table-cell table:formula="of:=[.C521]/([.D522]-[.D521])" office:value-type="float" office:value="6300.79207749175" calcext:value-type="float">
            <text:p>6300.79207749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472080.36831" calcext:value-type="float">
            <text:p>1455472080.36831</text:p>
          </table:table-cell>
          <table:table-cell office:value-type="float" office:value="536" calcext:value-type="float">
            <text:p>536</text:p>
          </table:table-cell>
          <table:table-cell table:formula="of:=[.B523]-[.B$2]" office:value-type="float" office:value="41.6799111366272" calcext:value-type="float">
            <text:p>41.6799111366</text:p>
          </table:table-cell>
          <table:table-cell table:formula="of:=[.C522]/([.D523]-[.D522])" office:value-type="float" office:value="6802.47241496881" calcext:value-type="float">
            <text:p>6802.47241496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472080.44743" calcext:value-type="float">
            <text:p>1455472080.44743</text:p>
          </table:table-cell>
          <table:table-cell office:value-type="float" office:value="544" calcext:value-type="float">
            <text:p>544</text:p>
          </table:table-cell>
          <table:table-cell table:formula="of:=[.B524]-[.B$2]" office:value-type="float" office:value="41.7590322494507" calcext:value-type="float">
            <text:p>41.7590322495</text:p>
          </table:table-cell>
          <table:table-cell table:formula="of:=[.C523]/([.D524]-[.D523])" office:value-type="float" office:value="6774.42443454731" calcext:value-type="float">
            <text:p>6774.424434547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472080.52941" calcext:value-type="float">
            <text:p>1455472080.52941</text:p>
          </table:table-cell>
          <table:table-cell office:value-type="float" office:value="552" calcext:value-type="float">
            <text:p>552</text:p>
          </table:table-cell>
          <table:table-cell table:formula="of:=[.B525]-[.B$2]" office:value-type="float" office:value="41.8410139083862" calcext:value-type="float">
            <text:p>41.8410139084</text:p>
          </table:table-cell>
          <table:table-cell table:formula="of:=[.C524]/([.D525]-[.D524])" office:value-type="float" office:value="6635.63054301801" calcext:value-type="float">
            <text:p>6635.630543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472080.60911" calcext:value-type="float">
            <text:p>1455472080.60911</text:p>
          </table:table-cell>
          <table:table-cell office:value-type="float" office:value="560" calcext:value-type="float">
            <text:p>560</text:p>
          </table:table-cell>
          <table:table-cell table:formula="of:=[.B526]-[.B$2]" office:value-type="float" office:value="41.9207098484039" calcext:value-type="float">
            <text:p>41.9207098484</text:p>
          </table:table-cell>
          <table:table-cell table:formula="of:=[.C525]/([.D526]-[.D525])" office:value-type="float" office:value="6926.32522908197" calcext:value-type="float">
            <text:p>6926.3252290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472080.6903" calcext:value-type="float">
            <text:p>1455472080.6903</text:p>
          </table:table-cell>
          <table:table-cell office:value-type="float" office:value="568" calcext:value-type="float">
            <text:p>568</text:p>
          </table:table-cell>
          <table:table-cell table:formula="of:=[.B527]-[.B$2]" office:value-type="float" office:value="42.0019044876099" calcext:value-type="float">
            <text:p>42.0019044876</text:p>
          </table:table-cell>
          <table:table-cell table:formula="of:=[.C526]/([.D527]-[.D526])" office:value-type="float" office:value="6897.00706200173" calcext:value-type="float">
            <text:p>6897.00706200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472080.76802" calcext:value-type="float">
            <text:p>1455472080.76802</text:p>
          </table:table-cell>
          <table:table-cell office:value-type="float" office:value="576" calcext:value-type="float">
            <text:p>576</text:p>
          </table:table-cell>
          <table:table-cell table:formula="of:=[.B528]-[.B$2]" office:value-type="float" office:value="42.0796191692352" calcext:value-type="float">
            <text:p>42.0796191692</text:p>
          </table:table-cell>
          <table:table-cell table:formula="of:=[.C527]/([.D528]-[.D527])" office:value-type="float" office:value="7308.78629520891" calcext:value-type="float">
            <text:p>7308.786295208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472080.84793" calcext:value-type="float">
            <text:p>1455472080.84793</text:p>
          </table:table-cell>
          <table:table-cell office:value-type="float" office:value="584" calcext:value-type="float">
            <text:p>584</text:p>
          </table:table-cell>
          <table:table-cell table:formula="of:=[.B529]-[.B$2]" office:value-type="float" office:value="42.1595265865326" calcext:value-type="float">
            <text:p>42.1595265865</text:p>
          </table:table-cell>
          <table:table-cell table:formula="of:=[.C528]/([.D529]-[.D528])" office:value-type="float" office:value="7208.34209741136" calcext:value-type="float">
            <text:p>7208.34209741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472080.92759" calcext:value-type="float">
            <text:p>1455472080.92759</text:p>
          </table:table-cell>
          <table:table-cell office:value-type="float" office:value="592" calcext:value-type="float">
            <text:p>592</text:p>
          </table:table-cell>
          <table:table-cell table:formula="of:=[.B530]-[.B$2]" office:value-type="float" office:value="42.2391932010651" calcext:value-type="float">
            <text:p>42.2391932011</text:p>
          </table:table-cell>
          <table:table-cell table:formula="of:=[.C529]/([.D530]-[.D529])" office:value-type="float" office:value="7330.54873019578" calcext:value-type="float">
            <text:p>7330.548730195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472081.00769" calcext:value-type="float">
            <text:p>1455472081.00769</text:p>
          </table:table-cell>
          <table:table-cell office:value-type="float" office:value="592" calcext:value-type="float">
            <text:p>592</text:p>
          </table:table-cell>
          <table:table-cell table:formula="of:=[.B531]-[.B$2]" office:value-type="float" office:value="42.3192896842957" calcext:value-type="float">
            <text:p>42.3192896843</text:p>
          </table:table-cell>
          <table:table-cell table:formula="of:=[.C530]/([.D531]-[.D530])" office:value-type="float" office:value="7391.0860517519" calcext:value-type="float">
            <text:p>7391.086051751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472081.09019" calcext:value-type="float">
            <text:p>1455472081.09019</text:p>
          </table:table-cell>
          <table:table-cell office:value-type="float" office:value="600" calcext:value-type="float">
            <text:p>600</text:p>
          </table:table-cell>
          <table:table-cell table:formula="of:=[.B532]-[.B$2]" office:value-type="float" office:value="42.4017953872681" calcext:value-type="float">
            <text:p>42.4017953873</text:p>
          </table:table-cell>
          <table:table-cell table:formula="of:=[.C531]/([.D532]-[.D531])" office:value-type="float" office:value="7175.2615718934" calcext:value-type="float">
            <text:p>7175.261571893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472081.16932" calcext:value-type="float">
            <text:p>1455472081.16932</text:p>
          </table:table-cell>
          <table:table-cell office:value-type="float" office:value="600" calcext:value-type="float">
            <text:p>600</text:p>
          </table:table-cell>
          <table:table-cell table:formula="of:=[.B533]-[.B$2]" office:value-type="float" office:value="42.4809174537659" calcext:value-type="float">
            <text:p>42.4809174538</text:p>
          </table:table-cell>
          <table:table-cell table:formula="of:=[.C532]/([.D533]-[.D532])" office:value-type="float" office:value="7583.21953100988" calcext:value-type="float">
            <text:p>7583.219531009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472081.24804" calcext:value-type="float">
            <text:p>1455472081.24804</text:p>
          </table:table-cell>
          <table:table-cell office:value-type="float" office:value="608" calcext:value-type="float">
            <text:p>608</text:p>
          </table:table-cell>
          <table:table-cell table:formula="of:=[.B534]-[.B$2]" office:value-type="float" office:value="42.5596375465393" calcext:value-type="float">
            <text:p>42.5596375465</text:p>
          </table:table-cell>
          <table:table-cell table:formula="of:=[.C533]/([.D534]-[.D533])" office:value-type="float" office:value="7621.94223686761" calcext:value-type="float">
            <text:p>7621.94223686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472081.32792" calcext:value-type="float">
            <text:p>1455472081.32792</text:p>
          </table:table-cell>
          <table:table-cell office:value-type="float" office:value="608" calcext:value-type="float">
            <text:p>608</text:p>
          </table:table-cell>
          <table:table-cell table:formula="of:=[.B535]-[.B$2]" office:value-type="float" office:value="42.6395170688629" calcext:value-type="float">
            <text:p>42.6395170689</text:p>
          </table:table-cell>
          <table:table-cell table:formula="of:=[.C534]/([.D535]-[.D534])" office:value-type="float" office:value="7611.46264166261" calcext:value-type="float">
            <text:p>7611.46264166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472081.40823" calcext:value-type="float">
            <text:p>1455472081.40823</text:p>
          </table:table-cell>
          <table:table-cell office:value-type="float" office:value="608" calcext:value-type="float">
            <text:p>608</text:p>
          </table:table-cell>
          <table:table-cell table:formula="of:=[.B536]-[.B$2]" office:value-type="float" office:value="42.7198317050934" calcext:value-type="float">
            <text:p>42.7198317051</text:p>
          </table:table-cell>
          <table:table-cell table:formula="of:=[.C535]/([.D536]-[.D535])" office:value-type="float" office:value="7570.22665526741" calcext:value-type="float">
            <text:p>7570.226655267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472081.48814" calcext:value-type="float">
            <text:p>1455472081.48814</text:p>
          </table:table-cell>
          <table:table-cell office:value-type="float" office:value="608" calcext:value-type="float">
            <text:p>608</text:p>
          </table:table-cell>
          <table:table-cell table:formula="of:=[.B537]-[.B$2]" office:value-type="float" office:value="42.799738407135" calcext:value-type="float">
            <text:p>42.7997384071</text:p>
          </table:table-cell>
          <table:table-cell table:formula="of:=[.C536]/([.D537]-[.D536])" office:value-type="float" office:value="7608.87365471889" calcext:value-type="float">
            <text:p>7608.873654718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472081.56834" calcext:value-type="float">
            <text:p>1455472081.56834</text:p>
          </table:table-cell>
          <table:table-cell office:value-type="float" office:value="608" calcext:value-type="float">
            <text:p>608</text:p>
          </table:table-cell>
          <table:table-cell table:formula="of:=[.B538]-[.B$2]" office:value-type="float" office:value="42.8799443244934" calcext:value-type="float">
            <text:p>42.8799443245</text:p>
          </table:table-cell>
          <table:table-cell table:formula="of:=[.C537]/([.D538]-[.D537])" office:value-type="float" office:value="7580.48807400537" calcext:value-type="float">
            <text:p>7580.48807400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472081.64852" calcext:value-type="float">
            <text:p>1455472081.64852</text:p>
          </table:table-cell>
          <table:table-cell office:value-type="float" office:value="608" calcext:value-type="float">
            <text:p>608</text:p>
          </table:table-cell>
          <table:table-cell table:formula="of:=[.B539]-[.B$2]" office:value-type="float" office:value="42.9601192474365" calcext:value-type="float">
            <text:p>42.9601192474</text:p>
          </table:table-cell>
          <table:table-cell table:formula="of:=[.C538]/([.D539]-[.D538])" office:value-type="float" office:value="7583.41857629699" calcext:value-type="float">
            <text:p>7583.41857629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472081.72873" calcext:value-type="float">
            <text:p>1455472081.72873</text:p>
          </table:table-cell>
          <table:table-cell office:value-type="float" office:value="608" calcext:value-type="float">
            <text:p>608</text:p>
          </table:table-cell>
          <table:table-cell table:formula="of:=[.B540]-[.B$2]" office:value-type="float" office:value="43.0403351783752" calcext:value-type="float">
            <text:p>43.0403351784</text:p>
          </table:table-cell>
          <table:table-cell table:formula="of:=[.C539]/([.D540]-[.D539])" office:value-type="float" office:value="7579.54178035369" calcext:value-type="float">
            <text:p>7579.541780353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472081.80744" calcext:value-type="float">
            <text:p>1455472081.80744</text:p>
          </table:table-cell>
          <table:table-cell office:value-type="float" office:value="608" calcext:value-type="float">
            <text:p>608</text:p>
          </table:table-cell>
          <table:table-cell table:formula="of:=[.B541]-[.B$2]" office:value-type="float" office:value="43.119039773941" calcext:value-type="float">
            <text:p>43.1190397739</text:p>
          </table:table-cell>
          <table:table-cell table:formula="of:=[.C540]/([.D541]-[.D540])" office:value-type="float" office:value="7725.08893069301" calcext:value-type="float">
            <text:p>7725.0889306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472081.88783" calcext:value-type="float">
            <text:p>1455472081.88783</text:p>
          </table:table-cell>
          <table:table-cell office:value-type="float" office:value="608" calcext:value-type="float">
            <text:p>608</text:p>
          </table:table-cell>
          <table:table-cell table:formula="of:=[.B542]-[.B$2]" office:value-type="float" office:value="43.1994271278381" calcext:value-type="float">
            <text:p>43.1994271278</text:p>
          </table:table-cell>
          <table:table-cell table:formula="of:=[.C541]/([.D542]-[.D541])" office:value-type="float" office:value="7563.37869732983" calcext:value-type="float">
            <text:p>7563.378697329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472081.96795" calcext:value-type="float">
            <text:p>1455472081.96795</text:p>
          </table:table-cell>
          <table:table-cell office:value-type="float" office:value="600" calcext:value-type="float">
            <text:p>600</text:p>
          </table:table-cell>
          <table:table-cell table:formula="of:=[.B543]-[.B$2]" office:value-type="float" office:value="43.2795507907867" calcext:value-type="float">
            <text:p>43.2795507908</text:p>
          </table:table-cell>
          <table:table-cell table:formula="of:=[.C542]/([.D543]-[.D542])" office:value-type="float" office:value="7588.2701517275" calcext:value-type="float">
            <text:p>7588.27015172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472082.04786" calcext:value-type="float">
            <text:p>1455472082.04786</text:p>
          </table:table-cell>
          <table:table-cell office:value-type="float" office:value="600" calcext:value-type="float">
            <text:p>600</text:p>
          </table:table-cell>
          <table:table-cell table:formula="of:=[.B544]-[.B$2]" office:value-type="float" office:value="43.3594567775726" calcext:value-type="float">
            <text:p>43.3594567776</text:p>
          </table:table-cell>
          <table:table-cell table:formula="of:=[.C543]/([.D544]-[.D543])" office:value-type="float" office:value="7508.82410860809" calcext:value-type="float">
            <text:p>7508.824108608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472082.12849" calcext:value-type="float">
            <text:p>1455472082.12849</text:p>
          </table:table-cell>
          <table:table-cell office:value-type="float" office:value="592" calcext:value-type="float">
            <text:p>592</text:p>
          </table:table-cell>
          <table:table-cell table:formula="of:=[.B545]-[.B$2]" office:value-type="float" office:value="43.4400889873505" calcext:value-type="float">
            <text:p>43.4400889874</text:p>
          </table:table-cell>
          <table:table-cell table:formula="of:=[.C544]/([.D545]-[.D544])" office:value-type="float" office:value="7441.19504665933" calcext:value-type="float">
            <text:p>7441.195046659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472082.20838" calcext:value-type="float">
            <text:p>1455472082.20838</text:p>
          </table:table-cell>
          <table:table-cell office:value-type="float" office:value="592" calcext:value-type="float">
            <text:p>592</text:p>
          </table:table-cell>
          <table:table-cell table:formula="of:=[.B546]-[.B$2]" office:value-type="float" office:value="43.5199778079987" calcext:value-type="float">
            <text:p>43.519977808</text:p>
          </table:table-cell>
          <table:table-cell table:formula="of:=[.C545]/([.D546]-[.D545])" office:value-type="float" office:value="7410.29840216308" calcext:value-type="float">
            <text:p>7410.29840216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472082.29013" calcext:value-type="float">
            <text:p>1455472082.29013</text:p>
          </table:table-cell>
          <table:table-cell office:value-type="float" office:value="584" calcext:value-type="float">
            <text:p>584</text:p>
          </table:table-cell>
          <table:table-cell table:formula="of:=[.B547]-[.B$2]" office:value-type="float" office:value="43.6017291545868" calcext:value-type="float">
            <text:p>43.6017291546</text:p>
          </table:table-cell>
          <table:table-cell table:formula="of:=[.C546]/([.D547]-[.D546])" office:value-type="float" office:value="7241.47093236898" calcext:value-type="float">
            <text:p>7241.47093236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472082.36798" calcext:value-type="float">
            <text:p>1455472082.36798</text:p>
          </table:table-cell>
          <table:table-cell office:value-type="float" office:value="576" calcext:value-type="float">
            <text:p>576</text:p>
          </table:table-cell>
          <table:table-cell table:formula="of:=[.B548]-[.B$2]" office:value-type="float" office:value="43.6795859336853" calcext:value-type="float">
            <text:p>43.6795859337</text:p>
          </table:table-cell>
          <table:table-cell table:formula="of:=[.C547]/([.D548]-[.D547])" office:value-type="float" office:value="7500.9524766119" calcext:value-type="float">
            <text:p>7500.95247661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472082.44851" calcext:value-type="float">
            <text:p>1455472082.44851</text:p>
          </table:table-cell>
          <table:table-cell office:value-type="float" office:value="568" calcext:value-type="float">
            <text:p>568</text:p>
          </table:table-cell>
          <table:table-cell table:formula="of:=[.B549]-[.B$2]" office:value-type="float" office:value="43.7601118087769" calcext:value-type="float">
            <text:p>43.7601118088</text:p>
          </table:table-cell>
          <table:table-cell table:formula="of:=[.C548]/([.D549]-[.D548])" office:value-type="float" office:value="7152.98032272391" calcext:value-type="float">
            <text:p>7152.980322723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472082.52938" calcext:value-type="float">
            <text:p>1455472082.52938</text:p>
          </table:table-cell>
          <table:table-cell office:value-type="float" office:value="560" calcext:value-type="float">
            <text:p>560</text:p>
          </table:table-cell>
          <table:table-cell table:formula="of:=[.B550]-[.B$2]" office:value-type="float" office:value="43.8409774303436" calcext:value-type="float">
            <text:p>43.8409774303</text:p>
          </table:table-cell>
          <table:table-cell table:formula="of:=[.C549]/([.D550]-[.D549])" office:value-type="float" office:value="7023.99844328149" calcext:value-type="float">
            <text:p>7023.99844328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472082.60758" calcext:value-type="float">
            <text:p>1455472082.60758</text:p>
          </table:table-cell>
          <table:table-cell office:value-type="float" office:value="552" calcext:value-type="float">
            <text:p>552</text:p>
          </table:table-cell>
          <table:table-cell table:formula="of:=[.B551]-[.B$2]" office:value-type="float" office:value="43.9191815853119" calcext:value-type="float">
            <text:p>43.9191815853</text:p>
          </table:table-cell>
          <table:table-cell table:formula="of:=[.C550]/([.D551]-[.D550])" office:value-type="float" office:value="7160.74485079814" calcext:value-type="float">
            <text:p>7160.744850798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472082.68806" calcext:value-type="float">
            <text:p>1455472082.68806</text:p>
          </table:table-cell>
          <table:table-cell office:value-type="float" office:value="544" calcext:value-type="float">
            <text:p>544</text:p>
          </table:table-cell>
          <table:table-cell table:formula="of:=[.B552]-[.B$2]" office:value-type="float" office:value="43.9996652603149" calcext:value-type="float">
            <text:p>43.9996652603</text:p>
          </table:table-cell>
          <table:table-cell table:formula="of:=[.C551]/([.D552]-[.D551])" office:value-type="float" office:value="6858.53373344432" calcext:value-type="float">
            <text:p>6858.53373344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472082.76817" calcext:value-type="float">
            <text:p>1455472082.76817</text:p>
          </table:table-cell>
          <table:table-cell office:value-type="float" office:value="536" calcext:value-type="float">
            <text:p>536</text:p>
          </table:table-cell>
          <table:table-cell table:formula="of:=[.B553]-[.B$2]" office:value-type="float" office:value="44.0797696113586" calcext:value-type="float">
            <text:p>44.0797696114</text:p>
          </table:table-cell>
          <table:table-cell table:formula="of:=[.C552]/([.D553]-[.D552])" office:value-type="float" office:value="6791.14171592526" calcext:value-type="float">
            <text:p>6791.14171592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472082.84856" calcext:value-type="float">
            <text:p>1455472082.84856</text:p>
          </table:table-cell>
          <table:table-cell office:value-type="float" office:value="528" calcext:value-type="float">
            <text:p>528</text:p>
          </table:table-cell>
          <table:table-cell table:formula="of:=[.B554]-[.B$2]" office:value-type="float" office:value="44.1601579189301" calcext:value-type="float">
            <text:p>44.1601579189</text:p>
          </table:table-cell>
          <table:table-cell table:formula="of:=[.C553]/([.D554]-[.D553])" office:value-type="float" office:value="6667.63632912481" calcext:value-type="float">
            <text:p>6667.636329124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472082.92848" calcext:value-type="float">
            <text:p>1455472082.92848</text:p>
          </table:table-cell>
          <table:table-cell office:value-type="float" office:value="520" calcext:value-type="float">
            <text:p>520</text:p>
          </table:table-cell>
          <table:table-cell table:formula="of:=[.B555]-[.B$2]" office:value-type="float" office:value="44.2400848865509" calcext:value-type="float">
            <text:p>44.2400848866</text:p>
          </table:table-cell>
          <table:table-cell table:formula="of:=[.C554]/([.D555]-[.D554])" office:value-type="float" office:value="6606.03067671326" calcext:value-type="float">
            <text:p>6606.03067671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472083.00805" calcext:value-type="float">
            <text:p>1455472083.00805</text:p>
          </table:table-cell>
          <table:table-cell office:value-type="float" office:value="504" calcext:value-type="float">
            <text:p>504</text:p>
          </table:table-cell>
          <table:table-cell table:formula="of:=[.B556]-[.B$2]" office:value-type="float" office:value="44.3196492195129" calcext:value-type="float">
            <text:p>44.3196492195</text:p>
          </table:table-cell>
          <table:table-cell table:formula="of:=[.C555]/([.D556]-[.D555])" office:value-type="float" office:value="6535.59177386828" calcext:value-type="float">
            <text:p>6535.591773868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472083.08839" calcext:value-type="float">
            <text:p>1455472083.08839</text:p>
          </table:table-cell>
          <table:table-cell office:value-type="float" office:value="496" calcext:value-type="float">
            <text:p>496</text:p>
          </table:table-cell>
          <table:table-cell table:formula="of:=[.B557]-[.B$2]" office:value-type="float" office:value="44.3999874591827" calcext:value-type="float">
            <text:p>44.3999874592</text:p>
          </table:table-cell>
          <table:table-cell table:formula="of:=[.C556]/([.D557]-[.D556])" office:value-type="float" office:value="6273.4757703368" calcext:value-type="float">
            <text:p>6273.47577033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472083.1682" calcext:value-type="float">
            <text:p>1455472083.1682</text:p>
          </table:table-cell>
          <table:table-cell office:value-type="float" office:value="488" calcext:value-type="float">
            <text:p>488</text:p>
          </table:table-cell>
          <table:table-cell table:formula="of:=[.B558]-[.B$2]" office:value-type="float" office:value="44.4798042774201" calcext:value-type="float">
            <text:p>44.4798042774</text:p>
          </table:table-cell>
          <table:table-cell table:formula="of:=[.C557]/([.D558]-[.D557])" office:value-type="float" office:value="6214.2291681602" calcext:value-type="float">
            <text:p>6214.229168160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472083.24852" calcext:value-type="float">
            <text:p>1455472083.24852</text:p>
          </table:table-cell>
          <table:table-cell office:value-type="float" office:value="480" calcext:value-type="float">
            <text:p>480</text:p>
          </table:table-cell>
          <table:table-cell table:formula="of:=[.B559]-[.B$2]" office:value-type="float" office:value="44.5601222515106" calcext:value-type="float">
            <text:p>44.5601222515</text:p>
          </table:table-cell>
          <table:table-cell table:formula="of:=[.C558]/([.D559]-[.D558])" office:value-type="float" office:value="6075.85046218512" calcext:value-type="float">
            <text:p>6075.85046218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472083.32989" calcext:value-type="float">
            <text:p>1455472083.32989</text:p>
          </table:table-cell>
          <table:table-cell office:value-type="float" office:value="472" calcext:value-type="float">
            <text:p>472</text:p>
          </table:table-cell>
          <table:table-cell table:formula="of:=[.B560]-[.B$2]" office:value-type="float" office:value="44.6414906978607" calcext:value-type="float">
            <text:p>44.6414906979</text:p>
          </table:table-cell>
          <table:table-cell table:formula="of:=[.C559]/([.D560]-[.D559])" office:value-type="float" office:value="5899.09260322781" calcext:value-type="float">
            <text:p>5899.09260322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472083.4093" calcext:value-type="float">
            <text:p>1455472083.4093</text:p>
          </table:table-cell>
          <table:table-cell office:value-type="float" office:value="464" calcext:value-type="float">
            <text:p>464</text:p>
          </table:table-cell>
          <table:table-cell table:formula="of:=[.B561]-[.B$2]" office:value-type="float" office:value="44.7208960056305" calcext:value-type="float">
            <text:p>44.7208960056</text:p>
          </table:table-cell>
          <table:table-cell table:formula="of:=[.C560]/([.D561]-[.D560])" office:value-type="float" office:value="5944.18702296952" calcext:value-type="float">
            <text:p>5944.18702296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472083.48774" calcext:value-type="float">
            <text:p>1455472083.48774</text:p>
          </table:table-cell>
          <table:table-cell office:value-type="float" office:value="448" calcext:value-type="float">
            <text:p>448</text:p>
          </table:table-cell>
          <table:table-cell table:formula="of:=[.B562]-[.B$2]" office:value-type="float" office:value="44.799339056015" calcext:value-type="float">
            <text:p>44.799339056</text:p>
          </table:table-cell>
          <table:table-cell table:formula="of:=[.C561]/([.D562]-[.D561])" office:value-type="float" office:value="5915.1192836779" calcext:value-type="float">
            <text:p>5915.119283677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472083.56842" calcext:value-type="float">
            <text:p>1455472083.56842</text:p>
          </table:table-cell>
          <table:table-cell office:value-type="float" office:value="440" calcext:value-type="float">
            <text:p>440</text:p>
          </table:table-cell>
          <table:table-cell table:formula="of:=[.B563]-[.B$2]" office:value-type="float" office:value="44.8800177574158" calcext:value-type="float">
            <text:p>44.8800177574</text:p>
          </table:table-cell>
          <table:table-cell table:formula="of:=[.C562]/([.D563]-[.D562])" office:value-type="float" office:value="5552.89056742053" calcext:value-type="float">
            <text:p>5552.89056742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472083.64778" calcext:value-type="float">
            <text:p>1455472083.64778</text:p>
          </table:table-cell>
          <table:table-cell office:value-type="float" office:value="432" calcext:value-type="float">
            <text:p>432</text:p>
          </table:table-cell>
          <table:table-cell table:formula="of:=[.B564]-[.B$2]" office:value-type="float" office:value="44.9593806266785" calcext:value-type="float">
            <text:p>44.9593806267</text:p>
          </table:table-cell>
          <table:table-cell table:formula="of:=[.C563]/([.D564]-[.D563])" office:value-type="float" office:value="5544.15438967531" calcext:value-type="float">
            <text:p>5544.15438967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472083.72789" calcext:value-type="float">
            <text:p>1455472083.72789</text:p>
          </table:table-cell>
          <table:table-cell office:value-type="float" office:value="424" calcext:value-type="float">
            <text:p>424</text:p>
          </table:table-cell>
          <table:table-cell table:formula="of:=[.B565]-[.B$2]" office:value-type="float" office:value="45.039491891861" calcext:value-type="float">
            <text:p>45.0394918919</text:p>
          </table:table-cell>
          <table:table-cell table:formula="of:=[.C564]/([.D565]-[.D564])" office:value-type="float" office:value="5392.50003124898" calcext:value-type="float">
            <text:p>5392.5000312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472083.80812" calcext:value-type="float">
            <text:p>1455472083.80812</text:p>
          </table:table-cell>
          <table:table-cell office:value-type="float" office:value="416" calcext:value-type="float">
            <text:p>416</text:p>
          </table:table-cell>
          <table:table-cell table:formula="of:=[.B566]-[.B$2]" office:value-type="float" office:value="45.1197242736816" calcext:value-type="float">
            <text:p>45.1197242737</text:p>
          </table:table-cell>
          <table:table-cell table:formula="of:=[.C565]/([.D566]-[.D565])" office:value-type="float" office:value="5284.64929469064" calcext:value-type="float">
            <text:p>5284.64929469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472083.88931" calcext:value-type="float">
            <text:p>1455472083.88931</text:p>
          </table:table-cell>
          <table:table-cell office:value-type="float" office:value="408" calcext:value-type="float">
            <text:p>408</text:p>
          </table:table-cell>
          <table:table-cell table:formula="of:=[.B567]-[.B$2]" office:value-type="float" office:value="45.2009117603302" calcext:value-type="float">
            <text:p>45.2009117603</text:p>
          </table:table-cell>
          <table:table-cell table:formula="of:=[.C566]/([.D567]-[.D566])" office:value-type="float" office:value="5123.94233609867" calcext:value-type="float">
            <text:p>5123.94233609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472083.96843" calcext:value-type="float">
            <text:p>1455472083.96843</text:p>
          </table:table-cell>
          <table:table-cell office:value-type="float" office:value="400" calcext:value-type="float">
            <text:p>400</text:p>
          </table:table-cell>
          <table:table-cell table:formula="of:=[.B568]-[.B$2]" office:value-type="float" office:value="45.2800323963165" calcext:value-type="float">
            <text:p>45.2800323963</text:p>
          </table:table-cell>
          <table:table-cell table:formula="of:=[.C567]/([.D568]-[.D567])" office:value-type="float" office:value="5156.68251289716" calcext:value-type="float">
            <text:p>5156.682512897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472084.04856" calcext:value-type="float">
            <text:p>1455472084.04856</text:p>
          </table:table-cell>
          <table:table-cell office:value-type="float" office:value="400" calcext:value-type="float">
            <text:p>400</text:p>
          </table:table-cell>
          <table:table-cell table:formula="of:=[.B569]-[.B$2]" office:value-type="float" office:value="45.3601632118225" calcext:value-type="float">
            <text:p>45.3601632118</text:p>
          </table:table-cell>
          <table:table-cell table:formula="of:=[.C568]/([.D569]-[.D568])" office:value-type="float" office:value="4991.83737834468" calcext:value-type="float">
            <text:p>4991.83737834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472084.12937" calcext:value-type="float">
            <text:p>1455472084.12937</text:p>
          </table:table-cell>
          <table:table-cell office:value-type="float" office:value="392" calcext:value-type="float">
            <text:p>392</text:p>
          </table:table-cell>
          <table:table-cell table:formula="of:=[.B570]-[.B$2]" office:value-type="float" office:value="45.440967798233" calcext:value-type="float">
            <text:p>45.4409677982</text:p>
          </table:table-cell>
          <table:table-cell table:formula="of:=[.C569]/([.D570]-[.D569])" office:value-type="float" office:value="4950.21406294719" calcext:value-type="float">
            <text:p>4950.21406294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472084.2084" calcext:value-type="float">
            <text:p>1455472084.2084</text:p>
          </table:table-cell>
          <table:table-cell office:value-type="float" office:value="384" calcext:value-type="float">
            <text:p>384</text:p>
          </table:table-cell>
          <table:table-cell table:formula="of:=[.B571]-[.B$2]" office:value-type="float" office:value="45.5200011730194" calcext:value-type="float">
            <text:p>45.520001173</text:p>
          </table:table-cell>
          <table:table-cell table:formula="of:=[.C570]/([.D571]-[.D570])" office:value-type="float" office:value="4959.9299164379" calcext:value-type="float">
            <text:p>4959.929916437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472084.2874" calcext:value-type="float">
            <text:p>1455472084.2874</text:p>
          </table:table-cell>
          <table:table-cell office:value-type="float" office:value="384" calcext:value-type="float">
            <text:p>384</text:p>
          </table:table-cell>
          <table:table-cell table:formula="of:=[.B572]-[.B$2]" office:value-type="float" office:value="45.5990040302277" calcext:value-type="float">
            <text:p>45.5990040302</text:p>
          </table:table-cell>
          <table:table-cell table:formula="of:=[.C571]/([.D572]-[.D571])" office:value-type="float" office:value="4860.58370000181" calcext:value-type="float">
            <text:p>4860.5837000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472084.36857" calcext:value-type="float">
            <text:p>1455472084.36857</text:p>
          </table:table-cell>
          <table:table-cell office:value-type="float" office:value="376" calcext:value-type="float">
            <text:p>376</text:p>
          </table:table-cell>
          <table:table-cell table:formula="of:=[.B573]-[.B$2]" office:value-type="float" office:value="45.6801662445068" calcext:value-type="float">
            <text:p>45.6801662445</text:p>
          </table:table-cell>
          <table:table-cell table:formula="of:=[.C572]/([.D573]-[.D572])" office:value-type="float" office:value="4731.26569316049" calcext:value-type="float">
            <text:p>4731.265693160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472084.44826" calcext:value-type="float">
            <text:p>1455472084.44826</text:p>
          </table:table-cell>
          <table:table-cell office:value-type="float" office:value="376" calcext:value-type="float">
            <text:p>376</text:p>
          </table:table-cell>
          <table:table-cell table:formula="of:=[.B574]-[.B$2]" office:value-type="float" office:value="45.759857416153" calcext:value-type="float">
            <text:p>45.7598574162</text:p>
          </table:table-cell>
          <table:table-cell table:formula="of:=[.C573]/([.D574]-[.D573])" office:value-type="float" office:value="4718.21397820188" calcext:value-type="float">
            <text:p>4718.213978201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472084.53087" calcext:value-type="float">
            <text:p>1455472084.53087</text:p>
          </table:table-cell>
          <table:table-cell office:value-type="float" office:value="376" calcext:value-type="float">
            <text:p>376</text:p>
          </table:table-cell>
          <table:table-cell table:formula="of:=[.B575]-[.B$2]" office:value-type="float" office:value="45.842470407486" calcext:value-type="float">
            <text:p>45.8424704075</text:p>
          </table:table-cell>
          <table:table-cell table:formula="of:=[.C574]/([.D575]-[.D574])" office:value-type="float" office:value="4551.34227599104" calcext:value-type="float">
            <text:p>4551.34227599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472084.60811" calcext:value-type="float">
            <text:p>1455472084.60811</text:p>
          </table:table-cell>
          <table:table-cell office:value-type="float" office:value="376" calcext:value-type="float">
            <text:p>376</text:p>
          </table:table-cell>
          <table:table-cell table:formula="of:=[.B576]-[.B$2]" office:value-type="float" office:value="45.9197144508362" calcext:value-type="float">
            <text:p>45.9197144508</text:p>
          </table:table-cell>
          <table:table-cell table:formula="of:=[.C575]/([.D576]-[.D575])" office:value-type="float" office:value="4867.6892572187" calcext:value-type="float">
            <text:p>4867.689257218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472084.68917" calcext:value-type="float">
            <text:p>1455472084.68917</text:p>
          </table:table-cell>
          <table:table-cell office:value-type="float" office:value="376" calcext:value-type="float">
            <text:p>376</text:p>
          </table:table-cell>
          <table:table-cell table:formula="of:=[.B577]-[.B$2]" office:value-type="float" office:value="46.0007684230804" calcext:value-type="float">
            <text:p>46.0007684231</text:p>
          </table:table-cell>
          <table:table-cell table:formula="of:=[.C576]/([.D577]-[.D576])" office:value-type="float" office:value="4638.88430867883" calcext:value-type="float">
            <text:p>4638.88430867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472084.76834" calcext:value-type="float">
            <text:p>1455472084.76834</text:p>
          </table:table-cell>
          <table:table-cell office:value-type="float" office:value="376" calcext:value-type="float">
            <text:p>376</text:p>
          </table:table-cell>
          <table:table-cell table:formula="of:=[.B578]-[.B$2]" office:value-type="float" office:value="46.0799386501312" calcext:value-type="float">
            <text:p>46.0799386501</text:p>
          </table:table-cell>
          <table:table-cell table:formula="of:=[.C577]/([.D578]-[.D577])" office:value-type="float" office:value="4749.26009443963" calcext:value-type="float">
            <text:p>4749.260094439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472084.84792" calcext:value-type="float">
            <text:p>1455472084.84792</text:p>
          </table:table-cell>
          <table:table-cell office:value-type="float" office:value="376" calcext:value-type="float">
            <text:p>376</text:p>
          </table:table-cell>
          <table:table-cell table:formula="of:=[.B579]-[.B$2]" office:value-type="float" office:value="46.1595239639282" calcext:value-type="float">
            <text:p>46.1595239639</text:p>
          </table:table-cell>
          <table:table-cell table:formula="of:=[.C578]/([.D579]-[.D578])" office:value-type="float" office:value="4724.48975899103" calcext:value-type="float">
            <text:p>4724.4897589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472084.9285" calcext:value-type="float">
            <text:p>1455472084.9285</text:p>
          </table:table-cell>
          <table:table-cell office:value-type="float" office:value="376" calcext:value-type="float">
            <text:p>376</text:p>
          </table:table-cell>
          <table:table-cell table:formula="of:=[.B580]-[.B$2]" office:value-type="float" office:value="46.2401056289673" calcext:value-type="float">
            <text:p>46.240105629</text:p>
          </table:table-cell>
          <table:table-cell table:formula="of:=[.C579]/([.D580]-[.D579])" office:value-type="float" office:value="4666.07384964969" calcext:value-type="float">
            <text:p>4666.073849649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472085.00818" calcext:value-type="float">
            <text:p>1455472085.00818</text:p>
          </table:table-cell>
          <table:table-cell office:value-type="float" office:value="376" calcext:value-type="float">
            <text:p>376</text:p>
          </table:table-cell>
          <table:table-cell table:formula="of:=[.B581]-[.B$2]" office:value-type="float" office:value="46.3197820186615" calcext:value-type="float">
            <text:p>46.3197820187</text:p>
          </table:table-cell>
          <table:table-cell table:formula="of:=[.C580]/([.D581]-[.D580])" office:value-type="float" office:value="4719.08932424062" calcext:value-type="float">
            <text:p>4719.08932424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472085.08937" calcext:value-type="float">
            <text:p>1455472085.08937</text:p>
          </table:table-cell>
          <table:table-cell office:value-type="float" office:value="384" calcext:value-type="float">
            <text:p>384</text:p>
          </table:table-cell>
          <table:table-cell table:formula="of:=[.B582]-[.B$2]" office:value-type="float" office:value="46.4009714126587" calcext:value-type="float">
            <text:p>46.4009714127</text:p>
          </table:table-cell>
          <table:table-cell table:formula="of:=[.C581]/([.D582]-[.D581])" office:value-type="float" office:value="4631.14677285315" calcext:value-type="float">
            <text:p>4631.146772853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472085.16845" calcext:value-type="float">
            <text:p>1455472085.16845</text:p>
          </table:table-cell>
          <table:table-cell office:value-type="float" office:value="384" calcext:value-type="float">
            <text:p>384</text:p>
          </table:table-cell>
          <table:table-cell table:formula="of:=[.B583]-[.B$2]" office:value-type="float" office:value="46.4800515174866" calcext:value-type="float">
            <text:p>46.4800515175</text:p>
          </table:table-cell>
          <table:table-cell table:formula="of:=[.C582]/([.D583]-[.D582])" office:value-type="float" office:value="4855.83574826794" calcext:value-type="float">
            <text:p>4855.835748267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472085.24802" calcext:value-type="float">
            <text:p>1455472085.24802</text:p>
          </table:table-cell>
          <table:table-cell office:value-type="float" office:value="392" calcext:value-type="float">
            <text:p>392</text:p>
          </table:table-cell>
          <table:table-cell table:formula="of:=[.B584]-[.B$2]" office:value-type="float" office:value="46.5596213340759" calcext:value-type="float">
            <text:p>46.5596213341</text:p>
          </table:table-cell>
          <table:table-cell table:formula="of:=[.C583]/([.D584]-[.D583])" office:value-type="float" office:value="4825.95054833104" calcext:value-type="float">
            <text:p>4825.9505483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472085.32851" calcext:value-type="float">
            <text:p>1455472085.32851</text:p>
          </table:table-cell>
          <table:table-cell office:value-type="float" office:value="392" calcext:value-type="float">
            <text:p>392</text:p>
          </table:table-cell>
          <table:table-cell table:formula="of:=[.B585]-[.B$2]" office:value-type="float" office:value="46.6401145458221" calcext:value-type="float">
            <text:p>46.6401145458</text:p>
          </table:table-cell>
          <table:table-cell table:formula="of:=[.C584]/([.D585]-[.D584])" office:value-type="float" office:value="4869.97588363007" calcext:value-type="float">
            <text:p>4869.97588363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472085.40848" calcext:value-type="float">
            <text:p>1455472085.40848</text:p>
          </table:table-cell>
          <table:table-cell office:value-type="float" office:value="400" calcext:value-type="float">
            <text:p>400</text:p>
          </table:table-cell>
          <table:table-cell table:formula="of:=[.B586]-[.B$2]" office:value-type="float" office:value="46.7200849056244" calcext:value-type="float">
            <text:p>46.7200849056</text:p>
          </table:table-cell>
          <table:table-cell table:formula="of:=[.C585]/([.D586]-[.D585])" office:value-type="float" office:value="4901.81613499493" calcext:value-type="float">
            <text:p>4901.81613499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472085.48817" calcext:value-type="float">
            <text:p>1455472085.48817</text:p>
          </table:table-cell>
          <table:table-cell office:value-type="float" office:value="408" calcext:value-type="float">
            <text:p>408</text:p>
          </table:table-cell>
          <table:table-cell table:formula="of:=[.B587]-[.B$2]" office:value-type="float" office:value="46.7997739315033" calcext:value-type="float">
            <text:p>46.7997739315</text:p>
          </table:table-cell>
          <table:table-cell table:formula="of:=[.C586]/([.D587]-[.D586])" office:value-type="float" office:value="5019.51172809957" calcext:value-type="float">
            <text:p>5019.511728099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472085.56802" calcext:value-type="float">
            <text:p>1455472085.56802</text:p>
          </table:table-cell>
          <table:table-cell office:value-type="float" office:value="416" calcext:value-type="float">
            <text:p>416</text:p>
          </table:table-cell>
          <table:table-cell table:formula="of:=[.B588]-[.B$2]" office:value-type="float" office:value="46.8796172142029" calcext:value-type="float">
            <text:p>46.8796172142</text:p>
          </table:table-cell>
          <table:table-cell table:formula="of:=[.C587]/([.D588]-[.D587])" office:value-type="float" office:value="5110.01033781544" calcext:value-type="float">
            <text:p>5110.010337815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472085.64935" calcext:value-type="float">
            <text:p>1455472085.64935</text:p>
          </table:table-cell>
          <table:table-cell office:value-type="float" office:value="424" calcext:value-type="float">
            <text:p>424</text:p>
          </table:table-cell>
          <table:table-cell table:formula="of:=[.B589]-[.B$2]" office:value-type="float" office:value="46.9609482288361" calcext:value-type="float">
            <text:p>46.9609482288</text:p>
          </table:table-cell>
          <table:table-cell table:formula="of:=[.C588]/([.D589]-[.D588])" office:value-type="float" office:value="5114.89991703969" calcext:value-type="float">
            <text:p>5114.899917039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472085.72947" calcext:value-type="float">
            <text:p>1455472085.72947</text:p>
          </table:table-cell>
          <table:table-cell office:value-type="float" office:value="432" calcext:value-type="float">
            <text:p>432</text:p>
          </table:table-cell>
          <table:table-cell table:formula="of:=[.B590]-[.B$2]" office:value-type="float" office:value="47.0410697460175" calcext:value-type="float">
            <text:p>47.041069746</text:p>
          </table:table-cell>
          <table:table-cell table:formula="of:=[.C589]/([.D590]-[.D589])" office:value-type="float" office:value="5291.96169663209" calcext:value-type="float">
            <text:p>5291.96169663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472085.80823" calcext:value-type="float">
            <text:p>1455472085.80823</text:p>
          </table:table-cell>
          <table:table-cell office:value-type="float" office:value="440" calcext:value-type="float">
            <text:p>440</text:p>
          </table:table-cell>
          <table:table-cell table:formula="of:=[.B591]-[.B$2]" office:value-type="float" office:value="47.119833946228" calcext:value-type="float">
            <text:p>47.1198339462</text:p>
          </table:table-cell>
          <table:table-cell table:formula="of:=[.C590]/([.D591]-[.D590])" office:value-type="float" office:value="5484.72527931566" calcext:value-type="float">
            <text:p>5484.72527931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472085.88876" calcext:value-type="float">
            <text:p>1455472085.88876</text:p>
          </table:table-cell>
          <table:table-cell office:value-type="float" office:value="448" calcext:value-type="float">
            <text:p>448</text:p>
          </table:table-cell>
          <table:table-cell table:formula="of:=[.B592]-[.B$2]" office:value-type="float" office:value="47.2003624439239" calcext:value-type="float">
            <text:p>47.2003624439</text:p>
          </table:table-cell>
          <table:table-cell table:formula="of:=[.C591]/([.D592]-[.D591])" office:value-type="float" office:value="5463.90423998034" calcext:value-type="float">
            <text:p>5463.90423998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472085.96784" calcext:value-type="float">
            <text:p>1455472085.96784</text:p>
          </table:table-cell>
          <table:table-cell office:value-type="float" office:value="456" calcext:value-type="float">
            <text:p>456</text:p>
          </table:table-cell>
          <table:table-cell table:formula="of:=[.B593]-[.B$2]" office:value-type="float" office:value="47.2794420719147" calcext:value-type="float">
            <text:p>47.2794420719</text:p>
          </table:table-cell>
          <table:table-cell table:formula="of:=[.C592]/([.D593]-[.D592])" office:value-type="float" office:value="5665.17586618589" calcext:value-type="float">
            <text:p>5665.17586618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472086.048" calcext:value-type="float">
            <text:p>1455472086.048</text:p>
          </table:table-cell>
          <table:table-cell office:value-type="float" office:value="464" calcext:value-type="float">
            <text:p>464</text:p>
          </table:table-cell>
          <table:table-cell table:formula="of:=[.B594]-[.B$2]" office:value-type="float" office:value="47.3596007823944" calcext:value-type="float">
            <text:p>47.3596007824</text:p>
          </table:table-cell>
          <table:table-cell table:formula="of:=[.C593]/([.D594]-[.D593])" office:value-type="float" office:value="5688.7142678683" calcext:value-type="float">
            <text:p>5688.71426786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472086.12956" calcext:value-type="float">
            <text:p>1455472086.12956</text:p>
          </table:table-cell>
          <table:table-cell office:value-type="float" office:value="472" calcext:value-type="float">
            <text:p>472</text:p>
          </table:table-cell>
          <table:table-cell table:formula="of:=[.B595]-[.B$2]" office:value-type="float" office:value="47.4411571025848" calcext:value-type="float">
            <text:p>47.4411571026</text:p>
          </table:table-cell>
          <table:table-cell table:formula="of:=[.C594]/([.D595]-[.D594])" office:value-type="float" office:value="5689.31995603265" calcext:value-type="float">
            <text:p>5689.31995603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472086.20923" calcext:value-type="float">
            <text:p>1455472086.20923</text:p>
          </table:table-cell>
          <table:table-cell office:value-type="float" office:value="480" calcext:value-type="float">
            <text:p>480</text:p>
          </table:table-cell>
          <table:table-cell table:formula="of:=[.B596]-[.B$2]" office:value-type="float" office:value="47.5208299160004" calcext:value-type="float">
            <text:p>47.520829916</text:p>
          </table:table-cell>
          <table:table-cell table:formula="of:=[.C595]/([.D596]-[.D595])" office:value-type="float" office:value="5924.2291035754" calcext:value-type="float">
            <text:p>5924.229103575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472086.28799" calcext:value-type="float">
            <text:p>1455472086.28799</text:p>
          </table:table-cell>
          <table:table-cell office:value-type="float" office:value="496" calcext:value-type="float">
            <text:p>496</text:p>
          </table:table-cell>
          <table:table-cell table:formula="of:=[.B597]-[.B$2]" office:value-type="float" office:value="47.5995922088623" calcext:value-type="float">
            <text:p>47.5995922089</text:p>
          </table:table-cell>
          <table:table-cell table:formula="of:=[.C596]/([.D597]-[.D596])" office:value-type="float" office:value="6094.28677808284" calcext:value-type="float">
            <text:p>6094.28677808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472086.36786" calcext:value-type="float">
            <text:p>1455472086.36786</text:p>
          </table:table-cell>
          <table:table-cell office:value-type="float" office:value="504" calcext:value-type="float">
            <text:p>504</text:p>
          </table:table-cell>
          <table:table-cell table:formula="of:=[.B598]-[.B$2]" office:value-type="float" office:value="47.6794602870941" calcext:value-type="float">
            <text:p>47.6794602871</text:p>
          </table:table-cell>
          <table:table-cell table:formula="of:=[.C597]/([.D598]-[.D597])" office:value-type="float" office:value="6210.24082438036" calcext:value-type="float">
            <text:p>6210.24082438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472086.44805" calcext:value-type="float">
            <text:p>1455472086.44805</text:p>
          </table:table-cell>
          <table:table-cell office:value-type="float" office:value="512" calcext:value-type="float">
            <text:p>512</text:p>
          </table:table-cell>
          <table:table-cell table:formula="of:=[.B599]-[.B$2]" office:value-type="float" office:value="47.7596487998962" calcext:value-type="float">
            <text:p>47.7596487999</text:p>
          </table:table-cell>
          <table:table-cell table:formula="of:=[.C598]/([.D599]-[.D598])" office:value-type="float" office:value="6285.18951640478" calcext:value-type="float">
            <text:p>6285.18951640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472086.52779" calcext:value-type="float">
            <text:p>1455472086.52779</text:p>
          </table:table-cell>
          <table:table-cell office:value-type="float" office:value="520" calcext:value-type="float">
            <text:p>520</text:p>
          </table:table-cell>
          <table:table-cell table:formula="of:=[.B600]-[.B$2]" office:value-type="float" office:value="47.8393936157227" calcext:value-type="float">
            <text:p>47.8393936157</text:p>
          </table:table-cell>
          <table:table-cell table:formula="of:=[.C599]/([.D600]-[.D599])" office:value-type="float" office:value="6420.48006123047" calcext:value-type="float">
            <text:p>6420.480061230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472086.60808" calcext:value-type="float">
            <text:p>1455472086.60808</text:p>
          </table:table-cell>
          <table:table-cell office:value-type="float" office:value="528" calcext:value-type="float">
            <text:p>528</text:p>
          </table:table-cell>
          <table:table-cell table:formula="of:=[.B601]-[.B$2]" office:value-type="float" office:value="47.9196839332581" calcext:value-type="float">
            <text:p>47.9196839333</text:p>
          </table:table-cell>
          <table:table-cell table:formula="of:=[.C600]/([.D601]-[.D600])" office:value-type="float" office:value="6476.4969919409" calcext:value-type="float">
            <text:p>6476.49699194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472086.68784" calcext:value-type="float">
            <text:p>1455472086.68784</text:p>
          </table:table-cell>
          <table:table-cell office:value-type="float" office:value="536" calcext:value-type="float">
            <text:p>536</text:p>
          </table:table-cell>
          <table:table-cell table:formula="of:=[.B602]-[.B$2]" office:value-type="float" office:value="47.9994361400604" calcext:value-type="float">
            <text:p>47.9994361401</text:p>
          </table:table-cell>
          <table:table-cell table:formula="of:=[.C601]/([.D602]-[.D601])" office:value-type="float" office:value="6620.50645580784" calcext:value-type="float">
            <text:p>6620.50645580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472086.76916" calcext:value-type="float">
            <text:p>1455472086.76916</text:p>
          </table:table-cell>
          <table:table-cell office:value-type="float" office:value="552" calcext:value-type="float">
            <text:p>552</text:p>
          </table:table-cell>
          <table:table-cell table:formula="of:=[.B603]-[.B$2]" office:value-type="float" office:value="48.0807626247406" calcext:value-type="float">
            <text:p>48.0807626247</text:p>
          </table:table-cell>
          <table:table-cell table:formula="of:=[.C602]/([.D603]-[.D602])" office:value-type="float" office:value="6590.71890427665" calcext:value-type="float">
            <text:p>6590.718904276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472086.84786" calcext:value-type="float">
            <text:p>1455472086.84786</text:p>
          </table:table-cell>
          <table:table-cell office:value-type="float" office:value="560" calcext:value-type="float">
            <text:p>560</text:p>
          </table:table-cell>
          <table:table-cell table:formula="of:=[.B604]-[.B$2]" office:value-type="float" office:value="48.1594657897949" calcext:value-type="float">
            <text:p>48.1594657898</text:p>
          </table:table-cell>
          <table:table-cell table:formula="of:=[.C603]/([.D604]-[.D603])" office:value-type="float" office:value="7013.69506066252" calcext:value-type="float">
            <text:p>7013.695060662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472086.93021" calcext:value-type="float">
            <text:p>1455472086.93021</text:p>
          </table:table-cell>
          <table:table-cell office:value-type="float" office:value="568" calcext:value-type="float">
            <text:p>568</text:p>
          </table:table-cell>
          <table:table-cell table:formula="of:=[.B605]-[.B$2]" office:value-type="float" office:value="48.2418065071106" calcext:value-type="float">
            <text:p>48.2418065071</text:p>
          </table:table-cell>
          <table:table-cell table:formula="of:=[.C604]/([.D605]-[.D604])" office:value-type="float" office:value="6801.00949149009" calcext:value-type="float">
            <text:p>6801.00949149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472087.00817" calcext:value-type="float">
            <text:p>1455472087.00817</text:p>
          </table:table-cell>
          <table:table-cell office:value-type="float" office:value="568" calcext:value-type="float">
            <text:p>568</text:p>
          </table:table-cell>
          <table:table-cell table:formula="of:=[.B606]-[.B$2]" office:value-type="float" office:value="48.3197758197784" calcext:value-type="float">
            <text:p>48.3197758198</text:p>
          </table:table-cell>
          <table:table-cell table:formula="of:=[.C605]/([.D606]-[.D605])" office:value-type="float" office:value="7284.91736767912" calcext:value-type="float">
            <text:p>7284.917367679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472087.08865" calcext:value-type="float">
            <text:p>1455472087.08865</text:p>
          </table:table-cell>
          <table:table-cell office:value-type="float" office:value="576" calcext:value-type="float">
            <text:p>576</text:p>
          </table:table-cell>
          <table:table-cell table:formula="of:=[.B607]-[.B$2]" office:value-type="float" office:value="48.4002547264099" calcext:value-type="float">
            <text:p>48.4002547264</text:p>
          </table:table-cell>
          <table:table-cell table:formula="of:=[.C606]/([.D607]-[.D606])" office:value-type="float" office:value="7057.74995926566" calcext:value-type="float">
            <text:p>7057.749959265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472087.1685" calcext:value-type="float">
            <text:p>1455472087.1685</text:p>
          </table:table-cell>
          <table:table-cell office:value-type="float" office:value="584" calcext:value-type="float">
            <text:p>584</text:p>
          </table:table-cell>
          <table:table-cell table:formula="of:=[.B608]-[.B$2]" office:value-type="float" office:value="48.4801034927368" calcext:value-type="float">
            <text:p>48.4801034927</text:p>
          </table:table-cell>
          <table:table-cell table:formula="of:=[.C607]/([.D608]-[.D607])" office:value-type="float" office:value="7213.63680988922" calcext:value-type="float">
            <text:p>7213.636809889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472087.24846" calcext:value-type="float">
            <text:p>1455472087.24846</text:p>
          </table:table-cell>
          <table:table-cell office:value-type="float" office:value="592" calcext:value-type="float">
            <text:p>592</text:p>
          </table:table-cell>
          <table:table-cell table:formula="of:=[.B609]-[.B$2]" office:value-type="float" office:value="48.5600595474243" calcext:value-type="float">
            <text:p>48.5600595474</text:p>
          </table:table-cell>
          <table:table-cell table:formula="of:=[.C608]/([.D609]-[.D608])" office:value-type="float" office:value="7304.01221374046" calcext:value-type="float">
            <text:p>7304.01221374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472087.32902" calcext:value-type="float">
            <text:p>1455472087.32902</text:p>
          </table:table-cell>
          <table:table-cell office:value-type="float" office:value="592" calcext:value-type="float">
            <text:p>592</text:p>
          </table:table-cell>
          <table:table-cell table:formula="of:=[.B610]-[.B$2]" office:value-type="float" office:value="48.6406199932098" calcext:value-type="float">
            <text:p>48.6406199932</text:p>
          </table:table-cell>
          <table:table-cell table:formula="of:=[.C609]/([.D610]-[.D609])" office:value-type="float" office:value="7348.51941579485" calcext:value-type="float">
            <text:p>7348.519415794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472087.40817" calcext:value-type="float">
            <text:p>1455472087.40817</text:p>
          </table:table-cell>
          <table:table-cell office:value-type="float" office:value="600" calcext:value-type="float">
            <text:p>600</text:p>
          </table:table-cell>
          <table:table-cell table:formula="of:=[.B611]-[.B$2]" office:value-type="float" office:value="48.7197742462158" calcext:value-type="float">
            <text:p>48.7197742462</text:p>
          </table:table-cell>
          <table:table-cell table:formula="of:=[.C610]/([.D611]-[.D610])" office:value-type="float" office:value="7479.06748554957" calcext:value-type="float">
            <text:p>7479.067485549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472087.48801" calcext:value-type="float">
            <text:p>1455472087.48801</text:p>
          </table:table-cell>
          <table:table-cell office:value-type="float" office:value="608" calcext:value-type="float">
            <text:p>608</text:p>
          </table:table-cell>
          <table:table-cell table:formula="of:=[.B612]-[.B$2]" office:value-type="float" office:value="48.799613237381" calcext:value-type="float">
            <text:p>48.7996132374</text:p>
          </table:table-cell>
          <table:table-cell table:formula="of:=[.C611]/([.D612]-[.D611])" office:value-type="float" office:value="7515.1250190373" calcext:value-type="float">
            <text:p>7515.12501903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472087.56837" calcext:value-type="float">
            <text:p>1455472087.56837</text:p>
          </table:table-cell>
          <table:table-cell office:value-type="float" office:value="608" calcext:value-type="float">
            <text:p>608</text:p>
          </table:table-cell>
          <table:table-cell table:formula="of:=[.B613]-[.B$2]" office:value-type="float" office:value="48.8799669742584" calcext:value-type="float">
            <text:p>48.8799669743</text:p>
          </table:table-cell>
          <table:table-cell table:formula="of:=[.C612]/([.D613]-[.D612])" office:value-type="float" office:value="7566.54293411823" calcext:value-type="float">
            <text:p>7566.542934118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472087.64846" calcext:value-type="float">
            <text:p>1455472087.64846</text:p>
          </table:table-cell>
          <table:table-cell office:value-type="float" office:value="608" calcext:value-type="float">
            <text:p>608</text:p>
          </table:table-cell>
          <table:table-cell table:formula="of:=[.B614]-[.B$2]" office:value-type="float" office:value="48.9600639343262" calcext:value-type="float">
            <text:p>48.9600639343</text:p>
          </table:table-cell>
          <table:table-cell table:formula="of:=[.C613]/([.D614]-[.D613])" office:value-type="float" office:value="7590.79994403946" calcext:value-type="float">
            <text:p>7590.799944039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472087.72743" calcext:value-type="float">
            <text:p>1455472087.72743</text:p>
          </table:table-cell>
          <table:table-cell office:value-type="float" office:value="608" calcext:value-type="float">
            <text:p>608</text:p>
          </table:table-cell>
          <table:table-cell table:formula="of:=[.B615]-[.B$2]" office:value-type="float" office:value="49.0390322208405" calcext:value-type="float">
            <text:p>49.0390322208</text:p>
          </table:table-cell>
          <table:table-cell table:formula="of:=[.C614]/([.D615]-[.D614])" office:value-type="float" office:value="7699.29330922024" calcext:value-type="float">
            <text:p>7699.293309220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472087.8076" calcext:value-type="float">
            <text:p>1455472087.8076</text:p>
          </table:table-cell>
          <table:table-cell office:value-type="float" office:value="608" calcext:value-type="float">
            <text:p>608</text:p>
          </table:table-cell>
          <table:table-cell table:formula="of:=[.B616]-[.B$2]" office:value-type="float" office:value="49.119197845459" calcext:value-type="float">
            <text:p>49.1191978455</text:p>
          </table:table-cell>
          <table:table-cell table:formula="of:=[.C615]/([.D616]-[.D615])" office:value-type="float" office:value="7584.29816886203" calcext:value-type="float">
            <text:p>7584.29816886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472087.88874" calcext:value-type="float">
            <text:p>1455472087.88874</text:p>
          </table:table-cell>
          <table:table-cell office:value-type="float" office:value="608" calcext:value-type="float">
            <text:p>608</text:p>
          </table:table-cell>
          <table:table-cell table:formula="of:=[.B617]-[.B$2]" office:value-type="float" office:value="49.2003457546234" calcext:value-type="float">
            <text:p>49.2003457546</text:p>
          </table:table-cell>
          <table:table-cell table:formula="of:=[.C616]/([.D617]-[.D616])" office:value-type="float" office:value="7492.49125776019" calcext:value-type="float">
            <text:p>7492.49125776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472087.96768" calcext:value-type="float">
            <text:p>1455472087.96768</text:p>
          </table:table-cell>
          <table:table-cell office:value-type="float" office:value="608" calcext:value-type="float">
            <text:p>608</text:p>
          </table:table-cell>
          <table:table-cell table:formula="of:=[.B618]-[.B$2]" office:value-type="float" office:value="49.2792856693268" calcext:value-type="float">
            <text:p>49.2792856693</text:p>
          </table:table-cell>
          <table:table-cell table:formula="of:=[.C617]/([.D618]-[.D617])" office:value-type="float" office:value="7702.06051380558" calcext:value-type="float">
            <text:p>7702.060513805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472088.04749" calcext:value-type="float">
            <text:p>1455472088.04749</text:p>
          </table:table-cell>
          <table:table-cell office:value-type="float" office:value="608" calcext:value-type="float">
            <text:p>608</text:p>
          </table:table-cell>
          <table:table-cell table:formula="of:=[.B619]-[.B$2]" office:value-type="float" office:value="49.3590865135193" calcext:value-type="float">
            <text:p>49.3590865135</text:p>
          </table:table-cell>
          <table:table-cell table:formula="of:=[.C618]/([.D619]-[.D618])" office:value-type="float" office:value="7618.96701911212" calcext:value-type="float">
            <text:p>7618.96701911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472088.12848" calcext:value-type="float">
            <text:p>1455472088.12848</text:p>
          </table:table-cell>
          <table:table-cell office:value-type="float" office:value="608" calcext:value-type="float">
            <text:p>608</text:p>
          </table:table-cell>
          <table:table-cell table:formula="of:=[.B620]-[.B$2]" office:value-type="float" office:value="49.4400811195374" calcext:value-type="float">
            <text:p>49.4400811195</text:p>
          </table:table-cell>
          <table:table-cell table:formula="of:=[.C619]/([.D620]-[.D619])" office:value-type="float" office:value="7506.67272663048" calcext:value-type="float">
            <text:p>7506.67272663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472088.20842" calcext:value-type="float">
            <text:p>1455472088.20842</text:p>
          </table:table-cell>
          <table:table-cell office:value-type="float" office:value="608" calcext:value-type="float">
            <text:p>608</text:p>
          </table:table-cell>
          <table:table-cell table:formula="of:=[.B621]-[.B$2]" office:value-type="float" office:value="49.5200247764587" calcext:value-type="float">
            <text:p>49.5200247765</text:p>
          </table:table-cell>
          <table:table-cell table:formula="of:=[.C620]/([.D621]-[.D620])" office:value-type="float" office:value="7605.35636489437" calcext:value-type="float">
            <text:p>7605.35636489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472088.28841" calcext:value-type="float">
            <text:p>1455472088.28841</text:p>
          </table:table-cell>
          <table:table-cell office:value-type="float" office:value="600" calcext:value-type="float">
            <text:p>600</text:p>
          </table:table-cell>
          <table:table-cell table:formula="of:=[.B622]-[.B$2]" office:value-type="float" office:value="49.6000080108643" calcext:value-type="float">
            <text:p>49.6000080109</text:p>
          </table:table-cell>
          <table:table-cell table:formula="of:=[.C621]/([.D622]-[.D621])" office:value-type="float" office:value="7601.59306533442" calcext:value-type="float">
            <text:p>7601.59306533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472088.36747" calcext:value-type="float">
            <text:p>1455472088.36747</text:p>
          </table:table-cell>
          <table:table-cell office:value-type="float" office:value="600" calcext:value-type="float">
            <text:p>600</text:p>
          </table:table-cell>
          <table:table-cell table:formula="of:=[.B623]-[.B$2]" office:value-type="float" office:value="49.6790752410889" calcext:value-type="float">
            <text:p>49.6790752411</text:p>
          </table:table-cell>
          <table:table-cell table:formula="of:=[.C622]/([.D623]-[.D622])" office:value-type="float" office:value="7588.47879577363" calcext:value-type="float">
            <text:p>7588.478795773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472088.44931" calcext:value-type="float">
            <text:p>1455472088.44931</text:p>
          </table:table-cell>
          <table:table-cell office:value-type="float" office:value="592" calcext:value-type="float">
            <text:p>592</text:p>
          </table:table-cell>
          <table:table-cell table:formula="of:=[.B624]-[.B$2]" office:value-type="float" office:value="49.7609088420868" calcext:value-type="float">
            <text:p>49.7609088421</text:p>
          </table:table-cell>
          <table:table-cell table:formula="of:=[.C623]/([.D624]-[.D623])" office:value-type="float" office:value="7331.95157836468" calcext:value-type="float">
            <text:p>7331.95157836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472088.52787" calcext:value-type="float">
            <text:p>1455472088.52787</text:p>
          </table:table-cell>
          <table:table-cell office:value-type="float" office:value="584" calcext:value-type="float">
            <text:p>584</text:p>
          </table:table-cell>
          <table:table-cell table:formula="of:=[.B625]-[.B$2]" office:value-type="float" office:value="49.8394701480865" calcext:value-type="float">
            <text:p>49.8394701481</text:p>
          </table:table-cell>
          <table:table-cell table:formula="of:=[.C624]/([.D625]-[.D624])" office:value-type="float" office:value="7535.51627568207" calcext:value-type="float">
            <text:p>7535.51627568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472088.608" calcext:value-type="float">
            <text:p>1455472088.608</text:p>
          </table:table-cell>
          <table:table-cell office:value-type="float" office:value="576" calcext:value-type="float">
            <text:p>576</text:p>
          </table:table-cell>
          <table:table-cell table:formula="of:=[.B626]-[.B$2]" office:value-type="float" office:value="49.919605255127" calcext:value-type="float">
            <text:p>49.9196052551</text:p>
          </table:table-cell>
          <table:table-cell table:formula="of:=[.C625]/([.D626]-[.D625])" office:value-type="float" office:value="7287.69226832802" calcext:value-type="float">
            <text:p>7287.6922683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472088.74461" calcext:value-type="float">
            <text:p>1455472088.74461</text:p>
          </table:table-cell>
          <table:table-cell office:value-type="float" office:value="568" calcext:value-type="float">
            <text:p>568</text:p>
          </table:table-cell>
          <table:table-cell table:formula="of:=[.B627]-[.B$2]" office:value-type="float" office:value="50.0562131404877" calcext:value-type="float">
            <text:p>50.0562131405</text:p>
          </table:table-cell>
          <table:table-cell table:formula="of:=[.C626]/([.D627]-[.D626])" office:value-type="float" office:value="4216.44767049173" calcext:value-type="float">
            <text:p>4216.4476704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12:17:51.814081226</dc:date>
    <meta:editing-duration>PT14M58S</meta:editing-duration>
    <meta:editing-cycles>1</meta:editing-cycles>
    <meta:document-statistic meta:table-count="1" meta:cell-count="313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437cm" svg:height="21.968cm" xlink:href=".." xlink:type="simple" chart:class="chart:scatter" chart:style-name="ch1">
        <chart:legend chart:legend-position="end" svg:x="34.585cm" svg:y="10.685cm" style:legend-expansion="high" chart:style-name="ch2"/>
        <chart:plot-area chart:style-name="ch3" table:cell-range-address="'NodeA.senderBCDE.publisherE.network'.D2:'NodeA.senderBCDE.publisherE.network'.E627" svg:x="0.748cm" svg:y="0.439cm" svg:width="33.089cm" svg:height="21.09cm">
          <chartooo:coordinate-region svg:x="1.925cm" svg:y="0.638cm" svg:width="31.726cm" svg:height="20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A.senderBCDE.publisherE.network'.E2:'NodeA.senderBCDE.publisherE.network'.E627" chart:class="chart:scatter">
            <chart:domain table:cell-range-address="'NodeA.senderBCDE.publisherE.network'.D2:'NodeA.senderBCDE.publisherE.network'.D627"/>
            <chart:data-point chart:repeated="6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deA.senderBCDE.publisherE.network'.D2:'NodeA.senderBCDE.publisherE.network'.D627</svg:desc>
                </draw:g>
              </table:table-cell>
              <table:table-cell office:value-type="float" office:value="0">
                <text:p>0</text:p>
                <draw:g>
                  <svg:desc>'NodeA.senderBCDE.publisherE.network'.E2:'NodeA.senderBCDE.publisherE.network'.E6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6470642089844">
                <text:p>0.0796470642089844</text:p>
              </table:table-cell>
              <table:table-cell office:value-type="float" office:value="5423.92873221898">
                <text:p>5423.92873221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977630615">
                <text:p>0.160130977630615</text:p>
              </table:table-cell>
              <table:table-cell office:value-type="float" office:value="5268.13349369323">
                <text:p>5268.13349369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9190816879272">
                <text:p>0.239190816879272</text:p>
              </table:table-cell>
              <table:table-cell office:value-type="float" office:value="5261.83715971906">
                <text:p>5261.83715971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0718050003052">
                <text:p>0.320718050003052</text:p>
              </table:table-cell>
              <table:table-cell office:value-type="float" office:value="5004.46273431788">
                <text:p>5004.46273431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0561332702637">
                <text:p>0.400561332702637</text:p>
              </table:table-cell>
              <table:table-cell office:value-type="float" office:value="5009.81405668181">
                <text:p>5009.81405668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0099439620972">
                <text:p>0.480099439620972</text:p>
              </table:table-cell>
              <table:table-cell office:value-type="float" office:value="4928.45524224612">
                <text:p>4928.45524224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713840484619">
                <text:p>0.559713840484619</text:p>
              </table:table-cell>
              <table:table-cell office:value-type="float" office:value="4923.73233670832">
                <text:p>4923.73233670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453338623047">
                <text:p>0.640453338623047</text:p>
              </table:table-cell>
              <table:table-cell office:value-type="float" office:value="4756.03649829025">
                <text:p>4756.03649829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1572399139404">
                <text:p>0.721572399139404</text:p>
              </table:table-cell>
              <table:table-cell office:value-type="float" office:value="4733.78263450879">
                <text:p>4733.78263450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0400733947754">
                <text:p>0.800400733947754</text:p>
              </table:table-cell>
              <table:table-cell office:value-type="float" office:value="4769.85846414421">
                <text:p>4769.85846414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1186246871948">
                <text:p>0.881186246871948</text:p>
              </table:table-cell>
              <table:table-cell office:value-type="float" office:value="4654.29984151765">
                <text:p>4654.2998415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9945917129517">
                <text:p>0.959945917129517</text:p>
              </table:table-cell>
              <table:table-cell office:value-type="float" office:value="4774.01694001974">
                <text:p>4774.01694001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086661338806">
                <text:p>1.04086661338806</text:p>
              </table:table-cell>
              <table:table-cell office:value-type="float" office:value="4646.52452814623">
                <text:p>4646.52452814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110877037048">
                <text:p>1.12110877037048</text:p>
              </table:table-cell>
              <table:table-cell office:value-type="float" office:value="4685.81621107678">
                <text:p>4685.81621107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98975276947">
                <text:p>1.1998975276947</text:p>
              </table:table-cell>
              <table:table-cell office:value-type="float" office:value="4772.25447855137">
                <text:p>4772.25447855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961301803589">
                <text:p>1.27961301803589</text:p>
              </table:table-cell>
              <table:table-cell office:value-type="float" office:value="4716.7745991488">
                <text:p>4716.774599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151432991028">
                <text:p>1.36151432991028</text:p>
              </table:table-cell>
              <table:table-cell office:value-type="float" office:value="4590.89105406106">
                <text:p>4590.89105406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00053024292">
                <text:p>1.4400053024292</text:p>
              </table:table-cell>
              <table:table-cell office:value-type="float" office:value="4790.35980742068">
                <text:p>4790.35980742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104091644287">
                <text:p>1.52104091644287</text:p>
              </table:table-cell>
              <table:table-cell office:value-type="float" office:value="4738.65725180059">
                <text:p>4738.65725180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0071182250977">
                <text:p>1.60071182250977</text:p>
              </table:table-cell>
              <table:table-cell office:value-type="float" office:value="4819.82719862104">
                <text:p>4819.82719862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7996764183044">
                <text:p>1.67996764183044</text:p>
              </table:table-cell>
              <table:table-cell office:value-type="float" office:value="4946.00905472846">
                <text:p>4946.00905472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5897121429443">
                <text:p>1.75897121429443</text:p>
              </table:table-cell>
              <table:table-cell office:value-type="float" office:value="5063.06218218581">
                <text:p>5063.06218218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3978581428528">
                <text:p>1.83978581428528</text:p>
              </table:table-cell>
              <table:table-cell office:value-type="float" office:value="4949.60069152498">
                <text:p>4949.60069152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000317573547">
                <text:p>1.92000317573547</text:p>
              </table:table-cell>
              <table:table-cell office:value-type="float" office:value="5086.18075469006">
                <text:p>5086.18075469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9991607666016">
                <text:p>1.99991607666016</text:p>
              </table:table-cell>
              <table:table-cell office:value-type="float" office:value="5205.66761044099">
                <text:p>5205.667610440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031225204468">
                <text:p>2.08031225204468</text:p>
              </table:table-cell>
              <table:table-cell office:value-type="float" office:value="5273.88271857559">
                <text:p>5273.88271857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075587272644">
                <text:p>2.16075587272644</text:p>
              </table:table-cell>
              <table:table-cell office:value-type="float" office:value="5370.22073768913">
                <text:p>5370.2207376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974871635437">
                <text:p>2.23974871635437</text:p>
              </table:table-cell>
              <table:table-cell office:value-type="float" office:value="5570.12483399734">
                <text:p>5570.12483399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141590118408">
                <text:p>2.32141590118408</text:p>
              </table:table-cell>
              <table:table-cell office:value-type="float" office:value="5485.67947988101">
                <text:p>5485.67947988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9974308013916">
                <text:p>2.39974308013916</text:p>
              </table:table-cell>
              <table:table-cell office:value-type="float" office:value="5821.73398918814">
                <text:p>5821.7339891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923398017883">
                <text:p>2.47923398017883</text:p>
              </table:table-cell>
              <table:table-cell office:value-type="float" office:value="5937.78658644488">
                <text:p>5937.78658644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055903434753">
                <text:p>2.56055903434753</text:p>
              </table:table-cell>
              <table:table-cell office:value-type="float" office:value="5902.24015103987">
                <text:p>5902.24015103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3901710510254">
                <text:p>2.63901710510254</text:p>
              </table:table-cell>
              <table:table-cell office:value-type="float" office:value="6219.88273869034">
                <text:p>6219.88273869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228360176086">
                <text:p>2.72228360176086</text:p>
              </table:table-cell>
              <table:table-cell office:value-type="float" office:value="5956.7775744821">
                <text:p>5956.7775744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072784423828">
                <text:p>2.80072784423828</text:p>
              </table:table-cell>
              <table:table-cell office:value-type="float" office:value="6424.94572045991">
                <text:p>6424.94572045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114309310913">
                <text:p>2.88114309310913</text:p>
              </table:table-cell>
              <table:table-cell office:value-type="float" office:value="6466.43525079606">
                <text:p>6466.43525079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5976734161377">
                <text:p>2.95976734161377</text:p>
              </table:table-cell>
              <table:table-cell office:value-type="float" office:value="6715.48549006289">
                <text:p>6715.48549006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04646396637">
                <text:p>3.0404646396637</text:p>
              </table:table-cell>
              <table:table-cell office:value-type="float" office:value="6642.10590630161">
                <text:p>6642.10590630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00315952301">
                <text:p>3.1200315952301</text:p>
              </table:table-cell>
              <table:table-cell office:value-type="float" office:value="6837.00910921469">
                <text:p>6837.00910921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9946575164795">
                <text:p>3.19946575164795</text:p>
              </table:table-cell>
              <table:table-cell office:value-type="float" office:value="6949.15166085884">
                <text:p>6949.15166085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104209899902">
                <text:p>3.28104209899902</text:p>
              </table:table-cell>
              <table:table-cell office:value-type="float" office:value="6864.73491623704">
                <text:p>6864.73491623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5943794250488">
                <text:p>3.35943794250488</text:p>
              </table:table-cell>
              <table:table-cell office:value-type="float" office:value="7245.28207873096">
                <text:p>7245.28207873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3945121765137">
                <text:p>3.43945121765137</text:p>
              </table:table-cell>
              <table:table-cell office:value-type="float" office:value="7198.80543504172">
                <text:p>7198.80543504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092504501343">
                <text:p>3.52092504501343</text:p>
              </table:table-cell>
              <table:table-cell office:value-type="float" office:value="7167.94606204971">
                <text:p>7167.94606204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9976148605347">
                <text:p>3.59976148605347</text:p>
              </table:table-cell>
              <table:table-cell office:value-type="float" office:value="7407.74180436939">
                <text:p>7407.74180436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7974853515625">
                <text:p>3.67974853515625</text:p>
              </table:table-cell>
              <table:table-cell office:value-type="float" office:value="7401.19815195684">
                <text:p>7401.1981519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5982928276062">
                <text:p>3.75982928276062</text:p>
              </table:table-cell>
              <table:table-cell office:value-type="float" office:value="7492.43754521664">
                <text:p>7492.43754521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036755561829">
                <text:p>3.84036755561829</text:p>
              </table:table-cell>
              <table:table-cell office:value-type="float" office:value="7449.87418665372">
                <text:p>7449.87418665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097854614258">
                <text:p>3.92097854614258</text:p>
              </table:table-cell>
              <table:table-cell office:value-type="float" office:value="7542.39584510229">
                <text:p>7542.39584510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000262260437">
                <text:p>4.0000262260437</text:p>
              </table:table-cell>
              <table:table-cell office:value-type="float" office:value="7691.56034383954">
                <text:p>7691.56034383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7927107810974">
                <text:p>4.07927107810974</text:p>
              </table:table-cell>
              <table:table-cell office:value-type="float" office:value="7672.42267665934">
                <text:p>7672.42267665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5946054458618">
                <text:p>4.15946054458618</text:p>
              </table:table-cell>
              <table:table-cell office:value-type="float" office:value="7582.0432123542">
                <text:p>7582.0432123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054431915283">
                <text:p>4.24054431915283</text:p>
              </table:table-cell>
              <table:table-cell office:value-type="float" office:value="7498.41757181923">
                <text:p>7498.41757181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216787338257">
                <text:p>4.32216787338257</text:p>
              </table:table-cell>
              <table:table-cell office:value-type="float" office:value="7448.83025172774">
                <text:p>7448.83025172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0135169029236">
                <text:p>4.40135169029236</text:p>
              </table:table-cell>
              <table:table-cell office:value-type="float" office:value="7678.33660623688">
                <text:p>7678.33660623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04835319519">
                <text:p>4.4804835319519</text:p>
              </table:table-cell>
              <table:table-cell office:value-type="float" office:value="7683.37987906105">
                <text:p>7683.37987906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5972862243652">
                <text:p>4.55972862243652</text:p>
              </table:table-cell>
              <table:table-cell office:value-type="float" office:value="7672.39959323421">
                <text:p>7672.39959323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3979721069336">
                <text:p>4.63979721069336</text:p>
              </table:table-cell>
              <table:table-cell office:value-type="float" office:value="7493.57535910813">
                <text:p>7493.57535910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085952758789">
                <text:p>4.72085952758789</text:p>
              </table:table-cell>
              <table:table-cell office:value-type="float" office:value="7401.71294117647">
                <text:p>7401.71294117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9985952377319">
                <text:p>4.79985952377319</text:p>
              </table:table-cell>
              <table:table-cell office:value-type="float" office:value="7493.67124792516">
                <text:p>7493.67124792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7946343421936">
                <text:p>4.87946343421936</text:p>
              </table:table-cell>
              <table:table-cell office:value-type="float" office:value="7436.82058685228">
                <text:p>7436.82058685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072220802307">
                <text:p>4.96072220802307</text:p>
              </table:table-cell>
              <table:table-cell office:value-type="float" office:value="7186.91622655682">
                <text:p>7186.91622655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3986120223999">
                <text:p>5.03986120223999</text:p>
              </table:table-cell>
              <table:table-cell office:value-type="float" office:value="7278.33359141755">
                <text:p>7278.33359141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224578857422">
                <text:p>5.12224578857422</text:p>
              </table:table-cell>
              <table:table-cell office:value-type="float" office:value="6894.49356091519">
                <text:p>6894.49356091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0044088363647">
                <text:p>5.20044088363647</text:p>
              </table:table-cell>
              <table:table-cell office:value-type="float" office:value="7161.57451505302">
                <text:p>7161.57451505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013300895691">
                <text:p>5.28013300895691</text:p>
              </table:table-cell>
              <table:table-cell office:value-type="float" office:value="6926.65677794964">
                <text:p>6926.65677794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5942721366882">
                <text:p>5.35942721366882</text:p>
              </table:table-cell>
              <table:table-cell office:value-type="float" office:value="6860.52659177832">
                <text:p>6860.52659177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080710411072">
                <text:p>5.44080710411072</text:p>
              </table:table-cell>
              <table:table-cell office:value-type="float" office:value="6094.871808093">
                <text:p>6094.871808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254295349121">
                <text:p>5.52254295349121</text:p>
              </table:table-cell>
              <table:table-cell office:value-type="float" office:value="6166.20496171516">
                <text:p>6166.20496171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9908270835876">
                <text:p>5.59908270835876</text:p>
              </table:table-cell>
              <table:table-cell office:value-type="float" office:value="6793.85504826637">
                <text:p>6793.85504826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7998957633972">
                <text:p>5.67998957633972</text:p>
              </table:table-cell>
              <table:table-cell office:value-type="float" office:value="6526.02199512005">
                <text:p>6526.02199512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5959587097168">
                <text:p>5.75959587097168</text:p>
              </table:table-cell>
              <table:table-cell office:value-type="float" office:value="6733.13589682922">
                <text:p>6733.13589682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022951126099">
                <text:p>5.84022951126099</text:p>
              </table:table-cell>
              <table:table-cell office:value-type="float" office:value="6746.5638168905">
                <text:p>6746.5638168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099165916443">
                <text:p>5.92099165916443</text:p>
              </table:table-cell>
              <table:table-cell office:value-type="float" office:value="6834.88508329373">
                <text:p>6834.88508329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9979615211487">
                <text:p>5.99979615211487</text:p>
              </table:table-cell>
              <table:table-cell office:value-type="float" office:value="7106.19380994161">
                <text:p>7106.19380994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067345619202">
                <text:p>6.08067345619202</text:p>
              </table:table-cell>
              <table:table-cell office:value-type="float" office:value="7022.98384548263">
                <text:p>7022.98384548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080212593079">
                <text:p>6.16080212593079</text:p>
              </table:table-cell>
              <table:table-cell office:value-type="float" office:value="7188.43831899168">
                <text:p>7188.43831899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3991775512695">
                <text:p>6.23991775512695</text:p>
              </table:table-cell>
              <table:table-cell office:value-type="float" office:value="7381.60090406377">
                <text:p>7381.60090406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185316085815">
                <text:p>6.32185316085815</text:p>
              </table:table-cell>
              <table:table-cell office:value-type="float" office:value="7225.20374088494">
                <text:p>7225.20374088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0011596679688">
                <text:p>6.40011596679688</text:p>
              </table:table-cell>
              <table:table-cell office:value-type="float" office:value="7564.25728542793">
                <text:p>7564.25728542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7910642623901">
                <text:p>6.47910642623901</text:p>
              </table:table-cell>
              <table:table-cell office:value-type="float" office:value="7595.8540339863">
                <text:p>7595.85403398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55942416191101">
                <text:p>6.55942416191101</text:p>
              </table:table-cell>
              <table:table-cell office:value-type="float" office:value="7470.33012048908">
                <text:p>7470.33012048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4252042770386">
                <text:p>6.64252042770386</text:p>
              </table:table-cell>
              <table:table-cell office:value-type="float" office:value="7316.81495189811">
                <text:p>7316.81495189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72076177597046">
                <text:p>6.72076177597046</text:p>
              </table:table-cell>
              <table:table-cell office:value-type="float" office:value="7770.82723483094">
                <text:p>7770.82723483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9937934875488">
                <text:p>6.79937934875488</text:p>
              </table:table-cell>
              <table:table-cell office:value-type="float" office:value="7733.63992891498">
                <text:p>7733.63992891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807327747345">
                <text:p>6.8807327747345</text:p>
              </table:table-cell>
              <table:table-cell office:value-type="float" office:value="7473.56356144552">
                <text:p>7473.56356144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6153259277344">
                <text:p>6.96153259277344</text:p>
              </table:table-cell>
              <table:table-cell office:value-type="float" office:value="7524.76942097793">
                <text:p>7524.76942097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0399808883667">
                <text:p>7.0399808883667</text:p>
              </table:table-cell>
              <table:table-cell office:value-type="float" office:value="7750.32772097886">
                <text:p>7750.32772097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208827495575">
                <text:p>7.1208827495575</text:p>
              </table:table-cell>
              <table:table-cell office:value-type="float" office:value="7515.27827729594">
                <text:p>7515.27827729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0260763168335">
                <text:p>7.20260763168335</text:p>
              </table:table-cell>
              <table:table-cell office:value-type="float" office:value="7439.59470095893">
                <text:p>7439.59470095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27945184707642">
                <text:p>7.27945184707642</text:p>
              </table:table-cell>
              <table:table-cell office:value-type="float" office:value="7912.11149583628">
                <text:p>7912.111495836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6088109016418">
                <text:p>7.36088109016418</text:p>
              </table:table-cell>
              <table:table-cell office:value-type="float" office:value="7368.36027510767">
                <text:p>7368.3602751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4145846366882">
                <text:p>7.44145846366882</text:p>
              </table:table-cell>
              <table:table-cell office:value-type="float" office:value="7446.25909115118">
                <text:p>7446.25909115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2050852775574">
                <text:p>7.52050852775574</text:p>
              </table:table-cell>
              <table:table-cell office:value-type="float" office:value="7488.92498491977">
                <text:p>7488.92498491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0223746299744">
                <text:p>7.60223746299744</text:p>
              </table:table-cell>
              <table:table-cell office:value-type="float" office:value="7243.45665643706">
                <text:p>7243.45665643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67989587783814">
                <text:p>7.67989587783814</text:p>
              </table:table-cell>
              <table:table-cell office:value-type="float" office:value="7520.11229173255">
                <text:p>7520.11229173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76100730895996">
                <text:p>7.76100730895996</text:p>
              </table:table-cell>
              <table:table-cell office:value-type="float" office:value="7101.34184582283">
                <text:p>7101.34184582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4004211425781">
                <text:p>7.84004211425781</text:p>
              </table:table-cell>
              <table:table-cell office:value-type="float" office:value="7186.70714578758">
                <text:p>7186.707145787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1998553276062">
                <text:p>7.91998553276062</text:p>
              </table:table-cell>
              <table:table-cell office:value-type="float" office:value="7004.95438508591">
                <text:p>7004.954385085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9961137771606">
                <text:p>7.99961137771606</text:p>
              </table:table-cell>
              <table:table-cell office:value-type="float" office:value="6932.42251066697">
                <text:p>6932.422510666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0805025100708">
                <text:p>8.0805025100708</text:p>
              </table:table-cell>
              <table:table-cell office:value-type="float" office:value="6725.08820391297">
                <text:p>6725.08820391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15979480743408">
                <text:p>8.15979480743408</text:p>
              </table:table-cell>
              <table:table-cell office:value-type="float" office:value="6759.79909554508">
                <text:p>6759.799095545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3949885368347">
                <text:p>8.23949885368347</text:p>
              </table:table-cell>
              <table:table-cell office:value-type="float" office:value="6624.50684558619">
                <text:p>6624.50684558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32222127914429">
                <text:p>8.32222127914429</text:p>
              </table:table-cell>
              <table:table-cell office:value-type="float" office:value="6286.082608232">
                <text:p>6286.082608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3999936580658">
                <text:p>8.3999936580658</text:p>
              </table:table-cell>
              <table:table-cell office:value-type="float" office:value="6480.44983307838">
                <text:p>6480.44983307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48009181022644">
                <text:p>8.48009181022644</text:p>
              </table:table-cell>
              <table:table-cell office:value-type="float" office:value="6192.40252890259">
                <text:p>6192.402528902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56034207344055">
                <text:p>8.56034207344055</text:p>
              </table:table-cell>
              <table:table-cell office:value-type="float" office:value="6080.97693957706">
                <text:p>6080.97693957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3941073417664">
                <text:p>8.63941073417664</text:p>
              </table:table-cell>
              <table:table-cell office:value-type="float" office:value="6070.67320391511">
                <text:p>6070.673203915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2231817245483">
                <text:p>8.72231817245483</text:p>
              </table:table-cell>
              <table:table-cell office:value-type="float" office:value="5693.0959368952">
                <text:p>5693.09593689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8004002571106">
                <text:p>8.8004002571106</text:p>
              </table:table-cell>
              <table:table-cell office:value-type="float" office:value="5942.46429312977">
                <text:p>5942.464293129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88064050674439">
                <text:p>8.88064050674439</text:p>
              </table:table-cell>
              <table:table-cell office:value-type="float" office:value="5583.23287931731">
                <text:p>5583.23287931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6022653579712">
                <text:p>8.96022653579712</text:p>
              </table:table-cell>
              <table:table-cell office:value-type="float" office:value="5528.60854143699">
                <text:p>5528.60854143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4034042358398">
                <text:p>9.04034042358398</text:p>
              </table:table-cell>
              <table:table-cell office:value-type="float" office:value="5392.3235026278">
                <text:p>5392.32350262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2028670310974">
                <text:p>9.12028670310974</text:p>
              </table:table-cell>
              <table:table-cell office:value-type="float" office:value="5303.56137290163">
                <text:p>5303.56137290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9920039176941">
                <text:p>9.19920039176941</text:p>
              </table:table-cell>
              <table:table-cell office:value-type="float" office:value="5271.58224467352">
                <text:p>5271.58224467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8074622154236">
                <text:p>9.28074622154236</text:p>
              </table:table-cell>
              <table:table-cell office:value-type="float" office:value="5003.32145906183">
                <text:p>5003.32145906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35911107063293">
                <text:p>9.35911107063293</text:p>
              </table:table-cell>
              <table:table-cell office:value-type="float" office:value="5104.32935993623">
                <text:p>5104.32935993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44095325469971">
                <text:p>9.44095325469971</text:p>
              </table:table-cell>
              <table:table-cell office:value-type="float" office:value="4887.45510107175">
                <text:p>4887.45510107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2094030380249">
                <text:p>9.52094030380249</text:p>
              </table:table-cell>
              <table:table-cell office:value-type="float" office:value="4900.79337089034">
                <text:p>4900.79337089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59998679161072">
                <text:p>9.59998679161072</text:p>
              </table:table-cell>
              <table:table-cell office:value-type="float" office:value="4857.900846039">
                <text:p>4857.9008460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7984867095947">
                <text:p>9.67984867095947</text:p>
              </table:table-cell>
              <table:table-cell office:value-type="float" office:value="4808.30157180601">
                <text:p>4808.301571806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76018834114075">
                <text:p>9.76018834114075</text:p>
              </table:table-cell>
              <table:table-cell office:value-type="float" office:value="4680.12874774831">
                <text:p>4680.128747748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8401050567627">
                <text:p>9.8401050567627</text:p>
              </table:table-cell>
              <table:table-cell office:value-type="float" office:value="4704.89805635526">
                <text:p>4704.89805635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92221593856812">
                <text:p>9.92221593856812</text:p>
              </table:table-cell>
              <table:table-cell office:value-type="float" office:value="4579.1738163404">
                <text:p>4579.1738163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001608133316">
                <text:p>10.001608133316</text:p>
              </table:table-cell>
              <table:table-cell office:value-type="float" office:value="4735.98193366267">
                <text:p>4735.981933662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079286813736">
                <text:p>10.079286813736</text:p>
              </table:table-cell>
              <table:table-cell office:value-type="float" office:value="4840.45297844129">
                <text:p>4840.45297844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1595232486725">
                <text:p>10.1595232486725</text:p>
              </table:table-cell>
              <table:table-cell office:value-type="float" office:value="4686.15037915706">
                <text:p>4686.150379157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2406842708588">
                <text:p>10.2406842708588</text:p>
              </table:table-cell>
              <table:table-cell office:value-type="float" office:value="4632.76570293819">
                <text:p>4632.765702938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3214807510376">
                <text:p>10.3214807510376</text:p>
              </table:table-cell>
              <table:table-cell office:value-type="float" office:value="4653.66807028933">
                <text:p>4653.66807028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3992009162903">
                <text:p>10.3992009162903</text:p>
              </table:table-cell>
              <table:table-cell office:value-type="float" office:value="4837.86928112595">
                <text:p>4837.86928112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4809980392456">
                <text:p>10.4809980392456</text:p>
              </table:table-cell>
              <table:table-cell office:value-type="float" office:value="4694.54164310573">
                <text:p>4694.541643105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603785514832">
                <text:p>10.5603785514832</text:p>
              </table:table-cell>
              <table:table-cell office:value-type="float" office:value="4837.45933574814">
                <text:p>4837.459335748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395435333252">
                <text:p>10.6395435333252</text:p>
              </table:table-cell>
              <table:table-cell office:value-type="float" office:value="4951.6843290909">
                <text:p>4951.6843290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7207593917847">
                <text:p>10.7207593917847</text:p>
              </table:table-cell>
              <table:table-cell office:value-type="float" office:value="4826.64355749698">
                <text:p>4826.643557496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7999730110168">
                <text:p>10.7999730110168</text:p>
              </table:table-cell>
              <table:table-cell office:value-type="float" office:value="5049.63671496421">
                <text:p>5049.636714964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8800487518311">
                <text:p>10.8800487518311</text:p>
              </table:table-cell>
              <table:table-cell office:value-type="float" office:value="5095.1760901799">
                <text:p>5095.1760901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608857631683">
                <text:p>10.9608857631683</text:p>
              </table:table-cell>
              <table:table-cell office:value-type="float" office:value="5146.15759685007">
                <text:p>5146.15759685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0398397445679">
                <text:p>11.0398397445679</text:p>
              </table:table-cell>
              <table:table-cell office:value-type="float" office:value="5370.21683370727">
                <text:p>5370.216833707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1228799819946">
                <text:p>11.1228799819946</text:p>
              </table:table-cell>
              <table:table-cell office:value-type="float" office:value="5202.2972643958">
                <text:p>5202.2972643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2008628845215">
                <text:p>11.2008628845215</text:p>
              </table:table-cell>
              <table:table-cell office:value-type="float" office:value="5642.26241577087">
                <text:p>5642.26241577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2801802158356">
                <text:p>11.2801802158356</text:p>
              </table:table-cell>
              <table:table-cell office:value-type="float" office:value="5648.19809968108">
                <text:p>5648.19809968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3593032360077">
                <text:p>11.3593032360077</text:p>
              </table:table-cell>
              <table:table-cell office:value-type="float" office:value="5763.17737882157">
                <text:p>5763.17737882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440913438797">
                <text:p>11.440913438797</text:p>
              </table:table-cell>
              <table:table-cell office:value-type="float" office:value="5685.56362000362">
                <text:p>5685.56362000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5205793380737">
                <text:p>11.5205793380737</text:p>
              </table:table-cell>
              <table:table-cell office:value-type="float" office:value="5924.74326261511">
                <text:p>5924.74326261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5999686717987">
                <text:p>11.5999686717987</text:p>
              </table:table-cell>
              <table:table-cell office:value-type="float" office:value="6046.1522660316">
                <text:p>6046.15226603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814591884613">
                <text:p>11.6814591884613</text:p>
              </table:table-cell>
              <table:table-cell office:value-type="float" office:value="6086.59780687896">
                <text:p>6086.59780687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595467567444">
                <text:p>11.7595467567444</text:p>
              </table:table-cell>
              <table:table-cell office:value-type="float" office:value="6454.29241915835">
                <text:p>6454.29241915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8395397663116">
                <text:p>11.8395397663116</text:p>
              </table:table-cell>
              <table:table-cell office:value-type="float" office:value="6400.55928348956">
                <text:p>6400.55928348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9230132102966">
                <text:p>11.9230132102966</text:p>
              </table:table-cell>
              <table:table-cell office:value-type="float" office:value="6229.52612442269">
                <text:p>6229.52612442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9997618198395">
                <text:p>11.9997618198395</text:p>
              </table:table-cell>
              <table:table-cell office:value-type="float" office:value="6879.60346311202">
                <text:p>6879.60346311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0800125598907">
                <text:p>12.0800125598907</text:p>
              </table:table-cell>
              <table:table-cell office:value-type="float" office:value="6679.0661326932">
                <text:p>6679.06613269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1607048511505">
                <text:p>12.1607048511505</text:p>
              </table:table-cell>
              <table:table-cell office:value-type="float" office:value="6741.66009549473">
                <text:p>6741.660095494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2402265071869">
                <text:p>12.2402265071869</text:p>
              </table:table-cell>
              <table:table-cell office:value-type="float" office:value="7042.10686638404">
                <text:p>7042.106866384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199391365051">
                <text:p>12.3199391365051</text:p>
              </table:table-cell>
              <table:table-cell office:value-type="float" office:value="7125.59609258866">
                <text:p>7125.59609258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4009187221527">
                <text:p>12.4009187221527</text:p>
              </table:table-cell>
              <table:table-cell office:value-type="float" office:value="7014.11343930423">
                <text:p>7014.113439304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4799554347992">
                <text:p>12.4799554347992</text:p>
              </table:table-cell>
              <table:table-cell office:value-type="float" office:value="7287.75249770742">
                <text:p>7287.75249770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5592503547668">
                <text:p>12.5592503547668</text:p>
              </table:table-cell>
              <table:table-cell office:value-type="float" office:value="7364.91064292952">
                <text:p>7364.910642929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6405813694">
                <text:p>12.6405813694</text:p>
              </table:table-cell>
              <table:table-cell office:value-type="float" office:value="7278.89603578726">
                <text:p>7278.89603578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7224867343903">
                <text:p>12.7224867343903</text:p>
              </table:table-cell>
              <table:table-cell office:value-type="float" office:value="7227.85375622933">
                <text:p>7227.853756229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8006601333618">
                <text:p>12.8006601333618</text:p>
              </table:table-cell>
              <table:table-cell office:value-type="float" office:value="7675.2451331725">
                <text:p>7675.2451331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8799958229065">
                <text:p>12.8799958229065</text:p>
              </table:table-cell>
              <table:table-cell office:value-type="float" office:value="7663.63793507594">
                <text:p>7663.63793507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9595241546631">
                <text:p>12.9595241546631</text:p>
              </table:table-cell>
              <table:table-cell office:value-type="float" office:value="7645.07423418454">
                <text:p>7645.074234184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0393762588501">
                <text:p>13.0393762588501</text:p>
              </table:table-cell>
              <table:table-cell office:value-type="float" office:value="7614.07612473278">
                <text:p>7614.076124732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1207585334778">
                <text:p>13.1207585334778</text:p>
              </table:table-cell>
              <table:table-cell office:value-type="float" office:value="7470.91430881638">
                <text:p>7470.91430881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1997373104095">
                <text:p>13.1997373104095</text:p>
              </table:table-cell>
              <table:table-cell office:value-type="float" office:value="7698.27064459746">
                <text:p>7698.27064459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2798182964325">
                <text:p>13.2798182964325</text:p>
              </table:table-cell>
              <table:table-cell office:value-type="float" office:value="7592.3141084422">
                <text:p>7592.31410844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3613665103912">
                <text:p>13.3613665103912</text:p>
              </table:table-cell>
              <table:table-cell office:value-type="float" office:value="7455.71203199645">
                <text:p>7455.71203199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4398818016052">
                <text:p>13.4398818016052</text:p>
              </table:table-cell>
              <table:table-cell office:value-type="float" office:value="7743.71451215698">
                <text:p>7743.714512156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5211999416351">
                <text:p>13.5211999416351</text:p>
              </table:table-cell>
              <table:table-cell office:value-type="float" office:value="7476.80652528931">
                <text:p>7476.80652528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6008853912354">
                <text:p>13.6008853912354</text:p>
              </table:table-cell>
              <table:table-cell office:value-type="float" office:value="7630.00024534371">
                <text:p>7630.000245343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6794145107269">
                <text:p>13.6794145107269</text:p>
              </table:table-cell>
              <table:table-cell office:value-type="float" office:value="7640.47787476281">
                <text:p>7640.47787476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7595584392548">
                <text:p>13.7595584392548</text:p>
              </table:table-cell>
              <table:table-cell office:value-type="float" office:value="7486.53093280341">
                <text:p>7486.530932803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8406300544739">
                <text:p>13.8406300544739</text:p>
              </table:table-cell>
              <table:table-cell office:value-type="float" office:value="7302.1858316252">
                <text:p>7302.1858316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9218955039978">
                <text:p>13.9218955039978</text:p>
              </table:table-cell>
              <table:table-cell office:value-type="float" office:value="7186.32584230106">
                <text:p>7186.325842301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9993817806244">
                <text:p>13.9993817806244</text:p>
              </table:table-cell>
              <table:table-cell office:value-type="float" office:value="7433.5743705404">
                <text:p>7433.57437054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0810306072235">
                <text:p>14.0810306072235</text:p>
              </table:table-cell>
              <table:table-cell office:value-type="float" office:value="7054.60230099866">
                <text:p>7054.60230099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1594903469086">
                <text:p>14.1594903469086</text:p>
              </table:table-cell>
              <table:table-cell office:value-type="float" office:value="7239.38165331648">
                <text:p>7239.381653316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2395124435425">
                <text:p>14.2395124435425</text:p>
              </table:table-cell>
              <table:table-cell office:value-type="float" office:value="6998.06707842103">
                <text:p>6998.067078421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3226318359375">
                <text:p>14.3226318359375</text:p>
              </table:table-cell>
              <table:table-cell office:value-type="float" office:value="6641.04950835848">
                <text:p>6641.04950835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3993897438049">
                <text:p>14.3993897438049</text:p>
              </table:table-cell>
              <table:table-cell office:value-type="float" office:value="6461.87492312375">
                <text:p>6461.87492312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4809126853943">
                <text:p>14.4809126853943</text:p>
              </table:table-cell>
              <table:table-cell office:value-type="float" office:value="6182.30880993882">
                <text:p>6182.308809938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560528755188">
                <text:p>14.560528755188</text:p>
              </table:table-cell>
              <table:table-cell office:value-type="float" office:value="6430.86252972144">
                <text:p>6430.86252972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6396996974945">
                <text:p>14.6396996974945</text:p>
              </table:table-cell>
              <table:table-cell office:value-type="float" office:value="6568.06632396474">
                <text:p>6568.06632396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7218172550201">
                <text:p>14.7218172550201</text:p>
              </table:table-cell>
              <table:table-cell office:value-type="float" office:value="6429.80643737697">
                <text:p>6429.806437376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8006021976471">
                <text:p>14.8006021976471</text:p>
              </table:table-cell>
              <table:table-cell office:value-type="float" office:value="6803.33046046579">
                <text:p>6803.330460465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794877529144">
                <text:p>14.8794877529144</text:p>
              </table:table-cell>
              <table:table-cell office:value-type="float" office:value="6997.47879227491">
                <text:p>6997.478792274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9592709541321">
                <text:p>14.9592709541321</text:p>
              </table:table-cell>
              <table:table-cell office:value-type="float" office:value="7019.02144127183">
                <text:p>7019.021441271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0416507720947">
                <text:p>15.0416507720947</text:p>
              </table:table-cell>
              <table:table-cell office:value-type="float" office:value="6894.89263326059">
                <text:p>6894.89263326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1199190616608">
                <text:p>15.1199190616608</text:p>
              </table:table-cell>
              <table:table-cell office:value-type="float" office:value="7359.30225629872">
                <text:p>7359.302256298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1999385356903">
                <text:p>15.1999385356903</text:p>
              </table:table-cell>
              <table:table-cell office:value-type="float" office:value="7198.24776388003">
                <text:p>7198.2477638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2801110744476">
                <text:p>15.2801110744476</text:p>
              </table:table-cell>
              <table:table-cell office:value-type="float" office:value="7284.28972129373">
                <text:p>7284.289721293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3596661090851">
                <text:p>15.3596661090851</text:p>
              </table:table-cell>
              <table:table-cell office:value-type="float" office:value="7441.3895072495">
                <text:p>7441.3895072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4401166439056">
                <text:p>15.4401166439056</text:p>
              </table:table-cell>
              <table:table-cell office:value-type="float" office:value="7358.55891226136">
                <text:p>7358.558912261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5211462974548">
                <text:p>15.5211462974548</text:p>
              </table:table-cell>
              <table:table-cell office:value-type="float" office:value="7404.69659833521">
                <text:p>7404.696598335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6011667251587">
                <text:p>15.6011667251587</text:p>
              </table:table-cell>
              <table:table-cell office:value-type="float" office:value="7598.05986354021">
                <text:p>7598.05986354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6798810958862">
                <text:p>15.6798810958862</text:p>
              </table:table-cell>
              <table:table-cell office:value-type="float" office:value="7724.12958879546">
                <text:p>7724.129588795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7601976394653">
                <text:p>15.7601976394653</text:p>
              </table:table-cell>
              <table:table-cell office:value-type="float" office:value="7570.04687833955">
                <text:p>7570.046878339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8394494056702">
                <text:p>15.8394494056702</text:p>
              </table:table-cell>
              <table:table-cell office:value-type="float" office:value="7671.75331371877">
                <text:p>7671.75331371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9203667640686">
                <text:p>15.9203667640686</text:p>
              </table:table-cell>
              <table:table-cell office:value-type="float" office:value="7513.83895907977">
                <text:p>7513.838959079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9999072551727">
                <text:p>15.9999072551727</text:p>
              </table:table-cell>
              <table:table-cell office:value-type="float" office:value="7643.90553239193">
                <text:p>7643.905532391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0792367458344">
                <text:p>16.0792367458344</text:p>
              </table:table-cell>
              <table:table-cell office:value-type="float" office:value="7664.23677914959">
                <text:p>7664.23677914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1604974269867">
                <text:p>16.1604974269867</text:p>
              </table:table-cell>
              <table:table-cell office:value-type="float" office:value="7482.09332457046">
                <text:p>7482.09332457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2405581474304">
                <text:p>16.2405581474304</text:p>
              </table:table-cell>
              <table:table-cell office:value-type="float" office:value="7594.23593280504">
                <text:p>7594.235932805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3213546276093">
                <text:p>16.3213546276093</text:p>
              </table:table-cell>
              <table:table-cell office:value-type="float" office:value="7525.08028387211">
                <text:p>7525.080283872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3997948169708">
                <text:p>16.3997948169708</text:p>
              </table:table-cell>
              <table:table-cell office:value-type="float" office:value="7649.14012680774">
                <text:p>7649.140126807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48042345047">
                <text:p>16.48042345047</text:p>
              </table:table-cell>
              <table:table-cell office:value-type="float" office:value="7441.52510046395">
                <text:p>7441.525100463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5595324039459">
                <text:p>16.5595324039459</text:p>
              </table:table-cell>
              <table:table-cell office:value-type="float" office:value="7483.3501644028">
                <text:p>7483.35016440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6399743556976">
                <text:p>16.6399743556976</text:p>
              </table:table-cell>
              <table:table-cell office:value-type="float" office:value="7259.89346706264">
                <text:p>7259.893467062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7220485210419">
                <text:p>16.7220485210419</text:p>
              </table:table-cell>
              <table:table-cell office:value-type="float" office:value="7018.04273712832">
                <text:p>7018.042737128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7997188568115">
                <text:p>16.7997188568115</text:p>
              </table:table-cell>
              <table:table-cell office:value-type="float" office:value="7415.95867060806">
                <text:p>7415.958670608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8791923522949">
                <text:p>16.8791923522949</text:p>
              </table:table-cell>
              <table:table-cell office:value-type="float" office:value="7147.03683970528">
                <text:p>7147.036839705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9607625007629">
                <text:p>16.9607625007629</text:p>
              </table:table-cell>
              <table:table-cell office:value-type="float" office:value="6865.25659836904">
                <text:p>6865.256598369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0408358573914">
                <text:p>17.0408358573914</text:p>
              </table:table-cell>
              <table:table-cell office:value-type="float" office:value="6893.67878708479">
                <text:p>6893.67878708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1204562187195">
                <text:p>17.1204562187195</text:p>
              </table:table-cell>
              <table:table-cell office:value-type="float" office:value="6832.42315063243">
                <text:p>6832.423150632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2005360126495">
                <text:p>17.2005360126495</text:p>
              </table:table-cell>
              <table:table-cell office:value-type="float" office:value="6593.42356027022">
                <text:p>6593.423560270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2804977893829">
                <text:p>17.2804977893829</text:p>
              </table:table-cell>
              <table:table-cell office:value-type="float" office:value="6503.1071249672">
                <text:p>6503.10712496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3590846061707">
                <text:p>17.3590846061707</text:p>
              </table:table-cell>
              <table:table-cell office:value-type="float" office:value="6515.08765627986">
                <text:p>6515.087656279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.4401862621307">
                <text:p>17.4401862621307</text:p>
              </table:table-cell>
              <table:table-cell office:value-type="float" office:value="6214.42304763865">
                <text:p>6214.42304763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204854011536">
                <text:p>17.5204854011536</text:p>
              </table:table-cell>
              <table:table-cell office:value-type="float" office:value="6176.90309056737">
                <text:p>6176.90309056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6003601551056">
                <text:p>17.6003601551056</text:p>
              </table:table-cell>
              <table:table-cell office:value-type="float" office:value="6009.40818281948">
                <text:p>6009.408182819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6810293197632">
                <text:p>17.6810293197632</text:p>
              </table:table-cell>
              <table:table-cell office:value-type="float" office:value="5851.05848069017">
                <text:p>5851.05848069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7590954303741">
                <text:p>17.7590954303741</text:p>
              </table:table-cell>
              <table:table-cell office:value-type="float" office:value="5943.68025214319">
                <text:p>5943.680252143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8402869701386">
                <text:p>17.8402869701386</text:p>
              </table:table-cell>
              <table:table-cell office:value-type="float" office:value="5616.34871469598">
                <text:p>5616.3487146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9222056865692">
                <text:p>17.9222056865692</text:p>
              </table:table-cell>
              <table:table-cell office:value-type="float" office:value="5468.83568884025">
                <text:p>5468.83568884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999342918396">
                <text:p>17.999342918396</text:p>
              </table:table-cell>
              <table:table-cell office:value-type="float" office:value="5704.11965246633">
                <text:p>5704.11965246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0794882774353">
                <text:p>18.0794882774353</text:p>
              </table:table-cell>
              <table:table-cell office:value-type="float" office:value="5390.20606031759">
                <text:p>5390.206060317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1607799530029">
                <text:p>18.1607799530029</text:p>
              </table:table-cell>
              <table:table-cell office:value-type="float" office:value="5215.78620491433">
                <text:p>5215.786204914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2401258945465">
                <text:p>18.2401258945465</text:p>
              </table:table-cell>
              <table:table-cell office:value-type="float" office:value="5242.86424620118">
                <text:p>5242.864246201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3205337524414">
                <text:p>18.3205337524414</text:p>
              </table:table-cell>
              <table:table-cell office:value-type="float" office:value="5074.13094542705">
                <text:p>5074.130945427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.4007978439331">
                <text:p>18.4007978439331</text:p>
              </table:table-cell>
              <table:table-cell office:value-type="float" office:value="4983.54859023561">
                <text:p>4983.548590235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4796097278595">
                <text:p>18.4796097278595</text:p>
              </table:table-cell>
              <table:table-cell office:value-type="float" office:value="4973.86917391949">
                <text:p>4973.869173919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5599222183228">
                <text:p>18.5599222183228</text:p>
              </table:table-cell>
              <table:table-cell office:value-type="float" office:value="4880.93443172879">
                <text:p>4880.93443172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.6408684253693">
                <text:p>18.6408684253693</text:p>
              </table:table-cell>
              <table:table-cell office:value-type="float" office:value="4743.8912088786">
                <text:p>4743.8912088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7201931476593">
                <text:p>18.7201931476593</text:p>
              </table:table-cell>
              <table:table-cell office:value-type="float" office:value="4840.86157397389">
                <text:p>4840.861573973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7997846603394">
                <text:p>18.7997846603394</text:p>
              </table:table-cell>
              <table:table-cell office:value-type="float" office:value="4724.12179815535">
                <text:p>4724.121798155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8811702728271">
                <text:p>18.8811702728271</text:p>
              </table:table-cell>
              <table:table-cell office:value-type="float" office:value="4619.98120437315">
                <text:p>4619.981204373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9600305557251">
                <text:p>18.9600305557251</text:p>
              </table:table-cell>
              <table:table-cell office:value-type="float" office:value="4767.92608627299">
                <text:p>4767.92608627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0400524139404">
                <text:p>19.0400524139404</text:p>
              </table:table-cell>
              <table:table-cell office:value-type="float" office:value="4698.71618062425">
                <text:p>4698.71618062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1210970878601">
                <text:p>19.1210970878601</text:p>
              </table:table-cell>
              <table:table-cell office:value-type="float" office:value="4639.4165318334">
                <text:p>4639.4165318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1997654438019">
                <text:p>19.1997654438019</text:p>
              </table:table-cell>
              <table:table-cell office:value-type="float" office:value="4779.55838149588">
                <text:p>4779.558381495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2806596755981">
                <text:p>19.2806596755981</text:p>
              </table:table-cell>
              <table:table-cell office:value-type="float" office:value="4648.04463372581">
                <text:p>4648.04463372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.3606641292572">
                <text:p>19.3606641292572</text:p>
              </table:table-cell>
              <table:table-cell office:value-type="float" office:value="4699.73836209594">
                <text:p>4699.73836209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4391841888428">
                <text:p>19.4391841888428</text:p>
              </table:table-cell>
              <table:table-cell office:value-type="float" office:value="4788.58526069042">
                <text:p>4788.585260690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522022485733">
                <text:p>19.522022485733</text:p>
              </table:table-cell>
              <table:table-cell office:value-type="float" office:value="4635.5371176777">
                <text:p>4635.53711767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6007902622223">
                <text:p>19.6007902622223</text:p>
              </table:table-cell>
              <table:table-cell office:value-type="float" office:value="4875.09000653801">
                <text:p>4875.0900065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6796259880066">
                <text:p>19.6796259880066</text:p>
              </table:table-cell>
              <table:table-cell office:value-type="float" office:value="4972.36495383489">
                <text:p>4972.364953834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7594087123871">
                <text:p>19.7594087123871</text:p>
              </table:table-cell>
              <table:table-cell office:value-type="float" office:value="5013.61670845374">
                <text:p>5013.61670845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8401894569397">
                <text:p>19.8401894569397</text:p>
              </table:table-cell>
              <table:table-cell office:value-type="float" office:value="4951.67508315649">
                <text:p>4951.675083156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9215466976166">
                <text:p>19.9215466976166</text:p>
              </table:table-cell>
              <table:table-cell office:value-type="float" office:value="5014.91934344752">
                <text:p>5014.91934344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9993119239807">
                <text:p>19.9993119239807</text:p>
              </table:table-cell>
              <table:table-cell office:value-type="float" office:value="5349.43469529787">
                <text:p>5349.434695297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0812764167786">
                <text:p>20.0812764167786</text:p>
              </table:table-cell>
              <table:table-cell office:value-type="float" office:value="5172.97167989203">
                <text:p>5172.97167989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1595911979675">
                <text:p>20.1595911979675</text:p>
              </table:table-cell>
              <table:table-cell office:value-type="float" office:value="5516.20005114529">
                <text:p>5516.200051145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2391302585602">
                <text:p>20.2391302585602</text:p>
              </table:table-cell>
              <table:table-cell office:value-type="float" office:value="5531.87322959974">
                <text:p>5531.873229599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.3208208084106">
                <text:p>20.3208208084106</text:p>
              </table:table-cell>
              <table:table-cell office:value-type="float" office:value="5484.11047324412">
                <text:p>5484.11047324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3992898464203">
                <text:p>20.3992898464203</text:p>
              </table:table-cell>
              <table:table-cell office:value-type="float" office:value="5811.20925611398">
                <text:p>5811.209256113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4791963100433">
                <text:p>20.4791963100433</text:p>
              </table:table-cell>
              <table:table-cell office:value-type="float" office:value="5906.90638277558">
                <text:p>5906.906382775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5601258277893">
                <text:p>20.5601258277893</text:p>
              </table:table-cell>
              <table:table-cell office:value-type="float" office:value="5931.08686878209">
                <text:p>5931.086868782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6403074264526">
                <text:p>20.6403074264526</text:p>
              </table:table-cell>
              <table:table-cell office:value-type="float" office:value="6086.18446295933">
                <text:p>6086.184462959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723521232605">
                <text:p>20.723521232605</text:p>
              </table:table-cell>
              <table:table-cell office:value-type="float" office:value="5960.54937196296">
                <text:p>5960.54937196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8005599975586">
                <text:p>20.8005599975586</text:p>
              </table:table-cell>
              <table:table-cell office:value-type="float" office:value="6542.1609536896">
                <text:p>6542.16095368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8798208236694">
                <text:p>20.8798208236694</text:p>
              </table:table-cell>
              <table:table-cell office:value-type="float" office:value="6560.6179687406">
                <text:p>6560.6179687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9600222110748">
                <text:p>20.9600222110748</text:p>
              </table:table-cell>
              <table:table-cell office:value-type="float" office:value="6583.42725832295">
                <text:p>6583.42725832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0406980514526">
                <text:p>21.0406980514526</text:p>
              </table:table-cell>
              <table:table-cell office:value-type="float" office:value="6643.872533461">
                <text:p>6643.8725334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.1217975616455">
                <text:p>21.1217975616455</text:p>
              </table:table-cell>
              <table:table-cell office:value-type="float" office:value="6707.80869953786">
                <text:p>6707.808699537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1999680995941">
                <text:p>21.1999680995941</text:p>
              </table:table-cell>
              <table:table-cell office:value-type="float" office:value="7061.48396168005">
                <text:p>7061.48396168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2800748348236">
                <text:p>21.2800748348236</text:p>
              </table:table-cell>
              <table:table-cell office:value-type="float" office:value="6990.67311126455">
                <text:p>6990.67311126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3594450950623">
                <text:p>21.3594450950623</text:p>
              </table:table-cell>
              <table:table-cell office:value-type="float" office:value="7156.33284169863">
                <text:p>7156.332841698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4398703575134">
                <text:p>21.4398703575134</text:p>
              </table:table-cell>
              <table:table-cell office:value-type="float" office:value="7161.92875776692">
                <text:p>7161.928757766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5211865901947">
                <text:p>21.5211865901947</text:p>
              </table:table-cell>
              <table:table-cell office:value-type="float" office:value="7181.83787841027">
                <text:p>7181.83787841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599146604538">
                <text:p>21.599146604538</text:p>
              </table:table-cell>
              <table:table-cell office:value-type="float" office:value="7491.01965821376">
                <text:p>7491.019658213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6795439720154">
                <text:p>21.6795439720154</text:p>
              </table:table-cell>
              <table:table-cell office:value-type="float" office:value="7363.42517889393">
                <text:p>7363.425178893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7611072063446">
                <text:p>21.7611072063446</text:p>
              </table:table-cell>
              <table:table-cell office:value-type="float" office:value="7356.25560872374">
                <text:p>7356.255608723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8399183750153">
                <text:p>21.8399183750153</text:p>
              </table:table-cell>
              <table:table-cell office:value-type="float" office:value="7613.13415497432">
                <text:p>7613.134154974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9201924800873">
                <text:p>21.9201924800873</text:p>
              </table:table-cell>
              <table:table-cell office:value-type="float" office:value="7574.04893464095">
                <text:p>7574.048934640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0007491111755">
                <text:p>22.0007491111755</text:p>
              </table:table-cell>
              <table:table-cell office:value-type="float" office:value="7547.48543709434">
                <text:p>7547.485437094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0796759128571">
                <text:p>22.0796759128571</text:p>
              </table:table-cell>
              <table:table-cell office:value-type="float" office:value="7703.34014614416">
                <text:p>7703.340146144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1597540378571">
                <text:p>22.1597540378571</text:p>
              </table:table-cell>
              <table:table-cell office:value-type="float" office:value="7592.58536585366">
                <text:p>7592.585365853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.2404458522797">
                <text:p>22.2404458522797</text:p>
              </table:table-cell>
              <table:table-cell office:value-type="float" office:value="7534.84110315974">
                <text:p>7534.84110315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3208222389221">
                <text:p>22.3208222389221</text:p>
              </table:table-cell>
              <table:table-cell office:value-type="float" office:value="7564.41071063084">
                <text:p>7564.41071063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3993513584137">
                <text:p>22.3993513584137</text:p>
              </table:table-cell>
              <table:table-cell office:value-type="float" office:value="7742.35091309298">
                <text:p>7742.35091309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.4809205532074">
                <text:p>22.4809205532074</text:p>
              </table:table-cell>
              <table:table-cell office:value-type="float" office:value="7453.79430969877">
                <text:p>7453.794309698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5599524974823">
                <text:p>22.5599524974823</text:p>
              </table:table-cell>
              <table:table-cell office:value-type="float" office:value="7693.09176913516">
                <text:p>7693.091769135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6395456790924">
                <text:p>22.6395456790924</text:p>
              </table:table-cell>
              <table:table-cell office:value-type="float" office:value="7538.33416207861">
                <text:p>7538.334162078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.720901966095">
                <text:p>22.720901966095</text:p>
              </table:table-cell>
              <table:table-cell office:value-type="float" office:value="7374.96783722559">
                <text:p>7374.967837225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.8000893592834">
                <text:p>22.8000893592834</text:p>
              </table:table-cell>
              <table:table-cell office:value-type="float" office:value="7475.93747139726">
                <text:p>7475.93747139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8810427188873">
                <text:p>22.8810427188873</text:p>
              </table:table-cell>
              <table:table-cell office:value-type="float" office:value="7312.85276975229">
                <text:p>7312.852769752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.9608325958252">
                <text:p>22.9608325958252</text:p>
              </table:table-cell>
              <table:table-cell office:value-type="float" office:value="7319.22422257614">
                <text:p>7319.224222576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0394320487976">
                <text:p>23.0394320487976</text:p>
              </table:table-cell>
              <table:table-cell office:value-type="float" office:value="7328.29527709528">
                <text:p>7328.295277095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1211340427399">
                <text:p>23.1211340427399</text:p>
              </table:table-cell>
              <table:table-cell office:value-type="float" office:value="6952.09471143885">
                <text:p>6952.094711438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2008903026581">
                <text:p>23.2008903026581</text:p>
              </table:table-cell>
              <table:table-cell office:value-type="float" office:value="7021.39243457829">
                <text:p>7021.39243457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2796857357025">
                <text:p>23.2796857357025</text:p>
              </table:table-cell>
              <table:table-cell office:value-type="float" office:value="7005.48215387967">
                <text:p>7005.482153879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3597314357758">
                <text:p>23.3597314357758</text:p>
              </table:table-cell>
              <table:table-cell office:value-type="float" office:value="6796.11771153525">
                <text:p>6796.117711535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4408056735992">
                <text:p>23.4408056735992</text:p>
              </table:table-cell>
              <table:table-cell office:value-type="float" office:value="6117.84968092927">
                <text:p>6117.849680929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5224769115448">
                <text:p>23.5224769115448</text:p>
              </table:table-cell>
              <table:table-cell office:value-type="float" office:value="6171.08314601494">
                <text:p>6171.083146014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.6000924110413">
                <text:p>23.6000924110413</text:p>
              </table:table-cell>
              <table:table-cell office:value-type="float" office:value="6699.69275948185">
                <text:p>6699.692759481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6804525852203">
                <text:p>23.6804525852203</text:p>
              </table:table-cell>
              <table:table-cell office:value-type="float" office:value="6570.4188099865">
                <text:p>6570.41880998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.7592492103577">
                <text:p>23.7592492103577</text:p>
              </table:table-cell>
              <table:table-cell office:value-type="float" office:value="6802.3217880949">
                <text:p>6802.32178809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8391544818878">
                <text:p>23.8391544818878</text:p>
              </table:table-cell>
              <table:table-cell office:value-type="float" office:value="6808.06146556586">
                <text:p>6808.061465565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9224278926849">
                <text:p>23.9224278926849</text:p>
              </table:table-cell>
              <table:table-cell office:value-type="float" office:value="6628.76655004381">
                <text:p>6628.766550043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000782251358">
                <text:p>24.000782251358</text:p>
              </table:table-cell>
              <table:table-cell office:value-type="float" office:value="7147.01784920978">
                <text:p>7147.01784920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0795245170593">
                <text:p>24.0795245170593</text:p>
              </table:table-cell>
              <table:table-cell office:value-type="float" office:value="7213.40686531282">
                <text:p>7213.406865312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1605019569397">
                <text:p>24.1605019569397</text:p>
              </table:table-cell>
              <table:table-cell office:value-type="float" office:value="7113.09224953186">
                <text:p>7113.092249531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2411470413208">
                <text:p>24.2411470413208</text:p>
              </table:table-cell>
              <table:table-cell office:value-type="float" office:value="7241.60690613452">
                <text:p>7241.606906134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320586681366">
                <text:p>24.320586681366</text:p>
              </table:table-cell>
              <table:table-cell office:value-type="float" office:value="7452.19892314988">
                <text:p>7452.198923149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4000649452209">
                <text:p>24.4000649452209</text:p>
              </table:table-cell>
              <table:table-cell office:value-type="float" office:value="7448.57740073675">
                <text:p>7448.577400736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4792850017548">
                <text:p>24.4792850017548</text:p>
              </table:table-cell>
              <table:table-cell office:value-type="float" office:value="7573.8395837158">
                <text:p>7573.83958371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5603818893433">
                <text:p>24.5603818893433</text:p>
              </table:table-cell>
              <table:table-cell office:value-type="float" office:value="7398.55767393318">
                <text:p>7398.557673933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6418838500977">
                <text:p>24.6418838500977</text:p>
              </table:table-cell>
              <table:table-cell office:value-type="float" office:value="7459.94322556488">
                <text:p>7459.943225564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.7201092243195">
                <text:p>24.7201092243195</text:p>
              </table:table-cell>
              <table:table-cell office:value-type="float" office:value="7772.41407981079">
                <text:p>7772.414079810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7994635105133">
                <text:p>24.7994635105133</text:p>
              </table:table-cell>
              <table:table-cell office:value-type="float" office:value="7661.8419642106">
                <text:p>7661.84196421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8814783096313">
                <text:p>24.8814783096313</text:p>
              </table:table-cell>
              <table:table-cell office:value-type="float" office:value="7413.29621651478">
                <text:p>7413.296216514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9597821235657">
                <text:p>24.9597821235657</text:p>
              </table:table-cell>
              <table:table-cell office:value-type="float" office:value="7764.62817647596">
                <text:p>7764.62817647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.0389802455902">
                <text:p>25.0389802455902</text:p>
              </table:table-cell>
              <table:table-cell office:value-type="float" office:value="7676.94971115145">
                <text:p>7676.949711151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.1228852272034">
                <text:p>25.1228852272034</text:p>
              </table:table-cell>
              <table:table-cell office:value-type="float" office:value="7246.29203547367">
                <text:p>7246.292035473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.1994698047638">
                <text:p>25.1994698047638</text:p>
              </table:table-cell>
              <table:table-cell office:value-type="float" office:value="7938.93521865145">
                <text:p>7938.935218651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.2789695262909">
                <text:p>25.2789695262909</text:p>
              </table:table-cell>
              <table:table-cell office:value-type="float" office:value="7647.82553097053">
                <text:p>7647.825530970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3606355190277">
                <text:p>25.3606355190277</text:p>
              </table:table-cell>
              <table:table-cell office:value-type="float" office:value="7346.99940443521">
                <text:p>7346.999404435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4392328262329">
                <text:p>25.4392328262329</text:p>
              </table:table-cell>
              <table:table-cell office:value-type="float" office:value="7633.8493179357">
                <text:p>7633.84931793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5203640460968">
                <text:p>25.5203640460968</text:p>
              </table:table-cell>
              <table:table-cell office:value-type="float" office:value="7296.82113732739">
                <text:p>7296.821137327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6008605957031">
                <text:p>25.6008605957031</text:p>
              </table:table-cell>
              <table:table-cell office:value-type="float" office:value="7354.3524895817">
                <text:p>7354.3524895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6803467273712">
                <text:p>25.6803467273712</text:p>
              </table:table-cell>
              <table:table-cell office:value-type="float" office:value="7347.19362666435">
                <text:p>7347.193626664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.7597005367279">
                <text:p>25.7597005367279</text:p>
              </table:table-cell>
              <table:table-cell office:value-type="float" office:value="7258.63074084979">
                <text:p>7258.63074084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.8404169082642">
                <text:p>25.8404169082642</text:p>
              </table:table-cell>
              <table:table-cell office:value-type="float" office:value="7036.98629149695">
                <text:p>7036.986291496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.920654296875">
                <text:p>25.920654296875</text:p>
              </table:table-cell>
              <table:table-cell office:value-type="float" office:value="6979.28995067451">
                <text:p>6979.289950674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.9996311664581">
                <text:p>25.9996311664581</text:p>
              </table:table-cell>
              <table:table-cell office:value-type="float" office:value="6989.38819572955">
                <text:p>6989.388195729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0801472663879">
                <text:p>26.0801472663879</text:p>
              </table:table-cell>
              <table:table-cell office:value-type="float" office:value="6756.4126985067">
                <text:p>6756.41269850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.1591262817383">
                <text:p>26.1591262817383</text:p>
              </table:table-cell>
              <table:table-cell office:value-type="float" office:value="6786.61284421395">
                <text:p>6786.612844213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2408928871155">
                <text:p>26.2408928871155</text:p>
              </table:table-cell>
              <table:table-cell office:value-type="float" office:value="6457.40394338599">
                <text:p>6457.403943385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.3214726448059">
                <text:p>26.3214726448059</text:p>
              </table:table-cell>
              <table:table-cell office:value-type="float" office:value="6453.23360238597">
                <text:p>6453.233602385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.3993532657623">
                <text:p>26.3993532657623</text:p>
              </table:table-cell>
              <table:table-cell office:value-type="float" office:value="6471.44300867888">
                <text:p>6471.443008678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.4790089130402">
                <text:p>26.4790089130402</text:p>
              </table:table-cell>
              <table:table-cell office:value-type="float" office:value="6226.80270577671">
                <text:p>6226.802705776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.5603740215302">
                <text:p>26.5603740215302</text:p>
              </table:table-cell>
              <table:table-cell office:value-type="float" office:value="5997.65684648519">
                <text:p>5997.656846485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.6395015716553">
                <text:p>26.6395015716553</text:p>
              </table:table-cell>
              <table:table-cell office:value-type="float" office:value="6066.15520436296">
                <text:p>6066.155204362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.7220032215118">
                <text:p>26.7220032215118</text:p>
              </table:table-cell>
              <table:table-cell office:value-type="float" office:value="5721.09770920451">
                <text:p>5721.097709204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.8008532524109">
                <text:p>26.8008532524109</text:p>
              </table:table-cell>
              <table:table-cell office:value-type="float" office:value="5884.58868956008">
                <text:p>5884.58868956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8794629573822">
                <text:p>26.8794629573822</text:p>
              </table:table-cell>
              <table:table-cell office:value-type="float" office:value="5699.04186974733">
                <text:p>5699.041869747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.9591770172119">
                <text:p>26.9591770172119</text:p>
              </table:table-cell>
              <table:table-cell office:value-type="float" office:value="5519.72890278006">
                <text:p>5519.72890278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0408101081848">
                <text:p>27.0408101081848</text:p>
              </table:table-cell>
              <table:table-cell office:value-type="float" office:value="5291.97161165207">
                <text:p>5291.97161165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1207683086395">
                <text:p>27.1207683086395</text:p>
              </table:table-cell>
              <table:table-cell office:value-type="float" office:value="5302.77066753337">
                <text:p>5302.770667533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1994094848633">
                <text:p>27.1994094848633</text:p>
              </table:table-cell>
              <table:table-cell office:value-type="float" office:value="5289.84966878382">
                <text:p>5289.849668783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2804956436157">
                <text:p>27.2804956436157</text:p>
              </table:table-cell>
              <table:table-cell office:value-type="float" office:value="5031.68489267862">
                <text:p>5031.684892678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3601677417755">
                <text:p>27.3601677417755</text:p>
              </table:table-cell>
              <table:table-cell office:value-type="float" office:value="5020.57821042646">
                <text:p>5020.578210426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4412517547607">
                <text:p>27.4412517547607</text:p>
              </table:table-cell>
              <table:table-cell office:value-type="float" office:value="4933.15494970464">
                <text:p>4933.15494970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521143913269">
                <text:p>27.521143913269</text:p>
              </table:table-cell>
              <table:table-cell office:value-type="float" office:value="4906.61420744154">
                <text:p>4906.614207441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.5999348163605">
                <text:p>27.5999348163605</text:p>
              </table:table-cell>
              <table:table-cell office:value-type="float" office:value="4873.65907653575">
                <text:p>4873.65907653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6795043945312">
                <text:p>27.6795043945312</text:p>
              </table:table-cell>
              <table:table-cell office:value-type="float" office:value="4825.96500858455">
                <text:p>4825.96500858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.7606604099274">
                <text:p>27.7606604099274</text:p>
              </table:table-cell>
              <table:table-cell office:value-type="float" office:value="4633.05151398531">
                <text:p>4633.051513985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.8393919467926">
                <text:p>27.8393919467926</text:p>
              </table:table-cell>
              <table:table-cell office:value-type="float" office:value="4775.72285478948">
                <text:p>4775.722854789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.9232993125916">
                <text:p>27.9232993125916</text:p>
              </table:table-cell>
              <table:table-cell office:value-type="float" office:value="4481.13221550693">
                <text:p>4481.132215506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0001690387726">
                <text:p>28.0001690387726</text:p>
              </table:table-cell>
              <table:table-cell office:value-type="float" office:value="4891.3924724346">
                <text:p>4891.39247243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.0792696475983">
                <text:p>28.0792696475983</text:p>
              </table:table-cell>
              <table:table-cell office:value-type="float" office:value="4753.44002507746">
                <text:p>4753.440025077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.1594305038452">
                <text:p>28.1594305038452</text:p>
              </table:table-cell>
              <table:table-cell office:value-type="float" office:value="4690.56865911802">
                <text:p>4690.568659118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2402362823486">
                <text:p>28.2402362823486</text:p>
              </table:table-cell>
              <table:table-cell office:value-type="float" office:value="4653.13257249413">
                <text:p>4653.13257249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.321053981781">
                <text:p>28.321053981781</text:p>
              </table:table-cell>
              <table:table-cell office:value-type="float" office:value="4652.446217114">
                <text:p>4652.4462171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.3993418216705">
                <text:p>28.3993418216705</text:p>
              </table:table-cell>
              <table:table-cell office:value-type="float" office:value="4802.78930330153">
                <text:p>4802.789303301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.48100233078">
                <text:p>28.48100233078</text:p>
              </table:table-cell>
              <table:table-cell office:value-type="float" office:value="4702.3953706326">
                <text:p>4702.39537063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.5596821308136">
                <text:p>28.5596821308136</text:p>
              </table:table-cell>
              <table:table-cell office:value-type="float" office:value="4880.54112791547">
                <text:p>4880.541127915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6390330791473">
                <text:p>28.6390330791473</text:p>
              </table:table-cell>
              <table:table-cell office:value-type="float" office:value="4940.07958608506">
                <text:p>4940.07958608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.7209482192993">
                <text:p>28.7209482192993</text:p>
              </table:table-cell>
              <table:table-cell office:value-type="float" office:value="4785.4401429665">
                <text:p>4785.44014296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7999701499939">
                <text:p>28.7999701499939</text:p>
              </table:table-cell>
              <table:table-cell office:value-type="float" office:value="5061.88594082826">
                <text:p>5061.8859408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8798778057098">
                <text:p>28.8798778057098</text:p>
              </table:table-cell>
              <table:table-cell office:value-type="float" office:value="5105.89375128671">
                <text:p>5105.893751286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9603297710419">
                <text:p>28.9603297710419</text:p>
              </table:table-cell>
              <table:table-cell office:value-type="float" office:value="5170.78729255571">
                <text:p>5170.787292555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0399458408356">
                <text:p>29.0399458408356</text:p>
              </table:table-cell>
              <table:table-cell office:value-type="float" office:value="5325.55803242557">
                <text:p>5325.558032425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.121945142746">
                <text:p>29.121945142746</text:p>
              </table:table-cell>
              <table:table-cell office:value-type="float" office:value="5268.33753380048">
                <text:p>5268.337533800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2004592418671">
                <text:p>29.2004592418671</text:p>
              </table:table-cell>
              <table:table-cell office:value-type="float" office:value="5604.0890098144">
                <text:p>5604.08900981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.2797741889954">
                <text:p>29.2797741889954</text:p>
              </table:table-cell>
              <table:table-cell office:value-type="float" office:value="5648.36788298349">
                <text:p>5648.367882983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3594379425049">
                <text:p>29.3594379425049</text:p>
              </table:table-cell>
              <table:table-cell office:value-type="float" office:value="5724.05868304333">
                <text:p>5724.05868304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.4400699138641">
                <text:p>29.4400699138641</text:p>
              </table:table-cell>
              <table:table-cell office:value-type="float" office:value="5754.54118481941">
                <text:p>5754.541184819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.5233211517334">
                <text:p>29.5233211517334</text:p>
              </table:table-cell>
              <table:table-cell office:value-type="float" office:value="5669.58536690141">
                <text:p>5669.585366901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6008379459381">
                <text:p>29.6008379459381</text:p>
              </table:table-cell>
              <table:table-cell office:value-type="float" office:value="6192.20653955814">
                <text:p>6192.206539558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.6805975437164">
                <text:p>29.6805975437164</text:p>
              </table:table-cell>
              <table:table-cell office:value-type="float" office:value="6218.68732812014">
                <text:p>6218.687328120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7600834369659">
                <text:p>29.7600834369659</text:p>
              </table:table-cell>
              <table:table-cell office:value-type="float" office:value="6340.74776536648">
                <text:p>6340.747765366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8389961719513">
                <text:p>29.8389961719513</text:p>
              </table:table-cell>
              <table:table-cell office:value-type="float" office:value="6488.17963406086">
                <text:p>6488.179634060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.9215235710144">
                <text:p>29.9215235710144</text:p>
              </table:table-cell>
              <table:table-cell office:value-type="float" office:value="6300.93769951899">
                <text:p>6300.937699518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9999136924744">
                <text:p>29.9999136924744</text:p>
              </table:table-cell>
              <table:table-cell office:value-type="float" office:value="6735.54256794569">
                <text:p>6735.542567945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.0796456336975">
                <text:p>30.0796456336975</text:p>
              </table:table-cell>
              <table:table-cell office:value-type="float" office:value="6722.52539919861">
                <text:p>6722.525399198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.1614136695862">
                <text:p>30.1614136695862</text:p>
              </table:table-cell>
              <table:table-cell office:value-type="float" office:value="6652.96645672965">
                <text:p>6652.966456729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.2393093109131">
                <text:p>30.2393093109131</text:p>
              </table:table-cell>
              <table:table-cell office:value-type="float" office:value="7189.10571195955">
                <text:p>7189.105711959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.3215382099152">
                <text:p>30.3215382099152</text:p>
              </table:table-cell>
              <table:table-cell office:value-type="float" office:value="6907.54718709861">
                <text:p>6907.54718709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.4000952243805">
                <text:p>30.4000952243805</text:p>
              </table:table-cell>
              <table:table-cell office:value-type="float" office:value="7230.41734548942">
                <text:p>7230.41734548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.4791486263275">
                <text:p>30.4791486263275</text:p>
              </table:table-cell>
              <table:table-cell office:value-type="float" office:value="7286.213949224">
                <text:p>7286.2139492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.5595116615295">
                <text:p>30.5595116615295</text:p>
              </table:table-cell>
              <table:table-cell office:value-type="float" office:value="7267.02268688421">
                <text:p>7267.022686884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.6408715248108">
                <text:p>30.6408715248108</text:p>
              </table:table-cell>
              <table:table-cell office:value-type="float" office:value="7276.31507876969">
                <text:p>7276.315078769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.7231547832489">
                <text:p>30.7231547832489</text:p>
              </table:table-cell>
              <table:table-cell office:value-type="float" office:value="7194.65917171079">
                <text:p>7194.659171710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.800797700882">
                <text:p>30.800797700882</text:p>
              </table:table-cell>
              <table:table-cell office:value-type="float" office:value="7727.68487185944">
                <text:p>7727.684871859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.8800985813141">
                <text:p>30.8800985813141</text:p>
              </table:table-cell>
              <table:table-cell office:value-type="float" office:value="7667.00188808582">
                <text:p>7667.001888085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.9595348834991">
                <text:p>30.9595348834991</text:p>
              </table:table-cell>
              <table:table-cell office:value-type="float" office:value="7653.93130440002">
                <text:p>7653.931304400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.0390453338623">
                <text:p>31.0390453338623</text:p>
              </table:table-cell>
              <table:table-cell office:value-type="float" office:value="7646.79356264487">
                <text:p>7646.793562644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.1227414608002">
                <text:p>31.1227414608002</text:p>
              </table:table-cell>
              <table:table-cell office:value-type="float" office:value="7264.37437722014">
                <text:p>7264.374377220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.1998481750488">
                <text:p>31.1998481750488</text:p>
              </table:table-cell>
              <table:table-cell office:value-type="float" office:value="7885.1758361703">
                <text:p>7885.17583617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.2805998325348">
                <text:p>31.2805998325348</text:p>
              </table:table-cell>
              <table:table-cell office:value-type="float" office:value="7529.2572181035">
                <text:p>7529.25721810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.3602228164673">
                <text:p>31.3602228164673</text:p>
              </table:table-cell>
              <table:table-cell office:value-type="float" office:value="7635.98611822268">
                <text:p>7635.986118222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.4397106170654">
                <text:p>31.4397106170654</text:p>
              </table:table-cell>
              <table:table-cell office:value-type="float" office:value="7648.97248917204">
                <text:p>7648.972489172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.5200831890106">
                <text:p>31.5200831890106</text:p>
              </table:table-cell>
              <table:table-cell office:value-type="float" office:value="7564.76973779838">
                <text:p>7564.769737798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6023373603821">
                <text:p>31.6023373603821</text:p>
              </table:table-cell>
              <table:table-cell office:value-type="float" office:value="7391.72238760112">
                <text:p>7391.72238760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.6800196170807">
                <text:p>31.6800196170807</text:p>
              </table:table-cell>
              <table:table-cell office:value-type="float" office:value="7723.77149556661">
                <text:p>7723.771495566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.7595767974854">
                <text:p>31.7595767974854</text:p>
              </table:table-cell>
              <table:table-cell office:value-type="float" office:value="7541.74540812198">
                <text:p>7541.745408121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.8415474891663">
                <text:p>31.8415474891663</text:p>
              </table:table-cell>
              <table:table-cell office:value-type="float" office:value="7222.09350513365">
                <text:p>7222.093505133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.9213552474976">
                <text:p>31.9213552474976</text:p>
              </table:table-cell>
              <table:table-cell office:value-type="float" office:value="7317.58430772724">
                <text:p>7317.584307727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.0011942386627">
                <text:p>32.0011942386627</text:p>
              </table:table-cell>
              <table:table-cell office:value-type="float" office:value="7214.5200182758">
                <text:p>7214.52001827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.0800988674164">
                <text:p>32.0800988674164</text:p>
              </table:table-cell>
              <table:table-cell office:value-type="float" office:value="7299.95196857531">
                <text:p>7299.951968575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.2500216960907">
                <text:p>32.2500216960907</text:p>
              </table:table-cell>
              <table:table-cell office:value-type="float" office:value="3342.69388304888">
                <text:p>3342.693883048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.2572994232178">
                <text:p>32.2572994232178</text:p>
              </table:table-cell>
              <table:table-cell office:value-type="float" office:value="75847.8561179361">
                <text:p>75847.85611793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.3203949928284">
                <text:p>32.3203949928284</text:p>
              </table:table-cell>
              <table:table-cell office:value-type="float" office:value="8621.8414915244">
                <text:p>8621.84149152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.4028494358063">
                <text:p>32.4028494358063</text:p>
              </table:table-cell>
              <table:table-cell office:value-type="float" office:value="6015.44297780181">
                <text:p>6015.442977801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.480048418045">
                <text:p>32.480048418045</text:p>
              </table:table-cell>
              <table:table-cell office:value-type="float" office:value="6528.58347848645">
                <text:p>6528.583478486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.5602185726166">
                <text:p>32.5602185726166</text:p>
              </table:table-cell>
              <table:table-cell office:value-type="float" office:value="6386.41652540609">
                <text:p>6386.416525406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.6400158405304">
                <text:p>32.6400158405304</text:p>
              </table:table-cell>
              <table:table-cell office:value-type="float" office:value="6516.51383054372">
                <text:p>6516.513830543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.7193677425385">
                <text:p>32.7193677425385</text:p>
              </table:table-cell>
              <table:table-cell office:value-type="float" office:value="6653.90477907375">
                <text:p>6653.904779073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.8010048866272">
                <text:p>32.8010048866272</text:p>
              </table:table-cell>
              <table:table-cell office:value-type="float" office:value="6565.63879080988">
                <text:p>6565.638790809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.8797965049744">
                <text:p>32.8797965049744</text:p>
              </table:table-cell>
              <table:table-cell office:value-type="float" office:value="7005.82132439269">
                <text:p>7005.821324392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.9605972766876">
                <text:p>32.9605972766876</text:p>
              </table:table-cell>
              <table:table-cell office:value-type="float" office:value="6930.62687553666">
                <text:p>6930.626875536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.0415434837341">
                <text:p>33.0415434837341</text:p>
              </table:table-cell>
              <table:table-cell office:value-type="float" office:value="7017.00574646626">
                <text:p>7017.005746466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.1205780506134">
                <text:p>33.1205780506134</text:p>
              </table:table-cell>
              <table:table-cell office:value-type="float" office:value="7287.95035822561">
                <text:p>7287.95035822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.2001450061798">
                <text:p>33.2001450061798</text:p>
              </table:table-cell>
              <table:table-cell office:value-type="float" office:value="7239.18611563908">
                <text:p>7239.186115639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.2808747291565">
                <text:p>33.2808747291565</text:p>
              </table:table-cell>
              <table:table-cell office:value-type="float" office:value="7234.01466605632">
                <text:p>7234.014666056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.3622469902039">
                <text:p>33.3622469902039</text:p>
              </table:table-cell>
              <table:table-cell office:value-type="float" office:value="7275.20646938178">
                <text:p>7275.206469381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.4398565292358">
                <text:p>33.4398565292358</text:p>
              </table:table-cell>
              <table:table-cell office:value-type="float" office:value="7731.00842349732">
                <text:p>7731.008423497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.5217325687408">
                <text:p>33.5217325687408</text:p>
              </table:table-cell>
              <table:table-cell office:value-type="float" office:value="7328.15123481056">
                <text:p>7328.151234810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.6007149219513">
                <text:p>33.6007149219513</text:p>
              </table:table-cell>
              <table:table-cell office:value-type="float" office:value="7697.92207102235">
                <text:p>7697.922071022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.6795456409454">
                <text:p>33.6795456409454</text:p>
              </table:table-cell>
              <table:table-cell office:value-type="float" office:value="7712.72934914106">
                <text:p>7712.729349141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.7602906227112">
                <text:p>33.7602906227112</text:p>
              </table:table-cell>
              <table:table-cell office:value-type="float" office:value="7529.87971145868">
                <text:p>7529.87971145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.840838432312">
                <text:p>33.840838432312</text:p>
              </table:table-cell>
              <table:table-cell office:value-type="float" office:value="7548.31202751582">
                <text:p>7548.312027515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.9218156337738">
                <text:p>33.9218156337738</text:p>
              </table:table-cell>
              <table:table-cell office:value-type="float" office:value="7508.28614751371">
                <text:p>7508.286147513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.0008816719055">
                <text:p>34.0008816719055</text:p>
              </table:table-cell>
              <table:table-cell office:value-type="float" office:value="7689.7744514168">
                <text:p>7689.77445141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.0805807113647">
                <text:p>34.0805807113647</text:p>
              </table:table-cell>
              <table:table-cell office:value-type="float" office:value="7628.6992180255">
                <text:p>7628.69921802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.1596529483795">
                <text:p>34.1596529483795</text:p>
              </table:table-cell>
              <table:table-cell office:value-type="float" office:value="7689.17161008645">
                <text:p>7689.171610086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.2406759262085">
                <text:p>34.2406759262085</text:p>
              </table:table-cell>
              <table:table-cell office:value-type="float" office:value="7504.04411552665">
                <text:p>7504.044115526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.3209364414215">
                <text:p>34.3209364414215</text:p>
              </table:table-cell>
              <table:table-cell office:value-type="float" office:value="7575.33138662714">
                <text:p>7575.331386627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.4000222682953">
                <text:p>34.4000222682953</text:p>
              </table:table-cell>
              <table:table-cell office:value-type="float" office:value="7586.69440173646">
                <text:p>7586.694401736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.4812014102936">
                <text:p>34.4812014102936</text:p>
              </table:table-cell>
              <table:table-cell office:value-type="float" office:value="7391.06111780082">
                <text:p>7391.061117800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.5593671798706">
                <text:p>34.5593671798706</text:p>
              </table:table-cell>
              <table:table-cell office:value-type="float" office:value="7573.64768751659">
                <text:p>7573.647687516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.6402158737183">
                <text:p>34.6402158737183</text:p>
              </table:table-cell>
              <table:table-cell office:value-type="float" office:value="7223.36963291498">
                <text:p>7223.369632914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.7210254669189">
                <text:p>34.7210254669189</text:p>
              </table:table-cell>
              <table:table-cell office:value-type="float" office:value="7127.86659585767">
                <text:p>7127.866595857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.8004431724548">
                <text:p>34.8004431724548</text:p>
              </table:table-cell>
              <table:table-cell office:value-type="float" office:value="7252.79074877965">
                <text:p>7252.790748779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.8794145584106">
                <text:p>34.8794145584106</text:p>
              </table:table-cell>
              <table:table-cell office:value-type="float" office:value="7192.47855568638">
                <text:p>7192.478555686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.9611661434174">
                <text:p>34.9611661434174</text:p>
              </table:table-cell>
              <table:table-cell office:value-type="float" office:value="6850.02009384907">
                <text:p>6850.020093849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.0399873256683">
                <text:p>35.0399873256683</text:p>
              </table:table-cell>
              <table:table-cell office:value-type="float" office:value="7003.19361161524">
                <text:p>7003.193611615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.1190993785858">
                <text:p>35.1190993785858</text:p>
              </table:table-cell>
              <table:table-cell office:value-type="float" office:value="6876.3226327527">
                <text:p>6876.32263275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.2017457485199">
                <text:p>35.2017457485199</text:p>
              </table:table-cell>
              <table:table-cell office:value-type="float" office:value="6388.66535119604">
                <text:p>6388.665351196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.2798297405243">
                <text:p>35.2798297405243</text:p>
              </table:table-cell>
              <table:table-cell office:value-type="float" office:value="6659.49558484068">
                <text:p>6659.495584840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.3599879741669">
                <text:p>35.3599879741669</text:p>
              </table:table-cell>
              <table:table-cell office:value-type="float" office:value="6387.3662970542">
                <text:p>6387.36629705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.4402937889099">
                <text:p>35.4402937889099</text:p>
              </table:table-cell>
              <table:table-cell office:value-type="float" office:value="6276.00879976962">
                <text:p>6276.008799769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.519303560257">
                <text:p>35.519303560257</text:p>
              </table:table-cell>
              <table:table-cell office:value-type="float" office:value="6277.70453633321">
                <text:p>6277.704536333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.6006145477295">
                <text:p>35.6006145477295</text:p>
              </table:table-cell>
              <table:table-cell office:value-type="float" office:value="6001.64891817161">
                <text:p>6001.648918171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.6811470985413">
                <text:p>35.6811470985413</text:p>
              </table:table-cell>
              <table:table-cell office:value-type="float" office:value="5860.98410198414">
                <text:p>5860.98410198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.7606418132782">
                <text:p>35.7606418132782</text:p>
              </table:table-cell>
              <table:table-cell office:value-type="float" office:value="5836.86602984179">
                <text:p>5836.866029841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.8401525020599">
                <text:p>35.8401525020599</text:p>
              </table:table-cell>
              <table:table-cell office:value-type="float" office:value="5735.07797488396">
                <text:p>5735.077974883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.9209396839142">
                <text:p>35.9209396839142</text:p>
              </table:table-cell>
              <table:table-cell office:value-type="float" office:value="5545.43418544117">
                <text:p>5545.434185441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.0030617713928">
                <text:p>36.0030617713928</text:p>
              </table:table-cell>
              <table:table-cell office:value-type="float" office:value="5357.87646794118">
                <text:p>5357.876467941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.0814590454102">
                <text:p>36.0814590454102</text:p>
              </table:table-cell>
              <table:table-cell office:value-type="float" office:value="5510.39567912123">
                <text:p>5510.395679121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.1618731021881">
                <text:p>36.1618731021881</text:p>
              </table:table-cell>
              <table:table-cell office:value-type="float" office:value="5272.70998366347">
                <text:p>5272.709983663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.2393231391907">
                <text:p>36.2393231391907</text:p>
              </table:table-cell>
              <table:table-cell office:value-type="float" office:value="5371.20466432096">
                <text:p>5371.204664320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.3207597732544">
                <text:p>36.3207597732544</text:p>
              </table:table-cell>
              <table:table-cell office:value-type="float" office:value="5010.03024855813">
                <text:p>5010.030248558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4007558822632">
                <text:p>36.4007558822632</text:p>
              </table:table-cell>
              <table:table-cell office:value-type="float" office:value="5000.24319877924">
                <text:p>5000.243198779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.4794206619263">
                <text:p>36.4794206619263</text:p>
              </table:table-cell>
              <table:table-cell office:value-type="float" office:value="4983.17038042819">
                <text:p>4983.170380428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.5594487190247">
                <text:p>36.5594487190247</text:p>
              </table:table-cell>
              <table:table-cell office:value-type="float" office:value="4898.28210521298">
                <text:p>4898.282105212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.6412634849548">
                <text:p>36.6412634849548</text:p>
              </table:table-cell>
              <table:table-cell office:value-type="float" office:value="4693.52928697152">
                <text:p>4693.529286971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.7197103500366">
                <text:p>36.7197103500366</text:p>
              </table:table-cell>
              <table:table-cell office:value-type="float" office:value="4895.03308512902">
                <text:p>4895.03308512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.8007898330688">
                <text:p>36.8007898330688</text:p>
              </table:table-cell>
              <table:table-cell office:value-type="float" office:value="4637.42473358583">
                <text:p>4637.42473358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.8816697597504">
                <text:p>36.8816697597504</text:p>
              </table:table-cell>
              <table:table-cell office:value-type="float" office:value="4648.86672660545">
                <text:p>4648.866726605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9595816135406">
                <text:p>36.9595816135406</text:p>
              </table:table-cell>
              <table:table-cell office:value-type="float" office:value="4825.96654691449">
                <text:p>4825.966546914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.0397510528564">
                <text:p>37.0397510528564</text:p>
              </table:table-cell>
              <table:table-cell office:value-type="float" office:value="4690.06647930886">
                <text:p>4690.066479308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.1206631660461">
                <text:p>37.1206631660461</text:p>
              </table:table-cell>
              <table:table-cell office:value-type="float" office:value="4647.01742640776">
                <text:p>4647.017426407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.2004909515381">
                <text:p>37.2004909515381</text:p>
              </table:table-cell>
              <table:table-cell office:value-type="float" office:value="4710.13942930871">
                <text:p>4710.13942930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.2793397903442">
                <text:p>37.2793397903442</text:p>
              </table:table-cell>
              <table:table-cell office:value-type="float" office:value="4768.61810133166">
                <text:p>4768.61810133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.3605310916901">
                <text:p>37.3605310916901</text:p>
              </table:table-cell>
              <table:table-cell office:value-type="float" office:value="4631.0379778059">
                <text:p>4631.03797780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.4411511421204">
                <text:p>37.4411511421204</text:p>
              </table:table-cell>
              <table:table-cell office:value-type="float" office:value="4663.85220541484">
                <text:p>4663.852205414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.5197424888611">
                <text:p>37.5197424888611</text:p>
              </table:table-cell>
              <table:table-cell office:value-type="float" office:value="4886.03409821743">
                <text:p>4886.034098217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.601363658905">
                <text:p>37.601363658905</text:p>
              </table:table-cell>
              <table:table-cell office:value-type="float" office:value="4704.66179047975">
                <text:p>4704.661790479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.6790735721588">
                <text:p>37.6790735721588</text:p>
              </table:table-cell>
              <table:table-cell office:value-type="float" office:value="5044.40146162319">
                <text:p>5044.401461623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.7595725059509">
                <text:p>37.7595725059509</text:p>
              </table:table-cell>
              <table:table-cell office:value-type="float" office:value="4969.00991301309">
                <text:p>4969.009913013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.8412818908691">
                <text:p>37.8412818908691</text:p>
              </table:table-cell>
              <table:table-cell office:value-type="float" office:value="4895.39849553855">
                <text:p>4895.398495538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.9200701713562">
                <text:p>37.9200701713562</text:p>
              </table:table-cell>
              <table:table-cell office:value-type="float" office:value="5178.43513626378">
                <text:p>5178.435136263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.0007956027985">
                <text:p>38.0007956027985</text:p>
              </table:table-cell>
              <table:table-cell office:value-type="float" office:value="5153.27069261372">
                <text:p>5153.270692613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.0803472995758">
                <text:p>38.0803472995758</text:p>
              </table:table-cell>
              <table:table-cell office:value-type="float" office:value="5329.8674594802">
                <text:p>5329.8674594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.1596360206604">
                <text:p>38.1596360206604</text:p>
              </table:table-cell>
              <table:table-cell office:value-type="float" office:value="5448.44202417">
                <text:p>5448.442024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.2401361465454">
                <text:p>38.2401361465454</text:p>
              </table:table-cell>
              <table:table-cell office:value-type="float" office:value="5465.82996191232">
                <text:p>5465.829961912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.3209156990051">
                <text:p>38.3209156990051</text:p>
              </table:table-cell>
              <table:table-cell office:value-type="float" office:value="5545.95793562249">
                <text:p>5545.957935622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.4014058113098">
                <text:p>38.4014058113098</text:p>
              </table:table-cell>
              <table:table-cell office:value-type="float" office:value="5665.29213270142">
                <text:p>5665.292132701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.4794065952301">
                <text:p>38.4794065952301</text:p>
              </table:table-cell>
              <table:table-cell office:value-type="float" office:value="6051.2212349347">
                <text:p>6051.22123493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.5608491897583">
                <text:p>38.5608491897583</text:p>
              </table:table-cell>
              <table:table-cell office:value-type="float" office:value="5893.72186361042">
                <text:p>5893.721863610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.6396553516388">
                <text:p>38.6396553516388</text:p>
              </table:table-cell>
              <table:table-cell office:value-type="float" office:value="6192.40917658235">
                <text:p>6192.409176582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.7200472354889">
                <text:p>38.7200472354889</text:p>
              </table:table-cell>
              <table:table-cell office:value-type="float" office:value="6169.77705019159">
                <text:p>6169.777050191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.8006565570831">
                <text:p>38.8006565570831</text:p>
              </table:table-cell>
              <table:table-cell office:value-type="float" office:value="6252.37863354037">
                <text:p>6252.378633540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.8800570964813">
                <text:p>38.8800570964813</text:p>
              </table:table-cell>
              <table:table-cell office:value-type="float" office:value="6549.07389724649">
                <text:p>6549.073897246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.9593985080719">
                <text:p>38.9593985080719</text:p>
              </table:table-cell>
              <table:table-cell office:value-type="float" office:value="6654.78454964511">
                <text:p>6654.784549645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.0410108566284">
                <text:p>39.0410108566284</text:p>
              </table:table-cell>
              <table:table-cell office:value-type="float" office:value="6567.63356869711">
                <text:p>6567.633568697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.1208901405334">
                <text:p>39.1208901405334</text:p>
              </table:table-cell>
              <table:table-cell office:value-type="float" office:value="6810.27637462019">
                <text:p>6810.276374620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.2002720832825">
                <text:p>39.2002720832825</text:p>
              </table:table-cell>
              <table:table-cell office:value-type="float" office:value="6953.72248252">
                <text:p>6953.722482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.2810168266296">
                <text:p>39.2810168266296</text:p>
              </table:table-cell>
              <table:table-cell office:value-type="float" office:value="6935.43600222046">
                <text:p>6935.436002220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.35924077034">
                <text:p>39.35924077034</text:p>
              </table:table-cell>
              <table:table-cell office:value-type="float" office:value="7261.20383425532">
                <text:p>7261.203834255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.4403035640717">
                <text:p>39.4403035640717</text:p>
              </table:table-cell>
              <table:table-cell office:value-type="float" office:value="7105.60262586691">
                <text:p>7105.602625866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.5205357074738">
                <text:p>39.5205357074738</text:p>
              </table:table-cell>
              <table:table-cell office:value-type="float" office:value="7278.87820562347">
                <text:p>7278.878205623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.601958990097">
                <text:p>39.601958990097</text:p>
              </table:table-cell>
              <table:table-cell office:value-type="float" office:value="7172.39567338381">
                <text:p>7172.395673383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.6802182197571">
                <text:p>39.6802182197571</text:p>
              </table:table-cell>
              <table:table-cell office:value-type="float" office:value="7564.60295573706">
                <text:p>7564.602955737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.7606844902039">
                <text:p>39.7606844902039</text:p>
              </table:table-cell>
              <table:table-cell office:value-type="float" office:value="7456.54044444445">
                <text:p>7456.540444444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.8393371105194">
                <text:p>39.8393371105194</text:p>
              </table:table-cell>
              <table:table-cell office:value-type="float" office:value="7628.48074981888">
                <text:p>7628.480749818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.9197497367859">
                <text:p>39.9197497367859</text:p>
              </table:table-cell>
              <table:table-cell office:value-type="float" office:value="7561.00165147135">
                <text:p>7561.001651471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.0023069381714">
                <text:p>40.0023069381714</text:p>
              </table:table-cell>
              <table:table-cell office:value-type="float" office:value="7364.59072977734">
                <text:p>7364.590729777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.0799207687378">
                <text:p>40.0799207687378</text:p>
              </table:table-cell>
              <table:table-cell office:value-type="float" office:value="7833.65536223336">
                <text:p>7833.655362233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.1590518951416">
                <text:p>40.1590518951416</text:p>
              </table:table-cell>
              <table:table-cell office:value-type="float" office:value="7683.44932811088">
                <text:p>7683.449328110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.2415316104889">
                <text:p>40.2415316104889</text:p>
              </table:table-cell>
              <table:table-cell office:value-type="float" office:value="7371.50943647112">
                <text:p>7371.509436471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.3193504810333">
                <text:p>40.3193504810333</text:p>
              </table:table-cell>
              <table:table-cell office:value-type="float" office:value="7813.01496341867">
                <text:p>7813.014963418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.4006028175354">
                <text:p>40.4006028175354</text:p>
              </table:table-cell>
              <table:table-cell office:value-type="float" office:value="7482.86173880639">
                <text:p>7482.861738806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.4801244735718">
                <text:p>40.4801244735718</text:p>
              </table:table-cell>
              <table:table-cell office:value-type="float" office:value="7645.71602635982">
                <text:p>7645.716026359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.5592570304871">
                <text:p>40.5592570304871</text:p>
              </table:table-cell>
              <table:table-cell office:value-type="float" office:value="7683.31043126668">
                <text:p>7683.310431266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.6396265029907">
                <text:p>40.6396265029907</text:p>
              </table:table-cell>
              <table:table-cell office:value-type="float" office:value="7465.52118993515">
                <text:p>7465.521189935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.7209761142731">
                <text:p>40.7209761142731</text:p>
              </table:table-cell>
              <table:table-cell office:value-type="float" office:value="7375.57304259902">
                <text:p>7375.573042599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.8027784824371">
                <text:p>40.8027784824371</text:p>
              </table:table-cell>
              <table:table-cell office:value-type="float" office:value="7236.95429957098">
                <text:p>7236.954299570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8791661262512">
                <text:p>40.8791661262512</text:p>
              </table:table-cell>
              <table:table-cell office:value-type="float" office:value="7749.94449941166">
                <text:p>7749.944499411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0.9605088233948">
                <text:p>40.9605088233948</text:p>
              </table:table-cell>
              <table:table-cell office:value-type="float" office:value="7179.50130138111">
                <text:p>7179.501301381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.0398225784302">
                <text:p>41.0398225784302</text:p>
              </table:table-cell>
              <table:table-cell office:value-type="float" office:value="7262.29642945176">
                <text:p>7262.296429451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.1199202537537">
                <text:p>41.1199202537537</text:p>
              </table:table-cell>
              <table:table-cell office:value-type="float" office:value="7091.34188609155">
                <text:p>7091.341886091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334799528122">
                <text:p>41.334799528122</text:p>
              </table:table-cell>
              <table:table-cell office:value-type="float" office:value="2606.11453406253">
                <text:p>2606.114534062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.4130289554596">
                <text:p>41.4130289554596</text:p>
              </table:table-cell>
              <table:table-cell office:value-type="float" office:value="6340.3250781731">
                <text:p>6340.32507817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.4244697093964">
                <text:p>41.4244697093964</text:p>
              </table:table-cell>
              <table:table-cell office:value-type="float" office:value="44053.0408035677">
                <text:p>44053.04080356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.439460515976">
                <text:p>41.439460515976</text:p>
              </table:table-cell>
              <table:table-cell office:value-type="float" office:value="33620.60589096">
                <text:p>33620.605890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5197629928589">
                <text:p>41.5197629928589</text:p>
              </table:table-cell>
              <table:table-cell office:value-type="float" office:value="6276.26966892608">
                <text:p>6276.269668926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.6022922992706">
                <text:p>41.6022922992706</text:p>
              </table:table-cell>
              <table:table-cell office:value-type="float" office:value="6300.79207749175">
                <text:p>6300.792077491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.6799111366272">
                <text:p>41.6799111366272</text:p>
              </table:table-cell>
              <table:table-cell office:value-type="float" office:value="6802.47241496881">
                <text:p>6802.472414968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.7590322494507">
                <text:p>41.7590322494507</text:p>
              </table:table-cell>
              <table:table-cell office:value-type="float" office:value="6774.42443454731">
                <text:p>6774.424434547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.8410139083862">
                <text:p>41.8410139083862</text:p>
              </table:table-cell>
              <table:table-cell office:value-type="float" office:value="6635.63054301801">
                <text:p>6635.630543018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.9207098484039">
                <text:p>41.9207098484039</text:p>
              </table:table-cell>
              <table:table-cell office:value-type="float" office:value="6926.32522908197">
                <text:p>6926.325229081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.0019044876099">
                <text:p>42.0019044876099</text:p>
              </table:table-cell>
              <table:table-cell office:value-type="float" office:value="6897.00706200173">
                <text:p>6897.007062001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.0796191692352">
                <text:p>42.0796191692352</text:p>
              </table:table-cell>
              <table:table-cell office:value-type="float" office:value="7308.78629520891">
                <text:p>7308.786295208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.1595265865326">
                <text:p>42.1595265865326</text:p>
              </table:table-cell>
              <table:table-cell office:value-type="float" office:value="7208.34209741136">
                <text:p>7208.342097411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.2391932010651">
                <text:p>42.2391932010651</text:p>
              </table:table-cell>
              <table:table-cell office:value-type="float" office:value="7330.54873019578">
                <text:p>7330.548730195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.3192896842957">
                <text:p>42.3192896842957</text:p>
              </table:table-cell>
              <table:table-cell office:value-type="float" office:value="7391.0860517519">
                <text:p>7391.08605175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.4017953872681">
                <text:p>42.4017953872681</text:p>
              </table:table-cell>
              <table:table-cell office:value-type="float" office:value="7175.2615718934">
                <text:p>7175.26157189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.4809174537659">
                <text:p>42.4809174537659</text:p>
              </table:table-cell>
              <table:table-cell office:value-type="float" office:value="7583.21953100988">
                <text:p>7583.219531009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.5596375465393">
                <text:p>42.5596375465393</text:p>
              </table:table-cell>
              <table:table-cell office:value-type="float" office:value="7621.94223686761">
                <text:p>7621.942236867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.6395170688629">
                <text:p>42.6395170688629</text:p>
              </table:table-cell>
              <table:table-cell office:value-type="float" office:value="7611.46264166261">
                <text:p>7611.462641662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.7198317050934">
                <text:p>42.7198317050934</text:p>
              </table:table-cell>
              <table:table-cell office:value-type="float" office:value="7570.22665526741">
                <text:p>7570.226655267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.799738407135">
                <text:p>42.799738407135</text:p>
              </table:table-cell>
              <table:table-cell office:value-type="float" office:value="7608.87365471889">
                <text:p>7608.873654718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.8799443244934">
                <text:p>42.8799443244934</text:p>
              </table:table-cell>
              <table:table-cell office:value-type="float" office:value="7580.48807400537">
                <text:p>7580.488074005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.9601192474365">
                <text:p>42.9601192474365</text:p>
              </table:table-cell>
              <table:table-cell office:value-type="float" office:value="7583.41857629699">
                <text:p>7583.418576296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.0403351783752">
                <text:p>43.0403351783752</text:p>
              </table:table-cell>
              <table:table-cell office:value-type="float" office:value="7579.54178035369">
                <text:p>7579.541780353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.119039773941">
                <text:p>43.119039773941</text:p>
              </table:table-cell>
              <table:table-cell office:value-type="float" office:value="7725.08893069301">
                <text:p>7725.088930693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3.1994271278381">
                <text:p>43.1994271278381</text:p>
              </table:table-cell>
              <table:table-cell office:value-type="float" office:value="7563.37869732983">
                <text:p>7563.378697329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.2795507907867">
                <text:p>43.2795507907867</text:p>
              </table:table-cell>
              <table:table-cell office:value-type="float" office:value="7588.2701517275">
                <text:p>7588.2701517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.3594567775726">
                <text:p>43.3594567775726</text:p>
              </table:table-cell>
              <table:table-cell office:value-type="float" office:value="7508.82410860809">
                <text:p>7508.824108608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.4400889873505">
                <text:p>43.4400889873505</text:p>
              </table:table-cell>
              <table:table-cell office:value-type="float" office:value="7441.19504665933">
                <text:p>7441.195046659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.5199778079987">
                <text:p>43.5199778079987</text:p>
              </table:table-cell>
              <table:table-cell office:value-type="float" office:value="7410.29840216308">
                <text:p>7410.298402163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3.6017291545868">
                <text:p>43.6017291545868</text:p>
              </table:table-cell>
              <table:table-cell office:value-type="float" office:value="7241.47093236898">
                <text:p>7241.470932368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3.6795859336853">
                <text:p>43.6795859336853</text:p>
              </table:table-cell>
              <table:table-cell office:value-type="float" office:value="7500.9524766119">
                <text:p>7500.95247661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3.7601118087769">
                <text:p>43.7601118087769</text:p>
              </table:table-cell>
              <table:table-cell office:value-type="float" office:value="7152.98032272391">
                <text:p>7152.98032272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3.8409774303436">
                <text:p>43.8409774303436</text:p>
              </table:table-cell>
              <table:table-cell office:value-type="float" office:value="7023.99844328149">
                <text:p>7023.998443281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3.9191815853119">
                <text:p>43.9191815853119</text:p>
              </table:table-cell>
              <table:table-cell office:value-type="float" office:value="7160.74485079814">
                <text:p>7160.744850798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.9996652603149">
                <text:p>43.9996652603149</text:p>
              </table:table-cell>
              <table:table-cell office:value-type="float" office:value="6858.53373344432">
                <text:p>6858.533733444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.0797696113586">
                <text:p>44.0797696113586</text:p>
              </table:table-cell>
              <table:table-cell office:value-type="float" office:value="6791.14171592526">
                <text:p>6791.141715925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.1601579189301">
                <text:p>44.1601579189301</text:p>
              </table:table-cell>
              <table:table-cell office:value-type="float" office:value="6667.63632912481">
                <text:p>6667.636329124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.2400848865509">
                <text:p>44.2400848865509</text:p>
              </table:table-cell>
              <table:table-cell office:value-type="float" office:value="6606.03067671326">
                <text:p>6606.030676713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.3196492195129">
                <text:p>44.3196492195129</text:p>
              </table:table-cell>
              <table:table-cell office:value-type="float" office:value="6535.59177386828">
                <text:p>6535.591773868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.3999874591827">
                <text:p>44.3999874591827</text:p>
              </table:table-cell>
              <table:table-cell office:value-type="float" office:value="6273.4757703368">
                <text:p>6273.47577033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.4798042774201">
                <text:p>44.4798042774201</text:p>
              </table:table-cell>
              <table:table-cell office:value-type="float" office:value="6214.2291681602">
                <text:p>6214.22916816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.5601222515106">
                <text:p>44.5601222515106</text:p>
              </table:table-cell>
              <table:table-cell office:value-type="float" office:value="6075.85046218512">
                <text:p>6075.850462185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.6414906978607">
                <text:p>44.6414906978607</text:p>
              </table:table-cell>
              <table:table-cell office:value-type="float" office:value="5899.09260322781">
                <text:p>5899.092603227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.7208960056305">
                <text:p>44.7208960056305</text:p>
              </table:table-cell>
              <table:table-cell office:value-type="float" office:value="5944.18702296952">
                <text:p>5944.187022969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.799339056015">
                <text:p>44.799339056015</text:p>
              </table:table-cell>
              <table:table-cell office:value-type="float" office:value="5915.1192836779">
                <text:p>5915.11928367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.8800177574158">
                <text:p>44.8800177574158</text:p>
              </table:table-cell>
              <table:table-cell office:value-type="float" office:value="5552.89056742053">
                <text:p>5552.89056742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.9593806266785">
                <text:p>44.9593806266785</text:p>
              </table:table-cell>
              <table:table-cell office:value-type="float" office:value="5544.15438967531">
                <text:p>5544.154389675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.039491891861">
                <text:p>45.039491891861</text:p>
              </table:table-cell>
              <table:table-cell office:value-type="float" office:value="5392.50003124898">
                <text:p>5392.500031248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.1197242736816">
                <text:p>45.1197242736816</text:p>
              </table:table-cell>
              <table:table-cell office:value-type="float" office:value="5284.64929469064">
                <text:p>5284.649294690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.2009117603302">
                <text:p>45.2009117603302</text:p>
              </table:table-cell>
              <table:table-cell office:value-type="float" office:value="5123.94233609867">
                <text:p>5123.942336098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.2800323963165">
                <text:p>45.2800323963165</text:p>
              </table:table-cell>
              <table:table-cell office:value-type="float" office:value="5156.68251289716">
                <text:p>5156.682512897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.3601632118225">
                <text:p>45.3601632118225</text:p>
              </table:table-cell>
              <table:table-cell office:value-type="float" office:value="4991.83737834468">
                <text:p>4991.837378344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.440967798233">
                <text:p>45.440967798233</text:p>
              </table:table-cell>
              <table:table-cell office:value-type="float" office:value="4950.21406294719">
                <text:p>4950.214062947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.5200011730194">
                <text:p>45.5200011730194</text:p>
              </table:table-cell>
              <table:table-cell office:value-type="float" office:value="4959.9299164379">
                <text:p>4959.92991643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.5990040302277">
                <text:p>45.5990040302277</text:p>
              </table:table-cell>
              <table:table-cell office:value-type="float" office:value="4860.58370000181">
                <text:p>4860.583700001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.6801662445068">
                <text:p>45.6801662445068</text:p>
              </table:table-cell>
              <table:table-cell office:value-type="float" office:value="4731.26569316049">
                <text:p>4731.265693160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.759857416153">
                <text:p>45.759857416153</text:p>
              </table:table-cell>
              <table:table-cell office:value-type="float" office:value="4718.21397820188">
                <text:p>4718.213978201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.842470407486">
                <text:p>45.842470407486</text:p>
              </table:table-cell>
              <table:table-cell office:value-type="float" office:value="4551.34227599104">
                <text:p>4551.342275991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.9197144508362">
                <text:p>45.9197144508362</text:p>
              </table:table-cell>
              <table:table-cell office:value-type="float" office:value="4867.6892572187">
                <text:p>4867.68925721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.0007684230804">
                <text:p>46.0007684230804</text:p>
              </table:table-cell>
              <table:table-cell office:value-type="float" office:value="4638.88430867883">
                <text:p>4638.884308678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.0799386501312">
                <text:p>46.0799386501312</text:p>
              </table:table-cell>
              <table:table-cell office:value-type="float" office:value="4749.26009443963">
                <text:p>4749.260094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.1595239639282">
                <text:p>46.1595239639282</text:p>
              </table:table-cell>
              <table:table-cell office:value-type="float" office:value="4724.48975899103">
                <text:p>4724.489758991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.2401056289673">
                <text:p>46.2401056289673</text:p>
              </table:table-cell>
              <table:table-cell office:value-type="float" office:value="4666.07384964969">
                <text:p>4666.073849649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.3197820186615">
                <text:p>46.3197820186615</text:p>
              </table:table-cell>
              <table:table-cell office:value-type="float" office:value="4719.08932424062">
                <text:p>4719.089324240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.4009714126587">
                <text:p>46.4009714126587</text:p>
              </table:table-cell>
              <table:table-cell office:value-type="float" office:value="4631.14677285315">
                <text:p>4631.146772853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.4800515174866">
                <text:p>46.4800515174866</text:p>
              </table:table-cell>
              <table:table-cell office:value-type="float" office:value="4855.83574826794">
                <text:p>4855.835748267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.5596213340759">
                <text:p>46.5596213340759</text:p>
              </table:table-cell>
              <table:table-cell office:value-type="float" office:value="4825.95054833104">
                <text:p>4825.950548331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.6401145458221">
                <text:p>46.6401145458221</text:p>
              </table:table-cell>
              <table:table-cell office:value-type="float" office:value="4869.97588363007">
                <text:p>4869.975883630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.7200849056244">
                <text:p>46.7200849056244</text:p>
              </table:table-cell>
              <table:table-cell office:value-type="float" office:value="4901.81613499493">
                <text:p>4901.816134994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.7997739315033">
                <text:p>46.7997739315033</text:p>
              </table:table-cell>
              <table:table-cell office:value-type="float" office:value="5019.51172809957">
                <text:p>5019.511728099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.8796172142029">
                <text:p>46.8796172142029</text:p>
              </table:table-cell>
              <table:table-cell office:value-type="float" office:value="5110.01033781544">
                <text:p>5110.010337815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6.9609482288361">
                <text:p>46.9609482288361</text:p>
              </table:table-cell>
              <table:table-cell office:value-type="float" office:value="5114.89991703969">
                <text:p>5114.899917039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.0410697460175">
                <text:p>47.0410697460175</text:p>
              </table:table-cell>
              <table:table-cell office:value-type="float" office:value="5291.96169663209">
                <text:p>5291.961696632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.119833946228">
                <text:p>47.119833946228</text:p>
              </table:table-cell>
              <table:table-cell office:value-type="float" office:value="5484.72527931566">
                <text:p>5484.725279315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.2003624439239">
                <text:p>47.2003624439239</text:p>
              </table:table-cell>
              <table:table-cell office:value-type="float" office:value="5463.90423998034">
                <text:p>5463.904239980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.2794420719147">
                <text:p>47.2794420719147</text:p>
              </table:table-cell>
              <table:table-cell office:value-type="float" office:value="5665.17586618589">
                <text:p>5665.175866185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.3596007823944">
                <text:p>47.3596007823944</text:p>
              </table:table-cell>
              <table:table-cell office:value-type="float" office:value="5688.7142678683">
                <text:p>5688.71426786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.4411571025848">
                <text:p>47.4411571025848</text:p>
              </table:table-cell>
              <table:table-cell office:value-type="float" office:value="5689.31995603265">
                <text:p>5689.319956032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.5208299160004">
                <text:p>47.5208299160004</text:p>
              </table:table-cell>
              <table:table-cell office:value-type="float" office:value="5924.2291035754">
                <text:p>5924.22910357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.5995922088623">
                <text:p>47.5995922088623</text:p>
              </table:table-cell>
              <table:table-cell office:value-type="float" office:value="6094.28677808284">
                <text:p>6094.286778082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.6794602870941">
                <text:p>47.6794602870941</text:p>
              </table:table-cell>
              <table:table-cell office:value-type="float" office:value="6210.24082438036">
                <text:p>6210.240824380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.7596487998962">
                <text:p>47.7596487998962</text:p>
              </table:table-cell>
              <table:table-cell office:value-type="float" office:value="6285.18951640478">
                <text:p>6285.189516404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.8393936157227">
                <text:p>47.8393936157227</text:p>
              </table:table-cell>
              <table:table-cell office:value-type="float" office:value="6420.48006123047">
                <text:p>6420.480061230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.9196839332581">
                <text:p>47.9196839332581</text:p>
              </table:table-cell>
              <table:table-cell office:value-type="float" office:value="6476.4969919409">
                <text:p>6476.49699194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7.9994361400604">
                <text:p>47.9994361400604</text:p>
              </table:table-cell>
              <table:table-cell office:value-type="float" office:value="6620.50645580784">
                <text:p>6620.506455807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.0807626247406">
                <text:p>48.0807626247406</text:p>
              </table:table-cell>
              <table:table-cell office:value-type="float" office:value="6590.71890427665">
                <text:p>6590.718904276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8.1594657897949">
                <text:p>48.1594657897949</text:p>
              </table:table-cell>
              <table:table-cell office:value-type="float" office:value="7013.69506066252">
                <text:p>7013.695060662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8.2418065071106">
                <text:p>48.2418065071106</text:p>
              </table:table-cell>
              <table:table-cell office:value-type="float" office:value="6801.00949149009">
                <text:p>6801.009491490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.3197758197784">
                <text:p>48.3197758197784</text:p>
              </table:table-cell>
              <table:table-cell office:value-type="float" office:value="7284.91736767912">
                <text:p>7284.917367679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.4002547264099">
                <text:p>48.4002547264099</text:p>
              </table:table-cell>
              <table:table-cell office:value-type="float" office:value="7057.74995926566">
                <text:p>7057.749959265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8.4801034927368">
                <text:p>48.4801034927368</text:p>
              </table:table-cell>
              <table:table-cell office:value-type="float" office:value="7213.63680988922">
                <text:p>7213.636809889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8.5600595474243">
                <text:p>48.5600595474243</text:p>
              </table:table-cell>
              <table:table-cell office:value-type="float" office:value="7304.01221374046">
                <text:p>7304.012213740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8.6406199932098">
                <text:p>48.6406199932098</text:p>
              </table:table-cell>
              <table:table-cell office:value-type="float" office:value="7348.51941579485">
                <text:p>7348.519415794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.7197742462158">
                <text:p>48.7197742462158</text:p>
              </table:table-cell>
              <table:table-cell office:value-type="float" office:value="7479.06748554957">
                <text:p>7479.067485549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.799613237381">
                <text:p>48.799613237381</text:p>
              </table:table-cell>
              <table:table-cell office:value-type="float" office:value="7515.1250190373">
                <text:p>7515.12501903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.8799669742584">
                <text:p>48.8799669742584</text:p>
              </table:table-cell>
              <table:table-cell office:value-type="float" office:value="7566.54293411823">
                <text:p>7566.542934118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.9600639343262">
                <text:p>48.9600639343262</text:p>
              </table:table-cell>
              <table:table-cell office:value-type="float" office:value="7590.79994403946">
                <text:p>7590.799944039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.0390322208405">
                <text:p>49.0390322208405</text:p>
              </table:table-cell>
              <table:table-cell office:value-type="float" office:value="7699.29330922024">
                <text:p>7699.293309220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.119197845459">
                <text:p>49.119197845459</text:p>
              </table:table-cell>
              <table:table-cell office:value-type="float" office:value="7584.29816886203">
                <text:p>7584.298168862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.2003457546234">
                <text:p>49.2003457546234</text:p>
              </table:table-cell>
              <table:table-cell office:value-type="float" office:value="7492.49125776019">
                <text:p>7492.491257760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.2792856693268">
                <text:p>49.2792856693268</text:p>
              </table:table-cell>
              <table:table-cell office:value-type="float" office:value="7702.06051380558">
                <text:p>7702.060513805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9.3590865135193">
                <text:p>49.3590865135193</text:p>
              </table:table-cell>
              <table:table-cell office:value-type="float" office:value="7618.96701911212">
                <text:p>7618.967019112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9.4400811195374">
                <text:p>49.4400811195374</text:p>
              </table:table-cell>
              <table:table-cell office:value-type="float" office:value="7506.67272663048">
                <text:p>7506.672726630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.5200247764587">
                <text:p>49.5200247764587</text:p>
              </table:table-cell>
              <table:table-cell office:value-type="float" office:value="7605.35636489437">
                <text:p>7605.356364894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9.6000080108643">
                <text:p>49.6000080108643</text:p>
              </table:table-cell>
              <table:table-cell office:value-type="float" office:value="7601.59306533442">
                <text:p>7601.593065334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.6790752410889">
                <text:p>49.6790752410889</text:p>
              </table:table-cell>
              <table:table-cell office:value-type="float" office:value="7588.47879577363">
                <text:p>7588.478795773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.7609088420868">
                <text:p>49.7609088420868</text:p>
              </table:table-cell>
              <table:table-cell office:value-type="float" office:value="7331.95157836468">
                <text:p>7331.951578364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.8394701480865">
                <text:p>49.8394701480865</text:p>
              </table:table-cell>
              <table:table-cell office:value-type="float" office:value="7535.51627568207">
                <text:p>7535.516275682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9.919605255127">
                <text:p>49.919605255127</text:p>
              </table:table-cell>
              <table:table-cell office:value-type="float" office:value="7287.69226832802">
                <text:p>7287.69226832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.0562131404877">
                <text:p>50.0562131404877</text:p>
              </table:table-cell>
              <table:table-cell office:value-type="float" office:value="4216.44767049173">
                <text:p>4216.44767049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